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number-columns-repeated="47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1434020996" calcext:value-type="float">
            <text:p>0.0333571434021</text:p>
          </table:table-cell>
          <table:table-cell office:value-type="float" office:value="0.0667142868041992" calcext:value-type="float">
            <text:p>0.066714286804199</text:p>
          </table:table-cell>
          <table:table-cell office:value-type="float" office:value="0.10007119178772" calcext:value-type="float">
            <text:p>0.10007119178772</text:p>
          </table:table-cell>
          <table:table-cell office:value-type="float" office:value="0.13342809677124" calcext:value-type="float">
            <text:p>0.13342809677124</text:p>
          </table:table-cell>
          <table:table-cell office:value-type="float" office:value="0.166785001754761" calcext:value-type="float">
            <text:p>0.166785001754761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00354766845703" calcext:value-type="float">
            <text:p>0.500354766845703</text:p>
          </table:table-cell>
          <table:table-cell office:value-type="float" office:value="0.567068815231323" calcext:value-type="float">
            <text:p>0.567068815231323</text:p>
          </table:table-cell>
          <table:table-cell office:value-type="float" office:value="0.633783102035522" calcext:value-type="float">
            <text:p>0.633783102035522</text:p>
          </table:table-cell>
          <table:table-cell office:value-type="float" office:value="0.667140007019043" calcext:value-type="float">
            <text:p>0.667140007019043</text:p>
          </table:table-cell>
          <table:table-cell office:value-type="float" office:value="0.700496912002564" calcext:value-type="float">
            <text:p>0.700496912002564</text:p>
          </table:table-cell>
          <table:table-cell office:value-type="float" office:value="0.767210960388184" calcext:value-type="float">
            <text:p>0.767210960388184</text:p>
          </table:table-cell>
          <table:table-cell office:value-type="float" office:value="0.800568103790283" calcext:value-type="float">
            <text:p>0.800568103790283</text:p>
          </table:table-cell>
          <table:table-cell office:value-type="float" office:value="0.900639295578003" calcext:value-type="float">
            <text:p>0.900639295578003</text:p>
          </table:table-cell>
          <table:table-cell office:value-type="float" office:value="0.967353105545044" calcext:value-type="float">
            <text:p>0.967353105545044</text:p>
          </table:table-cell>
          <table:table-cell office:value-type="float" office:value="1.00071024894714" calcext:value-type="float">
            <text:p>1.00071024894714</text:p>
          </table:table-cell>
          <table:table-cell office:value-type="float" office:value="1.03406715393066" calcext:value-type="float">
            <text:p>1.03406715393066</text:p>
          </table:table-cell>
          <table:table-cell office:value-type="float" office:value="1.06742405891418" calcext:value-type="float">
            <text:p>1.06742405891418</text:p>
          </table:table-cell>
          <table:table-cell office:value-type="float" office:value="1.13413834571838" calcext:value-type="float">
            <text:p>1.13413834571838</text:p>
          </table:table-cell>
          <table:table-cell office:value-type="float" office:value="1.1674952507019" calcext:value-type="float">
            <text:p>1.1674952507019</text:p>
          </table:table-cell>
          <table:table-cell office:value-type="float" office:value="1.20085215568542" calcext:value-type="float">
            <text:p>1.20085215568542</text:p>
          </table:table-cell>
          <table:table-cell office:value-type="float" office:value="1.26756596565247" calcext:value-type="float">
            <text:p>1.26756596565247</text:p>
          </table:table-cell>
          <table:table-cell office:value-type="float" office:value="1.30092310905457" calcext:value-type="float">
            <text:p>1.30092310905457</text:p>
          </table:table-cell>
          <table:table-cell office:value-type="float" office:value="1.33428001403809" calcext:value-type="float">
            <text:p>1.33428001403809</text:p>
          </table:table-cell>
          <table:table-cell office:value-type="float" office:value="1.40099406242371" calcext:value-type="float">
            <text:p>1.40099406242371</text:p>
          </table:table-cell>
          <table:table-cell office:value-type="float" office:value="1.46770787239075" calcext:value-type="float">
            <text:p>1.46770787239075</text:p>
          </table:table-cell>
          <table:table-cell office:value-type="float" office:value="1.534428358078" calcext:value-type="float">
            <text:p>1.534428358078</text:p>
          </table:table-cell>
          <table:table-cell office:value-type="float" office:value="1.60114860534668" calcext:value-type="float">
            <text:p>1.60114860534668</text:p>
          </table:table-cell>
          <table:table-cell office:value-type="float" office:value="1.66786909103394" calcext:value-type="float">
            <text:p>1.66786909103394</text:p>
          </table:table-cell>
          <table:table-cell office:value-type="float" office:value="1.73458933830261" calcext:value-type="float">
            <text:p>1.73458933830261</text:p>
          </table:table-cell>
          <table:table-cell office:value-type="float" office:value="1.80131006240845" calcext:value-type="float">
            <text:p>1.80131006240845</text:p>
          </table:table-cell>
          <table:table-cell office:value-type="float" office:value="1.8680305480957" calcext:value-type="float">
            <text:p>1.8680305480957</text:p>
          </table:table-cell>
          <table:table-cell office:value-type="float" office:value="1.93475127220154" calcext:value-type="float">
            <text:p>1.93475127220154</text:p>
          </table:table-cell>
          <table:table-cell office:value-type="float" office:value="1.96811175346375" calcext:value-type="float">
            <text:p>1.96811175346375</text:p>
          </table:table-cell>
          <table:table-cell office:value-type="float" office:value="2.00147199630737" calcext:value-type="float">
            <text:p>2.00147199630737</text:p>
          </table:table-cell>
          <table:table-cell office:value-type="float" office:value="2.06819295883179" calcext:value-type="float">
            <text:p>2.06819295883179</text:p>
          </table:table-cell>
          <table:table-cell office:value-type="float" office:value="2.13491368293762" calcext:value-type="float">
            <text:p>2.13491368293762</text:p>
          </table:table-cell>
          <table:table-cell office:value-type="float" office:value="2.20163464546204" calcext:value-type="float">
            <text:p>2.20163464546204</text:p>
          </table:table-cell>
          <table:table-cell office:value-type="float" office:value="2.23499512672424" calcext:value-type="float">
            <text:p>2.23499512672424</text:p>
          </table:table-cell>
          <table:table-cell office:value-type="float" office:value="2.30171608924866" calcext:value-type="float">
            <text:p>2.30171608924866</text:p>
          </table:table-cell>
          <table:table-cell office:value-type="float" office:value="2.36843729019165" calcext:value-type="float">
            <text:p>2.36843729019165</text:p>
          </table:table-cell>
          <table:table-cell office:value-type="float" office:value="2.43515849113464" calcext:value-type="float">
            <text:p>2.43515849113464</text:p>
          </table:table-cell>
          <table:table-cell office:value-type="float" office:value="2.50187659263611" calcext:value-type="float">
            <text:p>2.50187659263611</text:p>
          </table:table-cell>
          <table:table-cell office:value-type="float" office:value="2.56859183311462" calcext:value-type="float">
            <text:p>2.56859183311462</text:p>
          </table:table-cell>
          <table:table-cell office:value-type="float" office:value="2.63530731201172" calcext:value-type="float">
            <text:p>2.63530731201172</text:p>
          </table:table-cell>
          <table:table-cell office:value-type="float" office:value="2.70202255249023" calcext:value-type="float">
            <text:p>2.70202255249023</text:p>
          </table:table-cell>
          <table:table-cell office:value-type="float" office:value="2.80209589004517" calcext:value-type="float">
            <text:p>2.80209589004517</text:p>
          </table:table-cell>
          <table:table-cell office:value-type="float" office:value="2.86881113052368" calcext:value-type="float">
            <text:p>2.86881113052368</text:p>
          </table:table-cell>
          <table:table-cell office:value-type="float" office:value="2.96888399124146" calcext:value-type="float">
            <text:p>2.96888399124146</text:p>
          </table:table-cell>
          <table:table-cell office:value-type="float" office:value="3.03559947013855" calcext:value-type="float">
            <text:p>3.03559947013855</text:p>
          </table:table-cell>
          <table:table-cell office:value-type="float" office:value="3.06895709037781" calcext:value-type="float">
            <text:p>3.06895709037781</text:p>
          </table:table-cell>
          <table:table-cell office:value-type="float" office:value="3.13567233085632" calcext:value-type="float">
            <text:p>3.13567233085632</text:p>
          </table:table-cell>
          <table:table-cell office:value-type="float" office:value="3.16903042793274" calcext:value-type="float">
            <text:p>3.16903042793274</text:p>
          </table:table-cell>
          <table:table-cell office:value-type="float" office:value="3.202388048172" calcext:value-type="float">
            <text:p>3.202388048172</text:p>
          </table:table-cell>
          <table:table-cell office:value-type="float" office:value="3.23574566841125" calcext:value-type="float">
            <text:p>3.23574566841125</text:p>
          </table:table-cell>
          <table:table-cell office:value-type="float" office:value="3.26910328865051" calcext:value-type="float">
            <text:p>3.26910328865051</text:p>
          </table:table-cell>
          <table:table-cell office:value-type="float" office:value="3.30246090888977" calcext:value-type="float">
            <text:p>3.30246090888977</text:p>
          </table:table-cell>
          <table:table-cell office:value-type="float" office:value="3.33581876754761" calcext:value-type="float">
            <text:p>3.33581876754761</text:p>
          </table:table-cell>
          <table:table-cell office:value-type="float" office:value="3.4025342464447" calcext:value-type="float">
            <text:p>3.4025342464447</text:p>
          </table:table-cell>
          <table:table-cell office:value-type="float" office:value="3.43589186668396" calcext:value-type="float">
            <text:p>3.43589186668396</text:p>
          </table:table-cell>
          <table:table-cell office:value-type="float" office:value="3.46924948692322" calcext:value-type="float">
            <text:p>3.46924948692322</text:p>
          </table:table-cell>
          <table:table-cell office:value-type="float" office:value="3.50260591506958" calcext:value-type="float">
            <text:p>3.50260591506958</text:p>
          </table:table-cell>
          <table:table-cell office:value-type="float" office:value="3.56931900978088" calcext:value-type="float">
            <text:p>3.56931900978088</text:p>
          </table:table-cell>
          <table:table-cell office:value-type="float" office:value="3.63603186607361" calcext:value-type="float">
            <text:p>3.63603186607361</text:p>
          </table:table-cell>
          <table:table-cell office:value-type="float" office:value="3.70274472236633" calcext:value-type="float">
            <text:p>3.70274472236633</text:p>
          </table:table-cell>
          <table:table-cell office:value-type="float" office:value="3.7361011505127" calcext:value-type="float">
            <text:p>3.7361011505127</text:p>
          </table:table-cell>
          <table:table-cell office:value-type="float" office:value="3.76945757865906" calcext:value-type="float">
            <text:p>3.76945757865906</text:p>
          </table:table-cell>
          <table:table-cell office:value-type="float" office:value="3.80281400680542" calcext:value-type="float">
            <text:p>3.80281400680542</text:p>
          </table:table-cell>
          <table:table-cell office:value-type="float" office:value="3.83617043495178" calcext:value-type="float">
            <text:p>3.83617043495178</text:p>
          </table:table-cell>
          <table:table-cell office:value-type="float" office:value="3.86952686309814" calcext:value-type="float">
            <text:p>3.86952686309814</text:p>
          </table:table-cell>
          <table:table-cell office:value-type="float" office:value="3.93623948097229" calcext:value-type="float">
            <text:p>3.93623948097229</text:p>
          </table:table-cell>
          <table:table-cell office:value-type="float" office:value="4.03630876541138" calcext:value-type="float">
            <text:p>4.03630876541138</text:p>
          </table:table-cell>
          <table:table-cell office:value-type="float" office:value="4.10302138328552" calcext:value-type="float">
            <text:p>4.10302138328552</text:p>
          </table:table-cell>
          <table:table-cell office:value-type="float" office:value="4.13637781143189" calcext:value-type="float">
            <text:p>4.13637781143189</text:p>
          </table:table-cell>
          <table:table-cell office:value-type="float" office:value="4.16973400115967" calcext:value-type="float">
            <text:p>4.16973400115967</text:p>
          </table:table-cell>
          <table:table-cell office:value-type="float" office:value="4.20309019088745" calcext:value-type="float">
            <text:p>4.20309019088745</text:p>
          </table:table-cell>
          <table:table-cell office:value-type="float" office:value="4.2698028087616" calcext:value-type="float">
            <text:p>4.2698028087616</text:p>
          </table:table-cell>
          <table:table-cell office:value-type="float" office:value="4.33651542663574" calcext:value-type="float">
            <text:p>4.33651542663574</text:p>
          </table:table-cell>
          <table:table-cell office:value-type="float" office:value="4.40322780609131" calcext:value-type="float">
            <text:p>4.40322780609131</text:p>
          </table:table-cell>
          <table:table-cell office:value-type="float" office:value="4.46994042396545" calcext:value-type="float">
            <text:p>4.46994042396545</text:p>
          </table:table-cell>
          <table:table-cell office:value-type="float" office:value="4.53665566444397" calcext:value-type="float">
            <text:p>4.53665566444397</text:p>
          </table:table-cell>
          <table:table-cell office:value-type="float" office:value="4.7034432888031" calcext:value-type="float">
            <text:p>4.7034432888031</text:p>
          </table:table-cell>
          <table:table-cell office:value-type="float" office:value="4.77015852928162" calcext:value-type="float">
            <text:p>4.77015852928162</text:p>
          </table:table-cell>
          <table:table-cell office:value-type="float" office:value="4.83687353134155" calcext:value-type="float">
            <text:p>4.83687353134155</text:p>
          </table:table-cell>
          <table:table-cell office:value-type="float" office:value="4.90358877182007" calcext:value-type="float">
            <text:p>4.90358877182007</text:p>
          </table:table-cell>
          <table:table-cell office:value-type="float" office:value="4.93694615364075" calcext:value-type="float">
            <text:p>4.93694615364075</text:p>
          </table:table-cell>
          <table:table-cell office:value-type="float" office:value="4.97030377388001" calcext:value-type="float">
            <text:p>4.97030377388001</text:p>
          </table:table-cell>
          <table:table-cell office:value-type="float" office:value="5.00366139411926" calcext:value-type="float">
            <text:p>5.00366139411926</text:p>
          </table:table-cell>
          <table:table-cell office:value-type="float" office:value="5.07037663459778" calcext:value-type="float">
            <text:p>5.07037663459778</text:p>
          </table:table-cell>
          <table:table-cell office:value-type="float" office:value="5.17044925689697" calcext:value-type="float">
            <text:p>5.17044925689697</text:p>
          </table:table-cell>
          <table:table-cell office:value-type="float" office:value="5.33723711967468" calcext:value-type="float">
            <text:p>5.33723711967468</text:p>
          </table:table-cell>
          <table:table-cell office:value-type="float" office:value="5.40395212173462" calcext:value-type="float">
            <text:p>5.40395212173462</text:p>
          </table:table-cell>
          <table:table-cell office:value-type="float" office:value="5.47066760063171" calcext:value-type="float">
            <text:p>5.47066760063171</text:p>
          </table:table-cell>
          <table:table-cell office:value-type="float" office:value="5.50402426719666" calcext:value-type="float">
            <text:p>5.50402426719666</text:p>
          </table:table-cell>
          <table:table-cell office:value-type="float" office:value="5.53738117218018" calcext:value-type="float">
            <text:p>5.53738117218018</text:p>
          </table:table-cell>
          <table:table-cell office:value-type="float" office:value="5.60409474372864" calcext:value-type="float">
            <text:p>5.60409474372864</text:p>
          </table:table-cell>
          <table:table-cell office:value-type="float" office:value="5.6708083152771" calcext:value-type="float">
            <text:p>5.6708083152771</text:p>
          </table:table-cell>
          <table:table-cell office:value-type="float" office:value="5.73752212524414" calcext:value-type="float">
            <text:p>5.73752212524414</text:p>
          </table:table-cell>
          <table:table-cell office:value-type="float" office:value="5.77087903022766" calcext:value-type="float">
            <text:p>5.77087903022766</text:p>
          </table:table-cell>
          <table:table-cell office:value-type="float" office:value="5.83759236335754" calcext:value-type="float">
            <text:p>5.83759236335754</text:p>
          </table:table-cell>
          <table:table-cell office:value-type="float" office:value="5.90430593490601" calcext:value-type="float">
            <text:p>5.90430593490601</text:p>
          </table:table-cell>
          <table:table-cell office:value-type="float" office:value="5.97101950645447" calcext:value-type="float">
            <text:p>5.97101950645447</text:p>
          </table:table-cell>
          <table:table-cell office:value-type="float" office:value="6.03773331642151" calcext:value-type="float">
            <text:p>6.03773331642151</text:p>
          </table:table-cell>
          <table:table-cell office:value-type="float" office:value="6.10444664955139" calcext:value-type="float">
            <text:p>6.10444664955139</text:p>
          </table:table-cell>
          <table:table-cell office:value-type="float" office:value="6.13780355453491" calcext:value-type="float">
            <text:p>6.13780355453491</text:p>
          </table:table-cell>
          <table:table-cell office:value-type="float" office:value="6.17116022109985" calcext:value-type="float">
            <text:p>6.17116022109985</text:p>
          </table:table-cell>
          <table:table-cell office:value-type="float" office:value="6.23787355422974" calcext:value-type="float">
            <text:p>6.23787355422974</text:p>
          </table:table-cell>
          <table:table-cell office:value-type="float" office:value="6.33794403076172" calcext:value-type="float">
            <text:p>6.33794403076172</text:p>
          </table:table-cell>
          <table:table-cell office:value-type="float" office:value="6.37130069732666" calcext:value-type="float">
            <text:p>6.37130069732666</text:p>
          </table:table-cell>
          <table:table-cell office:value-type="float" office:value="6.4046573638916" calcext:value-type="float">
            <text:p>6.4046573638916</text:p>
          </table:table-cell>
          <table:table-cell office:value-type="float" office:value="6.47137069702148" calcext:value-type="float">
            <text:p>6.47137069702148</text:p>
          </table:table-cell>
          <table:table-cell office:value-type="float" office:value="6.53808450698853" calcext:value-type="float">
            <text:p>6.53808450698853</text:p>
          </table:table-cell>
          <table:table-cell office:value-type="float" office:value="6.57144141197205" calcext:value-type="float">
            <text:p>6.57144141197205</text:p>
          </table:table-cell>
          <table:table-cell office:value-type="float" office:value="6.63815546035767" calcext:value-type="float">
            <text:p>6.63815546035767</text:p>
          </table:table-cell>
          <table:table-cell office:value-type="float" office:value="6.70486927032471" calcext:value-type="float">
            <text:p>6.70486927032471</text:p>
          </table:table-cell>
          <table:table-cell office:value-type="float" office:value="6.73822617530823" calcext:value-type="float">
            <text:p>6.73822617530823</text:p>
          </table:table-cell>
          <table:table-cell office:value-type="float" office:value="6.80493998527527" calcext:value-type="float">
            <text:p>6.80493998527527</text:p>
          </table:table-cell>
          <table:table-cell office:value-type="float" office:value="6.83829689025879" calcext:value-type="float">
            <text:p>6.83829689025879</text:p>
          </table:table-cell>
          <table:table-cell office:value-type="float" office:value="6.90501070022583" calcext:value-type="float">
            <text:p>6.90501070022583</text:p>
          </table:table-cell>
          <table:table-cell office:value-type="float" office:value="6.93836760520935" calcext:value-type="float">
            <text:p>6.93836760520935</text:p>
          </table:table-cell>
          <table:table-cell office:value-type="float" office:value="6.97172451019287" calcext:value-type="float">
            <text:p>6.97172451019287</text:p>
          </table:table-cell>
          <table:table-cell office:value-type="float" office:value="7.03843832015991" calcext:value-type="float">
            <text:p>7.03843832015991</text:p>
          </table:table-cell>
          <table:table-cell office:value-type="float" office:value="7.07179522514343" calcext:value-type="float">
            <text:p>7.07179522514343</text:p>
          </table:table-cell>
          <table:table-cell office:value-type="float" office:value="7.10515189170837" calcext:value-type="float">
            <text:p>7.10515189170837</text:p>
          </table:table-cell>
          <table:table-cell office:value-type="float" office:value="7.13850879669189" calcext:value-type="float">
            <text:p>7.13850879669189</text:p>
          </table:table-cell>
          <table:table-cell office:value-type="float" office:value="7.17186570167542" calcext:value-type="float">
            <text:p>7.17186570167542</text:p>
          </table:table-cell>
          <table:table-cell office:value-type="float" office:value="7.23857951164246" calcext:value-type="float">
            <text:p>7.23857951164246</text:p>
          </table:table-cell>
          <table:table-cell office:value-type="float" office:value="7.30529308319092" calcext:value-type="float">
            <text:p>7.30529308319092</text:p>
          </table:table-cell>
          <table:table-cell office:value-type="float" office:value="7.37200689315796" calcext:value-type="float">
            <text:p>7.37200689315796</text:p>
          </table:table-cell>
          <table:table-cell office:value-type="float" office:value="7.4053635597229" calcext:value-type="float">
            <text:p>7.4053635597229</text:p>
          </table:table-cell>
          <table:table-cell office:value-type="float" office:value="7.43872046470642" calcext:value-type="float">
            <text:p>7.43872046470642</text:p>
          </table:table-cell>
          <table:table-cell office:value-type="float" office:value="7.47207713127136" calcext:value-type="float">
            <text:p>7.47207713127136</text:p>
          </table:table-cell>
          <table:table-cell office:value-type="float" office:value="7.50543475151062" calcext:value-type="float">
            <text:p>7.50543475151062</text:p>
          </table:table-cell>
          <table:table-cell office:value-type="float" office:value="7.53879189491272" calcext:value-type="float">
            <text:p>7.53879189491272</text:p>
          </table:table-cell>
          <table:table-cell office:value-type="float" office:value="7.6055064201355" calcext:value-type="float">
            <text:p>7.6055064201355</text:p>
          </table:table-cell>
          <table:table-cell office:value-type="float" office:value="7.63886380195618" calcext:value-type="float">
            <text:p>7.63886380195618</text:p>
          </table:table-cell>
          <table:table-cell office:value-type="float" office:value="7.67222094535828" calcext:value-type="float">
            <text:p>7.67222094535828</text:p>
          </table:table-cell>
          <table:table-cell office:value-type="float" office:value="7.77229309082031" calcext:value-type="float">
            <text:p>7.77229309082031</text:p>
          </table:table-cell>
          <table:table-cell office:value-type="float" office:value="7.83900761604309" calcext:value-type="float">
            <text:p>7.83900761604309</text:p>
          </table:table-cell>
          <table:table-cell office:value-type="float" office:value="7.87236499786377" calcext:value-type="float">
            <text:p>7.87236499786377</text:p>
          </table:table-cell>
          <table:table-cell office:value-type="float" office:value="7.90572237968445" calcext:value-type="float">
            <text:p>7.90572237968445</text:p>
          </table:table-cell>
          <table:table-cell office:value-type="float" office:value="7.93907976150513" calcext:value-type="float">
            <text:p>7.93907976150513</text:p>
          </table:table-cell>
          <table:table-cell office:value-type="float" office:value="8.00579428672791" calcext:value-type="float">
            <text:p>8.00579428672791</text:p>
          </table:table-cell>
          <table:table-cell office:value-type="float" office:value="8.03915166854858" calcext:value-type="float">
            <text:p>8.03915166854858</text:p>
          </table:table-cell>
          <table:table-cell office:value-type="float" office:value="8.10586643218994" calcext:value-type="float">
            <text:p>8.10586643218994</text:p>
          </table:table-cell>
          <table:table-cell office:value-type="float" office:value="8.13922381401062" calcext:value-type="float">
            <text:p>8.13922381401062</text:p>
          </table:table-cell>
          <table:table-cell office:value-type="float" office:value="8.20593857765198" calcext:value-type="float">
            <text:p>8.20593857765198</text:p>
          </table:table-cell>
          <table:table-cell office:value-type="float" office:value="8.33936810493469" calcext:value-type="float">
            <text:p>8.33936810493469</text:p>
          </table:table-cell>
          <table:table-cell office:value-type="float" office:value="8.40608263015747" calcext:value-type="float">
            <text:p>8.40608263015747</text:p>
          </table:table-cell>
          <table:table-cell office:value-type="float" office:value="8.47279739379883" calcext:value-type="float">
            <text:p>8.47279739379883</text:p>
          </table:table-cell>
          <table:table-cell office:value-type="float" office:value="8.50615453720093" calcext:value-type="float">
            <text:p>8.50615453720093</text:p>
          </table:table-cell>
          <table:table-cell office:value-type="float" office:value="8.57286882400513" calcext:value-type="float">
            <text:p>8.57286882400513</text:p>
          </table:table-cell>
          <table:table-cell office:value-type="float" office:value="8.60622572898865" calcext:value-type="float">
            <text:p>8.60622572898865</text:p>
          </table:table-cell>
          <table:table-cell office:value-type="float" office:value="8.63958263397217" calcext:value-type="float">
            <text:p>8.63958263397217</text:p>
          </table:table-cell>
          <table:table-cell office:value-type="float" office:value="8.70629668235779" calcext:value-type="float">
            <text:p>8.70629668235779</text:p>
          </table:table-cell>
          <table:table-cell office:value-type="float" office:value="8.77301073074341" calcext:value-type="float">
            <text:p>8.77301073074341</text:p>
          </table:table-cell>
          <table:table-cell office:value-type="float" office:value="8.83972501754761" calcext:value-type="float">
            <text:p>8.83972501754761</text:p>
          </table:table-cell>
          <table:table-cell office:value-type="float" office:value="9.00651001930237" calcext:value-type="float">
            <text:p>9.00651001930237</text:p>
          </table:table-cell>
          <table:table-cell office:value-type="float" office:value="9.03986692428589" calcext:value-type="float">
            <text:p>9.03986692428589</text:p>
          </table:table-cell>
          <table:table-cell office:value-type="float" office:value="9.10658097267151" calcext:value-type="float">
            <text:p>9.10658097267151</text:p>
          </table:table-cell>
          <table:table-cell office:value-type="float" office:value="9.13993811607361" calcext:value-type="float">
            <text:p>9.13993811607361</text:p>
          </table:table-cell>
          <table:table-cell office:value-type="float" office:value="9.17329502105713" calcext:value-type="float">
            <text:p>9.17329502105713</text:p>
          </table:table-cell>
          <table:table-cell office:value-type="float" office:value="9.20665192604065" calcext:value-type="float">
            <text:p>9.20665192604065</text:p>
          </table:table-cell>
          <table:table-cell office:value-type="float" office:value="9.40679383277893" calcext:value-type="float">
            <text:p>9.40679383277893</text:p>
          </table:table-cell>
          <table:table-cell office:value-type="float" office:value="9.44015073776245" calcext:value-type="float">
            <text:p>9.44015073776245</text:p>
          </table:table-cell>
          <table:table-cell office:value-type="float" office:value="9.57357811927795" calcext:value-type="float">
            <text:p>9.57357811927795</text:p>
          </table:table-cell>
          <table:table-cell office:value-type="float" office:value="9.6069347858429" calcext:value-type="float">
            <text:p>9.6069347858429</text:p>
          </table:table-cell>
          <table:table-cell office:value-type="float" office:value="9.64029169082642" calcext:value-type="float">
            <text:p>9.64029169082642</text:p>
          </table:table-cell>
          <table:table-cell office:value-type="float" office:value="9.67364835739136" calcext:value-type="float">
            <text:p>9.67364835739136</text:p>
          </table:table-cell>
          <table:table-cell office:value-type="float" office:value="9.74036192893982" calcext:value-type="float">
            <text:p>9.74036192893982</text:p>
          </table:table-cell>
          <table:table-cell office:value-type="float" office:value="9.8070752620697" calcext:value-type="float">
            <text:p>9.8070752620697</text:p>
          </table:table-cell>
          <table:table-cell office:value-type="float" office:value="9.87378883361816" calcext:value-type="float">
            <text:p>9.87378883361816</text:p>
          </table:table-cell>
          <table:table-cell office:value-type="float" office:value="9.94050216674805" calcext:value-type="float">
            <text:p>9.94050216674805</text:p>
          </table:table-cell>
          <table:table-cell office:value-type="float" office:value="10.0072157382965" calcext:value-type="float">
            <text:p>10.0072157382965</text:p>
          </table:table-cell>
          <table:table-cell office:value-type="float" office:value="10.0405724048615" calcext:value-type="float">
            <text:p>10.0405724048615</text:p>
          </table:table-cell>
          <table:table-cell office:value-type="float" office:value="10.0739290714264" calcext:value-type="float">
            <text:p>10.0739290714264</text:p>
          </table:table-cell>
          <table:table-cell office:value-type="float" office:value="10.1072857379913" calcext:value-type="float">
            <text:p>10.1072857379913</text:p>
          </table:table-cell>
          <table:table-cell office:value-type="float" office:value="10.1406424045563" calcext:value-type="float">
            <text:p>10.1406424045563</text:p>
          </table:table-cell>
          <table:table-cell office:value-type="float" office:value="10.2073557376862" calcext:value-type="float">
            <text:p>10.2073557376862</text:p>
          </table:table-cell>
          <table:table-cell office:value-type="float" office:value="10.274069070816" calcext:value-type="float">
            <text:p>10.274069070816</text:p>
          </table:table-cell>
          <table:table-cell office:value-type="float" office:value="10.3074259757996" calcext:value-type="float">
            <text:p>10.3074259757996</text:p>
          </table:table-cell>
          <table:table-cell office:value-type="float" office:value="10.3407826423645" calcext:value-type="float">
            <text:p>10.3407826423645</text:p>
          </table:table-cell>
          <table:table-cell office:value-type="float" office:value="10.4742090702057" calcext:value-type="float">
            <text:p>10.4742090702057</text:p>
          </table:table-cell>
          <table:table-cell office:value-type="float" office:value="10.5075662136078" calcext:value-type="float">
            <text:p>10.5075662136078</text:p>
          </table:table-cell>
          <table:table-cell office:value-type="float" office:value="10.5742807388306" calcext:value-type="float">
            <text:p>10.5742807388306</text:p>
          </table:table-cell>
          <table:table-cell office:value-type="float" office:value="10.6076383590698" calcext:value-type="float">
            <text:p>10.6076383590698</text:p>
          </table:table-cell>
          <table:table-cell office:value-type="float" office:value="10.6743528842926" calcext:value-type="float">
            <text:p>10.6743528842926</text:p>
          </table:table-cell>
          <table:table-cell office:value-type="float" office:value="10.7077100276947" calcext:value-type="float">
            <text:p>10.7077100276947</text:p>
          </table:table-cell>
          <table:table-cell office:value-type="float" office:value="10.7744245529175" calcext:value-type="float">
            <text:p>10.7744245529175</text:p>
          </table:table-cell>
          <table:table-cell office:value-type="float" office:value="10.8077821731567" calcext:value-type="float">
            <text:p>10.8077821731567</text:p>
          </table:table-cell>
          <table:table-cell office:value-type="float" office:value="10.8411393165588" calcext:value-type="float">
            <text:p>10.8411393165588</text:p>
          </table:table-cell>
          <table:table-cell office:value-type="float" office:value="10.8744966983795" calcext:value-type="float">
            <text:p>10.8744966983795</text:p>
          </table:table-cell>
          <table:table-cell office:value-type="float" office:value="10.9078538417816" calcext:value-type="float">
            <text:p>10.9078538417816</text:p>
          </table:table-cell>
          <table:table-cell office:value-type="float" office:value="10.9745683670044" calcext:value-type="float">
            <text:p>10.9745683670044</text:p>
          </table:table-cell>
          <table:table-cell office:value-type="float" office:value="11.0412831306458" calcext:value-type="float">
            <text:p>11.0412831306458</text:p>
          </table:table-cell>
          <table:table-cell office:value-type="float" office:value="11.341498374939" calcext:value-type="float">
            <text:p>11.341498374939</text:p>
          </table:table-cell>
          <table:table-cell office:value-type="float" office:value="11.3748555183411" calcext:value-type="float">
            <text:p>11.3748555183411</text:p>
          </table:table-cell>
          <table:table-cell office:value-type="float" office:value="11.4082129001617" calcext:value-type="float">
            <text:p>11.4082129001617</text:p>
          </table:table-cell>
          <table:table-cell office:value-type="float" office:value="11.4749274253845" calcext:value-type="float">
            <text:p>11.4749274253845</text:p>
          </table:table-cell>
          <table:table-cell office:value-type="float" office:value="11.9419298171997" calcext:value-type="float">
            <text:p>11.9419298171997</text:p>
          </table:table-cell>
          <table:table-cell office:value-type="float" office:value="12.0086443424225" calcext:value-type="float">
            <text:p>12.0086443424225</text:p>
          </table:table-cell>
          <table:table-cell office:value-type="float" office:value="12.542361497879" calcext:value-type="float">
            <text:p>12.542361497879</text:p>
          </table:table-cell>
          <table:table-cell office:value-type="float" office:value="12.6090760231018" calcext:value-type="float">
            <text:p>12.6090760231018</text:p>
          </table:table-cell>
          <table:table-cell office:value-type="float" office:value="12.6424334049225" calcext:value-type="float">
            <text:p>12.6424334049225</text:p>
          </table:table-cell>
          <table:table-cell office:value-type="float" office:value="12.7091479301453" calcext:value-type="float">
            <text:p>12.7091479301453</text:p>
          </table:table-cell>
          <table:table-cell office:value-type="float" office:value="12.7425055503845" calcext:value-type="float">
            <text:p>12.7425055503845</text:p>
          </table:table-cell>
          <table:table-cell office:value-type="float" office:value="12.7758629322052" calcext:value-type="float">
            <text:p>12.7758629322052</text:p>
          </table:table-cell>
          <table:table-cell office:value-type="float" office:value="12.8092200756073" calcext:value-type="float">
            <text:p>12.8092200756073</text:p>
          </table:table-cell>
          <table:table-cell office:value-type="float" office:value="12.842577457428" calcext:value-type="float">
            <text:p>12.842577457428</text:p>
          </table:table-cell>
          <table:table-cell office:value-type="float" office:value="12.9092919826508" calcext:value-type="float">
            <text:p>12.9092919826508</text:p>
          </table:table-cell>
          <table:table-cell office:value-type="float" office:value="13.242865562439" calcext:value-type="float">
            <text:p>13.242865562439</text:p>
          </table:table-cell>
          <table:table-cell office:value-type="float" office:value="13.2762227058411" calcext:value-type="float">
            <text:p>13.2762227058411</text:p>
          </table:table-cell>
          <table:table-cell office:value-type="float" office:value="13.3429374694824" calcext:value-type="float">
            <text:p>13.3429374694824</text:p>
          </table:table-cell>
          <table:table-cell office:value-type="float" office:value="13.3762948513031" calcext:value-type="float">
            <text:p>13.3762948513031</text:p>
          </table:table-cell>
          <table:table-cell office:value-type="float" office:value="13.4096522331238" calcext:value-type="float">
            <text:p>13.4096522331238</text:p>
          </table:table-cell>
          <table:table-cell office:value-type="float" office:value="13.4430096149445" calcext:value-type="float">
            <text:p>13.4430096149445</text:p>
          </table:table-cell>
          <table:table-cell office:value-type="float" office:value="13.4763667583466" calcext:value-type="float">
            <text:p>13.4763667583466</text:p>
          </table:table-cell>
          <table:table-cell office:value-type="float" office:value="13.8432908058167" calcext:value-type="float">
            <text:p>13.8432908058167</text:p>
          </table:table-cell>
          <table:table-cell office:value-type="float" office:value="13.8766474723816" calcext:value-type="float">
            <text:p>13.8766474723816</text:p>
          </table:table-cell>
          <table:table-cell office:value-type="float" office:value="13.9433608055115" calcext:value-type="float">
            <text:p>13.9433608055115</text:p>
          </table:table-cell>
          <table:table-cell office:value-type="float" office:value="13.976717710495" calcext:value-type="float">
            <text:p>13.976717710495</text:p>
          </table:table-cell>
          <table:table-cell office:value-type="float" office:value="14.0434310436249" calcext:value-type="float">
            <text:p>14.0434310436249</text:p>
          </table:table-cell>
          <table:table-cell office:value-type="float" office:value="14.0767877101898" calcext:value-type="float">
            <text:p>14.0767877101898</text:p>
          </table:table-cell>
          <table:table-cell office:value-type="float" office:value="14.7439239025116" calcext:value-type="float">
            <text:p>14.7439239025116</text:p>
          </table:table-cell>
          <table:table-cell office:value-type="float" office:value="14.8106379508972" calcext:value-type="float">
            <text:p>14.8106379508972</text:p>
          </table:table-cell>
          <table:table-cell office:value-type="float" office:value="14.8439948558807" calcext:value-type="float">
            <text:p>14.8439948558807</text:p>
          </table:table-cell>
          <table:table-cell office:value-type="float" office:value="14.9107091426849" calcext:value-type="float">
            <text:p>14.9107091426849</text:p>
          </table:table-cell>
          <table:table-cell office:value-type="float" office:value="15.0441372394562" calcext:value-type="float">
            <text:p>15.0441372394562</text:p>
          </table:table-cell>
          <table:table-cell office:value-type="float" office:value="15.0774943828583" calcext:value-type="float">
            <text:p>15.0774943828583</text:p>
          </table:table-cell>
          <table:table-cell office:value-type="float" office:value="15.1108512878418" calcext:value-type="float">
            <text:p>15.1108512878418</text:p>
          </table:table-cell>
          <table:table-cell office:value-type="float" office:value="15.1442084312439" calcext:value-type="float">
            <text:p>15.1442084312439</text:p>
          </table:table-cell>
          <table:table-cell office:value-type="float" office:value="15.2442796230316" calcext:value-type="float">
            <text:p>15.2442796230316</text:p>
          </table:table-cell>
          <table:table-cell office:value-type="float" office:value="15.3109934329987" calcext:value-type="float">
            <text:p>15.3109934329987</text:p>
          </table:table-cell>
          <table:table-cell office:value-type="float" office:value="15.3777074813843" calcext:value-type="float">
            <text:p>15.3777074813843</text:p>
          </table:table-cell>
          <table:table-cell office:value-type="float" office:value="15.477778673172" calcext:value-type="float">
            <text:p>15.477778673172</text:p>
          </table:table-cell>
          <table:table-cell office:value-type="float" office:value="15.8113543987274" calcext:value-type="float">
            <text:p>15.8113543987274</text:p>
          </table:table-cell>
          <table:table-cell office:value-type="float" office:value="15.8447120189667" calcext:value-type="float">
            <text:p>15.8447120189667</text:p>
          </table:table-cell>
          <table:table-cell office:value-type="float" office:value="15.9114270210266" calcext:value-type="float">
            <text:p>15.9114270210266</text:p>
          </table:table-cell>
          <table:table-cell office:value-type="float" office:value="15.9447846412659" calcext:value-type="float">
            <text:p>15.9447846412659</text:p>
          </table:table-cell>
          <table:table-cell office:value-type="float" office:value="16.0782148838043" calcext:value-type="float">
            <text:p>16.0782148838043</text:p>
          </table:table-cell>
          <table:table-cell office:value-type="float" office:value="16.1115725040436" calcext:value-type="float">
            <text:p>16.1115725040436</text:p>
          </table:table-cell>
          <table:table-cell office:value-type="float" office:value="16.1449301242828" calcext:value-type="float">
            <text:p>16.1449301242828</text:p>
          </table:table-cell>
          <table:table-cell office:value-type="float" office:value="16.2116453647614" calcext:value-type="float">
            <text:p>16.2116453647614</text:p>
          </table:table-cell>
          <table:table-cell office:value-type="float" office:value="16.245002746582" calcext:value-type="float">
            <text:p>16.245002746582</text:p>
          </table:table-cell>
          <table:table-cell office:value-type="float" office:value="16.3117179870605" calcext:value-type="float">
            <text:p>16.3117179870605</text:p>
          </table:table-cell>
          <table:table-cell office:value-type="float" office:value="16.3450756072998" calcext:value-type="float">
            <text:p>16.3450756072998</text:p>
          </table:table-cell>
          <table:table-cell office:value-type="float" office:value="16.3784332275391" calcext:value-type="float">
            <text:p>16.3784332275391</text:p>
          </table:table-cell>
          <table:table-cell office:value-type="float" office:value="16.4117908477783" calcext:value-type="float">
            <text:p>16.4117908477783</text:p>
          </table:table-cell>
          <table:table-cell office:value-type="float" office:value="16.445148229599" calcext:value-type="float">
            <text:p>16.445148229599</text:p>
          </table:table-cell>
          <table:table-cell office:value-type="float" office:value="16.4785058498383" calcext:value-type="float">
            <text:p>16.4785058498383</text:p>
          </table:table-cell>
          <table:table-cell office:value-type="float" office:value="16.5118625164032" calcext:value-type="float">
            <text:p>16.5118625164032</text:p>
          </table:table-cell>
          <table:table-cell office:value-type="float" office:value="16.5452191829681" calcext:value-type="float">
            <text:p>16.5452191829681</text:p>
          </table:table-cell>
          <table:table-cell office:value-type="float" office:value="16.5785758495331" calcext:value-type="float">
            <text:p>16.5785758495331</text:p>
          </table:table-cell>
          <table:table-cell office:value-type="float" office:value="16.611932516098" calcext:value-type="float">
            <text:p>16.611932516098</text:p>
          </table:table-cell>
          <table:table-cell office:value-type="float" office:value="16.645289182663" calcext:value-type="float">
            <text:p>16.645289182663</text:p>
          </table:table-cell>
          <table:table-cell office:value-type="float" office:value="16.7120022773743" calcext:value-type="float">
            <text:p>16.7120022773743</text:p>
          </table:table-cell>
          <table:table-cell office:value-type="float" office:value="16.7453589439392" calcext:value-type="float">
            <text:p>16.7453589439392</text:p>
          </table:table-cell>
          <table:table-cell office:value-type="float" office:value="16.7787156105042" calcext:value-type="float">
            <text:p>16.7787156105042</text:p>
          </table:table-cell>
          <table:table-cell office:value-type="float" office:value="16.8120720386505" calcext:value-type="float">
            <text:p>16.8120720386505</text:p>
          </table:table-cell>
          <table:table-cell office:value-type="float" office:value="16.9121420383453" calcext:value-type="float">
            <text:p>16.9121420383453</text:p>
          </table:table-cell>
          <table:table-cell office:value-type="float" office:value="16.9454984664917" calcext:value-type="float">
            <text:p>16.9454984664917</text:p>
          </table:table-cell>
          <table:table-cell office:value-type="float" office:value="17.012211561203" calcext:value-type="float">
            <text:p>17.012211561203</text:p>
          </table:table-cell>
          <table:table-cell office:value-type="float" office:value="17.0789246559143" calcext:value-type="float">
            <text:p>17.0789246559143</text:p>
          </table:table-cell>
          <table:table-cell office:value-type="float" office:value="17.1456377506256" calcext:value-type="float">
            <text:p>17.1456377506256</text:p>
          </table:table-cell>
          <table:table-cell office:value-type="float" office:value="17.2123508453369" calcext:value-type="float">
            <text:p>17.2123508453369</text:p>
          </table:table-cell>
          <table:table-cell office:value-type="float" office:value="17.2790637016296" calcext:value-type="float">
            <text:p>17.2790637016296</text:p>
          </table:table-cell>
          <table:table-cell office:value-type="float" office:value="17.312420129776" calcext:value-type="float">
            <text:p>17.312420129776</text:p>
          </table:table-cell>
          <table:table-cell office:value-type="float" office:value="17.3457770347595" calcext:value-type="float">
            <text:p>17.3457770347595</text:p>
          </table:table-cell>
          <table:table-cell office:value-type="float" office:value="17.3791334629059" calcext:value-type="float">
            <text:p>17.3791334629059</text:p>
          </table:table-cell>
          <table:table-cell office:value-type="float" office:value="17.4124898910522" calcext:value-type="float">
            <text:p>17.4124898910522</text:p>
          </table:table-cell>
          <table:table-cell office:value-type="float" office:value="17.479202747345" calcext:value-type="float">
            <text:p>17.479202747345</text:p>
          </table:table-cell>
          <table:table-cell office:value-type="float" office:value="17.5125613212585" calcext:value-type="float">
            <text:p>17.5125613212585</text:p>
          </table:table-cell>
          <table:table-cell office:value-type="float" office:value="17.5792787075043" calcext:value-type="float">
            <text:p>17.5792787075043</text:p>
          </table:table-cell>
          <table:table-cell office:value-type="float" office:value="17.6459958553314" calcext:value-type="float">
            <text:p>17.6459958553314</text:p>
          </table:table-cell>
          <table:table-cell office:value-type="float" office:value="17.6793546676636" calcext:value-type="float">
            <text:p>17.6793546676636</text:p>
          </table:table-cell>
          <table:table-cell office:value-type="float" office:value="17.7127134799957" calcext:value-type="float">
            <text:p>17.7127134799957</text:p>
          </table:table-cell>
          <table:table-cell office:value-type="float" office:value="17.7460720539093" calcext:value-type="float">
            <text:p>17.7460720539093</text:p>
          </table:table-cell>
          <table:table-cell office:value-type="float" office:value="17.7794308662415" calcext:value-type="float">
            <text:p>17.7794308662415</text:p>
          </table:table-cell>
          <table:table-cell office:value-type="float" office:value="17.8461484909058" calcext:value-type="float">
            <text:p>17.8461484909058</text:p>
          </table:table-cell>
          <table:table-cell office:value-type="float" office:value="17.9128661155701" calcext:value-type="float">
            <text:p>17.9128661155701</text:p>
          </table:table-cell>
          <table:table-cell office:value-type="float" office:value="17.9795837402344" calcext:value-type="float">
            <text:p>17.9795837402344</text:p>
          </table:table-cell>
          <table:table-cell office:value-type="float" office:value="18.0129427909851" calcext:value-type="float">
            <text:p>18.0129427909851</text:p>
          </table:table-cell>
          <table:table-cell office:value-type="float" office:value="18.0463016033173" calcext:value-type="float">
            <text:p>18.0463016033173</text:p>
          </table:table-cell>
          <table:table-cell office:value-type="float" office:value="18.0796604156494" calcext:value-type="float">
            <text:p>18.0796604156494</text:p>
          </table:table-cell>
          <table:table-cell office:value-type="float" office:value="18.1463782787323" calcext:value-type="float">
            <text:p>18.1463782787323</text:p>
          </table:table-cell>
          <table:table-cell office:value-type="float" office:value="18.179737329483" calcext:value-type="float">
            <text:p>18.179737329483</text:p>
          </table:table-cell>
          <table:table-cell office:value-type="float" office:value="18.2130963802338" calcext:value-type="float">
            <text:p>18.2130963802338</text:p>
          </table:table-cell>
          <table:table-cell office:value-type="float" office:value="18.2464554309845" calcext:value-type="float">
            <text:p>18.2464554309845</text:p>
          </table:table-cell>
          <table:table-cell office:value-type="float" office:value="18.2798142433167" calcext:value-type="float">
            <text:p>18.2798142433167</text:p>
          </table:table-cell>
          <table:table-cell office:value-type="float" office:value="18.313173532486" calcext:value-type="float">
            <text:p>18.313173532486</text:p>
          </table:table-cell>
          <table:table-cell office:value-type="float" office:value="18.3465325832367" calcext:value-type="float">
            <text:p>18.3465325832367</text:p>
          </table:table-cell>
          <table:table-cell office:value-type="float" office:value="18.3798913955688" calcext:value-type="float">
            <text:p>18.3798913955688</text:p>
          </table:table-cell>
          <table:table-cell office:value-type="float" office:value="18.4132504463196" calcext:value-type="float">
            <text:p>18.4132504463196</text:p>
          </table:table-cell>
          <table:table-cell office:value-type="float" office:value="18.4466097354889" calcext:value-type="float">
            <text:p>18.4466097354889</text:p>
          </table:table-cell>
          <table:table-cell office:value-type="float" office:value="18.4799687862396" calcext:value-type="float">
            <text:p>18.4799687862396</text:p>
          </table:table-cell>
          <table:table-cell office:value-type="float" office:value="18.5133261680603" calcext:value-type="float">
            <text:p>18.5133261680603</text:p>
          </table:table-cell>
          <table:table-cell office:value-type="float" office:value="18.5800411701202" calcext:value-type="float">
            <text:p>18.5800411701202</text:p>
          </table:table-cell>
          <table:table-cell office:value-type="float" office:value="18.6467559337616" calcext:value-type="float">
            <text:p>18.6467559337616</text:p>
          </table:table-cell>
          <table:table-cell office:value-type="float" office:value="18.713470697403" calcext:value-type="float">
            <text:p>18.713470697403</text:p>
          </table:table-cell>
          <table:table-cell office:value-type="float" office:value="18.7801856994629" calcext:value-type="float">
            <text:p>18.7801856994629</text:p>
          </table:table-cell>
          <table:table-cell office:value-type="float" office:value="18.8469004631042" calcext:value-type="float">
            <text:p>18.8469004631042</text:p>
          </table:table-cell>
          <table:table-cell office:value-type="float" office:value="18.9136152267456" calcext:value-type="float">
            <text:p>18.9136152267456</text:p>
          </table:table-cell>
          <table:table-cell office:value-type="float" office:value="18.9469728469849" calcext:value-type="float">
            <text:p>18.9469728469849</text:p>
          </table:table-cell>
          <table:table-cell office:value-type="float" office:value="19.0136878490448" calcext:value-type="float">
            <text:p>19.0136878490448</text:p>
          </table:table-cell>
          <table:table-cell office:value-type="float" office:value="19.0470452308655" calcext:value-type="float">
            <text:p>19.0470452308655</text:p>
          </table:table-cell>
          <table:table-cell office:value-type="float" office:value="19.0804026126862" calcext:value-type="float">
            <text:p>19.0804026126862</text:p>
          </table:table-cell>
          <table:table-cell office:value-type="float" office:value="19.1137599945068" calcext:value-type="float">
            <text:p>19.1137599945068</text:p>
          </table:table-cell>
          <table:table-cell office:value-type="float" office:value="19.1471176147461" calcext:value-type="float">
            <text:p>19.1471176147461</text:p>
          </table:table-cell>
          <table:table-cell office:value-type="float" office:value="19.1804749965668" calcext:value-type="float">
            <text:p>19.1804749965668</text:p>
          </table:table-cell>
          <table:table-cell office:value-type="float" office:value="19.2138323783875" calcext:value-type="float">
            <text:p>19.2138323783875</text:p>
          </table:table-cell>
          <table:table-cell office:value-type="float" office:value="19.2805473804474" calcext:value-type="float">
            <text:p>19.2805473804474</text:p>
          </table:table-cell>
          <table:table-cell office:value-type="float" office:value="19.3139047622681" calcext:value-type="float">
            <text:p>19.3139047622681</text:p>
          </table:table-cell>
          <table:table-cell office:value-type="float" office:value="19.380619764328" calcext:value-type="float">
            <text:p>19.380619764328</text:p>
          </table:table-cell>
          <table:table-cell office:value-type="float" office:value="19.4473345279694" calcext:value-type="float">
            <text:p>19.4473345279694</text:p>
          </table:table-cell>
          <table:table-cell office:value-type="float" office:value="19.4806921482086" calcext:value-type="float">
            <text:p>19.4806921482086</text:p>
          </table:table-cell>
          <table:table-cell office:value-type="float" office:value="19.5474061965942" calcext:value-type="float">
            <text:p>19.5474061965942</text:p>
          </table:table-cell>
          <table:table-cell office:value-type="float" office:value="19.6141202449799" calcext:value-type="float">
            <text:p>19.6141202449799</text:p>
          </table:table-cell>
          <table:table-cell office:value-type="float" office:value="19.6808342933655" calcext:value-type="float">
            <text:p>19.6808342933655</text:p>
          </table:table-cell>
          <table:table-cell office:value-type="float" office:value="19.7475483417511" calcext:value-type="float">
            <text:p>19.7475483417511</text:p>
          </table:table-cell>
          <table:table-cell office:value-type="float" office:value="19.8476192951202" calcext:value-type="float">
            <text:p>19.8476192951202</text:p>
          </table:table-cell>
          <table:table-cell office:value-type="float" office:value="19.9143333435059" calcext:value-type="float">
            <text:p>19.9143333435059</text:p>
          </table:table-cell>
          <table:table-cell office:value-type="float" office:value="19.9476902484894" calcext:value-type="float">
            <text:p>19.9476902484894</text:p>
          </table:table-cell>
          <table:table-cell office:value-type="float" office:value="20.014404296875" calcext:value-type="float">
            <text:p>20.014404296875</text:p>
          </table:table-cell>
          <table:table-cell office:value-type="float" office:value="20.0477612018585" calcext:value-type="float">
            <text:p>20.0477612018585</text:p>
          </table:table-cell>
          <table:table-cell office:value-type="float" office:value="20.0811183452606" calcext:value-type="float">
            <text:p>20.0811183452606</text:p>
          </table:table-cell>
          <table:table-cell office:value-type="float" office:value="20.1478321552277" calcext:value-type="float">
            <text:p>20.1478321552277</text:p>
          </table:table-cell>
          <table:table-cell office:value-type="float" office:value="20.2479031085968" calcext:value-type="float">
            <text:p>20.2479031085968</text:p>
          </table:table-cell>
          <table:table-cell office:value-type="float" office:value="20.3146169185638" calcext:value-type="float">
            <text:p>20.3146169185638</text:p>
          </table:table-cell>
          <table:table-cell office:value-type="float" office:value="20.414687871933" calcext:value-type="float">
            <text:p>20.414687871933</text:p>
          </table:table-cell>
          <table:table-cell office:value-type="float" office:value="20.4814016819" calcext:value-type="float">
            <text:p>20.4814016819</text:p>
          </table:table-cell>
          <table:table-cell office:value-type="float" office:value="20.5147593021393" calcext:value-type="float">
            <text:p>20.5147593021393</text:p>
          </table:table-cell>
          <table:table-cell office:value-type="float" office:value="20.5481171607971" calcext:value-type="float">
            <text:p>20.5481171607971</text:p>
          </table:table-cell>
          <table:table-cell office:value-type="float" office:value="20.581475019455" calcext:value-type="float">
            <text:p>20.581475019455</text:p>
          </table:table-cell>
          <table:table-cell office:value-type="float" office:value="20.6148326396942" calcext:value-type="float">
            <text:p>20.6148326396942</text:p>
          </table:table-cell>
          <table:table-cell office:value-type="float" office:value="20.6481902599335" calcext:value-type="float">
            <text:p>20.6481902599335</text:p>
          </table:table-cell>
          <table:table-cell office:value-type="float" office:value="20.7149057388306" calcext:value-type="float">
            <text:p>20.7149057388306</text:p>
          </table:table-cell>
          <table:table-cell office:value-type="float" office:value="20.7482635974884" calcext:value-type="float">
            <text:p>20.7482635974884</text:p>
          </table:table-cell>
          <table:table-cell office:value-type="float" office:value="20.8149790763855" calcext:value-type="float">
            <text:p>20.8149790763855</text:p>
          </table:table-cell>
          <table:table-cell office:value-type="float" office:value="20.8483366966248" calcext:value-type="float">
            <text:p>20.8483366966248</text:p>
          </table:table-cell>
          <table:table-cell office:value-type="float" office:value="20.9484102725983" calcext:value-type="float">
            <text:p>20.9484102725983</text:p>
          </table:table-cell>
          <table:table-cell office:value-type="float" office:value="21.0151255130768" calcext:value-type="float">
            <text:p>21.0151255130768</text:p>
          </table:table-cell>
          <table:table-cell office:value-type="float" office:value="21.0484833717346" calcext:value-type="float">
            <text:p>21.0484833717346</text:p>
          </table:table-cell>
          <table:table-cell office:value-type="float" office:value="21.1151990890503" calcext:value-type="float">
            <text:p>21.1151990890503</text:p>
          </table:table-cell>
          <table:table-cell office:value-type="float" office:value="21.2152721881866" calcext:value-type="float">
            <text:p>21.2152721881866</text:p>
          </table:table-cell>
          <table:table-cell office:value-type="float" office:value="21.2819881439209" calcext:value-type="float">
            <text:p>21.2819881439209</text:p>
          </table:table-cell>
          <table:table-cell office:value-type="float" office:value="21.3820612430572" calcext:value-type="float">
            <text:p>21.3820612430572</text:p>
          </table:table-cell>
          <table:table-cell office:value-type="float" office:value="21.4487769603729" calcext:value-type="float">
            <text:p>21.4487769603729</text:p>
          </table:table-cell>
          <table:table-cell office:value-type="float" office:value="21.4821348190308" calcext:value-type="float">
            <text:p>21.4821348190308</text:p>
          </table:table-cell>
          <table:table-cell office:value-type="float" office:value="21.5154922008514" calcext:value-type="float">
            <text:p>21.5154922008514</text:p>
          </table:table-cell>
          <table:table-cell office:value-type="float" office:value="21.5822069644928" calcext:value-type="float">
            <text:p>21.5822069644928</text:p>
          </table:table-cell>
          <table:table-cell office:value-type="float" office:value="21.6155643463135" calcext:value-type="float">
            <text:p>21.6155643463135</text:p>
          </table:table-cell>
          <table:table-cell office:value-type="float" office:value="21.6489214897156" calcext:value-type="float">
            <text:p>21.6489214897156</text:p>
          </table:table-cell>
          <table:table-cell office:value-type="float" office:value="21.7156360149384" calcext:value-type="float">
            <text:p>21.7156360149384</text:p>
          </table:table-cell>
          <table:table-cell office:value-type="float" office:value="21.748993396759" calcext:value-type="float">
            <text:p>21.748993396759</text:p>
          </table:table-cell>
          <table:table-cell office:value-type="float" office:value="21.7823510169983" calcext:value-type="float">
            <text:p>21.7823510169983</text:p>
          </table:table-cell>
          <table:table-cell office:value-type="float" office:value="21.8490655422211" calcext:value-type="float">
            <text:p>21.8490655422211</text:p>
          </table:table-cell>
          <table:table-cell office:value-type="float" office:value="21.8824226856232" calcext:value-type="float">
            <text:p>21.8824226856232</text:p>
          </table:table-cell>
          <table:table-cell office:value-type="float" office:value="21.9157800674438" calcext:value-type="float">
            <text:p>21.9157800674438</text:p>
          </table:table-cell>
          <table:table-cell office:value-type="float" office:value="21.9824945926666" calcext:value-type="float">
            <text:p>21.9824945926666</text:p>
          </table:table-cell>
          <table:table-cell office:value-type="float" office:value="22.0158522129059" calcext:value-type="float">
            <text:p>22.015852212905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316454639608" calcext:value-type="float">
            <text:p>0.10316454639608</text:p>
          </table:table-cell>
          <table:table-cell office:value-type="float" office:value="0.103104861790714" calcext:value-type="float">
            <text:p>0.103104861790714</text:p>
          </table:table-cell>
          <table:table-cell office:value-type="float" office:value="0.102939038373827" calcext:value-type="float">
            <text:p>0.102939038373827</text:p>
          </table:table-cell>
          <table:table-cell office:value-type="float" office:value="0.103080703491849" calcext:value-type="float">
            <text:p>0.103080703491849</text:p>
          </table:table-cell>
          <table:table-cell office:value-type="float" office:value="0.102989478692883" calcext:value-type="float">
            <text:p>0.102989478692883</text:p>
          </table:table-cell>
          <table:table-cell office:value-type="float" office:value="0.102921749430666" calcext:value-type="float">
            <text:p>0.102921749430666</text:p>
          </table:table-cell>
          <table:table-cell office:value-type="float" office:value="0.103142896448058" calcext:value-type="float">
            <text:p>0.103142896448058</text:p>
          </table:table-cell>
          <table:table-cell office:value-type="float" office:value="0.103154699057467" calcext:value-type="float">
            <text:p>0.103154699057467</text:p>
          </table:table-cell>
          <table:table-cell office:value-type="float" office:value="0.102932078182947" calcext:value-type="float">
            <text:p>0.102932078182947</text:p>
          </table:table-cell>
          <table:table-cell office:value-type="float" office:value="0.103006646604367" calcext:value-type="float">
            <text:p>0.103006646604367</text:p>
          </table:table-cell>
          <table:table-cell office:value-type="float" office:value="0.10303737916954" calcext:value-type="float">
            <text:p>0.10303737916954</text:p>
          </table:table-cell>
          <table:table-cell office:value-type="float" office:value="0.103102558708331" calcext:value-type="float">
            <text:p>0.103102558708331</text:p>
          </table:table-cell>
          <table:table-cell office:value-type="float" office:value="0.10308411871797" calcext:value-type="float">
            <text:p>0.10308411871797</text:p>
          </table:table-cell>
          <table:table-cell office:value-type="float" office:value="0.103097298779561" calcext:value-type="float">
            <text:p>0.103097298779561</text:p>
          </table:table-cell>
          <table:table-cell office:value-type="float" office:value="0.102825415414249" calcext:value-type="float">
            <text:p>0.102825415414249</text:p>
          </table:table-cell>
          <table:table-cell office:value-type="float" office:value="0.103043040873159" calcext:value-type="float">
            <text:p>0.103043040873159</text:p>
          </table:table-cell>
          <table:table-cell office:value-type="float" office:value="0.103112595583616" calcext:value-type="float">
            <text:p>0.103112595583616</text:p>
          </table:table-cell>
          <table:table-cell office:value-type="float" office:value="0.103119781222036" calcext:value-type="float">
            <text:p>0.103119781222036</text:p>
          </table:table-cell>
          <table:table-cell office:value-type="float" office:value="0.103125572430422" calcext:value-type="float">
            <text:p>0.103125572430422</text:p>
          </table:table-cell>
          <table:table-cell office:value-type="float" office:value="0.102975583323087" calcext:value-type="float">
            <text:p>0.102975583323087</text:p>
          </table:table-cell>
          <table:table-cell office:value-type="float" office:value="0.103031165346307" calcext:value-type="float">
            <text:p>0.103031165346307</text:p>
          </table:table-cell>
          <table:table-cell office:value-type="float" office:value="0.103100026059445" calcext:value-type="float">
            <text:p>0.103100026059445</text:p>
          </table:table-cell>
          <table:table-cell office:value-type="float" office:value="0.103034161128408" calcext:value-type="float">
            <text:p>0.103034161128408</text:p>
          </table:table-cell>
          <table:table-cell office:value-type="float" office:value="0.102935332634757" calcext:value-type="float">
            <text:p>0.102935332634757</text:p>
          </table:table-cell>
          <table:table-cell office:value-type="float" office:value="0.102760843208457" calcext:value-type="float">
            <text:p>0.102760843208457</text:p>
          </table:table-cell>
          <table:table-cell office:value-type="float" office:value="0.103021405159398" calcext:value-type="float">
            <text:p>0.103021405159398</text:p>
          </table:table-cell>
          <table:table-cell office:value-type="float" office:value="0.102693337989685" calcext:value-type="float">
            <text:p>0.102693337989685</text:p>
          </table:table-cell>
          <table:table-cell office:value-type="float" office:value="0.103053235311149" calcext:value-type="float">
            <text:p>0.103053235311149</text:p>
          </table:table-cell>
          <table:table-cell office:value-type="float" office:value="0.10312746080102" calcext:value-type="float">
            <text:p>0.10312746080102</text:p>
          </table:table-cell>
          <table:table-cell office:value-type="float" office:value="0.103106804779155" calcext:value-type="float">
            <text:p>0.103106804779155</text:p>
          </table:table-cell>
          <table:table-cell office:value-type="float" office:value="0.102961881473668" calcext:value-type="float">
            <text:p>0.102961881473668</text:p>
          </table:table-cell>
          <table:table-cell office:value-type="float" office:value="0.103027368169269" calcext:value-type="float">
            <text:p>0.103027368169269</text:p>
          </table:table-cell>
          <table:table-cell office:value-type="float" office:value="0.103184398581975" calcext:value-type="float">
            <text:p>0.103184398581975</text:p>
          </table:table-cell>
          <table:table-cell office:value-type="float" office:value="0.103185784615338" calcext:value-type="float">
            <text:p>0.103185784615338</text:p>
          </table:table-cell>
          <table:table-cell office:value-type="float" office:value="0.103133056270551" calcext:value-type="float">
            <text:p>0.103133056270551</text:p>
          </table:table-cell>
          <table:table-cell office:value-type="float" office:value="0.103104574856068" calcext:value-type="float">
            <text:p>0.103104574856068</text:p>
          </table:table-cell>
          <table:table-cell office:value-type="float" office:value="0.103199049058031" calcext:value-type="float">
            <text:p>0.103199049058031</text:p>
          </table:table-cell>
          <table:table-cell office:value-type="float" office:value="0.103152717531467" calcext:value-type="float">
            <text:p>0.103152717531467</text:p>
          </table:table-cell>
          <table:table-cell office:value-type="float" office:value="0.103054615480978" calcext:value-type="float">
            <text:p>0.103054615480978</text:p>
          </table:table-cell>
          <table:table-cell office:value-type="float" office:value="0.103082473751884" calcext:value-type="float">
            <text:p>0.103082473751884</text:p>
          </table:table-cell>
          <table:table-cell office:value-type="float" office:value="0.103106670923488" calcext:value-type="float">
            <text:p>0.103106670923488</text:p>
          </table:table-cell>
          <table:table-cell office:value-type="float" office:value="0.105425851239082" calcext:value-type="float">
            <text:p>0.105425851239082</text:p>
          </table:table-cell>
          <table:table-cell office:value-type="float" office:value="0.107176055849716" calcext:value-type="float">
            <text:p>0.107176055849716</text:p>
          </table:table-cell>
          <table:table-cell office:value-type="float" office:value="0.106435224162153" calcext:value-type="float">
            <text:p>0.106435224162153</text:p>
          </table:table-cell>
          <table:table-cell office:value-type="float" office:value="0.109313737188596" calcext:value-type="float">
            <text:p>0.109313737188596</text:p>
          </table:table-cell>
          <table:table-cell office:value-type="float" office:value="0.110362355826959" calcext:value-type="float">
            <text:p>0.110362355826959</text:p>
          </table:table-cell>
          <table:table-cell office:value-type="float" office:value="0.102144617940339" calcext:value-type="float">
            <text:p>0.102144617940339</text:p>
          </table:table-cell>
          <table:table-cell office:value-type="float" office:value="0.104945397452619" calcext:value-type="float">
            <text:p>0.104945397452619</text:p>
          </table:table-cell>
          <table:table-cell office:value-type="float" office:value="0.115773869079161" calcext:value-type="float">
            <text:p>0.115773869079161</text:p>
          </table:table-cell>
          <table:table-cell office:value-type="float" office:value="0.122913422434722" calcext:value-type="float">
            <text:p>0.122913422434722</text:p>
          </table:table-cell>
          <table:table-cell office:value-type="float" office:value="0.129773688261709" calcext:value-type="float">
            <text:p>0.129773688261709</text:p>
          </table:table-cell>
          <table:table-cell office:value-type="float" office:value="0.131844739442785" calcext:value-type="float">
            <text:p>0.131844739442785</text:p>
          </table:table-cell>
          <table:table-cell office:value-type="float" office:value="0.124571294640929" calcext:value-type="float">
            <text:p>0.124571294640929</text:p>
          </table:table-cell>
          <table:table-cell office:value-type="float" office:value="0.128535814345587" calcext:value-type="float">
            <text:p>0.128535814345587</text:p>
          </table:table-cell>
          <table:table-cell office:value-type="float" office:value="0.130367202210496" calcext:value-type="float">
            <text:p>0.130367202210496</text:p>
          </table:table-cell>
          <table:table-cell office:value-type="float" office:value="0.129168493009922" calcext:value-type="float">
            <text:p>0.129168493009922</text:p>
          </table:table-cell>
          <table:table-cell office:value-type="float" office:value="0.139741020709329" calcext:value-type="float">
            <text:p>0.139741020709329</text:p>
          </table:table-cell>
          <table:table-cell office:value-type="float" office:value="0.140985804762346" calcext:value-type="float">
            <text:p>0.140985804762346</text:p>
          </table:table-cell>
          <table:table-cell office:value-type="float" office:value="0.142097941493431" calcext:value-type="float">
            <text:p>0.142097941493431</text:p>
          </table:table-cell>
          <table:table-cell office:value-type="float" office:value="0.142922293963099" calcext:value-type="float">
            <text:p>0.142922293963099</text:p>
          </table:table-cell>
          <table:table-cell office:value-type="float" office:value="0.145563566492822" calcext:value-type="float">
            <text:p>0.145563566492822</text:p>
          </table:table-cell>
          <table:table-cell office:value-type="float" office:value="0.145805931553006" calcext:value-type="float">
            <text:p>0.145805931553006</text:p>
          </table:table-cell>
          <table:table-cell office:value-type="float" office:value="0.146399408441426" calcext:value-type="float">
            <text:p>0.146399408441426</text:p>
          </table:table-cell>
          <table:table-cell office:value-type="float" office:value="0.14672629297562" calcext:value-type="float">
            <text:p>0.14672629297562</text:p>
          </table:table-cell>
          <table:table-cell office:value-type="float" office:value="0.144021070881814" calcext:value-type="float">
            <text:p>0.144021070881814</text:p>
          </table:table-cell>
          <table:table-cell office:value-type="float" office:value="0.137337974605885" calcext:value-type="float">
            <text:p>0.137337974605885</text:p>
          </table:table-cell>
          <table:table-cell office:value-type="float" office:value="0.133871562376311" calcext:value-type="float">
            <text:p>0.133871562376311</text:p>
          </table:table-cell>
          <table:table-cell office:value-type="float" office:value="0.134488964119834" calcext:value-type="float">
            <text:p>0.134488964119834</text:p>
          </table:table-cell>
          <table:table-cell office:value-type="float" office:value="0.133243986004059" calcext:value-type="float">
            <text:p>0.133243986004059</text:p>
          </table:table-cell>
          <table:table-cell office:value-type="float" office:value="0.130689682457931" calcext:value-type="float">
            <text:p>0.130689682457931</text:p>
          </table:table-cell>
          <table:table-cell office:value-type="float" office:value="0.135275070728138" calcext:value-type="float">
            <text:p>0.135275070728138</text:p>
          </table:table-cell>
          <table:table-cell office:value-type="float" office:value="0.137433028956426" calcext:value-type="float">
            <text:p>0.137433028956426</text:p>
          </table:table-cell>
          <table:table-cell office:value-type="float" office:value="0.137236290148181" calcext:value-type="float">
            <text:p>0.137236290148181</text:p>
          </table:table-cell>
          <table:table-cell office:value-type="float" office:value="0.137685337065994" calcext:value-type="float">
            <text:p>0.137685337065994</text:p>
          </table:table-cell>
          <table:table-cell office:value-type="float" office:value="0.138900585952653" calcext:value-type="float">
            <text:p>0.138900585952653</text:p>
          </table:table-cell>
          <table:table-cell office:value-type="float" office:value="0.138164954062016" calcext:value-type="float">
            <text:p>0.138164954062016</text:p>
          </table:table-cell>
          <table:table-cell office:value-type="float" office:value="0.131261027764103" calcext:value-type="float">
            <text:p>0.131261027764103</text:p>
          </table:table-cell>
          <table:table-cell office:value-type="float" office:value="0.120624165851628" calcext:value-type="float">
            <text:p>0.120624165851628</text:p>
          </table:table-cell>
          <table:table-cell office:value-type="float" office:value="0.121944972384333" calcext:value-type="float">
            <text:p>0.121944972384333</text:p>
          </table:table-cell>
          <table:table-cell office:value-type="float" office:value="0.123075085353743" calcext:value-type="float">
            <text:p>0.123075085353743</text:p>
          </table:table-cell>
          <table:table-cell office:value-type="float" office:value="0.124600400529004" calcext:value-type="float">
            <text:p>0.124600400529004</text:p>
          </table:table-cell>
          <table:table-cell office:value-type="float" office:value="0.121723004989612" calcext:value-type="float">
            <text:p>0.121723004989612</text:p>
          </table:table-cell>
          <table:table-cell office:value-type="float" office:value="0.116146379883744" calcext:value-type="float">
            <text:p>0.116146379883744</text:p>
          </table:table-cell>
          <table:table-cell office:value-type="float" office:value="0.122576862761204" calcext:value-type="float">
            <text:p>0.122576862761204</text:p>
          </table:table-cell>
          <table:table-cell office:value-type="float" office:value="0.127544613646757" calcext:value-type="float">
            <text:p>0.127544613646757</text:p>
          </table:table-cell>
          <table:table-cell office:value-type="float" office:value="0.1271122131334" calcext:value-type="float">
            <text:p>0.1271122131334</text:p>
          </table:table-cell>
          <table:table-cell office:value-type="float" office:value="0.104213975021096" calcext:value-type="float">
            <text:p>0.104213975021096</text:p>
          </table:table-cell>
          <table:table-cell office:value-type="float" office:value="0.113260950945005" calcext:value-type="float">
            <text:p>0.113260950945005</text:p>
          </table:table-cell>
          <table:table-cell office:value-type="float" office:value="0.115259978719458" calcext:value-type="float">
            <text:p>0.115259978719458</text:p>
          </table:table-cell>
          <table:table-cell office:value-type="float" office:value="0.106951642876035" calcext:value-type="float">
            <text:p>0.106951642876035</text:p>
          </table:table-cell>
          <table:table-cell office:value-type="float" office:value="0.107485985825705" calcext:value-type="float">
            <text:p>0.107485985825705</text:p>
          </table:table-cell>
          <table:table-cell office:value-type="float" office:value="0.11355873888788" calcext:value-type="float">
            <text:p>0.11355873888788</text:p>
          </table:table-cell>
          <table:table-cell office:value-type="float" office:value="0.11872298795852" calcext:value-type="float">
            <text:p>0.11872298795852</text:p>
          </table:table-cell>
          <table:table-cell office:value-type="float" office:value="0.12767320534743" calcext:value-type="float">
            <text:p>0.12767320534743</text:p>
          </table:table-cell>
          <table:table-cell office:value-type="float" office:value="0.130985813844317" calcext:value-type="float">
            <text:p>0.130985813844317</text:p>
          </table:table-cell>
          <table:table-cell office:value-type="float" office:value="0.107064231036714" calcext:value-type="float">
            <text:p>0.107064231036714</text:p>
          </table:table-cell>
          <table:table-cell office:value-type="float" office:value="0.117638630128087" calcext:value-type="float">
            <text:p>0.117638630128087</text:p>
          </table:table-cell>
          <table:table-cell office:value-type="float" office:value="0.116857312798084" calcext:value-type="float">
            <text:p>0.116857312798084</text:p>
          </table:table-cell>
          <table:table-cell office:value-type="float" office:value="0.115413516195034" calcext:value-type="float">
            <text:p>0.115413516195034</text:p>
          </table:table-cell>
          <table:table-cell office:value-type="float" office:value="0.115804459345619" calcext:value-type="float">
            <text:p>0.115804459345619</text:p>
          </table:table-cell>
          <table:table-cell office:value-type="float" office:value="0.120938492263754" calcext:value-type="float">
            <text:p>0.120938492263754</text:p>
          </table:table-cell>
          <table:table-cell office:value-type="float" office:value="0.12735856291043" calcext:value-type="float">
            <text:p>0.12735856291043</text:p>
          </table:table-cell>
          <table:table-cell office:value-type="float" office:value="0.135862605631638" calcext:value-type="float">
            <text:p>0.135862605631638</text:p>
          </table:table-cell>
          <table:table-cell office:value-type="float" office:value="0.139698683760924" calcext:value-type="float">
            <text:p>0.139698683760924</text:p>
          </table:table-cell>
          <table:table-cell office:value-type="float" office:value="0.141904734114916" calcext:value-type="float">
            <text:p>0.141904734114916</text:p>
          </table:table-cell>
          <table:table-cell office:value-type="float" office:value="0.135768336013811" calcext:value-type="float">
            <text:p>0.135768336013811</text:p>
          </table:table-cell>
          <table:table-cell office:value-type="float" office:value="0.126467631772949" calcext:value-type="float">
            <text:p>0.126467631772949</text:p>
          </table:table-cell>
          <table:table-cell office:value-type="float" office:value="0.118943087713841" calcext:value-type="float">
            <text:p>0.118943087713841</text:p>
          </table:table-cell>
          <table:table-cell office:value-type="float" office:value="0.12656691884954" calcext:value-type="float">
            <text:p>0.12656691884954</text:p>
          </table:table-cell>
          <table:table-cell office:value-type="float" office:value="0.133795498524883" calcext:value-type="float">
            <text:p>0.133795498524883</text:p>
          </table:table-cell>
          <table:table-cell office:value-type="float" office:value="0.141778536054679" calcext:value-type="float">
            <text:p>0.141778536054679</text:p>
          </table:table-cell>
          <table:table-cell office:value-type="float" office:value="0.151910084423112" calcext:value-type="float">
            <text:p>0.151910084423112</text:p>
          </table:table-cell>
          <table:table-cell office:value-type="float" office:value="0.163425396440811" calcext:value-type="float">
            <text:p>0.163425396440811</text:p>
          </table:table-cell>
          <table:table-cell office:value-type="float" office:value="0.163715698637087" calcext:value-type="float">
            <text:p>0.163715698637087</text:p>
          </table:table-cell>
          <table:table-cell office:value-type="float" office:value="0.166754494215073" calcext:value-type="float">
            <text:p>0.166754494215073</text:p>
          </table:table-cell>
          <table:table-cell office:value-type="float" office:value="0.168537720249253" calcext:value-type="float">
            <text:p>0.168537720249253</text:p>
          </table:table-cell>
          <table:table-cell office:value-type="float" office:value="0.160462121123369" calcext:value-type="float">
            <text:p>0.160462121123369</text:p>
          </table:table-cell>
          <table:table-cell office:value-type="float" office:value="0.158855215911533" calcext:value-type="float">
            <text:p>0.158855215911533</text:p>
          </table:table-cell>
          <table:table-cell office:value-type="float" office:value="0.157314102428722" calcext:value-type="float">
            <text:p>0.157314102428722</text:p>
          </table:table-cell>
          <table:table-cell office:value-type="float" office:value="0.161746416587483" calcext:value-type="float">
            <text:p>0.161746416587483</text:p>
          </table:table-cell>
          <table:table-cell office:value-type="float" office:value="0.168144875091179" calcext:value-type="float">
            <text:p>0.168144875091179</text:p>
          </table:table-cell>
          <table:table-cell office:value-type="float" office:value="0.183922822191752" calcext:value-type="float">
            <text:p>0.183922822191752</text:p>
          </table:table-cell>
          <table:table-cell office:value-type="float" office:value="0.187478343950776" calcext:value-type="float">
            <text:p>0.187478343950776</text:p>
          </table:table-cell>
          <table:table-cell office:value-type="float" office:value="0.189944576457617" calcext:value-type="float">
            <text:p>0.189944576457617</text:p>
          </table:table-cell>
          <table:table-cell office:value-type="float" office:value="0.190652160849419" calcext:value-type="float">
            <text:p>0.190652160849419</text:p>
          </table:table-cell>
          <table:table-cell office:value-type="float" office:value="0.190194469328045" calcext:value-type="float">
            <text:p>0.190194469328045</text:p>
          </table:table-cell>
          <table:table-cell office:value-type="float" office:value="0.192280913948992" calcext:value-type="float">
            <text:p>0.192280913948992</text:p>
          </table:table-cell>
          <table:table-cell office:value-type="float" office:value="0.187879665469872" calcext:value-type="float">
            <text:p>0.187879665469872</text:p>
          </table:table-cell>
          <table:table-cell office:value-type="float" office:value="0.187161584385044" calcext:value-type="float">
            <text:p>0.187161584385044</text:p>
          </table:table-cell>
          <table:table-cell office:value-type="float" office:value="0.177699518477464" calcext:value-type="float">
            <text:p>0.177699518477464</text:p>
          </table:table-cell>
          <table:table-cell office:value-type="float" office:value="0.176773133642313" calcext:value-type="float">
            <text:p>0.176773133642313</text:p>
          </table:table-cell>
          <table:table-cell office:value-type="float" office:value="0.175506132531495" calcext:value-type="float">
            <text:p>0.175506132531495</text:p>
          </table:table-cell>
          <table:table-cell office:value-type="float" office:value="0.174495227693707" calcext:value-type="float">
            <text:p>0.174495227693707</text:p>
          </table:table-cell>
          <table:table-cell office:value-type="float" office:value="0.179332187234581" calcext:value-type="float">
            <text:p>0.179332187234581</text:p>
          </table:table-cell>
          <table:table-cell office:value-type="float" office:value="0.180630254208254" calcext:value-type="float">
            <text:p>0.180630254208254</text:p>
          </table:table-cell>
          <table:table-cell office:value-type="float" office:value="0.177350139376672" calcext:value-type="float">
            <text:p>0.177350139376672</text:p>
          </table:table-cell>
          <table:table-cell office:value-type="float" office:value="0.177875171604032" calcext:value-type="float">
            <text:p>0.177875171604032</text:p>
          </table:table-cell>
          <table:table-cell office:value-type="float" office:value="0.180161495081151" calcext:value-type="float">
            <text:p>0.180161495081151</text:p>
          </table:table-cell>
          <table:table-cell office:value-type="float" office:value="0.179947276993857" calcext:value-type="float">
            <text:p>0.179947276993857</text:p>
          </table:table-cell>
          <table:table-cell office:value-type="float" office:value="0.178920041002807" calcext:value-type="float">
            <text:p>0.178920041002807</text:p>
          </table:table-cell>
          <table:table-cell office:value-type="float" office:value="0.178344145402841" calcext:value-type="float">
            <text:p>0.178344145402841</text:p>
          </table:table-cell>
          <table:table-cell office:value-type="float" office:value="0.173167064925802" calcext:value-type="float">
            <text:p>0.173167064925802</text:p>
          </table:table-cell>
          <table:table-cell office:value-type="float" office:value="0.157519777324572" calcext:value-type="float">
            <text:p>0.157519777324572</text:p>
          </table:table-cell>
          <table:table-cell office:value-type="float" office:value="0.154792260511178" calcext:value-type="float">
            <text:p>0.154792260511178</text:p>
          </table:table-cell>
          <table:table-cell office:value-type="float" office:value="0.152876634634501" calcext:value-type="float">
            <text:p>0.152876634634501</text:p>
          </table:table-cell>
          <table:table-cell office:value-type="float" office:value="0.151882507327238" calcext:value-type="float">
            <text:p>0.151882507327238</text:p>
          </table:table-cell>
          <table:table-cell office:value-type="float" office:value="0.152481359692017" calcext:value-type="float">
            <text:p>0.152481359692017</text:p>
          </table:table-cell>
          <table:table-cell office:value-type="float" office:value="0.162889441338033" calcext:value-type="float">
            <text:p>0.162889441338033</text:p>
          </table:table-cell>
          <table:table-cell office:value-type="float" office:value="0.160271435466579" calcext:value-type="float">
            <text:p>0.160271435466579</text:p>
          </table:table-cell>
          <table:table-cell office:value-type="float" office:value="0.161855663875435" calcext:value-type="float">
            <text:p>0.161855663875435</text:p>
          </table:table-cell>
          <table:table-cell office:value-type="float" office:value="0.164339159831984" calcext:value-type="float">
            <text:p>0.164339159831984</text:p>
          </table:table-cell>
          <table:table-cell office:value-type="float" office:value="0.164846013307137" calcext:value-type="float">
            <text:p>0.164846013307137</text:p>
          </table:table-cell>
          <table:table-cell office:value-type="float" office:value="0.142663812077834" calcext:value-type="float">
            <text:p>0.142663812077834</text:p>
          </table:table-cell>
          <table:table-cell office:value-type="float" office:value="0.138188861865007" calcext:value-type="float">
            <text:p>0.138188861865007</text:p>
          </table:table-cell>
          <table:table-cell office:value-type="float" office:value="0.140524601272357" calcext:value-type="float">
            <text:p>0.140524601272357</text:p>
          </table:table-cell>
          <table:table-cell office:value-type="float" office:value="0.139486539584172" calcext:value-type="float">
            <text:p>0.139486539584172</text:p>
          </table:table-cell>
          <table:table-cell office:value-type="float" office:value="0.138165115048756" calcext:value-type="float">
            <text:p>0.138165115048756</text:p>
          </table:table-cell>
          <table:table-cell office:value-type="float" office:value="0.145755985643584" calcext:value-type="float">
            <text:p>0.145755985643584</text:p>
          </table:table-cell>
          <table:table-cell office:value-type="float" office:value="0.149068861331157" calcext:value-type="float">
            <text:p>0.149068861331157</text:p>
          </table:table-cell>
          <table:table-cell office:value-type="float" office:value="0.158220482210703" calcext:value-type="float">
            <text:p>0.158220482210703</text:p>
          </table:table-cell>
          <table:table-cell office:value-type="float" office:value="0.161543506243735" calcext:value-type="float">
            <text:p>0.161543506243735</text:p>
          </table:table-cell>
          <table:table-cell office:value-type="float" office:value="0.165263579192975" calcext:value-type="float">
            <text:p>0.165263579192975</text:p>
          </table:table-cell>
          <table:table-cell office:value-type="float" office:value="0.118932423623571" calcext:value-type="float">
            <text:p>0.118932423623571</text:p>
          </table:table-cell>
          <table:table-cell office:value-type="float" office:value="0.114141598151269" calcext:value-type="float">
            <text:p>0.114141598151269</text:p>
          </table:table-cell>
          <table:table-cell office:value-type="float" office:value="0.110384156931682" calcext:value-type="float">
            <text:p>0.110384156931682</text:p>
          </table:table-cell>
          <table:table-cell office:value-type="float" office:value="0.10946264838567" calcext:value-type="float">
            <text:p>0.10946264838567</text:p>
          </table:table-cell>
          <table:table-cell office:value-type="float" office:value="0.111901569300447" calcext:value-type="float">
            <text:p>0.111901569300447</text:p>
          </table:table-cell>
          <table:table-cell office:value-type="float" office:value="0.118570728134027" calcext:value-type="float">
            <text:p>0.118570728134027</text:p>
          </table:table-cell>
          <table:table-cell office:value-type="float" office:value="0.152004169438342" calcext:value-type="float">
            <text:p>0.152004169438342</text:p>
          </table:table-cell>
          <table:table-cell office:value-type="float" office:value="0.152689137563808" calcext:value-type="float">
            <text:p>0.152689137563808</text:p>
          </table:table-cell>
          <table:table-cell office:value-type="float" office:value="0.127020039539533" calcext:value-type="float">
            <text:p>0.127020039539533</text:p>
          </table:table-cell>
          <table:table-cell office:value-type="float" office:value="0.122022826693464" calcext:value-type="float">
            <text:p>0.122022826693464</text:p>
          </table:table-cell>
          <table:table-cell office:value-type="float" office:value="0.126904125675709" calcext:value-type="float">
            <text:p>0.126904125675709</text:p>
          </table:table-cell>
          <table:table-cell office:value-type="float" office:value="0.129685961074031" calcext:value-type="float">
            <text:p>0.129685961074031</text:p>
          </table:table-cell>
          <table:table-cell office:value-type="float" office:value="0.131371272611051" calcext:value-type="float">
            <text:p>0.131371272611051</text:p>
          </table:table-cell>
          <table:table-cell office:value-type="float" office:value="0.142781209212323" calcext:value-type="float">
            <text:p>0.142781209212323</text:p>
          </table:table-cell>
          <table:table-cell office:value-type="float" office:value="0.146334387891115" calcext:value-type="float">
            <text:p>0.146334387891115</text:p>
          </table:table-cell>
          <table:table-cell office:value-type="float" office:value="0.150824123626109" calcext:value-type="float">
            <text:p>0.150824123626109</text:p>
          </table:table-cell>
          <table:table-cell office:value-type="float" office:value="0.157743314114073" calcext:value-type="float">
            <text:p>0.157743314114073</text:p>
          </table:table-cell>
          <table:table-cell office:value-type="float" office:value="0.161611131835987" calcext:value-type="float">
            <text:p>0.161611131835987</text:p>
          </table:table-cell>
          <table:table-cell office:value-type="float" office:value="0.162589649672556" calcext:value-type="float">
            <text:p>0.162589649672556</text:p>
          </table:table-cell>
          <table:table-cell office:value-type="float" office:value="0.164890204960031" calcext:value-type="float">
            <text:p>0.164890204960031</text:p>
          </table:table-cell>
          <table:table-cell office:value-type="float" office:value="0.159073001768999" calcext:value-type="float">
            <text:p>0.159073001768999</text:p>
          </table:table-cell>
          <table:table-cell office:value-type="float" office:value="0.151256903368323" calcext:value-type="float">
            <text:p>0.151256903368323</text:p>
          </table:table-cell>
          <table:table-cell office:value-type="float" office:value="0.149083895832113" calcext:value-type="float">
            <text:p>0.149083895832113</text:p>
          </table:table-cell>
          <table:table-cell office:value-type="float" office:value="0.150429234095628" calcext:value-type="float">
            <text:p>0.150429234095628</text:p>
          </table:table-cell>
          <table:table-cell office:value-type="float" office:value="0.151821476473135" calcext:value-type="float">
            <text:p>0.151821476473135</text:p>
          </table:table-cell>
          <table:table-cell office:value-type="float" office:value="0.175965850726161" calcext:value-type="float">
            <text:p>0.175965850726161</text:p>
          </table:table-cell>
          <table:table-cell office:value-type="float" office:value="0.177178829512759" calcext:value-type="float">
            <text:p>0.177178829512759</text:p>
          </table:table-cell>
          <table:table-cell office:value-type="float" office:value="0.18223429384225" calcext:value-type="float">
            <text:p>0.18223429384225</text:p>
          </table:table-cell>
          <table:table-cell office:value-type="float" office:value="0.18226216545768" calcext:value-type="float">
            <text:p>0.18226216545768</text:p>
          </table:table-cell>
          <table:table-cell office:value-type="float" office:value="0.182565928349621" calcext:value-type="float">
            <text:p>0.182565928349621</text:p>
          </table:table-cell>
          <table:table-cell office:value-type="float" office:value="0.178624953602151" calcext:value-type="float">
            <text:p>0.178624953602151</text:p>
          </table:table-cell>
          <table:table-cell office:value-type="float" office:value="0.168841055600699" calcext:value-type="float">
            <text:p>0.168841055600699</text:p>
          </table:table-cell>
          <table:table-cell office:value-type="float" office:value="0.167565485804498" calcext:value-type="float">
            <text:p>0.167565485804498</text:p>
          </table:table-cell>
          <table:table-cell office:value-type="float" office:value="0.164261118450302" calcext:value-type="float">
            <text:p>0.164261118450302</text:p>
          </table:table-cell>
          <table:table-cell office:value-type="float" office:value="0.165283959871586" calcext:value-type="float">
            <text:p>0.165283959871586</text:p>
          </table:table-cell>
          <table:table-cell office:value-type="float" office:value="0.164239114968861" calcext:value-type="float">
            <text:p>0.164239114968861</text:p>
          </table:table-cell>
          <table:table-cell office:value-type="float" office:value="0.168470037351205" calcext:value-type="float">
            <text:p>0.168470037351205</text:p>
          </table:table-cell>
          <table:table-cell office:value-type="float" office:value="0.186075942036626" calcext:value-type="float">
            <text:p>0.186075942036626</text:p>
          </table:table-cell>
          <table:table-cell office:value-type="float" office:value="0.195247269833167" calcext:value-type="float">
            <text:p>0.195247269833167</text:p>
          </table:table-cell>
          <table:table-cell office:value-type="float" office:value="0.185997843787641" calcext:value-type="float">
            <text:p>0.185997843787641</text:p>
          </table:table-cell>
          <table:table-cell office:value-type="float" office:value="0.183088196854161" calcext:value-type="float">
            <text:p>0.183088196854161</text:p>
          </table:table-cell>
          <table:table-cell office:value-type="float" office:value="0.183939780788039" calcext:value-type="float">
            <text:p>0.183939780788039</text:p>
          </table:table-cell>
          <table:table-cell office:value-type="float" office:value="0.199574767153649" calcext:value-type="float">
            <text:p>0.199574767153649</text:p>
          </table:table-cell>
          <table:table-cell office:value-type="float" office:value="0.192979312521371" calcext:value-type="float">
            <text:p>0.192979312521371</text:p>
          </table:table-cell>
          <table:table-cell office:value-type="float" office:value="0.203191189986259" calcext:value-type="float">
            <text:p>0.203191189986259</text:p>
          </table:table-cell>
          <table:table-cell office:value-type="float" office:value="0.195236640773683" calcext:value-type="float">
            <text:p>0.195236640773683</text:p>
          </table:table-cell>
          <table:table-cell office:value-type="float" office:value="0.192663336067854" calcext:value-type="float">
            <text:p>0.192663336067854</text:p>
          </table:table-cell>
          <table:table-cell office:value-type="float" office:value="0.186546049133357" calcext:value-type="float">
            <text:p>0.186546049133357</text:p>
          </table:table-cell>
          <table:table-cell office:value-type="float" office:value="0.186748268793205" calcext:value-type="float">
            <text:p>0.186748268793205</text:p>
          </table:table-cell>
          <table:table-cell office:value-type="float" office:value="0.190016716000272" calcext:value-type="float">
            <text:p>0.190016716000272</text:p>
          </table:table-cell>
          <table:table-cell office:value-type="float" office:value="0.193573860778368" calcext:value-type="float">
            <text:p>0.193573860778368</text:p>
          </table:table-cell>
          <table:table-cell office:value-type="float" office:value="0.206121464174956" calcext:value-type="float">
            <text:p>0.206121464174956</text:p>
          </table:table-cell>
          <table:table-cell office:value-type="float" office:value="0.207954942659301" calcext:value-type="float">
            <text:p>0.207954942659301</text:p>
          </table:table-cell>
          <table:table-cell office:value-type="float" office:value="0.199579817093898" calcext:value-type="float">
            <text:p>0.199579817093898</text:p>
          </table:table-cell>
          <table:table-cell office:value-type="float" office:value="0.194232290494857" calcext:value-type="float">
            <text:p>0.194232290494857</text:p>
          </table:table-cell>
          <table:table-cell office:value-type="float" office:value="0.194482624460754" calcext:value-type="float">
            <text:p>0.194482624460754</text:p>
          </table:table-cell>
          <table:table-cell office:value-type="float" office:value="0.198633629354468" calcext:value-type="float">
            <text:p>0.198633629354468</text:p>
          </table:table-cell>
          <table:table-cell office:value-type="float" office:value="0.200930704064709" calcext:value-type="float">
            <text:p>0.200930704064709</text:p>
          </table:table-cell>
          <table:table-cell office:value-type="float" office:value="0.214658300366702" calcext:value-type="float">
            <text:p>0.214658300366702</text:p>
          </table:table-cell>
          <table:table-cell office:value-type="float" office:value="0.214304792510899" calcext:value-type="float">
            <text:p>0.214304792510899</text:p>
          </table:table-cell>
          <table:table-cell office:value-type="float" office:value="0.205717195248326" calcext:value-type="float">
            <text:p>0.205717195248326</text:p>
          </table:table-cell>
          <table:table-cell office:value-type="float" office:value="0.197607470246324" calcext:value-type="float">
            <text:p>0.197607470246324</text:p>
          </table:table-cell>
          <table:table-cell office:value-type="float" office:value="0.193558940784412" calcext:value-type="float">
            <text:p>0.193558940784412</text:p>
          </table:table-cell>
          <table:table-cell office:value-type="float" office:value="0.199241235681477" calcext:value-type="float">
            <text:p>0.199241235681477</text:p>
          </table:table-cell>
          <table:table-cell office:value-type="float" office:value="0.20334220387993" calcext:value-type="float">
            <text:p>0.20334220387993</text:p>
          </table:table-cell>
          <table:table-cell office:value-type="float" office:value="0.213886977923684" calcext:value-type="float">
            <text:p>0.213886977923684</text:p>
          </table:table-cell>
          <table:table-cell office:value-type="float" office:value="0.175718236731749" calcext:value-type="float">
            <text:p>0.175718236731749</text:p>
          </table:table-cell>
          <table:table-cell office:value-type="float" office:value="0.172024422947429" calcext:value-type="float">
            <text:p>0.172024422947429</text:p>
          </table:table-cell>
          <table:table-cell office:value-type="float" office:value="0.17111925312126" calcext:value-type="float">
            <text:p>0.17111925312126</text:p>
          </table:table-cell>
          <table:table-cell office:value-type="float" office:value="0.167369065325618" calcext:value-type="float">
            <text:p>0.167369065325618</text:p>
          </table:table-cell>
          <table:table-cell office:value-type="float" office:value="0.174405494459632" calcext:value-type="float">
            <text:p>0.174405494459632</text:p>
          </table:table-cell>
          <table:table-cell office:value-type="float" office:value="0.177963811944526" calcext:value-type="float">
            <text:p>0.177963811944526</text:p>
          </table:table-cell>
          <table:table-cell office:value-type="float" office:value="0.181409787352199" calcext:value-type="float">
            <text:p>0.181409787352199</text:p>
          </table:table-cell>
          <table:table-cell office:value-type="float" office:value="0.18484084771118" calcext:value-type="float">
            <text:p>0.18484084771118</text:p>
          </table:table-cell>
          <table:table-cell office:value-type="float" office:value="0.180390469147516" calcext:value-type="float">
            <text:p>0.180390469147516</text:p>
          </table:table-cell>
          <table:table-cell office:value-type="float" office:value="0.192795354570831" calcext:value-type="float">
            <text:p>0.192795354570831</text:p>
          </table:table-cell>
          <table:table-cell office:value-type="float" office:value="0.202388240456423" calcext:value-type="float">
            <text:p>0.202388240456423</text:p>
          </table:table-cell>
          <table:table-cell office:value-type="float" office:value="0.204415641687268" calcext:value-type="float">
            <text:p>0.204415641687268</text:p>
          </table:table-cell>
          <table:table-cell office:value-type="float" office:value="0.12979067604243" calcext:value-type="float">
            <text:p>0.12979067604243</text:p>
          </table:table-cell>
          <table:table-cell office:value-type="float" office:value="0.127885942392513" calcext:value-type="float">
            <text:p>0.127885942392513</text:p>
          </table:table-cell>
          <table:table-cell office:value-type="float" office:value="0.127693583851048" calcext:value-type="float">
            <text:p>0.127693583851048</text:p>
          </table:table-cell>
          <table:table-cell office:value-type="float" office:value="0.12963785685735" calcext:value-type="float">
            <text:p>0.12963785685735</text:p>
          </table:table-cell>
          <table:table-cell office:value-type="float" office:value="0.145732344796103" calcext:value-type="float">
            <text:p>0.145732344796103</text:p>
          </table:table-cell>
          <table:table-cell office:value-type="float" office:value="0.144362535538559" calcext:value-type="float">
            <text:p>0.144362535538559</text:p>
          </table:table-cell>
          <table:table-cell office:value-type="float" office:value="0.144696964998754" calcext:value-type="float">
            <text:p>0.144696964998754</text:p>
          </table:table-cell>
          <table:table-cell office:value-type="float" office:value="0.146426218954049" calcext:value-type="float">
            <text:p>0.146426218954049</text:p>
          </table:table-cell>
          <table:table-cell office:value-type="float" office:value="0.144710080189765" calcext:value-type="float">
            <text:p>0.144710080189765</text:p>
          </table:table-cell>
          <table:table-cell office:value-type="float" office:value="0.141677312477185" calcext:value-type="float">
            <text:p>0.141677312477185</text:p>
          </table:table-cell>
          <table:table-cell office:value-type="float" office:value="0.139244767658878" calcext:value-type="float">
            <text:p>0.139244767658878</text:p>
          </table:table-cell>
          <table:table-cell office:value-type="float" office:value="0.13477641343507" calcext:value-type="float">
            <text:p>0.13477641343507</text:p>
          </table:table-cell>
          <table:table-cell office:value-type="float" office:value="0.132932770134473" calcext:value-type="float">
            <text:p>0.132932770134473</text:p>
          </table:table-cell>
          <table:table-cell office:value-type="float" office:value="0.131075742827242" calcext:value-type="float">
            <text:p>0.131075742827242</text:p>
          </table:table-cell>
          <table:table-cell office:value-type="float" office:value="0.131345922289195" calcext:value-type="float">
            <text:p>0.131345922289195</text:p>
          </table:table-cell>
          <table:table-cell office:value-type="float" office:value="0.131582230620728" calcext:value-type="float">
            <text:p>0.131582230620728</text:p>
          </table:table-cell>
          <table:table-cell office:value-type="float" office:value="0.132291439064234" calcext:value-type="float">
            <text:p>0.132291439064234</text:p>
          </table:table-cell>
          <table:table-cell office:value-type="float" office:value="0.132764333138591" calcext:value-type="float">
            <text:p>0.132764333138591</text:p>
          </table:table-cell>
          <table:table-cell office:value-type="float" office:value="0.132952044149967" calcext:value-type="float">
            <text:p>0.132952044149967</text:p>
          </table:table-cell>
          <table:table-cell office:value-type="float" office:value="0.133091410920518" calcext:value-type="float">
            <text:p>0.133091410920518</text:p>
          </table:table-cell>
          <table:table-cell office:value-type="float" office:value="0.130709673312661" calcext:value-type="float">
            <text:p>0.130709673312661</text:p>
          </table:table-cell>
          <table:table-cell office:value-type="float" office:value="0.130137513984124" calcext:value-type="float">
            <text:p>0.130137513984124</text:p>
          </table:table-cell>
          <table:table-cell office:value-type="float" office:value="0.128208058856683" calcext:value-type="float">
            <text:p>0.128208058856683</text:p>
          </table:table-cell>
          <table:table-cell office:value-type="float" office:value="0.126980551056001" calcext:value-type="float">
            <text:p>0.126980551056001</text:p>
          </table:table-cell>
          <table:table-cell office:value-type="float" office:value="0.126090981438266" calcext:value-type="float">
            <text:p>0.126090981438266</text:p>
          </table:table-cell>
          <table:table-cell office:value-type="float" office:value="0.126865172891322" calcext:value-type="float">
            <text:p>0.126865172891322</text:p>
          </table:table-cell>
          <table:table-cell office:value-type="float" office:value="0.127091389363266" calcext:value-type="float">
            <text:p>0.127091389363266</text:p>
          </table:table-cell>
          <table:table-cell office:value-type="float" office:value="0.126417455681343" calcext:value-type="float">
            <text:p>0.126417455681343</text:p>
          </table:table-cell>
          <table:table-cell office:value-type="float" office:value="0.126670089277255" calcext:value-type="float">
            <text:p>0.126670089277255</text:p>
          </table:table-cell>
          <table:table-cell office:value-type="float" office:value="0.127594202934849" calcext:value-type="float">
            <text:p>0.127594202934849</text:p>
          </table:table-cell>
          <table:table-cell office:value-type="float" office:value="0.127820823240921" calcext:value-type="float">
            <text:p>0.127820823240921</text:p>
          </table:table-cell>
          <table:table-cell office:value-type="float" office:value="0.127753407771696" calcext:value-type="float">
            <text:p>0.127753407771696</text:p>
          </table:table-cell>
          <table:table-cell office:value-type="float" office:value="0.127894882168872" calcext:value-type="float">
            <text:p>0.127894882168872</text:p>
          </table:table-cell>
          <table:table-cell office:value-type="float" office:value="0.127798607574915" calcext:value-type="float">
            <text:p>0.127798607574915</text:p>
          </table:table-cell>
          <table:table-cell office:value-type="float" office:value="0.127454697547313" calcext:value-type="float">
            <text:p>0.127454697547313</text:p>
          </table:table-cell>
          <table:table-cell office:value-type="float" office:value="0.127463519421626" calcext:value-type="float">
            <text:p>0.127463519421626</text:p>
          </table:table-cell>
          <table:table-cell office:value-type="float" office:value="0.12744683158542" calcext:value-type="float">
            <text:p>0.12744683158542</text:p>
          </table:table-cell>
          <table:table-cell office:value-type="float" office:value="0.127364894838247" calcext:value-type="float">
            <text:p>0.127364894838247</text:p>
          </table:table-cell>
          <table:table-cell office:value-type="float" office:value="0.127330699614904" calcext:value-type="float">
            <text:p>0.127330699614904</text:p>
          </table:table-cell>
          <table:table-cell office:value-type="float" office:value="0.127616064323819" calcext:value-type="float">
            <text:p>0.127616064323819</text:p>
          </table:table-cell>
          <table:table-cell office:value-type="float" office:value="0.127501949048985" calcext:value-type="float">
            <text:p>0.127501949048985</text:p>
          </table:table-cell>
          <table:table-cell office:value-type="float" office:value="0.127749064065531" calcext:value-type="float">
            <text:p>0.127749064065531</text:p>
          </table:table-cell>
          <table:table-cell office:value-type="float" office:value="0.127411950377743" calcext:value-type="float">
            <text:p>0.127411950377743</text:p>
          </table:table-cell>
          <table:table-cell office:value-type="float" office:value="0.127550014849602" calcext:value-type="float">
            <text:p>0.127550014849602</text:p>
          </table:table-cell>
          <table:table-cell office:value-type="float" office:value="0.127327670787676" calcext:value-type="float">
            <text:p>0.127327670787676</text:p>
          </table:table-cell>
          <table:table-cell office:value-type="float" office:value="0.127502440669632" calcext:value-type="float">
            <text:p>0.127502440669632</text:p>
          </table:table-cell>
          <table:table-cell office:value-type="float" office:value="0.127491997810158" calcext:value-type="float">
            <text:p>0.127491997810158</text:p>
          </table:table-cell>
          <table:table-cell office:value-type="float" office:value="0.127132314372594" calcext:value-type="float">
            <text:p>0.127132314372594</text:p>
          </table:table-cell>
          <table:table-cell office:value-type="float" office:value="0.127278251925001" calcext:value-type="float">
            <text:p>0.127278251925001</text:p>
          </table:table-cell>
          <table:table-cell office:value-type="float" office:value="0.127652158128833" calcext:value-type="float">
            <text:p>0.127652158128833</text:p>
          </table:table-cell>
          <table:table-cell office:value-type="float" office:value="0.127404237647208" calcext:value-type="float">
            <text:p>0.127404237647208</text:p>
          </table:table-cell>
          <table:table-cell office:value-type="float" office:value="0.127245704730904" calcext:value-type="float">
            <text:p>0.127245704730904</text:p>
          </table:table-cell>
          <table:table-cell office:value-type="float" office:value="0.127658316790836" calcext:value-type="float">
            <text:p>0.127658316790836</text:p>
          </table:table-cell>
          <table:table-cell office:value-type="float" office:value="0.127151545099576" calcext:value-type="float">
            <text:p>0.127151545099576</text:p>
          </table:table-cell>
          <table:table-cell office:value-type="float" office:value="0.127587332414415" calcext:value-type="float">
            <text:p>0.127587332414415</text:p>
          </table:table-cell>
          <table:table-cell office:value-type="float" office:value="0.127381206868973" calcext:value-type="float">
            <text:p>0.127381206868973</text:p>
          </table:table-cell>
          <table:table-cell office:value-type="float" office:value="0.127513280282621" calcext:value-type="float">
            <text:p>0.127513280282621</text:p>
          </table:table-cell>
          <table:table-cell office:value-type="float" office:value="0.127684189412135" calcext:value-type="float">
            <text:p>0.127684189412135</text:p>
          </table:table-cell>
          <table:table-cell office:value-type="float" office:value="0.127387133985033" calcext:value-type="float">
            <text:p>0.127387133985033</text:p>
          </table:table-cell>
          <table:table-cell office:value-type="float" office:value="0.127672957313183" calcext:value-type="float">
            <text:p>0.127672957313183</text:p>
          </table:table-cell>
          <table:table-cell office:value-type="float" office:value="0.127036906092076" calcext:value-type="float">
            <text:p>0.127036906092076</text:p>
          </table:table-cell>
          <table:table-cell office:value-type="float" office:value="0.127429197794194" calcext:value-type="float">
            <text:p>0.127429197794194</text:p>
          </table:table-cell>
          <table:table-cell office:value-type="float" office:value="0.127303987556559" calcext:value-type="float">
            <text:p>0.127303987556559</text:p>
          </table:table-cell>
          <table:table-cell office:value-type="float" office:value="0.127520580024034" calcext:value-type="float">
            <text:p>0.127520580024034</text:p>
          </table:table-cell>
          <table:table-cell office:value-type="float" office:value="0.127286730070343" calcext:value-type="float">
            <text:p>0.127286730070343</text:p>
          </table:table-cell>
          <table:table-cell office:value-type="float" office:value="0.127406368777161" calcext:value-type="float">
            <text:p>0.127406368777161</text:p>
          </table:table-cell>
          <table:table-cell office:value-type="float" office:value="0.127525538191429" calcext:value-type="float">
            <text:p>0.127525538191429</text:p>
          </table:table-cell>
          <table:table-cell office:value-type="float" office:value="0.127401984206699" calcext:value-type="float">
            <text:p>0.127401984206699</text:p>
          </table:table-cell>
          <table:table-cell office:value-type="float" office:value="0.127230384747053" calcext:value-type="float">
            <text:p>0.127230384747053</text:p>
          </table:table-cell>
          <table:table-cell office:value-type="float" office:value="0.127469963321861" calcext:value-type="float">
            <text:p>0.127469963321861</text:p>
          </table:table-cell>
          <table:table-cell office:value-type="float" office:value="0.127448414146313" calcext:value-type="float">
            <text:p>0.127448414146313</text:p>
          </table:table-cell>
          <table:table-cell office:value-type="float" office:value="0.127335704880278" calcext:value-type="float">
            <text:p>0.127335704880278</text:p>
          </table:table-cell>
          <table:table-cell office:value-type="float" office:value="0.127316778088269" calcext:value-type="float">
            <text:p>0.127316778088269</text:p>
          </table:table-cell>
          <table:table-cell office:value-type="float" office:value="0.127501177160938" calcext:value-type="float">
            <text:p>0.127501177160938</text:p>
          </table:table-cell>
          <table:table-cell office:value-type="float" office:value="0.12736015210653" calcext:value-type="float">
            <text:p>0.12736015210653</text:p>
          </table:table-cell>
          <table:table-cell office:value-type="float" office:value="0.127280174436612" calcext:value-type="float">
            <text:p>0.127280174436612</text:p>
          </table:table-cell>
          <table:table-cell office:value-type="float" office:value="0.127488566542446" calcext:value-type="float">
            <text:p>0.127488566542446</text:p>
          </table:table-cell>
          <table:table-cell office:value-type="float" office:value="0.127344194666393" calcext:value-type="float">
            <text:p>0.127344194666393</text:p>
          </table:table-cell>
          <table:table-cell office:value-type="float" office:value="0.127571957898345" calcext:value-type="float">
            <text:p>0.127571957898345</text:p>
          </table:table-cell>
          <table:table-cell office:value-type="float" office:value="0.127236720560493" calcext:value-type="float">
            <text:p>0.127236720560493</text:p>
          </table:table-cell>
          <table:table-cell office:value-type="float" office:value="0.127396856289545" calcext:value-type="float">
            <text:p>0.127396856289545</text:p>
          </table:table-cell>
          <table:table-cell office:value-type="float" office:value="0.127371641898616" calcext:value-type="float">
            <text:p>0.127371641898616</text:p>
          </table:table-cell>
          <table:table-cell office:value-type="float" office:value="0.127343058948651" calcext:value-type="float">
            <text:p>0.127343058948651</text:p>
          </table:table-cell>
          <table:table-cell office:value-type="float" office:value="0.12740088213429" calcext:value-type="float">
            <text:p>0.12740088213429</text:p>
          </table:table-cell>
          <table:table-cell office:value-type="float" office:value="0.127295709729004" calcext:value-type="float">
            <text:p>0.127295709729004</text:p>
          </table:table-cell>
          <table:table-cell office:value-type="float" office:value="0.127260903457931" calcext:value-type="float">
            <text:p>0.127260903457931</text:p>
          </table:table-cell>
          <table:table-cell office:value-type="float" office:value="0.127738962450682" calcext:value-type="float">
            <text:p>0.127738962450682</text:p>
          </table:table-cell>
          <table:table-cell office:value-type="float" office:value="0.12739173948978" calcext:value-type="float">
            <text:p>0.12739173948978</text:p>
          </table:table-cell>
          <table:table-cell office:value-type="float" office:value="0.127380331850487" calcext:value-type="float">
            <text:p>0.127380331850487</text:p>
          </table:table-cell>
          <table:table-cell office:value-type="float" office:value="0.127476009705295" calcext:value-type="float">
            <text:p>0.127476009705295</text:p>
          </table:table-cell>
          <table:table-cell office:value-type="float" office:value="0.127359958696215" calcext:value-type="float">
            <text:p>0.127359958696215</text:p>
          </table:table-cell>
          <table:table-cell office:value-type="float" office:value="0.127393718190704" calcext:value-type="float">
            <text:p>0.127393718190704</text:p>
          </table:table-cell>
          <table:table-cell office:value-type="float" office:value="0.127642296095036" calcext:value-type="float">
            <text:p>0.127642296095036</text:p>
          </table:table-cell>
          <table:table-cell office:value-type="float" office:value="0.12754330595356" calcext:value-type="float">
            <text:p>0.12754330595356</text:p>
          </table:table-cell>
          <table:table-cell office:value-type="float" office:value="0.12742341330935" calcext:value-type="float">
            <text:p>0.12742341330935</text:p>
          </table:table-cell>
          <table:table-cell office:value-type="float" office:value="0.12736700211415" calcext:value-type="float">
            <text:p>0.12736700211415</text:p>
          </table:table-cell>
          <table:table-cell office:value-type="float" office:value="0.127360153574838" calcext:value-type="float">
            <text:p>0.127360153574838</text:p>
          </table:table-cell>
          <table:table-cell office:value-type="float" office:value="0.12731961242802" calcext:value-type="float">
            <text:p>0.12731961242802</text:p>
          </table:table-cell>
          <table:table-cell office:value-type="float" office:value="0.127435229011178" calcext:value-type="float">
            <text:p>0.127435229011178</text:p>
          </table:table-cell>
          <table:table-cell office:value-type="float" office:value="0.127553712115042" calcext:value-type="float">
            <text:p>0.127553712115042</text:p>
          </table:table-cell>
          <table:table-cell office:value-type="float" office:value="0.12747529378941" calcext:value-type="float">
            <text:p>0.12747529378941</text:p>
          </table:table-cell>
          <table:table-cell office:value-type="float" office:value="0.127447433248856" calcext:value-type="float">
            <text:p>0.127447433248856</text:p>
          </table:table-cell>
          <table:table-cell office:value-type="float" office:value="0.127202988429723" calcext:value-type="float">
            <text:p>0.127202988429723</text:p>
          </table:table-cell>
          <table:table-cell office:value-type="float" office:value="0.127368183829517" calcext:value-type="float">
            <text:p>0.127368183829517</text:p>
          </table:table-cell>
          <table:table-cell office:value-type="float" office:value="0.127534968076576" calcext:value-type="float">
            <text:p>0.127534968076576</text:p>
          </table:table-cell>
          <table:table-cell office:value-type="float" office:value="0.1274968234553" calcext:value-type="float">
            <text:p>0.1274968234553</text:p>
          </table:table-cell>
          <table:table-cell office:value-type="float" office:value="0.127341074796187" calcext:value-type="float">
            <text:p>0.127341074796187</text:p>
          </table:table-cell>
          <table:table-cell office:value-type="float" office:value="0.127581700540444" calcext:value-type="float">
            <text:p>0.127581700540444</text:p>
          </table:table-cell>
          <table:table-cell office:value-type="float" office:value="0.127191210308849" calcext:value-type="float">
            <text:p>0.127191210308849</text:p>
          </table:table-cell>
          <table:table-cell office:value-type="float" office:value="0.127618930788916" calcext:value-type="float">
            <text:p>0.127618930788916</text:p>
          </table:table-cell>
          <table:table-cell office:value-type="float" office:value="0.127656407958049" calcext:value-type="float">
            <text:p>0.127656407958049</text:p>
          </table:table-cell>
          <table:table-cell office:value-type="float" office:value="0.127313442655807" calcext:value-type="float">
            <text:p>0.127313442655807</text:p>
          </table:table-cell>
          <table:table-cell office:value-type="float" office:value="0.127332889649688" calcext:value-type="float">
            <text:p>0.127332889649688</text:p>
          </table:table-cell>
          <table:table-cell office:value-type="float" office:value="0.127365804934772" calcext:value-type="float">
            <text:p>0.127365804934772</text:p>
          </table:table-cell>
          <table:table-cell office:value-type="float" office:value="0.127290059590113" calcext:value-type="float">
            <text:p>0.127290059590113</text:p>
          </table:table-cell>
          <table:table-cell office:value-type="float" office:value="0.127621989449692" calcext:value-type="float">
            <text:p>0.127621989449692</text:p>
          </table:table-cell>
          <table:table-cell office:value-type="float" office:value="0.127253083602279" calcext:value-type="float">
            <text:p>0.127253083602279</text:p>
          </table:table-cell>
          <table:table-cell office:value-type="float" office:value="0.127403123947114" calcext:value-type="float">
            <text:p>0.127403123947114</text:p>
          </table:table-cell>
          <table:table-cell office:value-type="float" office:value="0.127591674447066" calcext:value-type="float">
            <text:p>0.127591674447066</text:p>
          </table:table-cell>
          <table:table-cell office:value-type="float" office:value="0.127422150718053" calcext:value-type="float">
            <text:p>0.127422150718053</text:p>
          </table:table-cell>
          <table:table-cell office:value-type="float" office:value="0.127335842749091" calcext:value-type="float">
            <text:p>0.127335842749091</text:p>
          </table:table-cell>
          <table:table-cell office:value-type="float" office:value="0.12753288916154" calcext:value-type="float">
            <text:p>0.12753288916154</text:p>
          </table:table-cell>
          <table:table-cell office:value-type="float" office:value="0.127584812781031" calcext:value-type="float">
            <text:p>0.127584812781031</text:p>
          </table:table-cell>
          <table:table-cell office:value-type="float" office:value="0.127528071841438" calcext:value-type="float">
            <text:p>0.127528071841438</text:p>
          </table:table-cell>
          <table:table-cell office:value-type="float" office:value="0.127667347260878" calcext:value-type="float">
            <text:p>0.12766734726087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39105074998978" calcext:value-type="float">
            <text:p>-0.013910507499898</text:p>
          </table:table-cell>
          <table:table-cell office:value-type="float" office:value="-0.0139038015910315" calcext:value-type="float">
            <text:p>-0.013903801591032</text:p>
          </table:table-cell>
          <table:table-cell office:value-type="float" office:value="-0.0138658565764527" calcext:value-type="float">
            <text:p>-0.013865856576453</text:p>
          </table:table-cell>
          <table:table-cell office:value-type="float" office:value="-0.0139027201233147" calcext:value-type="float">
            <text:p>-0.013902720123315</text:p>
          </table:table-cell>
          <table:table-cell office:value-type="float" office:value="-0.0138904257320653" calcext:value-type="float">
            <text:p>-0.013890425732065</text:p>
          </table:table-cell>
          <table:table-cell office:value-type="float" office:value="-0.0138923810891798" calcext:value-type="float">
            <text:p>-0.01389238108918</text:p>
          </table:table-cell>
          <table:table-cell office:value-type="float" office:value="-0.0138937697931892" calcext:value-type="float">
            <text:p>-0.013893769793189</text:p>
          </table:table-cell>
          <table:table-cell office:value-type="float" office:value="-0.0139048230745367" calcext:value-type="float">
            <text:p>-0.013904823074537</text:p>
          </table:table-cell>
          <table:table-cell office:value-type="float" office:value="-0.0137309474970498" calcext:value-type="float">
            <text:p>-0.01373094749705</text:p>
          </table:table-cell>
          <table:table-cell office:value-type="float" office:value="-0.013868800017377" calcext:value-type="float">
            <text:p>-0.013868800017377</text:p>
          </table:table-cell>
          <table:table-cell office:value-type="float" office:value="-0.0139037541489201" calcext:value-type="float">
            <text:p>-0.01390375414892</text:p>
          </table:table-cell>
          <table:table-cell office:value-type="float" office:value="-0.0138867610607184" calcext:value-type="float">
            <text:p>-0.013886761060718</text:p>
          </table:table-cell>
          <table:table-cell office:value-type="float" office:value="-0.0139096622188582" calcext:value-type="float">
            <text:p>-0.013909662218858</text:p>
          </table:table-cell>
          <table:table-cell office:value-type="float" office:value="-0.0138892589292503" calcext:value-type="float">
            <text:p>-0.01388925892925</text:p>
          </table:table-cell>
          <table:table-cell office:value-type="float" office:value="-0.0136972941339053" calcext:value-type="float">
            <text:p>-0.013697294133905</text:p>
          </table:table-cell>
          <table:table-cell office:value-type="float" office:value="-0.0138783037089884" calcext:value-type="float">
            <text:p>-0.013878303708988</text:p>
          </table:table-cell>
          <table:table-cell office:value-type="float" office:value="-0.0139039785207611" calcext:value-type="float">
            <text:p>-0.013903978520761</text:p>
          </table:table-cell>
          <table:table-cell office:value-type="float" office:value="-0.0138843598342758" calcext:value-type="float">
            <text:p>-0.013884359834276</text:p>
          </table:table-cell>
          <table:table-cell office:value-type="float" office:value="-0.0139000593815387" calcext:value-type="float">
            <text:p>-0.013900059381539</text:p>
          </table:table-cell>
          <table:table-cell office:value-type="float" office:value="-0.013877570406724" calcext:value-type="float">
            <text:p>-0.013877570406724</text:p>
          </table:table-cell>
          <table:table-cell office:value-type="float" office:value="-0.0138773103268404" calcext:value-type="float">
            <text:p>-0.013877310326841</text:p>
          </table:table-cell>
          <table:table-cell office:value-type="float" office:value="-0.0138971721915606" calcext:value-type="float">
            <text:p>-0.013897172191561</text:p>
          </table:table-cell>
          <table:table-cell office:value-type="float" office:value="-0.0138847930681235" calcext:value-type="float">
            <text:p>-0.013884793068124</text:p>
          </table:table-cell>
          <table:table-cell office:value-type="float" office:value="-0.0137296143781878" calcext:value-type="float">
            <text:p>-0.013729614378188</text:p>
          </table:table-cell>
          <table:table-cell office:value-type="float" office:value="-0.0139127137344513" calcext:value-type="float">
            <text:p>-0.013912713734451</text:p>
          </table:table-cell>
          <table:table-cell office:value-type="float" office:value="-0.0139120213985965" calcext:value-type="float">
            <text:p>-0.013912021398597</text:p>
          </table:table-cell>
          <table:table-cell office:value-type="float" office:value="-0.0138203317181303" calcext:value-type="float">
            <text:p>-0.01382033171813</text:p>
          </table:table-cell>
          <table:table-cell office:value-type="float" office:value="-0.0138686230959076" calcext:value-type="float">
            <text:p>-0.013868623095908</text:p>
          </table:table-cell>
          <table:table-cell office:value-type="float" office:value="-0.0138877300673737" calcext:value-type="float">
            <text:p>-0.013887730067374</text:p>
          </table:table-cell>
          <table:table-cell office:value-type="float" office:value="-0.0138881954783651" calcext:value-type="float">
            <text:p>-0.013888195478365</text:p>
          </table:table-cell>
          <table:table-cell office:value-type="float" office:value="-0.0139127115304671" calcext:value-type="float">
            <text:p>-0.013912711530467</text:p>
          </table:table-cell>
          <table:table-cell office:value-type="float" office:value="-0.0138792359896122" calcext:value-type="float">
            <text:p>-0.013879235989612</text:p>
          </table:table-cell>
          <table:table-cell office:value-type="float" office:value="-0.013840928036752" calcext:value-type="float">
            <text:p>-0.013840928036752</text:p>
          </table:table-cell>
          <table:table-cell office:value-type="float" office:value="-0.0138790048018153" calcext:value-type="float">
            <text:p>-0.013879004801815</text:p>
          </table:table-cell>
          <table:table-cell office:value-type="float" office:value="-0.01385995660693" calcext:value-type="float">
            <text:p>-0.01385995660693</text:p>
          </table:table-cell>
          <table:table-cell office:value-type="float" office:value="-0.0138518567292622" calcext:value-type="float">
            <text:p>-0.013851856729262</text:p>
          </table:table-cell>
          <table:table-cell office:value-type="float" office:value="-0.0138572464646899" calcext:value-type="float">
            <text:p>-0.01385724646469</text:p>
          </table:table-cell>
          <table:table-cell office:value-type="float" office:value="-0.013794963845616" calcext:value-type="float">
            <text:p>-0.013794963845616</text:p>
          </table:table-cell>
          <table:table-cell office:value-type="float" office:value="-0.0137944213227812" calcext:value-type="float">
            <text:p>-0.013794421322781</text:p>
          </table:table-cell>
          <table:table-cell office:value-type="float" office:value="-0.0138039974393594" calcext:value-type="float">
            <text:p>-0.01380399743936</text:p>
          </table:table-cell>
          <table:table-cell office:value-type="float" office:value="-0.013789532535412" calcext:value-type="float">
            <text:p>-0.013789532535412</text:p>
          </table:table-cell>
          <table:table-cell office:value-type="float" office:value="-0.014304686738744" calcext:value-type="float">
            <text:p>-0.014304686738744</text:p>
          </table:table-cell>
          <table:table-cell office:value-type="float" office:value="-0.0141802335757301" calcext:value-type="float">
            <text:p>-0.01418023357573</text:p>
          </table:table-cell>
          <table:table-cell office:value-type="float" office:value="-0.0160749008991695" calcext:value-type="float">
            <text:p>-0.01607490089917</text:p>
          </table:table-cell>
          <table:table-cell office:value-type="float" office:value="-0.0180583612404282" calcext:value-type="float">
            <text:p>-0.018058361240428</text:p>
          </table:table-cell>
          <table:table-cell office:value-type="float" office:value="-0.013971163512727" calcext:value-type="float">
            <text:p>-0.013971163512727</text:p>
          </table:table-cell>
          <table:table-cell office:value-type="float" office:value="-0.0138449353456282" calcext:value-type="float">
            <text:p>-0.013844935345628</text:p>
          </table:table-cell>
          <table:table-cell office:value-type="float" office:value="-0.0159563310703523" calcext:value-type="float">
            <text:p>-0.015956331070352</text:p>
          </table:table-cell>
          <table:table-cell office:value-type="float" office:value="-0.0219118349573157" calcext:value-type="float">
            <text:p>-0.021911834957316</text:p>
          </table:table-cell>
          <table:table-cell office:value-type="float" office:value="-0.0220947264374979" calcext:value-type="float">
            <text:p>-0.022094726437498</text:p>
          </table:table-cell>
          <table:table-cell office:value-type="float" office:value="-0.0180583563974028" calcext:value-type="float">
            <text:p>-0.018058356397403</text:p>
          </table:table-cell>
          <table:table-cell office:value-type="float" office:value="-0.0171678231513946" calcext:value-type="float">
            <text:p>-0.017167823151395</text:p>
          </table:table-cell>
          <table:table-cell office:value-type="float" office:value="-0.0208116910289043" calcext:value-type="float">
            <text:p>-0.020811691028904</text:p>
          </table:table-cell>
          <table:table-cell office:value-type="float" office:value="-0.0201347350290321" calcext:value-type="float">
            <text:p>-0.020134735029032</text:p>
          </table:table-cell>
          <table:table-cell office:value-type="float" office:value="-0.0199360114517686" calcext:value-type="float">
            <text:p>-0.019936011451769</text:p>
          </table:table-cell>
          <table:table-cell office:value-type="float" office:value="-0.0193155541399324" calcext:value-type="float">
            <text:p>-0.019315554139932</text:p>
          </table:table-cell>
          <table:table-cell office:value-type="float" office:value="-0.0221312600372384" calcext:value-type="float">
            <text:p>-0.022131260037238</text:p>
          </table:table-cell>
          <table:table-cell office:value-type="float" office:value="-0.0248729975703566" calcext:value-type="float">
            <text:p>-0.024872997570357</text:p>
          </table:table-cell>
          <table:table-cell office:value-type="float" office:value="-0.0260898477321832" calcext:value-type="float">
            <text:p>-0.026089847732183</text:p>
          </table:table-cell>
          <table:table-cell office:value-type="float" office:value="-0.0263711607672033" calcext:value-type="float">
            <text:p>-0.026371160767203</text:p>
          </table:table-cell>
          <table:table-cell office:value-type="float" office:value="-0.0244103310507752" calcext:value-type="float">
            <text:p>-0.024410331050775</text:p>
          </table:table-cell>
          <table:table-cell office:value-type="float" office:value="-0.0223225849155159" calcext:value-type="float">
            <text:p>-0.022322584915516</text:p>
          </table:table-cell>
          <table:table-cell office:value-type="float" office:value="-0.0223230945781562" calcext:value-type="float">
            <text:p>-0.022323094578156</text:p>
          </table:table-cell>
          <table:table-cell office:value-type="float" office:value="-0.0194989095435922" calcext:value-type="float">
            <text:p>-0.019498909543592</text:p>
          </table:table-cell>
          <table:table-cell office:value-type="float" office:value="-0.0208328375562394" calcext:value-type="float">
            <text:p>-0.020832837556239</text:p>
          </table:table-cell>
          <table:table-cell office:value-type="float" office:value="-0.0219655339392482" calcext:value-type="float">
            <text:p>-0.021965533939248</text:p>
          </table:table-cell>
          <table:table-cell office:value-type="float" office:value="-0.022446954925123" calcext:value-type="float">
            <text:p>-0.022446954925123</text:p>
          </table:table-cell>
          <table:table-cell office:value-type="float" office:value="-0.0219324606833253" calcext:value-type="float">
            <text:p>-0.021932460683325</text:p>
          </table:table-cell>
          <table:table-cell office:value-type="float" office:value="-0.0209011459111825" calcext:value-type="float">
            <text:p>-0.020901145911183</text:p>
          </table:table-cell>
          <table:table-cell office:value-type="float" office:value="-0.0184207134166096" calcext:value-type="float">
            <text:p>-0.01842071341661</text:p>
          </table:table-cell>
          <table:table-cell office:value-type="float" office:value="-0.0199087515353068" calcext:value-type="float">
            <text:p>-0.019908751535307</text:p>
          </table:table-cell>
          <table:table-cell office:value-type="float" office:value="-0.0229147603779506" calcext:value-type="float">
            <text:p>-0.022914760377951</text:p>
          </table:table-cell>
          <table:table-cell office:value-type="float" office:value="-0.0246569024910288" calcext:value-type="float">
            <text:p>-0.024656902491029</text:p>
          </table:table-cell>
          <table:table-cell office:value-type="float" office:value="-0.0251291691561043" calcext:value-type="float">
            <text:p>-0.025129169156104</text:p>
          </table:table-cell>
          <table:table-cell office:value-type="float" office:value="-0.0236080122327265" calcext:value-type="float">
            <text:p>-0.023608012232727</text:p>
          </table:table-cell>
          <table:table-cell office:value-type="float" office:value="-0.0201362431922202" calcext:value-type="float">
            <text:p>-0.02013624319222</text:p>
          </table:table-cell>
          <table:table-cell office:value-type="float" office:value="-0.0191110525560114" calcext:value-type="float">
            <text:p>-0.019111052556011</text:p>
          </table:table-cell>
          <table:table-cell office:value-type="float" office:value="-0.0212588238575547" calcext:value-type="float">
            <text:p>-0.021258823857555</text:p>
          </table:table-cell>
          <table:table-cell office:value-type="float" office:value="-0.0225011894023273" calcext:value-type="float">
            <text:p>-0.022501189402327</text:p>
          </table:table-cell>
          <table:table-cell office:value-type="float" office:value="-0.0217154640721416" calcext:value-type="float">
            <text:p>-0.021715464072142</text:p>
          </table:table-cell>
          <table:table-cell office:value-type="float" office:value="-0.0203365393666103" calcext:value-type="float">
            <text:p>-0.02033653936661</text:p>
          </table:table-cell>
          <table:table-cell office:value-type="float" office:value="-0.0208726678838536" calcext:value-type="float">
            <text:p>-0.020872667883854</text:p>
          </table:table-cell>
          <table:table-cell office:value-type="float" office:value="-0.0181218412331991" calcext:value-type="float">
            <text:p>-0.018121841233199</text:p>
          </table:table-cell>
          <table:table-cell office:value-type="float" office:value="-0.0219365737463698" calcext:value-type="float">
            <text:p>-0.02193657374637</text:p>
          </table:table-cell>
          <table:table-cell office:value-type="float" office:value="-0.0223358273888904" calcext:value-type="float">
            <text:p>-0.02233582738889</text:p>
          </table:table-cell>
          <table:table-cell office:value-type="float" office:value="-0.0200338544545609" calcext:value-type="float">
            <text:p>-0.020033854454561</text:p>
          </table:table-cell>
          <table:table-cell office:value-type="float" office:value="-0.0215637742620071" calcext:value-type="float">
            <text:p>-0.021563774262007</text:p>
          </table:table-cell>
          <table:table-cell office:value-type="float" office:value="-0.0230591132884972" calcext:value-type="float">
            <text:p>-0.023059113288497</text:p>
          </table:table-cell>
          <table:table-cell office:value-type="float" office:value="-0.0211211467483941" calcext:value-type="float">
            <text:p>-0.021121146748394</text:p>
          </table:table-cell>
          <table:table-cell office:value-type="float" office:value="-0.0187295884511314" calcext:value-type="float">
            <text:p>-0.018729588451132</text:p>
          </table:table-cell>
          <table:table-cell office:value-type="float" office:value="-0.0160389277728173" calcext:value-type="float">
            <text:p>-0.016038927772817</text:p>
          </table:table-cell>
          <table:table-cell office:value-type="float" office:value="-0.0163492952852126" calcext:value-type="float">
            <text:p>-0.016349295285213</text:p>
          </table:table-cell>
          <table:table-cell office:value-type="float" office:value="-0.0188949511481746" calcext:value-type="float">
            <text:p>-0.018894951148175</text:p>
          </table:table-cell>
          <table:table-cell office:value-type="float" office:value="-0.0190675696269184" calcext:value-type="float">
            <text:p>-0.019067569626918</text:p>
          </table:table-cell>
          <table:table-cell office:value-type="float" office:value="-0.0198622250466778" calcext:value-type="float">
            <text:p>-0.019862225046678</text:p>
          </table:table-cell>
          <table:table-cell office:value-type="float" office:value="-0.0219399535607022" calcext:value-type="float">
            <text:p>-0.021939953560702</text:p>
          </table:table-cell>
          <table:table-cell office:value-type="float" office:value="-0.0204624529494719" calcext:value-type="float">
            <text:p>-0.020462452949472</text:p>
          </table:table-cell>
          <table:table-cell office:value-type="float" office:value="-0.0182298218393291" calcext:value-type="float">
            <text:p>-0.018229821839329</text:p>
          </table:table-cell>
          <table:table-cell office:value-type="float" office:value="-0.0168581661477527" calcext:value-type="float">
            <text:p>-0.016858166147753</text:p>
          </table:table-cell>
          <table:table-cell office:value-type="float" office:value="-0.0148929460816583" calcext:value-type="float">
            <text:p>-0.014892946081658</text:p>
          </table:table-cell>
          <table:table-cell office:value-type="float" office:value="-0.0212994058243728" calcext:value-type="float">
            <text:p>-0.021299405824373</text:p>
          </table:table-cell>
          <table:table-cell office:value-type="float" office:value="-0.0229601213033078" calcext:value-type="float">
            <text:p>-0.022960121303308</text:p>
          </table:table-cell>
          <table:table-cell office:value-type="float" office:value="-0.0178941181981071" calcext:value-type="float">
            <text:p>-0.017894118198107</text:p>
          </table:table-cell>
          <table:table-cell office:value-type="float" office:value="-0.0178457172732623" calcext:value-type="float">
            <text:p>-0.017845717273262</text:p>
          </table:table-cell>
          <table:table-cell office:value-type="float" office:value="-0.0164877756355218" calcext:value-type="float">
            <text:p>-0.016487775635522</text:p>
          </table:table-cell>
          <table:table-cell office:value-type="float" office:value="-0.0191392036669506" calcext:value-type="float">
            <text:p>-0.019139203666951</text:p>
          </table:table-cell>
          <table:table-cell office:value-type="float" office:value="-0.0203317292485085" calcext:value-type="float">
            <text:p>-0.020331729248509</text:p>
          </table:table-cell>
          <table:table-cell office:value-type="float" office:value="-0.0161725919740163" calcext:value-type="float">
            <text:p>-0.016172591974016</text:p>
          </table:table-cell>
          <table:table-cell office:value-type="float" office:value="-0.0172874860978279" calcext:value-type="float">
            <text:p>-0.017287486097828</text:p>
          </table:table-cell>
          <table:table-cell office:value-type="float" office:value="-0.0184177162471739" calcext:value-type="float">
            <text:p>-0.018417716247174</text:p>
          </table:table-cell>
          <table:table-cell office:value-type="float" office:value="-0.0214335075887738" calcext:value-type="float">
            <text:p>-0.021433507588774</text:p>
          </table:table-cell>
          <table:table-cell office:value-type="float" office:value="-0.0254768266327333" calcext:value-type="float">
            <text:p>-0.025476826632733</text:p>
          </table:table-cell>
          <table:table-cell office:value-type="float" office:value="-0.0220128232704647" calcext:value-type="float">
            <text:p>-0.022012823270465</text:p>
          </table:table-cell>
          <table:table-cell office:value-type="float" office:value="-0.0217571388443719" calcext:value-type="float">
            <text:p>-0.021757138844372</text:p>
          </table:table-cell>
          <table:table-cell office:value-type="float" office:value="-0.0219341188327465" calcext:value-type="float">
            <text:p>-0.021934118832747</text:p>
          </table:table-cell>
          <table:table-cell office:value-type="float" office:value="-0.0199282488701278" calcext:value-type="float">
            <text:p>-0.019928248870128</text:p>
          </table:table-cell>
          <table:table-cell office:value-type="float" office:value="-0.0224673741007251" calcext:value-type="float">
            <text:p>-0.022467374100725</text:p>
          </table:table-cell>
          <table:table-cell office:value-type="float" office:value="-0.0229067057795256" calcext:value-type="float">
            <text:p>-0.022906705779526</text:p>
          </table:table-cell>
          <table:table-cell office:value-type="float" office:value="-0.0191633180255137" calcext:value-type="float">
            <text:p>-0.019163318025514</text:p>
          </table:table-cell>
          <table:table-cell office:value-type="float" office:value="-0.0192402640565999" calcext:value-type="float">
            <text:p>-0.0192402640566</text:p>
          </table:table-cell>
          <table:table-cell office:value-type="float" office:value="-0.0203195608135158" calcext:value-type="float">
            <text:p>-0.020319560813516</text:p>
          </table:table-cell>
          <table:table-cell office:value-type="float" office:value="-0.0260036673100132" calcext:value-type="float">
            <text:p>-0.026003667310013</text:p>
          </table:table-cell>
          <table:table-cell office:value-type="float" office:value="-0.0279756026664359" calcext:value-type="float">
            <text:p>-0.027975602666436</text:p>
          </table:table-cell>
          <table:table-cell office:value-type="float" office:value="-0.0277417227534039" calcext:value-type="float">
            <text:p>-0.027741722753404</text:p>
          </table:table-cell>
          <table:table-cell office:value-type="float" office:value="-0.0252431961435208" calcext:value-type="float">
            <text:p>-0.025243196143521</text:p>
          </table:table-cell>
          <table:table-cell office:value-type="float" office:value="-0.0249197033167546" calcext:value-type="float">
            <text:p>-0.024919703316755</text:p>
          </table:table-cell>
          <table:table-cell office:value-type="float" office:value="-0.0233776079920338" calcext:value-type="float">
            <text:p>-0.023377607992034</text:p>
          </table:table-cell>
          <table:table-cell office:value-type="float" office:value="-0.0210082029194228" calcext:value-type="float">
            <text:p>-0.021008202919423</text:p>
          </table:table-cell>
          <table:table-cell office:value-type="float" office:value="-0.0235259780048566" calcext:value-type="float">
            <text:p>-0.023525978004857</text:p>
          </table:table-cell>
          <table:table-cell office:value-type="float" office:value="-0.0238052491636853" calcext:value-type="float">
            <text:p>-0.023805249163685</text:p>
          </table:table-cell>
          <table:table-cell office:value-type="float" office:value="-0.024630856855905" calcext:value-type="float">
            <text:p>-0.024630856855905</text:p>
          </table:table-cell>
          <table:table-cell office:value-type="float" office:value="-0.0212893337751616" calcext:value-type="float">
            <text:p>-0.021289333775162</text:p>
          </table:table-cell>
          <table:table-cell office:value-type="float" office:value="-0.020822075387476" calcext:value-type="float">
            <text:p>-0.020822075387476</text:p>
          </table:table-cell>
          <table:table-cell office:value-type="float" office:value="-0.0217910535120101" calcext:value-type="float">
            <text:p>-0.02179105351201</text:p>
          </table:table-cell>
          <table:table-cell office:value-type="float" office:value="-0.0248107725430218" calcext:value-type="float">
            <text:p>-0.024810772543022</text:p>
          </table:table-cell>
          <table:table-cell office:value-type="float" office:value="-0.0258894004000056" calcext:value-type="float">
            <text:p>-0.025889400400006</text:p>
          </table:table-cell>
          <table:table-cell office:value-type="float" office:value="-0.0270479957530302" calcext:value-type="float">
            <text:p>-0.02704799575303</text:p>
          </table:table-cell>
          <table:table-cell office:value-type="float" office:value="-0.0261842360552523" calcext:value-type="float">
            <text:p>-0.026184236055252</text:p>
          </table:table-cell>
          <table:table-cell office:value-type="float" office:value="-0.023206540884835" calcext:value-type="float">
            <text:p>-0.023206540884835</text:p>
          </table:table-cell>
          <table:table-cell office:value-type="float" office:value="-0.0219586572180806" calcext:value-type="float">
            <text:p>-0.021958657218081</text:p>
          </table:table-cell>
          <table:table-cell office:value-type="float" office:value="-0.0206987870651172" calcext:value-type="float">
            <text:p>-0.020698787065117</text:p>
          </table:table-cell>
          <table:table-cell office:value-type="float" office:value="-0.0206156013399917" calcext:value-type="float">
            <text:p>-0.020615601339992</text:p>
          </table:table-cell>
          <table:table-cell office:value-type="float" office:value="-0.0241664714254526" calcext:value-type="float">
            <text:p>-0.024166471425453</text:p>
          </table:table-cell>
          <table:table-cell office:value-type="float" office:value="-0.0216129134349002" calcext:value-type="float">
            <text:p>-0.0216129134349</text:p>
          </table:table-cell>
          <table:table-cell office:value-type="float" office:value="-0.0209554775030106" calcext:value-type="float">
            <text:p>-0.020955477503011</text:p>
          </table:table-cell>
          <table:table-cell office:value-type="float" office:value="-0.0212454643390994" calcext:value-type="float">
            <text:p>-0.021245464339099</text:p>
          </table:table-cell>
          <table:table-cell office:value-type="float" office:value="-0.0200697714613199" calcext:value-type="float">
            <text:p>-0.02006977146132</text:p>
          </table:table-cell>
          <table:table-cell office:value-type="float" office:value="-0.0223440477879715" calcext:value-type="float">
            <text:p>-0.022344047787972</text:p>
          </table:table-cell>
          <table:table-cell office:value-type="float" office:value="-0.0248819335443122" calcext:value-type="float">
            <text:p>-0.024881933544312</text:p>
          </table:table-cell>
          <table:table-cell office:value-type="float" office:value="-0.0258897588681123" calcext:value-type="float">
            <text:p>-0.025889758868112</text:p>
          </table:table-cell>
          <table:table-cell office:value-type="float" office:value="-0.0237548523627498" calcext:value-type="float">
            <text:p>-0.02375485236275</text:p>
          </table:table-cell>
          <table:table-cell office:value-type="float" office:value="-0.0232780277197107" calcext:value-type="float">
            <text:p>-0.023278027719711</text:p>
          </table:table-cell>
          <table:table-cell office:value-type="float" office:value="-0.024770160286835" calcext:value-type="float">
            <text:p>-0.024770160286835</text:p>
          </table:table-cell>
          <table:table-cell office:value-type="float" office:value="-0.0261275551697487" calcext:value-type="float">
            <text:p>-0.026127555169749</text:p>
          </table:table-cell>
          <table:table-cell office:value-type="float" office:value="-0.0243697854793158" calcext:value-type="float">
            <text:p>-0.024369785479316</text:p>
          </table:table-cell>
          <table:table-cell office:value-type="float" office:value="-0.0247246866912352" calcext:value-type="float">
            <text:p>-0.024724686691235</text:p>
          </table:table-cell>
          <table:table-cell office:value-type="float" office:value="-0.0235344277346246" calcext:value-type="float">
            <text:p>-0.023534427734625</text:p>
          </table:table-cell>
          <table:table-cell office:value-type="float" office:value="-0.0244777887532626" calcext:value-type="float">
            <text:p>-0.024477788753263</text:p>
          </table:table-cell>
          <table:table-cell office:value-type="float" office:value="-0.0258590564827266" calcext:value-type="float">
            <text:p>-0.025859056482727</text:p>
          </table:table-cell>
          <table:table-cell office:value-type="float" office:value="-0.0263527341021055" calcext:value-type="float">
            <text:p>-0.026352734102106</text:p>
          </table:table-cell>
          <table:table-cell office:value-type="float" office:value="-0.0262306581104829" calcext:value-type="float">
            <text:p>-0.026230658110483</text:p>
          </table:table-cell>
          <table:table-cell office:value-type="float" office:value="-0.0269236470977983" calcext:value-type="float">
            <text:p>-0.026923647097798</text:p>
          </table:table-cell>
          <table:table-cell office:value-type="float" office:value="-0.0267181486422457" calcext:value-type="float">
            <text:p>-0.026718148642246</text:p>
          </table:table-cell>
          <table:table-cell office:value-type="float" office:value="-0.02470093596079" calcext:value-type="float">
            <text:p>-0.02470093596079</text:p>
          </table:table-cell>
          <table:table-cell office:value-type="float" office:value="-0.0223360175067399" calcext:value-type="float">
            <text:p>-0.02233601750674</text:p>
          </table:table-cell>
          <table:table-cell office:value-type="float" office:value="-0.0231009863706053" calcext:value-type="float">
            <text:p>-0.023100986370605</text:p>
          </table:table-cell>
          <table:table-cell office:value-type="float" office:value="-0.0215055912620743" calcext:value-type="float">
            <text:p>-0.021505591262074</text:p>
          </table:table-cell>
          <table:table-cell office:value-type="float" office:value="-0.020990962889142" calcext:value-type="float">
            <text:p>-0.020990962889142</text:p>
          </table:table-cell>
          <table:table-cell office:value-type="float" office:value="-0.0231872116438457" calcext:value-type="float">
            <text:p>-0.023187211643846</text:p>
          </table:table-cell>
          <table:table-cell office:value-type="float" office:value="-0.022885804427414" calcext:value-type="float">
            <text:p>-0.022885804427414</text:p>
          </table:table-cell>
          <table:table-cell office:value-type="float" office:value="-0.0237835850481958" calcext:value-type="float">
            <text:p>-0.023783585048196</text:p>
          </table:table-cell>
          <table:table-cell office:value-type="float" office:value="-0.0237206473532099" calcext:value-type="float">
            <text:p>-0.02372064735321</text:p>
          </table:table-cell>
          <table:table-cell office:value-type="float" office:value="-0.0226660107026229" calcext:value-type="float">
            <text:p>-0.022666010702623</text:p>
          </table:table-cell>
          <table:table-cell office:value-type="float" office:value="-0.0202737371077491" calcext:value-type="float">
            <text:p>-0.020273737107749</text:p>
          </table:table-cell>
          <table:table-cell office:value-type="float" office:value="-0.0201750236703498" calcext:value-type="float">
            <text:p>-0.02017502367035</text:p>
          </table:table-cell>
          <table:table-cell office:value-type="float" office:value="-0.0187714990079841" calcext:value-type="float">
            <text:p>-0.018771499007984</text:p>
          </table:table-cell>
          <table:table-cell office:value-type="float" office:value="-0.0245738281834134" calcext:value-type="float">
            <text:p>-0.024573828183413</text:p>
          </table:table-cell>
          <table:table-cell office:value-type="float" office:value="-0.0240276611416104" calcext:value-type="float">
            <text:p>-0.024027661141611</text:p>
          </table:table-cell>
          <table:table-cell office:value-type="float" office:value="-0.0204107814464277" calcext:value-type="float">
            <text:p>-0.020410781446428</text:p>
          </table:table-cell>
          <table:table-cell office:value-type="float" office:value="-0.0203805194382289" calcext:value-type="float">
            <text:p>-0.020380519438229</text:p>
          </table:table-cell>
          <table:table-cell office:value-type="float" office:value="-0.0182952917412556" calcext:value-type="float">
            <text:p>-0.018295291741256</text:p>
          </table:table-cell>
          <table:table-cell office:value-type="float" office:value="-0.0195849498999463" calcext:value-type="float">
            <text:p>-0.019584949899946</text:p>
          </table:table-cell>
          <table:table-cell office:value-type="float" office:value="-0.0208938930088359" calcext:value-type="float">
            <text:p>-0.020893893008836</text:p>
          </table:table-cell>
          <table:table-cell office:value-type="float" office:value="-0.0226560775794622" calcext:value-type="float">
            <text:p>-0.022656077579462</text:p>
          </table:table-cell>
          <table:table-cell office:value-type="float" office:value="-0.0194258904125614" calcext:value-type="float">
            <text:p>-0.019425890412562</text:p>
          </table:table-cell>
          <table:table-cell office:value-type="float" office:value="-0.0190079608886345" calcext:value-type="float">
            <text:p>-0.019007960888635</text:p>
          </table:table-cell>
          <table:table-cell office:value-type="float" office:value="-0.0193919115500848" calcext:value-type="float">
            <text:p>-0.019391911550085</text:p>
          </table:table-cell>
          <table:table-cell office:value-type="float" office:value="-0.0256382683836311" calcext:value-type="float">
            <text:p>-0.025638268383631</text:p>
          </table:table-cell>
          <table:table-cell office:value-type="float" office:value="-0.0270292683011277" calcext:value-type="float">
            <text:p>-0.027029268301128</text:p>
          </table:table-cell>
          <table:table-cell office:value-type="float" office:value="-0.0242700001251067" calcext:value-type="float">
            <text:p>-0.024270000125107</text:p>
          </table:table-cell>
          <table:table-cell office:value-type="float" office:value="-0.02326745951459" calcext:value-type="float">
            <text:p>-0.02326745951459</text:p>
          </table:table-cell>
          <table:table-cell office:value-type="float" office:value="-0.0214955025394201" calcext:value-type="float">
            <text:p>-0.02149550253942</text:p>
          </table:table-cell>
          <table:table-cell office:value-type="float" office:value="-0.0200625476759666" calcext:value-type="float">
            <text:p>-0.020062547675967</text:p>
          </table:table-cell>
          <table:table-cell office:value-type="float" office:value="-0.0223500663243628" calcext:value-type="float">
            <text:p>-0.022350066324363</text:p>
          </table:table-cell>
          <table:table-cell office:value-type="float" office:value="-0.0231432712980274" calcext:value-type="float">
            <text:p>-0.023143271298027</text:p>
          </table:table-cell>
          <table:table-cell office:value-type="float" office:value="-0.0228918734589171" calcext:value-type="float">
            <text:p>-0.022891873458917</text:p>
          </table:table-cell>
          <table:table-cell office:value-type="float" office:value="-0.021169891865935" calcext:value-type="float">
            <text:p>-0.021169891865935</text:p>
          </table:table-cell>
          <table:table-cell office:value-type="float" office:value="-0.0197126490368696" calcext:value-type="float">
            <text:p>-0.01971264903687</text:p>
          </table:table-cell>
          <table:table-cell office:value-type="float" office:value="-0.0194021513406337" calcext:value-type="float">
            <text:p>-0.019402151340634</text:p>
          </table:table-cell>
          <table:table-cell office:value-type="float" office:value="-0.0240947444091758" calcext:value-type="float">
            <text:p>-0.024094744409176</text:p>
          </table:table-cell>
          <table:table-cell office:value-type="float" office:value="-0.0224573136042842" calcext:value-type="float">
            <text:p>-0.022457313604284</text:p>
          </table:table-cell>
          <table:table-cell office:value-type="float" office:value="-0.0235045646852588" calcext:value-type="float">
            <text:p>-0.023504564685259</text:p>
          </table:table-cell>
          <table:table-cell office:value-type="float" office:value="-0.023747001814233" calcext:value-type="float">
            <text:p>-0.023747001814233</text:p>
          </table:table-cell>
          <table:table-cell office:value-type="float" office:value="-0.0231090152508076" calcext:value-type="float">
            <text:p>-0.023109015250808</text:p>
          </table:table-cell>
          <table:table-cell office:value-type="float" office:value="-0.0207306633875232" calcext:value-type="float">
            <text:p>-0.020730663387523</text:p>
          </table:table-cell>
          <table:table-cell office:value-type="float" office:value="-0.0225835512878607" calcext:value-type="float">
            <text:p>-0.022583551287861</text:p>
          </table:table-cell>
          <table:table-cell office:value-type="float" office:value="-0.0219890760344145" calcext:value-type="float">
            <text:p>-0.021989076034415</text:p>
          </table:table-cell>
          <table:table-cell office:value-type="float" office:value="-0.0220184405457083" calcext:value-type="float">
            <text:p>-0.022018440545708</text:p>
          </table:table-cell>
          <table:table-cell office:value-type="float" office:value="-0.023012585286325" calcext:value-type="float">
            <text:p>-0.023012585286325</text:p>
          </table:table-cell>
          <table:table-cell office:value-type="float" office:value="-0.0207197474855621" calcext:value-type="float">
            <text:p>-0.020719747485562</text:p>
          </table:table-cell>
          <table:table-cell office:value-type="float" office:value="-0.0201087148555255" calcext:value-type="float">
            <text:p>-0.020108714855526</text:p>
          </table:table-cell>
          <table:table-cell office:value-type="float" office:value="-0.019536660927584" calcext:value-type="float">
            <text:p>-0.019536660927584</text:p>
          </table:table-cell>
          <table:table-cell office:value-type="float" office:value="-0.0191447936364895" calcext:value-type="float">
            <text:p>-0.01914479363649</text:p>
          </table:table-cell>
          <table:table-cell office:value-type="float" office:value="-0.0220999248185504" calcext:value-type="float">
            <text:p>-0.022099924818551</text:p>
          </table:table-cell>
          <table:table-cell office:value-type="float" office:value="-0.0271683189051395" calcext:value-type="float">
            <text:p>-0.02716831890514</text:p>
          </table:table-cell>
          <table:table-cell office:value-type="float" office:value="-0.0217641886380725" calcext:value-type="float">
            <text:p>-0.021764188638073</text:p>
          </table:table-cell>
          <table:table-cell office:value-type="float" office:value="-0.0208501334352953" calcext:value-type="float">
            <text:p>-0.020850133435295</text:p>
          </table:table-cell>
          <table:table-cell office:value-type="float" office:value="-0.0197547305199502" calcext:value-type="float">
            <text:p>-0.01975473051995</text:p>
          </table:table-cell>
          <table:table-cell office:value-type="float" office:value="-0.0215459805422667" calcext:value-type="float">
            <text:p>-0.021545980542267</text:p>
          </table:table-cell>
          <table:table-cell office:value-type="float" office:value="-0.0215913357266124" calcext:value-type="float">
            <text:p>-0.021591335726612</text:p>
          </table:table-cell>
          <table:table-cell office:value-type="float" office:value="-0.0239518422987597" calcext:value-type="float">
            <text:p>-0.02395184229876</text:p>
          </table:table-cell>
          <table:table-cell office:value-type="float" office:value="-0.0269123157900795" calcext:value-type="float">
            <text:p>-0.02691231579008</text:p>
          </table:table-cell>
          <table:table-cell office:value-type="float" office:value="-0.0233211486471798" calcext:value-type="float">
            <text:p>-0.02332114864718</text:p>
          </table:table-cell>
          <table:table-cell office:value-type="float" office:value="-0.0214429349200345" calcext:value-type="float">
            <text:p>-0.021442934920035</text:p>
          </table:table-cell>
          <table:table-cell office:value-type="float" office:value="-0.0209761191045294" calcext:value-type="float">
            <text:p>-0.02097611910453</text:p>
          </table:table-cell>
          <table:table-cell office:value-type="float" office:value="-0.0232793205120638" calcext:value-type="float">
            <text:p>-0.023279320512064</text:p>
          </table:table-cell>
          <table:table-cell office:value-type="float" office:value="-0.0262152176969246" calcext:value-type="float">
            <text:p>-0.026215217696925</text:p>
          </table:table-cell>
          <table:table-cell office:value-type="float" office:value="-0.0298554837839069" calcext:value-type="float">
            <text:p>-0.029855483783907</text:p>
          </table:table-cell>
          <table:table-cell office:value-type="float" office:value="-0.0235997626334591" calcext:value-type="float">
            <text:p>-0.023599762633459</text:p>
          </table:table-cell>
          <table:table-cell office:value-type="float" office:value="-0.0215575115528765" calcext:value-type="float">
            <text:p>-0.021557511552877</text:p>
          </table:table-cell>
          <table:table-cell office:value-type="float" office:value="-0.0189154081450037" calcext:value-type="float">
            <text:p>-0.018915408145004</text:p>
          </table:table-cell>
          <table:table-cell office:value-type="float" office:value="-0.0175874368939513" calcext:value-type="float">
            <text:p>-0.017587436893951</text:p>
          </table:table-cell>
          <table:table-cell office:value-type="float" office:value="0.0172016552545465" calcext:value-type="float">
            <text:p>0.017201655254547</text:p>
          </table:table-cell>
          <table:table-cell office:value-type="float" office:value="0.0168369074280182" calcext:value-type="float">
            <text:p>0.016836907428018</text:p>
          </table:table-cell>
          <table:table-cell office:value-type="float" office:value="0.0109523970735401" calcext:value-type="float">
            <text:p>0.01095239707354</text:p>
          </table:table-cell>
          <table:table-cell office:value-type="float" office:value="0.00446578047918732" calcext:value-type="float">
            <text:p>0.004465780479187</text:p>
          </table:table-cell>
          <table:table-cell office:value-type="float" office:value="-0.00228101590317168" calcext:value-type="float">
            <text:p>-0.002281015903172</text:p>
          </table:table-cell>
          <table:table-cell office:value-type="float" office:value="-0.0012031828279319" calcext:value-type="float">
            <text:p>-0.001203182827932</text:p>
          </table:table-cell>
          <table:table-cell office:value-type="float" office:value="-0.00204061518996513" calcext:value-type="float">
            <text:p>-0.002040615189965</text:p>
          </table:table-cell>
          <table:table-cell office:value-type="float" office:value="0.0157750439730148" calcext:value-type="float">
            <text:p>0.015775043973015</text:p>
          </table:table-cell>
          <table:table-cell office:value-type="float" office:value="0.0328567155359966" calcext:value-type="float">
            <text:p>0.032856715535997</text:p>
          </table:table-cell>
          <table:table-cell office:value-type="float" office:value="0.036287740287049" calcext:value-type="float">
            <text:p>0.036287740287049</text:p>
          </table:table-cell>
          <table:table-cell office:value-type="float" office:value="0.0390670443629112" calcext:value-type="float">
            <text:p>0.039067044362911</text:p>
          </table:table-cell>
          <table:table-cell office:value-type="float" office:value="0.0414492370652771" calcext:value-type="float">
            <text:p>0.041449237065277</text:p>
          </table:table-cell>
          <table:table-cell office:value-type="float" office:value="0.0604335384934949" calcext:value-type="float">
            <text:p>0.060433538493495</text:p>
          </table:table-cell>
          <table:table-cell office:value-type="float" office:value="0.0573069541124385" calcext:value-type="float">
            <text:p>0.057306954112439</text:p>
          </table:table-cell>
          <table:table-cell office:value-type="float" office:value="0.0573240879728413" calcext:value-type="float">
            <text:p>0.057324087972841</text:p>
          </table:table-cell>
          <table:table-cell office:value-type="float" office:value="0.0611514226647346" calcext:value-type="float">
            <text:p>0.061151422664735</text:p>
          </table:table-cell>
          <table:table-cell office:value-type="float" office:value="0.0624372092822559" calcext:value-type="float">
            <text:p>0.062437209282256</text:p>
          </table:table-cell>
          <table:table-cell office:value-type="float" office:value="0.0664081114279558" calcext:value-type="float">
            <text:p>0.066408111427956</text:p>
          </table:table-cell>
          <table:table-cell office:value-type="float" office:value="0.0676490902384099" calcext:value-type="float">
            <text:p>0.06764909023841</text:p>
          </table:table-cell>
          <table:table-cell office:value-type="float" office:value="0.0673995573270853" calcext:value-type="float">
            <text:p>0.067399557327085</text:p>
          </table:table-cell>
          <table:table-cell office:value-type="float" office:value="0.0679762615795038" calcext:value-type="float">
            <text:p>0.067976261579504</text:p>
          </table:table-cell>
          <table:table-cell office:value-type="float" office:value="0.0689923679115841" calcext:value-type="float">
            <text:p>0.068992367911584</text:p>
          </table:table-cell>
          <table:table-cell office:value-type="float" office:value="0.0707630155685533" calcext:value-type="float">
            <text:p>0.070763015568553</text:p>
          </table:table-cell>
          <table:table-cell office:value-type="float" office:value="0.0723370474002244" calcext:value-type="float">
            <text:p>0.072337047400225</text:p>
          </table:table-cell>
          <table:table-cell office:value-type="float" office:value="0.0740286182977569" calcext:value-type="float">
            <text:p>0.074028618297757</text:p>
          </table:table-cell>
          <table:table-cell office:value-type="float" office:value="0.0759455199794444" calcext:value-type="float">
            <text:p>0.075945519979444</text:p>
          </table:table-cell>
          <table:table-cell office:value-type="float" office:value="0.0774682466660036" calcext:value-type="float">
            <text:p>0.077468246666004</text:p>
          </table:table-cell>
          <table:table-cell office:value-type="float" office:value="0.0793994226997326" calcext:value-type="float">
            <text:p>0.079399422699733</text:p>
          </table:table-cell>
          <table:table-cell office:value-type="float" office:value="0.0818718800519129" calcext:value-type="float">
            <text:p>0.081871880051913</text:p>
          </table:table-cell>
          <table:table-cell office:value-type="float" office:value="0.0833264654661953" calcext:value-type="float">
            <text:p>0.083326465466195</text:p>
          </table:table-cell>
          <table:table-cell office:value-type="float" office:value="0.0835123286298498" calcext:value-type="float">
            <text:p>0.08351232862985</text:p>
          </table:table-cell>
          <table:table-cell office:value-type="float" office:value="0.0837750784908447" calcext:value-type="float">
            <text:p>0.083775078490845</text:p>
          </table:table-cell>
          <table:table-cell office:value-type="float" office:value="0.0856000644462267" calcext:value-type="float">
            <text:p>0.085600064446227</text:p>
          </table:table-cell>
          <table:table-cell office:value-type="float" office:value="0.0863097119127253" calcext:value-type="float">
            <text:p>0.086309711912725</text:p>
          </table:table-cell>
          <table:table-cell office:value-type="float" office:value="0.0875037749063872" calcext:value-type="float">
            <text:p>0.087503774906387</text:p>
          </table:table-cell>
          <table:table-cell office:value-type="float" office:value="0.088156296906913" calcext:value-type="float">
            <text:p>0.088156296906913</text:p>
          </table:table-cell>
          <table:table-cell office:value-type="float" office:value="0.0887608934445816" calcext:value-type="float">
            <text:p>0.088760893444582</text:p>
          </table:table-cell>
          <table:table-cell office:value-type="float" office:value="0.0893144757389272" calcext:value-type="float">
            <text:p>0.089314475738927</text:p>
          </table:table-cell>
          <table:table-cell office:value-type="float" office:value="0.0895753199258219" calcext:value-type="float">
            <text:p>0.089575319925822</text:p>
          </table:table-cell>
          <table:table-cell office:value-type="float" office:value="0.0892474023896111" calcext:value-type="float">
            <text:p>0.089247402389611</text:p>
          </table:table-cell>
          <table:table-cell office:value-type="float" office:value="0.0892865395999214" calcext:value-type="float">
            <text:p>0.089286539599922</text:p>
          </table:table-cell>
          <table:table-cell office:value-type="float" office:value="0.0891865104262944" calcext:value-type="float">
            <text:p>0.089186510426294</text:p>
          </table:table-cell>
          <table:table-cell office:value-type="float" office:value="0.0892116489510229" calcext:value-type="float">
            <text:p>0.089211648951023</text:p>
          </table:table-cell>
          <table:table-cell office:value-type="float" office:value="0.0892683141786805" calcext:value-type="float">
            <text:p>0.089268314178681</text:p>
          </table:table-cell>
          <table:table-cell office:value-type="float" office:value="0.0892459932693473" calcext:value-type="float">
            <text:p>0.089245993269347</text:p>
          </table:table-cell>
          <table:table-cell office:value-type="float" office:value="0.0891091464056747" calcext:value-type="float">
            <text:p>0.089109146405675</text:p>
          </table:table-cell>
          <table:table-cell office:value-type="float" office:value="0.0891175832147495" calcext:value-type="float">
            <text:p>0.08911758321475</text:p>
          </table:table-cell>
          <table:table-cell office:value-type="float" office:value="0.0892439542010886" calcext:value-type="float">
            <text:p>0.089243954201089</text:p>
          </table:table-cell>
          <table:table-cell office:value-type="float" office:value="0.0892234306887823" calcext:value-type="float">
            <text:p>0.089223430688782</text:p>
          </table:table-cell>
          <table:table-cell office:value-type="float" office:value="0.0893844606688658" calcext:value-type="float">
            <text:p>0.089384460668866</text:p>
          </table:table-cell>
          <table:table-cell office:value-type="float" office:value="0.0892029441806299" calcext:value-type="float">
            <text:p>0.08920294418063</text:p>
          </table:table-cell>
          <table:table-cell office:value-type="float" office:value="0.089244763144775" calcext:value-type="float">
            <text:p>0.089244763144775</text:p>
          </table:table-cell>
          <table:table-cell office:value-type="float" office:value="0.0892015042862194" calcext:value-type="float">
            <text:p>0.08920150428622</text:p>
          </table:table-cell>
          <table:table-cell office:value-type="float" office:value="0.089169201160569" calcext:value-type="float">
            <text:p>0.089169201160569</text:p>
          </table:table-cell>
          <table:table-cell office:value-type="float" office:value="0.0892358862832672" calcext:value-type="float">
            <text:p>0.089235886283267</text:p>
          </table:table-cell>
          <table:table-cell office:value-type="float" office:value="0.0889851137144956" calcext:value-type="float">
            <text:p>0.088985113714496</text:p>
          </table:table-cell>
          <table:table-cell office:value-type="float" office:value="0.0891544615530871" calcext:value-type="float">
            <text:p>0.089154461553087</text:p>
          </table:table-cell>
          <table:table-cell office:value-type="float" office:value="0.089356189963882" calcext:value-type="float">
            <text:p>0.089356189963882</text:p>
          </table:table-cell>
          <table:table-cell office:value-type="float" office:value="0.0891082637767612" calcext:value-type="float">
            <text:p>0.089108263776761</text:p>
          </table:table-cell>
          <table:table-cell office:value-type="float" office:value="0.0890945394653132" calcext:value-type="float">
            <text:p>0.089094539465313</text:p>
          </table:table-cell>
          <table:table-cell office:value-type="float" office:value="0.0893262545677973" calcext:value-type="float">
            <text:p>0.089326254567797</text:p>
          </table:table-cell>
          <table:table-cell office:value-type="float" office:value="0.0890033128234456" calcext:value-type="float">
            <text:p>0.089003312823446</text:p>
          </table:table-cell>
          <table:table-cell office:value-type="float" office:value="0.089285013275987" calcext:value-type="float">
            <text:p>0.089285013275987</text:p>
          </table:table-cell>
          <table:table-cell office:value-type="float" office:value="0.0891590754852187" calcext:value-type="float">
            <text:p>0.089159075485219</text:p>
          </table:table-cell>
          <table:table-cell office:value-type="float" office:value="0.0892326984137857" calcext:value-type="float">
            <text:p>0.089232698413786</text:p>
          </table:table-cell>
          <table:table-cell office:value-type="float" office:value="0.0893508782052543" calcext:value-type="float">
            <text:p>0.089350878205254</text:p>
          </table:table-cell>
          <table:table-cell office:value-type="float" office:value="0.0891762058487147" calcext:value-type="float">
            <text:p>0.089176205848715</text:p>
          </table:table-cell>
          <table:table-cell office:value-type="float" office:value="0.0893568706548078" calcext:value-type="float">
            <text:p>0.089356870654808</text:p>
          </table:table-cell>
          <table:table-cell office:value-type="float" office:value="0.0889597672383971" calcext:value-type="float">
            <text:p>0.088959767238397</text:p>
          </table:table-cell>
          <table:table-cell office:value-type="float" office:value="0.089177408527129" calcext:value-type="float">
            <text:p>0.089177408527129</text:p>
          </table:table-cell>
          <table:table-cell office:value-type="float" office:value="0.0891167514779337" calcext:value-type="float">
            <text:p>0.089116751477934</text:p>
          </table:table-cell>
          <table:table-cell office:value-type="float" office:value="0.0892530391762111" calcext:value-type="float">
            <text:p>0.089253039176211</text:p>
          </table:table-cell>
          <table:table-cell office:value-type="float" office:value="0.0890875171030393" calcext:value-type="float">
            <text:p>0.089087517103039</text:p>
          </table:table-cell>
          <table:table-cell office:value-type="float" office:value="0.0891659871398038" calcext:value-type="float">
            <text:p>0.089165987139804</text:p>
          </table:table-cell>
          <table:table-cell office:value-type="float" office:value="0.0892494104260971" calcext:value-type="float">
            <text:p>0.089249410426097</text:p>
          </table:table-cell>
          <table:table-cell office:value-type="float" office:value="0.0892096475177186" calcext:value-type="float">
            <text:p>0.089209647517719</text:p>
          </table:table-cell>
          <table:table-cell office:value-type="float" office:value="0.0890805220236672" calcext:value-type="float">
            <text:p>0.089080522023667</text:p>
          </table:table-cell>
          <table:table-cell office:value-type="float" office:value="0.0892165454965409" calcext:value-type="float">
            <text:p>0.089216545496541</text:p>
          </table:table-cell>
          <table:table-cell office:value-type="float" office:value="0.0892105933728595" calcext:value-type="float">
            <text:p>0.08921059337286</text:p>
          </table:table-cell>
          <table:table-cell office:value-type="float" office:value="0.0891545916486484" calcext:value-type="float">
            <text:p>0.089154591648649</text:p>
          </table:table-cell>
          <table:table-cell office:value-type="float" office:value="0.0891239002581458" calcext:value-type="float">
            <text:p>0.089123900258146</text:p>
          </table:table-cell>
          <table:table-cell office:value-type="float" office:value="0.0892557859553715" calcext:value-type="float">
            <text:p>0.089255785955372</text:p>
          </table:table-cell>
          <table:table-cell office:value-type="float" office:value="0.0891585216747032" calcext:value-type="float">
            <text:p>0.089158521674703</text:p>
          </table:table-cell>
          <table:table-cell office:value-type="float" office:value="0.0891142295070724" calcext:value-type="float">
            <text:p>0.089114229507072</text:p>
          </table:table-cell>
          <table:table-cell office:value-type="float" office:value="0.0892579406548579" calcext:value-type="float">
            <text:p>0.089257940654858</text:p>
          </table:table-cell>
          <table:table-cell office:value-type="float" office:value="0.0891442510389084" calcext:value-type="float">
            <text:p>0.089144251038908</text:p>
          </table:table-cell>
          <table:table-cell office:value-type="float" office:value="0.0892856612499499" calcext:value-type="float">
            <text:p>0.08928566124995</text:p>
          </table:table-cell>
          <table:table-cell office:value-type="float" office:value="0.0890835054202891" calcext:value-type="float">
            <text:p>0.089083505420289</text:p>
          </table:table-cell>
          <table:table-cell office:value-type="float" office:value="0.0891867587761402" calcext:value-type="float">
            <text:p>0.08918675877614</text:p>
          </table:table-cell>
          <table:table-cell office:value-type="float" office:value="0.0891953147121887" calcext:value-type="float">
            <text:p>0.089195314712189</text:p>
          </table:table-cell>
          <table:table-cell office:value-type="float" office:value="0.0891602358387125" calcext:value-type="float">
            <text:p>0.089160235838713</text:p>
          </table:table-cell>
          <table:table-cell office:value-type="float" office:value="0.0891900025239605" calcext:value-type="float">
            <text:p>0.089190002523961</text:p>
          </table:table-cell>
          <table:table-cell office:value-type="float" office:value="0.0891303086582044" calcext:value-type="float">
            <text:p>0.089130308658204</text:p>
          </table:table-cell>
          <table:table-cell office:value-type="float" office:value="0.0891320769626404" calcext:value-type="float">
            <text:p>0.08913207696264</text:p>
          </table:table-cell>
          <table:table-cell office:value-type="float" office:value="0.0894613602726616" calcext:value-type="float">
            <text:p>0.089461360272662</text:p>
          </table:table-cell>
          <table:table-cell office:value-type="float" office:value="0.0892157660262724" calcext:value-type="float">
            <text:p>0.089215766026273</text:p>
          </table:table-cell>
          <table:table-cell office:value-type="float" office:value="0.0892237543582286" calcext:value-type="float">
            <text:p>0.089223754358229</text:p>
          </table:table-cell>
          <table:table-cell office:value-type="float" office:value="0.0892641084451034" calcext:value-type="float">
            <text:p>0.089264108445104</text:p>
          </table:table-cell>
          <table:table-cell office:value-type="float" office:value="0.0892209825422655" calcext:value-type="float">
            <text:p>0.089220982542266</text:p>
          </table:table-cell>
          <table:table-cell office:value-type="float" office:value="0.0892169661675153" calcext:value-type="float">
            <text:p>0.089216966167515</text:p>
          </table:table-cell>
          <table:table-cell office:value-type="float" office:value="0.0893634981998444" calcext:value-type="float">
            <text:p>0.089363498199844</text:p>
          </table:table-cell>
          <table:table-cell office:value-type="float" office:value="0.0893225798079469" calcext:value-type="float">
            <text:p>0.089322579807947</text:p>
          </table:table-cell>
          <table:table-cell office:value-type="float" office:value="0.0892229833770501" calcext:value-type="float">
            <text:p>0.08922298337705</text:p>
          </table:table-cell>
          <table:table-cell office:value-type="float" office:value="0.0891724925819617" calcext:value-type="float">
            <text:p>0.089172492581962</text:p>
          </table:table-cell>
          <table:table-cell office:value-type="float" office:value="0.0891887817273394" calcext:value-type="float">
            <text:p>0.089188781727339</text:p>
          </table:table-cell>
          <table:table-cell office:value-type="float" office:value="0.0891545849226341" calcext:value-type="float">
            <text:p>0.089154584922634</text:p>
          </table:table-cell>
          <table:table-cell office:value-type="float" office:value="0.0892571727996601" calcext:value-type="float">
            <text:p>0.08925717279966</text:p>
          </table:table-cell>
          <table:table-cell office:value-type="float" office:value="0.0893190925307039" calcext:value-type="float">
            <text:p>0.089319092530704</text:p>
          </table:table-cell>
          <table:table-cell office:value-type="float" office:value="0.0892822926881846" calcext:value-type="float">
            <text:p>0.089282292688185</text:p>
          </table:table-cell>
          <table:table-cell office:value-type="float" office:value="0.0892721144531424" calcext:value-type="float">
            <text:p>0.089272114453142</text:p>
          </table:table-cell>
          <table:table-cell office:value-type="float" office:value="0.089110011648631" calcext:value-type="float">
            <text:p>0.089110011648631</text:p>
          </table:table-cell>
          <table:table-cell office:value-type="float" office:value="0.0892052099634712" calcext:value-type="float">
            <text:p>0.089205209963471</text:p>
          </table:table-cell>
          <table:table-cell office:value-type="float" office:value="0.0892961845129636" calcext:value-type="float">
            <text:p>0.089296184512964</text:p>
          </table:table-cell>
          <table:table-cell office:value-type="float" office:value="0.0893275217431143" calcext:value-type="float">
            <text:p>0.089327521743114</text:p>
          </table:table-cell>
          <table:table-cell office:value-type="float" office:value="0.0891712876904148" calcext:value-type="float">
            <text:p>0.089171287690415</text:p>
          </table:table-cell>
          <table:table-cell office:value-type="float" office:value="0.0893328348471758" calcext:value-type="float">
            <text:p>0.089332834847176</text:p>
          </table:table-cell>
          <table:table-cell office:value-type="float" office:value="0.0891124883713093" calcext:value-type="float">
            <text:p>0.089112488371309</text:p>
          </table:table-cell>
          <table:table-cell office:value-type="float" office:value="0.0893808730286546" calcext:value-type="float">
            <text:p>0.089380873028655</text:p>
          </table:table-cell>
          <table:table-cell office:value-type="float" office:value="0.089424444926603" calcext:value-type="float">
            <text:p>0.089424444926603</text:p>
          </table:table-cell>
          <table:table-cell office:value-type="float" office:value="0.0892112016434621" calcext:value-type="float">
            <text:p>0.089211201643462</text:p>
          </table:table-cell>
          <table:table-cell office:value-type="float" office:value="0.0891761637049329" calcext:value-type="float">
            <text:p>0.089176163704933</text:p>
          </table:table-cell>
          <table:table-cell office:value-type="float" office:value="0.0892254134281212" calcext:value-type="float">
            <text:p>0.089225413428121</text:p>
          </table:table-cell>
          <table:table-cell office:value-type="float" office:value="0.089166241827905" calcext:value-type="float">
            <text:p>0.089166241827905</text:p>
          </table:table-cell>
          <table:table-cell office:value-type="float" office:value="0.089408457012666" calcext:value-type="float">
            <text:p>0.089408457012666</text:p>
          </table:table-cell>
          <table:table-cell office:value-type="float" office:value="0.0891560820784977" calcext:value-type="float">
            <text:p>0.089156082078498</text:p>
          </table:table-cell>
          <table:table-cell office:value-type="float" office:value="0.0892591424784401" calcext:value-type="float">
            <text:p>0.08925914247844</text:p>
          </table:table-cell>
          <table:table-cell office:value-type="float" office:value="0.0893504619221672" calcext:value-type="float">
            <text:p>0.089350461922167</text:p>
          </table:table-cell>
          <table:table-cell office:value-type="float" office:value="0.0892897743045038" calcext:value-type="float">
            <text:p>0.089289774304504</text:p>
          </table:table-cell>
          <table:table-cell office:value-type="float" office:value="0.0891949967971148" calcext:value-type="float">
            <text:p>0.089194996797115</text:p>
          </table:table-cell>
          <table:table-cell office:value-type="float" office:value="0.0893445124247907" calcext:value-type="float">
            <text:p>0.089344512424791</text:p>
          </table:table-cell>
          <table:table-cell office:value-type="float" office:value="0.0893671736015033" calcext:value-type="float">
            <text:p>0.089367173601503</text:p>
          </table:table-cell>
          <table:table-cell office:value-type="float" office:value="0.0893107971657815" calcext:value-type="float">
            <text:p>0.089310797165782</text:p>
          </table:table-cell>
          <table:table-cell office:value-type="float" office:value="0.0894286409483985" calcext:value-type="float">
            <text:p>0.08942864094839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08997922599907" calcext:value-type="float">
            <text:p>0.608997922599907</text:p>
          </table:table-cell>
          <table:table-cell office:value-type="float" office:value="0.608673346165343" calcext:value-type="float">
            <text:p>0.608673346165343</text:p>
          </table:table-cell>
          <table:table-cell office:value-type="float" office:value="0.607409156891645" calcext:value-type="float">
            <text:p>0.607409156891645</text:p>
          </table:table-cell>
          <table:table-cell office:value-type="float" office:value="0.608573778706151" calcext:value-type="float">
            <text:p>0.608573778706151</text:p>
          </table:table-cell>
          <table:table-cell office:value-type="float" office:value="0.607956558426674" calcext:value-type="float">
            <text:p>0.607956558426674</text:p>
          </table:table-cell>
          <table:table-cell office:value-type="float" office:value="0.607755297866699" calcext:value-type="float">
            <text:p>0.607755297866699</text:p>
          </table:table-cell>
          <table:table-cell office:value-type="float" office:value="0.608907177009172" calcext:value-type="float">
            <text:p>0.608907177009172</text:p>
          </table:table-cell>
          <table:table-cell office:value-type="float" office:value="0.608948588938562" calcext:value-type="float">
            <text:p>0.608948588938562</text:p>
          </table:table-cell>
          <table:table-cell office:value-type="float" office:value="0.60761648959882" calcext:value-type="float">
            <text:p>0.60761648959882</text:p>
          </table:table-cell>
          <table:table-cell office:value-type="float" office:value="0.608122672078249" calcext:value-type="float">
            <text:p>0.608122672078249</text:p>
          </table:table-cell>
          <table:table-cell office:value-type="float" office:value="0.608219210919054" calcext:value-type="float">
            <text:p>0.608219210919054</text:p>
          </table:table-cell>
          <table:table-cell office:value-type="float" office:value="0.60868853445358" calcext:value-type="float">
            <text:p>0.60868853445358</text:p>
          </table:table-cell>
          <table:table-cell office:value-type="float" office:value="0.608545159218016" calcext:value-type="float">
            <text:p>0.608545159218016</text:p>
          </table:table-cell>
          <table:table-cell office:value-type="float" office:value="0.608636244251582" calcext:value-type="float">
            <text:p>0.608636244251582</text:p>
          </table:table-cell>
          <table:table-cell office:value-type="float" office:value="0.607052168039416" calcext:value-type="float">
            <text:p>0.607052168039416</text:p>
          </table:table-cell>
          <table:table-cell office:value-type="float" office:value="0.608244961448344" calcext:value-type="float">
            <text:p>0.608244961448344</text:p>
          </table:table-cell>
          <table:table-cell office:value-type="float" office:value="0.608707364737804" calcext:value-type="float">
            <text:p>0.608707364737804</text:p>
          </table:table-cell>
          <table:table-cell office:value-type="float" office:value="0.608712982905532" calcext:value-type="float">
            <text:p>0.608712982905532</text:p>
          </table:table-cell>
          <table:table-cell office:value-type="float" office:value="0.608791051696572" calcext:value-type="float">
            <text:p>0.608791051696572</text:p>
          </table:table-cell>
          <table:table-cell office:value-type="float" office:value="0.607615554904265" calcext:value-type="float">
            <text:p>0.607615554904265</text:p>
          </table:table-cell>
          <table:table-cell office:value-type="float" office:value="0.608200724441713" calcext:value-type="float">
            <text:p>0.608200724441713</text:p>
          </table:table-cell>
          <table:table-cell office:value-type="float" office:value="0.608632931536249" calcext:value-type="float">
            <text:p>0.608632931536249</text:p>
          </table:table-cell>
          <table:table-cell office:value-type="float" office:value="0.608277689217454" calcext:value-type="float">
            <text:p>0.608277689217454</text:p>
          </table:table-cell>
          <table:table-cell office:value-type="float" office:value="0.607528649222924" calcext:value-type="float">
            <text:p>0.607528649222924</text:p>
          </table:table-cell>
          <table:table-cell office:value-type="float" office:value="0.606749880075764" calcext:value-type="float">
            <text:p>0.606749880075764</text:p>
          </table:table-cell>
          <table:table-cell office:value-type="float" office:value="0.608281944165225" calcext:value-type="float">
            <text:p>0.608281944165225</text:p>
          </table:table-cell>
          <table:table-cell office:value-type="float" office:value="0.606295286060171" calcext:value-type="float">
            <text:p>0.606295286060171</text:p>
          </table:table-cell>
          <table:table-cell office:value-type="float" office:value="0.60858902586886" calcext:value-type="float">
            <text:p>0.60858902586886</text:p>
          </table:table-cell>
          <table:table-cell office:value-type="float" office:value="0.608908049219575" calcext:value-type="float">
            <text:p>0.608908049219575</text:p>
          </table:table-cell>
          <table:table-cell office:value-type="float" office:value="0.608837624324757" calcext:value-type="float">
            <text:p>0.608837624324757</text:p>
          </table:table-cell>
          <table:table-cell office:value-type="float" office:value="0.60822512348805" calcext:value-type="float">
            <text:p>0.60822512348805</text:p>
          </table:table-cell>
          <table:table-cell office:value-type="float" office:value="0.608348441966923" calcext:value-type="float">
            <text:p>0.608348441966923</text:p>
          </table:table-cell>
          <table:table-cell office:value-type="float" office:value="0.609294662865998" calcext:value-type="float">
            <text:p>0.609294662865998</text:p>
          </table:table-cell>
          <table:table-cell office:value-type="float" office:value="0.609093204815163" calcext:value-type="float">
            <text:p>0.609093204815163</text:p>
          </table:table-cell>
          <table:table-cell office:value-type="float" office:value="0.608859234730251" calcext:value-type="float">
            <text:p>0.608859234730251</text:p>
          </table:table-cell>
          <table:table-cell office:value-type="float" office:value="0.608675717932312" calcext:value-type="float">
            <text:p>0.608675717932312</text:p>
          </table:table-cell>
          <table:table-cell office:value-type="float" office:value="0.609109604780628" calcext:value-type="float">
            <text:p>0.609109604780628</text:p>
          </table:table-cell>
          <table:table-cell office:value-type="float" office:value="0.609113645917818" calcext:value-type="float">
            <text:p>0.609113645917818</text:p>
          </table:table-cell>
          <table:table-cell office:value-type="float" office:value="0.608476475278102" calcext:value-type="float">
            <text:p>0.608476475278102</text:p>
          </table:table-cell>
          <table:table-cell office:value-type="float" office:value="0.608696023297582" calcext:value-type="float">
            <text:p>0.608696023297582</text:p>
          </table:table-cell>
          <table:table-cell office:value-type="float" office:value="0.608762133394823" calcext:value-type="float">
            <text:p>0.608762133394823</text:p>
          </table:table-cell>
          <table:table-cell office:value-type="float" office:value="0.614562474852535" calcext:value-type="float">
            <text:p>0.614562474852535</text:p>
          </table:table-cell>
          <table:table-cell office:value-type="float" office:value="0.609289699415712" calcext:value-type="float">
            <text:p>0.609289699415712</text:p>
          </table:table-cell>
          <table:table-cell office:value-type="float" office:value="0.608584620927912" calcext:value-type="float">
            <text:p>0.608584620927912</text:p>
          </table:table-cell>
          <table:table-cell office:value-type="float" office:value="0.609580584362974" calcext:value-type="float">
            <text:p>0.609580584362974</text:p>
          </table:table-cell>
          <table:table-cell office:value-type="float" office:value="0.616570033944972" calcext:value-type="float">
            <text:p>0.616570033944972</text:p>
          </table:table-cell>
          <table:table-cell office:value-type="float" office:value="0.609945480023314" calcext:value-type="float">
            <text:p>0.609945480023314</text:p>
          </table:table-cell>
          <table:table-cell office:value-type="float" office:value="0.620826865838928" calcext:value-type="float">
            <text:p>0.620826865838928</text:p>
          </table:table-cell>
          <table:table-cell office:value-type="float" office:value="0.62647272900814" calcext:value-type="float">
            <text:p>0.62647272900814</text:p>
          </table:table-cell>
          <table:table-cell office:value-type="float" office:value="0.613443463449141" calcext:value-type="float">
            <text:p>0.613443463449141</text:p>
          </table:table-cell>
          <table:table-cell office:value-type="float" office:value="0.599888091471182" calcext:value-type="float">
            <text:p>0.599888091471182</text:p>
          </table:table-cell>
          <table:table-cell office:value-type="float" office:value="0.57565896871681" calcext:value-type="float">
            <text:p>0.57565896871681</text:p>
          </table:table-cell>
          <table:table-cell office:value-type="float" office:value="0.563366160772696" calcext:value-type="float">
            <text:p>0.563366160772696</text:p>
          </table:table-cell>
          <table:table-cell office:value-type="float" office:value="0.555109711148008" calcext:value-type="float">
            <text:p>0.555109711148008</text:p>
          </table:table-cell>
          <table:table-cell office:value-type="float" office:value="0.546118826447004" calcext:value-type="float">
            <text:p>0.546118826447004</text:p>
          </table:table-cell>
          <table:table-cell office:value-type="float" office:value="0.541710082297744" calcext:value-type="float">
            <text:p>0.541710082297744</text:p>
          </table:table-cell>
          <table:table-cell office:value-type="float" office:value="0.555092962024011" calcext:value-type="float">
            <text:p>0.555092962024011</text:p>
          </table:table-cell>
          <table:table-cell office:value-type="float" office:value="0.545100935374581" calcext:value-type="float">
            <text:p>0.545100935374581</text:p>
          </table:table-cell>
          <table:table-cell office:value-type="float" office:value="0.542021449650971" calcext:value-type="float">
            <text:p>0.542021449650971</text:p>
          </table:table-cell>
          <table:table-cell office:value-type="float" office:value="0.538881510029839" calcext:value-type="float">
            <text:p>0.538881510029839</text:p>
          </table:table-cell>
          <table:table-cell office:value-type="float" office:value="0.544203967601396" calcext:value-type="float">
            <text:p>0.544203967601396</text:p>
          </table:table-cell>
          <table:table-cell office:value-type="float" office:value="0.539215008984503" calcext:value-type="float">
            <text:p>0.539215008984503</text:p>
          </table:table-cell>
          <table:table-cell office:value-type="float" office:value="0.538435076471473" calcext:value-type="float">
            <text:p>0.538435076471473</text:p>
          </table:table-cell>
          <table:table-cell office:value-type="float" office:value="0.541674450363599" calcext:value-type="float">
            <text:p>0.541674450363599</text:p>
          </table:table-cell>
          <table:table-cell office:value-type="float" office:value="0.551752446564632" calcext:value-type="float">
            <text:p>0.551752446564632</text:p>
          </table:table-cell>
          <table:table-cell office:value-type="float" office:value="0.54264820127045" calcext:value-type="float">
            <text:p>0.54264820127045</text:p>
          </table:table-cell>
          <table:table-cell office:value-type="float" office:value="0.540196343081286" calcext:value-type="float">
            <text:p>0.540196343081286</text:p>
          </table:table-cell>
          <table:table-cell office:value-type="float" office:value="0.539012326617119" calcext:value-type="float">
            <text:p>0.539012326617119</text:p>
          </table:table-cell>
          <table:table-cell office:value-type="float" office:value="0.53623827898254" calcext:value-type="float">
            <text:p>0.53623827898254</text:p>
          </table:table-cell>
          <table:table-cell office:value-type="float" office:value="0.530657182323873" calcext:value-type="float">
            <text:p>0.530657182323873</text:p>
          </table:table-cell>
          <table:table-cell office:value-type="float" office:value="0.540780607295021" calcext:value-type="float">
            <text:p>0.540780607295021</text:p>
          </table:table-cell>
          <table:table-cell office:value-type="float" office:value="0.538187851270298" calcext:value-type="float">
            <text:p>0.538187851270298</text:p>
          </table:table-cell>
          <table:table-cell office:value-type="float" office:value="0.534801133171284" calcext:value-type="float">
            <text:p>0.534801133171284</text:p>
          </table:table-cell>
          <table:table-cell office:value-type="float" office:value="0.533636504557028" calcext:value-type="float">
            <text:p>0.533636504557028</text:p>
          </table:table-cell>
          <table:table-cell office:value-type="float" office:value="0.536868476835371" calcext:value-type="float">
            <text:p>0.536868476835371</text:p>
          </table:table-cell>
          <table:table-cell office:value-type="float" office:value="0.534409800422189" calcext:value-type="float">
            <text:p>0.534409800422189</text:p>
          </table:table-cell>
          <table:table-cell office:value-type="float" office:value="0.54506103638872" calcext:value-type="float">
            <text:p>0.54506103638872</text:p>
          </table:table-cell>
          <table:table-cell office:value-type="float" office:value="0.527141307169653" calcext:value-type="float">
            <text:p>0.527141307169653</text:p>
          </table:table-cell>
          <table:table-cell office:value-type="float" office:value="0.52739030551229" calcext:value-type="float">
            <text:p>0.52739030551229</text:p>
          </table:table-cell>
          <table:table-cell office:value-type="float" office:value="0.528199901117632" calcext:value-type="float">
            <text:p>0.528199901117632</text:p>
          </table:table-cell>
          <table:table-cell office:value-type="float" office:value="0.529432663782151" calcext:value-type="float">
            <text:p>0.529432663782151</text:p>
          </table:table-cell>
          <table:table-cell office:value-type="float" office:value="0.541392540657867" calcext:value-type="float">
            <text:p>0.541392540657867</text:p>
          </table:table-cell>
          <table:table-cell office:value-type="float" office:value="0.524747787322685" calcext:value-type="float">
            <text:p>0.524747787322685</text:p>
          </table:table-cell>
          <table:table-cell office:value-type="float" office:value="0.529867735380298" calcext:value-type="float">
            <text:p>0.529867735380298</text:p>
          </table:table-cell>
          <table:table-cell office:value-type="float" office:value="0.536433391686467" calcext:value-type="float">
            <text:p>0.536433391686467</text:p>
          </table:table-cell>
          <table:table-cell office:value-type="float" office:value="0.531163370011953" calcext:value-type="float">
            <text:p>0.531163370011953</text:p>
          </table:table-cell>
          <table:table-cell office:value-type="float" office:value="0.54498490441923" calcext:value-type="float">
            <text:p>0.54498490441923</text:p>
          </table:table-cell>
          <table:table-cell office:value-type="float" office:value="0.562067269013846" calcext:value-type="float">
            <text:p>0.562067269013846</text:p>
          </table:table-cell>
          <table:table-cell office:value-type="float" office:value="0.575034506041976" calcext:value-type="float">
            <text:p>0.575034506041976</text:p>
          </table:table-cell>
          <table:table-cell office:value-type="float" office:value="0.567360783946697" calcext:value-type="float">
            <text:p>0.567360783946697</text:p>
          </table:table-cell>
          <table:table-cell office:value-type="float" office:value="0.566949144197167" calcext:value-type="float">
            <text:p>0.566949144197167</text:p>
          </table:table-cell>
          <table:table-cell office:value-type="float" office:value="0.577413474518599" calcext:value-type="float">
            <text:p>0.577413474518599</text:p>
          </table:table-cell>
          <table:table-cell office:value-type="float" office:value="0.576468222251071" calcext:value-type="float">
            <text:p>0.576468222251071</text:p>
          </table:table-cell>
          <table:table-cell office:value-type="float" office:value="0.57220492706092" calcext:value-type="float">
            <text:p>0.57220492706092</text:p>
          </table:table-cell>
          <table:table-cell office:value-type="float" office:value="0.571760216960842" calcext:value-type="float">
            <text:p>0.571760216960842</text:p>
          </table:table-cell>
          <table:table-cell office:value-type="float" office:value="0.60678018264385" calcext:value-type="float">
            <text:p>0.60678018264385</text:p>
          </table:table-cell>
          <table:table-cell office:value-type="float" office:value="0.599438824218874" calcext:value-type="float">
            <text:p>0.599438824218874</text:p>
          </table:table-cell>
          <table:table-cell office:value-type="float" office:value="0.583510711220718" calcext:value-type="float">
            <text:p>0.583510711220718</text:p>
          </table:table-cell>
          <table:table-cell office:value-type="float" office:value="0.581551903293037" calcext:value-type="float">
            <text:p>0.581551903293037</text:p>
          </table:table-cell>
          <table:table-cell office:value-type="float" office:value="0.57530212917934" calcext:value-type="float">
            <text:p>0.57530212917934</text:p>
          </table:table-cell>
          <table:table-cell office:value-type="float" office:value="0.576076101043009" calcext:value-type="float">
            <text:p>0.576076101043009</text:p>
          </table:table-cell>
          <table:table-cell office:value-type="float" office:value="0.577200289379221" calcext:value-type="float">
            <text:p>0.577200289379221</text:p>
          </table:table-cell>
          <table:table-cell office:value-type="float" office:value="0.575433787426783" calcext:value-type="float">
            <text:p>0.575433787426783</text:p>
          </table:table-cell>
          <table:table-cell office:value-type="float" office:value="0.574268578577326" calcext:value-type="float">
            <text:p>0.574268578577326</text:p>
          </table:table-cell>
          <table:table-cell office:value-type="float" office:value="0.573437945477481" calcext:value-type="float">
            <text:p>0.573437945477481</text:p>
          </table:table-cell>
          <table:table-cell office:value-type="float" office:value="0.586786888316008" calcext:value-type="float">
            <text:p>0.586786888316008</text:p>
          </table:table-cell>
          <table:table-cell office:value-type="float" office:value="0.58987697771903" calcext:value-type="float">
            <text:p>0.58987697771903</text:p>
          </table:table-cell>
          <table:table-cell office:value-type="float" office:value="0.575965086340445" calcext:value-type="float">
            <text:p>0.575965086340445</text:p>
          </table:table-cell>
          <table:table-cell office:value-type="float" office:value="0.583703284982174" calcext:value-type="float">
            <text:p>0.583703284982174</text:p>
          </table:table-cell>
          <table:table-cell office:value-type="float" office:value="0.590407394858746" calcext:value-type="float">
            <text:p>0.590407394858746</text:p>
          </table:table-cell>
          <table:table-cell office:value-type="float" office:value="0.599382476428905" calcext:value-type="float">
            <text:p>0.599382476428905</text:p>
          </table:table-cell>
          <table:table-cell office:value-type="float" office:value="0.591638344934558" calcext:value-type="float">
            <text:p>0.591638344934558</text:p>
          </table:table-cell>
          <table:table-cell office:value-type="float" office:value="0.588216777050794" calcext:value-type="float">
            <text:p>0.588216777050794</text:p>
          </table:table-cell>
          <table:table-cell office:value-type="float" office:value="0.579886993877363" calcext:value-type="float">
            <text:p>0.579886993877363</text:p>
          </table:table-cell>
          <table:table-cell office:value-type="float" office:value="0.580363714251061" calcext:value-type="float">
            <text:p>0.580363714251061</text:p>
          </table:table-cell>
          <table:table-cell office:value-type="float" office:value="0.582581917580338" calcext:value-type="float">
            <text:p>0.582581917580338</text:p>
          </table:table-cell>
          <table:table-cell office:value-type="float" office:value="0.567870187768446" calcext:value-type="float">
            <text:p>0.567870187768446</text:p>
          </table:table-cell>
          <table:table-cell office:value-type="float" office:value="0.564884878001423" calcext:value-type="float">
            <text:p>0.564884878001423</text:p>
          </table:table-cell>
          <table:table-cell office:value-type="float" office:value="0.558835969062511" calcext:value-type="float">
            <text:p>0.558835969062511</text:p>
          </table:table-cell>
          <table:table-cell office:value-type="float" office:value="0.553140198222543" calcext:value-type="float">
            <text:p>0.553140198222543</text:p>
          </table:table-cell>
          <table:table-cell office:value-type="float" office:value="0.559872348646278" calcext:value-type="float">
            <text:p>0.559872348646278</text:p>
          </table:table-cell>
          <table:table-cell office:value-type="float" office:value="0.577602607274152" calcext:value-type="float">
            <text:p>0.577602607274152</text:p>
          </table:table-cell>
          <table:table-cell office:value-type="float" office:value="0.577441683509108" calcext:value-type="float">
            <text:p>0.577441683509108</text:p>
          </table:table-cell>
          <table:table-cell office:value-type="float" office:value="0.577289091520238" calcext:value-type="float">
            <text:p>0.577289091520238</text:p>
          </table:table-cell>
          <table:table-cell office:value-type="float" office:value="0.578338847192316" calcext:value-type="float">
            <text:p>0.578338847192316</text:p>
          </table:table-cell>
          <table:table-cell office:value-type="float" office:value="0.578026446604915" calcext:value-type="float">
            <text:p>0.578026446604915</text:p>
          </table:table-cell>
          <table:table-cell office:value-type="float" office:value="0.580071415597139" calcext:value-type="float">
            <text:p>0.580071415597139</text:p>
          </table:table-cell>
          <table:table-cell office:value-type="float" office:value="0.569437305674525" calcext:value-type="float">
            <text:p>0.569437305674525</text:p>
          </table:table-cell>
          <table:table-cell office:value-type="float" office:value="0.577734142902172" calcext:value-type="float">
            <text:p>0.577734142902172</text:p>
          </table:table-cell>
          <table:table-cell office:value-type="float" office:value="0.555449743783015" calcext:value-type="float">
            <text:p>0.555449743783015</text:p>
          </table:table-cell>
          <table:table-cell office:value-type="float" office:value="0.553406983844912" calcext:value-type="float">
            <text:p>0.553406983844912</text:p>
          </table:table-cell>
          <table:table-cell office:value-type="float" office:value="0.543985547213144" calcext:value-type="float">
            <text:p>0.543985547213144</text:p>
          </table:table-cell>
          <table:table-cell office:value-type="float" office:value="0.535760422445314" calcext:value-type="float">
            <text:p>0.535760422445314</text:p>
          </table:table-cell>
          <table:table-cell office:value-type="float" office:value="0.546882678032413" calcext:value-type="float">
            <text:p>0.546882678032413</text:p>
          </table:table-cell>
          <table:table-cell office:value-type="float" office:value="0.550879340516022" calcext:value-type="float">
            <text:p>0.550879340516022</text:p>
          </table:table-cell>
          <table:table-cell office:value-type="float" office:value="0.538742545027477" calcext:value-type="float">
            <text:p>0.538742545027477</text:p>
          </table:table-cell>
          <table:table-cell office:value-type="float" office:value="0.543727052452589" calcext:value-type="float">
            <text:p>0.543727052452589</text:p>
          </table:table-cell>
          <table:table-cell office:value-type="float" office:value="0.550697996119144" calcext:value-type="float">
            <text:p>0.550697996119144</text:p>
          </table:table-cell>
          <table:table-cell office:value-type="float" office:value="0.549412841389328" calcext:value-type="float">
            <text:p>0.549412841389328</text:p>
          </table:table-cell>
          <table:table-cell office:value-type="float" office:value="0.548696254538695" calcext:value-type="float">
            <text:p>0.548696254538695</text:p>
          </table:table-cell>
          <table:table-cell office:value-type="float" office:value="0.554223881685811" calcext:value-type="float">
            <text:p>0.554223881685811</text:p>
          </table:table-cell>
          <table:table-cell office:value-type="float" office:value="0.554177445251618" calcext:value-type="float">
            <text:p>0.554177445251618</text:p>
          </table:table-cell>
          <table:table-cell office:value-type="float" office:value="0.554911584656056" calcext:value-type="float">
            <text:p>0.554911584656056</text:p>
          </table:table-cell>
          <table:table-cell office:value-type="float" office:value="0.551333510569233" calcext:value-type="float">
            <text:p>0.551333510569233</text:p>
          </table:table-cell>
          <table:table-cell office:value-type="float" office:value="0.546311857979835" calcext:value-type="float">
            <text:p>0.546311857979835</text:p>
          </table:table-cell>
          <table:table-cell office:value-type="float" office:value="0.542721098479978" calcext:value-type="float">
            <text:p>0.542721098479978</text:p>
          </table:table-cell>
          <table:table-cell office:value-type="float" office:value="0.544582364608583" calcext:value-type="float">
            <text:p>0.544582364608583</text:p>
          </table:table-cell>
          <table:table-cell office:value-type="float" office:value="0.560128993822676" calcext:value-type="float">
            <text:p>0.560128993822676</text:p>
          </table:table-cell>
          <table:table-cell office:value-type="float" office:value="0.544601301876391" calcext:value-type="float">
            <text:p>0.544601301876391</text:p>
          </table:table-cell>
          <table:table-cell office:value-type="float" office:value="0.538701286469513" calcext:value-type="float">
            <text:p>0.538701286469513</text:p>
          </table:table-cell>
          <table:table-cell office:value-type="float" office:value="0.538502546742743" calcext:value-type="float">
            <text:p>0.538502546742743</text:p>
          </table:table-cell>
          <table:table-cell office:value-type="float" office:value="0.539152231524142" calcext:value-type="float">
            <text:p>0.539152231524142</text:p>
          </table:table-cell>
          <table:table-cell office:value-type="float" office:value="0.542277015093307" calcext:value-type="float">
            <text:p>0.542277015093307</text:p>
          </table:table-cell>
          <table:table-cell office:value-type="float" office:value="0.534909015081113" calcext:value-type="float">
            <text:p>0.534909015081113</text:p>
          </table:table-cell>
          <table:table-cell office:value-type="float" office:value="0.527965686982733" calcext:value-type="float">
            <text:p>0.527965686982733</text:p>
          </table:table-cell>
          <table:table-cell office:value-type="float" office:value="0.52533438391134" calcext:value-type="float">
            <text:p>0.52533438391134</text:p>
          </table:table-cell>
          <table:table-cell office:value-type="float" office:value="0.5144401301704" calcext:value-type="float">
            <text:p>0.5144401301704</text:p>
          </table:table-cell>
          <table:table-cell office:value-type="float" office:value="0.526750022229764" calcext:value-type="float">
            <text:p>0.526750022229764</text:p>
          </table:table-cell>
          <table:table-cell office:value-type="float" office:value="0.521806245614602" calcext:value-type="float">
            <text:p>0.521806245614602</text:p>
          </table:table-cell>
          <table:table-cell office:value-type="float" office:value="0.521991772543003" calcext:value-type="float">
            <text:p>0.521991772543003</text:p>
          </table:table-cell>
          <table:table-cell office:value-type="float" office:value="0.516040888732307" calcext:value-type="float">
            <text:p>0.516040888732307</text:p>
          </table:table-cell>
          <table:table-cell office:value-type="float" office:value="0.534885388741025" calcext:value-type="float">
            <text:p>0.534885388741025</text:p>
          </table:table-cell>
          <table:table-cell office:value-type="float" office:value="0.551834142386823" calcext:value-type="float">
            <text:p>0.551834142386823</text:p>
          </table:table-cell>
          <table:table-cell office:value-type="float" office:value="0.549566055544797" calcext:value-type="float">
            <text:p>0.549566055544797</text:p>
          </table:table-cell>
          <table:table-cell office:value-type="float" office:value="0.537801661533832" calcext:value-type="float">
            <text:p>0.537801661533832</text:p>
          </table:table-cell>
          <table:table-cell office:value-type="float" office:value="0.536541258382472" calcext:value-type="float">
            <text:p>0.536541258382472</text:p>
          </table:table-cell>
          <table:table-cell office:value-type="float" office:value="0.539959225042302" calcext:value-type="float">
            <text:p>0.539959225042302</text:p>
          </table:table-cell>
          <table:table-cell office:value-type="float" office:value="0.552880597773861" calcext:value-type="float">
            <text:p>0.552880597773861</text:p>
          </table:table-cell>
          <table:table-cell office:value-type="float" office:value="0.540900998366516" calcext:value-type="float">
            <text:p>0.540900998366516</text:p>
          </table:table-cell>
          <table:table-cell office:value-type="float" office:value="0.547482941783942" calcext:value-type="float">
            <text:p>0.547482941783942</text:p>
          </table:table-cell>
          <table:table-cell office:value-type="float" office:value="0.57243421090772" calcext:value-type="float">
            <text:p>0.57243421090772</text:p>
          </table:table-cell>
          <table:table-cell office:value-type="float" office:value="0.563479781746553" calcext:value-type="float">
            <text:p>0.563479781746553</text:p>
          </table:table-cell>
          <table:table-cell office:value-type="float" office:value="0.573359417819056" calcext:value-type="float">
            <text:p>0.573359417819056</text:p>
          </table:table-cell>
          <table:table-cell office:value-type="float" office:value="0.568751654792682" calcext:value-type="float">
            <text:p>0.568751654792682</text:p>
          </table:table-cell>
          <table:table-cell office:value-type="float" office:value="0.555279748363499" calcext:value-type="float">
            <text:p>0.555279748363499</text:p>
          </table:table-cell>
          <table:table-cell office:value-type="float" office:value="0.575993022726248" calcext:value-type="float">
            <text:p>0.575993022726248</text:p>
          </table:table-cell>
          <table:table-cell office:value-type="float" office:value="0.556564716464946" calcext:value-type="float">
            <text:p>0.556564716464946</text:p>
          </table:table-cell>
          <table:table-cell office:value-type="float" office:value="0.550403992118533" calcext:value-type="float">
            <text:p>0.550403992118533</text:p>
          </table:table-cell>
          <table:table-cell office:value-type="float" office:value="0.548693398556751" calcext:value-type="float">
            <text:p>0.548693398556751</text:p>
          </table:table-cell>
          <table:table-cell office:value-type="float" office:value="0.545941239001819" calcext:value-type="float">
            <text:p>0.545941239001819</text:p>
          </table:table-cell>
          <table:table-cell office:value-type="float" office:value="0.538859726271026" calcext:value-type="float">
            <text:p>0.538859726271026</text:p>
          </table:table-cell>
          <table:table-cell office:value-type="float" office:value="0.553034035483676" calcext:value-type="float">
            <text:p>0.553034035483676</text:p>
          </table:table-cell>
          <table:table-cell office:value-type="float" office:value="0.550426741834829" calcext:value-type="float">
            <text:p>0.550426741834829</text:p>
          </table:table-cell>
          <table:table-cell office:value-type="float" office:value="0.544698227051605" calcext:value-type="float">
            <text:p>0.544698227051605</text:p>
          </table:table-cell>
          <table:table-cell office:value-type="float" office:value="0.544694713295992" calcext:value-type="float">
            <text:p>0.544694713295992</text:p>
          </table:table-cell>
          <table:table-cell office:value-type="float" office:value="0.54183586485359" calcext:value-type="float">
            <text:p>0.54183586485359</text:p>
          </table:table-cell>
          <table:table-cell office:value-type="float" office:value="0.540483201632678" calcext:value-type="float">
            <text:p>0.540483201632678</text:p>
          </table:table-cell>
          <table:table-cell office:value-type="float" office:value="0.556197114538749" calcext:value-type="float">
            <text:p>0.556197114538749</text:p>
          </table:table-cell>
          <table:table-cell office:value-type="float" office:value="0.551943682327887" calcext:value-type="float">
            <text:p>0.551943682327887</text:p>
          </table:table-cell>
          <table:table-cell office:value-type="float" office:value="0.555337705697242" calcext:value-type="float">
            <text:p>0.555337705697242</text:p>
          </table:table-cell>
          <table:table-cell office:value-type="float" office:value="0.553539194149624" calcext:value-type="float">
            <text:p>0.553539194149624</text:p>
          </table:table-cell>
          <table:table-cell office:value-type="float" office:value="0.556461995211073" calcext:value-type="float">
            <text:p>0.556461995211073</text:p>
          </table:table-cell>
          <table:table-cell office:value-type="float" office:value="0.550204705100235" calcext:value-type="float">
            <text:p>0.550204705100235</text:p>
          </table:table-cell>
          <table:table-cell office:value-type="float" office:value="0.543783755423601" calcext:value-type="float">
            <text:p>0.543783755423601</text:p>
          </table:table-cell>
          <table:table-cell office:value-type="float" office:value="0.544573164756008" calcext:value-type="float">
            <text:p>0.544573164756008</text:p>
          </table:table-cell>
          <table:table-cell office:value-type="float" office:value="0.537773622756822" calcext:value-type="float">
            <text:p>0.537773622756822</text:p>
          </table:table-cell>
          <table:table-cell office:value-type="float" office:value="0.540881755220194" calcext:value-type="float">
            <text:p>0.540881755220194</text:p>
          </table:table-cell>
          <table:table-cell office:value-type="float" office:value="0.531468862505022" calcext:value-type="float">
            <text:p>0.531468862505022</text:p>
          </table:table-cell>
          <table:table-cell office:value-type="float" office:value="0.523793045659874" calcext:value-type="float">
            <text:p>0.523793045659874</text:p>
          </table:table-cell>
          <table:table-cell office:value-type="float" office:value="0.547613874779691" calcext:value-type="float">
            <text:p>0.547613874779691</text:p>
          </table:table-cell>
          <table:table-cell office:value-type="float" office:value="0.561076085723078" calcext:value-type="float">
            <text:p>0.561076085723078</text:p>
          </table:table-cell>
          <table:table-cell office:value-type="float" office:value="0.547442888704756" calcext:value-type="float">
            <text:p>0.547442888704756</text:p>
          </table:table-cell>
          <table:table-cell office:value-type="float" office:value="0.544475032739803" calcext:value-type="float">
            <text:p>0.544475032739803</text:p>
          </table:table-cell>
          <table:table-cell office:value-type="float" office:value="0.546360794765142" calcext:value-type="float">
            <text:p>0.546360794765142</text:p>
          </table:table-cell>
          <table:table-cell office:value-type="float" office:value="0.534477876415794" calcext:value-type="float">
            <text:p>0.534477876415794</text:p>
          </table:table-cell>
          <table:table-cell office:value-type="float" office:value="0.531790601811607" calcext:value-type="float">
            <text:p>0.531790601811607</text:p>
          </table:table-cell>
          <table:table-cell office:value-type="float" office:value="0.536774528944501" calcext:value-type="float">
            <text:p>0.536774528944501</text:p>
          </table:table-cell>
          <table:table-cell office:value-type="float" office:value="0.534162876398991" calcext:value-type="float">
            <text:p>0.534162876398991</text:p>
          </table:table-cell>
          <table:table-cell office:value-type="float" office:value="0.53398521204825" calcext:value-type="float">
            <text:p>0.53398521204825</text:p>
          </table:table-cell>
          <table:table-cell office:value-type="float" office:value="0.522574948223488" calcext:value-type="float">
            <text:p>0.522574948223488</text:p>
          </table:table-cell>
          <table:table-cell office:value-type="float" office:value="0.518817009189412" calcext:value-type="float">
            <text:p>0.518817009189412</text:p>
          </table:table-cell>
          <table:table-cell office:value-type="float" office:value="0.515401616442891" calcext:value-type="float">
            <text:p>0.515401616442891</text:p>
          </table:table-cell>
          <table:table-cell office:value-type="float" office:value="0.514187917645223" calcext:value-type="float">
            <text:p>0.514187917645223</text:p>
          </table:table-cell>
          <table:table-cell office:value-type="float" office:value="0.535454328523307" calcext:value-type="float">
            <text:p>0.535454328523307</text:p>
          </table:table-cell>
          <table:table-cell office:value-type="float" office:value="0.535951021702324" calcext:value-type="float">
            <text:p>0.535951021702324</text:p>
          </table:table-cell>
          <table:table-cell office:value-type="float" office:value="0.546170976713464" calcext:value-type="float">
            <text:p>0.546170976713464</text:p>
          </table:table-cell>
          <table:table-cell office:value-type="float" office:value="0.536651226657206" calcext:value-type="float">
            <text:p>0.536651226657206</text:p>
          </table:table-cell>
          <table:table-cell office:value-type="float" office:value="0.527667813140044" calcext:value-type="float">
            <text:p>0.527667813140044</text:p>
          </table:table-cell>
          <table:table-cell office:value-type="float" office:value="0.529008723502578" calcext:value-type="float">
            <text:p>0.529008723502578</text:p>
          </table:table-cell>
          <table:table-cell office:value-type="float" office:value="0.525747156565035" calcext:value-type="float">
            <text:p>0.525747156565035</text:p>
          </table:table-cell>
          <table:table-cell office:value-type="float" office:value="0.551064792859461" calcext:value-type="float">
            <text:p>0.551064792859461</text:p>
          </table:table-cell>
          <table:table-cell office:value-type="float" office:value="0.546949716153299" calcext:value-type="float">
            <text:p>0.546949716153299</text:p>
          </table:table-cell>
          <table:table-cell office:value-type="float" office:value="0.539399852373703" calcext:value-type="float">
            <text:p>0.539399852373703</text:p>
          </table:table-cell>
          <table:table-cell office:value-type="float" office:value="0.529891263204434" calcext:value-type="float">
            <text:p>0.529891263204434</text:p>
          </table:table-cell>
          <table:table-cell office:value-type="float" office:value="0.511098145365504" calcext:value-type="float">
            <text:p>0.511098145365504</text:p>
          </table:table-cell>
          <table:table-cell office:value-type="float" office:value="0.514415318939569" calcext:value-type="float">
            <text:p>0.514415318939569</text:p>
          </table:table-cell>
          <table:table-cell office:value-type="float" office:value="0.505908871996248" calcext:value-type="float">
            <text:p>0.505908871996248</text:p>
          </table:table-cell>
          <table:table-cell office:value-type="float" office:value="0.524075242727465" calcext:value-type="float">
            <text:p>0.524075242727465</text:p>
          </table:table-cell>
          <table:table-cell office:value-type="float" office:value="0.629776234868181" calcext:value-type="float">
            <text:p>0.629776234868181</text:p>
          </table:table-cell>
          <table:table-cell office:value-type="float" office:value="0.626485290137252" calcext:value-type="float">
            <text:p>0.626485290137252</text:p>
          </table:table-cell>
          <table:table-cell office:value-type="float" office:value="0.622704413004391" calcext:value-type="float">
            <text:p>0.622704413004391</text:p>
          </table:table-cell>
          <table:table-cell office:value-type="float" office:value="0.602360577573654" calcext:value-type="float">
            <text:p>0.602360577573654</text:p>
          </table:table-cell>
          <table:table-cell office:value-type="float" office:value="0.573032832876092" calcext:value-type="float">
            <text:p>0.573032832876092</text:p>
          </table:table-cell>
          <table:table-cell office:value-type="float" office:value="0.57712690716004" calcext:value-type="float">
            <text:p>0.57712690716004</text:p>
          </table:table-cell>
          <table:table-cell office:value-type="float" office:value="0.584301802905752" calcext:value-type="float">
            <text:p>0.584301802905752</text:p>
          </table:table-cell>
          <table:table-cell office:value-type="float" office:value="0.588544673327092" calcext:value-type="float">
            <text:p>0.588544673327092</text:p>
          </table:table-cell>
          <table:table-cell office:value-type="float" office:value="0.550988230890735" calcext:value-type="float">
            <text:p>0.550988230890735</text:p>
          </table:table-cell>
          <table:table-cell office:value-type="float" office:value="0.558400459270693" calcext:value-type="float">
            <text:p>0.558400459270693</text:p>
          </table:table-cell>
          <table:table-cell office:value-type="float" office:value="0.551519250610566" calcext:value-type="float">
            <text:p>0.551519250610566</text:p>
          </table:table-cell>
          <table:table-cell office:value-type="float" office:value="0.524148925936849" calcext:value-type="float">
            <text:p>0.524148925936849</text:p>
          </table:table-cell>
          <table:table-cell office:value-type="float" office:value="0.54270250897991" calcext:value-type="float">
            <text:p>0.54270250897991</text:p>
          </table:table-cell>
          <table:table-cell office:value-type="float" office:value="0.544128629817692" calcext:value-type="float">
            <text:p>0.544128629817692</text:p>
          </table:table-cell>
          <table:table-cell office:value-type="float" office:value="0.529933576454633" calcext:value-type="float">
            <text:p>0.529933576454633</text:p>
          </table:table-cell>
          <table:table-cell office:value-type="float" office:value="0.521224060142977" calcext:value-type="float">
            <text:p>0.521224060142977</text:p>
          </table:table-cell>
          <table:table-cell office:value-type="float" office:value="0.501389608343765" calcext:value-type="float">
            <text:p>0.501389608343765</text:p>
          </table:table-cell>
          <table:table-cell office:value-type="float" office:value="0.489638555713491" calcext:value-type="float">
            <text:p>0.489638555713491</text:p>
          </table:table-cell>
          <table:table-cell office:value-type="float" office:value="0.491589185397873" calcext:value-type="float">
            <text:p>0.491589185397873</text:p>
          </table:table-cell>
          <table:table-cell office:value-type="float" office:value="0.502943298387279" calcext:value-type="float">
            <text:p>0.502943298387279</text:p>
          </table:table-cell>
          <table:table-cell office:value-type="float" office:value="0.504067677110511" calcext:value-type="float">
            <text:p>0.504067677110511</text:p>
          </table:table-cell>
          <table:table-cell office:value-type="float" office:value="0.519219153643888" calcext:value-type="float">
            <text:p>0.519219153643888</text:p>
          </table:table-cell>
          <table:table-cell office:value-type="float" office:value="0.523694278097701" calcext:value-type="float">
            <text:p>0.523694278097701</text:p>
          </table:table-cell>
          <table:table-cell office:value-type="float" office:value="0.518338233883059" calcext:value-type="float">
            <text:p>0.518338233883059</text:p>
          </table:table-cell>
          <table:table-cell office:value-type="float" office:value="0.51788939210109" calcext:value-type="float">
            <text:p>0.51788939210109</text:p>
          </table:table-cell>
          <table:table-cell office:value-type="float" office:value="0.514479305019913" calcext:value-type="float">
            <text:p>0.514479305019913</text:p>
          </table:table-cell>
          <table:table-cell office:value-type="float" office:value="0.516046454643335" calcext:value-type="float">
            <text:p>0.516046454643335</text:p>
          </table:table-cell>
          <table:table-cell office:value-type="float" office:value="0.515495459743349" calcext:value-type="float">
            <text:p>0.515495459743349</text:p>
          </table:table-cell>
          <table:table-cell office:value-type="float" office:value="0.516965541716193" calcext:value-type="float">
            <text:p>0.516965541716193</text:p>
          </table:table-cell>
          <table:table-cell office:value-type="float" office:value="0.520011075806723" calcext:value-type="float">
            <text:p>0.520011075806723</text:p>
          </table:table-cell>
          <table:table-cell office:value-type="float" office:value="0.523493411770458" calcext:value-type="float">
            <text:p>0.523493411770458</text:p>
          </table:table-cell>
          <table:table-cell office:value-type="float" office:value="0.529364930582686" calcext:value-type="float">
            <text:p>0.529364930582686</text:p>
          </table:table-cell>
          <table:table-cell office:value-type="float" office:value="0.533764041976042" calcext:value-type="float">
            <text:p>0.533764041976042</text:p>
          </table:table-cell>
          <table:table-cell office:value-type="float" office:value="0.538858410082177" calcext:value-type="float">
            <text:p>0.538858410082177</text:p>
          </table:table-cell>
          <table:table-cell office:value-type="float" office:value="0.538350203723711" calcext:value-type="float">
            <text:p>0.538350203723711</text:p>
          </table:table-cell>
          <table:table-cell office:value-type="float" office:value="0.537994242620728" calcext:value-type="float">
            <text:p>0.537994242620728</text:p>
          </table:table-cell>
          <table:table-cell office:value-type="float" office:value="0.537866507731769" calcext:value-type="float">
            <text:p>0.537866507731769</text:p>
          </table:table-cell>
          <table:table-cell office:value-type="float" office:value="0.538928613996043" calcext:value-type="float">
            <text:p>0.538928613996043</text:p>
          </table:table-cell>
          <table:table-cell office:value-type="float" office:value="0.540316013773974" calcext:value-type="float">
            <text:p>0.540316013773974</text:p>
          </table:table-cell>
          <table:table-cell office:value-type="float" office:value="0.542893296154195" calcext:value-type="float">
            <text:p>0.542893296154195</text:p>
          </table:table-cell>
          <table:table-cell office:value-type="float" office:value="0.543627785254862" calcext:value-type="float">
            <text:p>0.543627785254862</text:p>
          </table:table-cell>
          <table:table-cell office:value-type="float" office:value="0.543905432161472" calcext:value-type="float">
            <text:p>0.543905432161472</text:p>
          </table:table-cell>
          <table:table-cell office:value-type="float" office:value="0.543385902307714" calcext:value-type="float">
            <text:p>0.543385902307714</text:p>
          </table:table-cell>
          <table:table-cell office:value-type="float" office:value="0.541313448937175" calcext:value-type="float">
            <text:p>0.541313448937175</text:p>
          </table:table-cell>
          <table:table-cell office:value-type="float" office:value="0.542768471689244" calcext:value-type="float">
            <text:p>0.542768471689244</text:p>
          </table:table-cell>
          <table:table-cell office:value-type="float" office:value="0.543201830552134" calcext:value-type="float">
            <text:p>0.543201830552134</text:p>
          </table:table-cell>
          <table:table-cell office:value-type="float" office:value="0.543135519710224" calcext:value-type="float">
            <text:p>0.543135519710224</text:p>
          </table:table-cell>
          <table:table-cell office:value-type="float" office:value="0.542758025069477" calcext:value-type="float">
            <text:p>0.542758025069477</text:p>
          </table:table-cell>
          <table:table-cell office:value-type="float" office:value="0.542250029263809" calcext:value-type="float">
            <text:p>0.542250029263809</text:p>
          </table:table-cell>
          <table:table-cell office:value-type="float" office:value="0.541747549544549" calcext:value-type="float">
            <text:p>0.541747549544549</text:p>
          </table:table-cell>
          <table:table-cell office:value-type="float" office:value="0.54226213035022" calcext:value-type="float">
            <text:p>0.54226213035022</text:p>
          </table:table-cell>
          <table:table-cell office:value-type="float" office:value="0.542777422014134" calcext:value-type="float">
            <text:p>0.542777422014134</text:p>
          </table:table-cell>
          <table:table-cell office:value-type="float" office:value="0.542345587890627" calcext:value-type="float">
            <text:p>0.542345587890627</text:p>
          </table:table-cell>
          <table:table-cell office:value-type="float" office:value="0.543232048720061" calcext:value-type="float">
            <text:p>0.543232048720061</text:p>
          </table:table-cell>
          <table:table-cell office:value-type="float" office:value="0.542423681148704" calcext:value-type="float">
            <text:p>0.542423681148704</text:p>
          </table:table-cell>
          <table:table-cell office:value-type="float" office:value="0.5427486527571" calcext:value-type="float">
            <text:p>0.5427486527571</text:p>
          </table:table-cell>
          <table:table-cell office:value-type="float" office:value="0.541928976836156" calcext:value-type="float">
            <text:p>0.541928976836156</text:p>
          </table:table-cell>
          <table:table-cell office:value-type="float" office:value="0.542427599822453" calcext:value-type="float">
            <text:p>0.542427599822453</text:p>
          </table:table-cell>
          <table:table-cell office:value-type="float" office:value="0.542571976931722" calcext:value-type="float">
            <text:p>0.542571976931722</text:p>
          </table:table-cell>
          <table:table-cell office:value-type="float" office:value="0.541011277830974" calcext:value-type="float">
            <text:p>0.541011277830974</text:p>
          </table:table-cell>
          <table:table-cell office:value-type="float" office:value="0.541644497666006" calcext:value-type="float">
            <text:p>0.541644497666006</text:p>
          </table:table-cell>
          <table:table-cell office:value-type="float" office:value="0.543159607984269" calcext:value-type="float">
            <text:p>0.543159607984269</text:p>
          </table:table-cell>
          <table:table-cell office:value-type="float" office:value="0.541927002066062" calcext:value-type="float">
            <text:p>0.541927002066062</text:p>
          </table:table-cell>
          <table:table-cell office:value-type="float" office:value="0.541653228455233" calcext:value-type="float">
            <text:p>0.541653228455233</text:p>
          </table:table-cell>
          <table:table-cell office:value-type="float" office:value="0.542921587678575" calcext:value-type="float">
            <text:p>0.542921587678575</text:p>
          </table:table-cell>
          <table:table-cell office:value-type="float" office:value="0.540976861192906" calcext:value-type="float">
            <text:p>0.540976861192906</text:p>
          </table:table-cell>
          <table:table-cell office:value-type="float" office:value="0.542747022394495" calcext:value-type="float">
            <text:p>0.542747022394495</text:p>
          </table:table-cell>
          <table:table-cell office:value-type="float" office:value="0.542034393139175" calcext:value-type="float">
            <text:p>0.542034393139175</text:p>
          </table:table-cell>
          <table:table-cell office:value-type="float" office:value="0.542477090061255" calcext:value-type="float">
            <text:p>0.542477090061255</text:p>
          </table:table-cell>
          <table:table-cell office:value-type="float" office:value="0.543118349660096" calcext:value-type="float">
            <text:p>0.543118349660096</text:p>
          </table:table-cell>
          <table:table-cell office:value-type="float" office:value="0.541964509620126" calcext:value-type="float">
            <text:p>0.541964509620126</text:p>
          </table:table-cell>
          <table:table-cell office:value-type="float" office:value="0.543067742641107" calcext:value-type="float">
            <text:p>0.543067742641107</text:p>
          </table:table-cell>
          <table:table-cell office:value-type="float" office:value="0.54064218987096" calcext:value-type="float">
            <text:p>0.54064218987096</text:p>
          </table:table-cell>
          <table:table-cell office:value-type="float" office:value="0.542138368485969" calcext:value-type="float">
            <text:p>0.542138368485969</text:p>
          </table:table-cell>
          <table:table-cell office:value-type="float" office:value="0.541666483522901" calcext:value-type="float">
            <text:p>0.541666483522901</text:p>
          </table:table-cell>
          <table:table-cell office:value-type="float" office:value="0.542453017859102" calcext:value-type="float">
            <text:p>0.542453017859102</text:p>
          </table:table-cell>
          <table:table-cell office:value-type="float" office:value="0.54154207939895" calcext:value-type="float">
            <text:p>0.54154207939895</text:p>
          </table:table-cell>
          <table:table-cell office:value-type="float" office:value="0.541932253154436" calcext:value-type="float">
            <text:p>0.541932253154436</text:p>
          </table:table-cell>
          <table:table-cell office:value-type="float" office:value="0.542494930885567" calcext:value-type="float">
            <text:p>0.542494930885567</text:p>
          </table:table-cell>
          <table:table-cell office:value-type="float" office:value="0.542112956934408" calcext:value-type="float">
            <text:p>0.542112956934408</text:p>
          </table:table-cell>
          <table:table-cell office:value-type="float" office:value="0.54141343898207" calcext:value-type="float">
            <text:p>0.54141343898207</text:p>
          </table:table-cell>
          <table:table-cell office:value-type="float" office:value="0.542171019139621" calcext:value-type="float">
            <text:p>0.542171019139621</text:p>
          </table:table-cell>
          <table:table-cell office:value-type="float" office:value="0.542243115201694" calcext:value-type="float">
            <text:p>0.542243115201694</text:p>
          </table:table-cell>
          <table:table-cell office:value-type="float" office:value="0.541828614862888" calcext:value-type="float">
            <text:p>0.541828614862888</text:p>
          </table:table-cell>
          <table:table-cell office:value-type="float" office:value="0.54158864392063" calcext:value-type="float">
            <text:p>0.54158864392063</text:p>
          </table:table-cell>
          <table:table-cell office:value-type="float" office:value="0.542414820293316" calcext:value-type="float">
            <text:p>0.542414820293316</text:p>
          </table:table-cell>
          <table:table-cell office:value-type="float" office:value="0.541823348487185" calcext:value-type="float">
            <text:p>0.541823348487185</text:p>
          </table:table-cell>
          <table:table-cell office:value-type="float" office:value="0.541557307876013" calcext:value-type="float">
            <text:p>0.541557307876013</text:p>
          </table:table-cell>
          <table:table-cell office:value-type="float" office:value="0.54235491112261" calcext:value-type="float">
            <text:p>0.54235491112261</text:p>
          </table:table-cell>
          <table:table-cell office:value-type="float" office:value="0.541797229711614" calcext:value-type="float">
            <text:p>0.541797229711614</text:p>
          </table:table-cell>
          <table:table-cell office:value-type="float" office:value="0.542745639764453" calcext:value-type="float">
            <text:p>0.542745639764453</text:p>
          </table:table-cell>
          <table:table-cell office:value-type="float" office:value="0.541247840189862" calcext:value-type="float">
            <text:p>0.541247840189862</text:p>
          </table:table-cell>
          <table:table-cell office:value-type="float" office:value="0.541991130321171" calcext:value-type="float">
            <text:p>0.541991130321171</text:p>
          </table:table-cell>
          <table:table-cell office:value-type="float" office:value="0.541922009711008" calcext:value-type="float">
            <text:p>0.541922009711008</text:p>
          </table:table-cell>
          <table:table-cell office:value-type="float" office:value="0.541740227023472" calcext:value-type="float">
            <text:p>0.541740227023472</text:p>
          </table:table-cell>
          <table:table-cell office:value-type="float" office:value="0.541933657156079" calcext:value-type="float">
            <text:p>0.541933657156079</text:p>
          </table:table-cell>
          <table:table-cell office:value-type="float" office:value="0.54151360238797" calcext:value-type="float">
            <text:p>0.54151360238797</text:p>
          </table:table-cell>
          <table:table-cell office:value-type="float" office:value="0.54140976654009" calcext:value-type="float">
            <text:p>0.54140976654009</text:p>
          </table:table-cell>
          <table:table-cell office:value-type="float" office:value="0.543398570065487" calcext:value-type="float">
            <text:p>0.543398570065487</text:p>
          </table:table-cell>
          <table:table-cell office:value-type="float" office:value="0.541922872854335" calcext:value-type="float">
            <text:p>0.541922872854335</text:p>
          </table:table-cell>
          <table:table-cell office:value-type="float" office:value="0.541966023367077" calcext:value-type="float">
            <text:p>0.541966023367077</text:p>
          </table:table-cell>
          <table:table-cell office:value-type="float" office:value="0.542247453387631" calcext:value-type="float">
            <text:p>0.542247453387631</text:p>
          </table:table-cell>
          <table:table-cell office:value-type="float" office:value="0.541839165517847" calcext:value-type="float">
            <text:p>0.541839165517847</text:p>
          </table:table-cell>
          <table:table-cell office:value-type="float" office:value="0.541819188248381" calcext:value-type="float">
            <text:p>0.541819188248381</text:p>
          </table:table-cell>
          <table:table-cell office:value-type="float" office:value="0.542916510311035" calcext:value-type="float">
            <text:p>0.542916510311035</text:p>
          </table:table-cell>
          <table:table-cell office:value-type="float" office:value="0.542520968799586" calcext:value-type="float">
            <text:p>0.542520968799586</text:p>
          </table:table-cell>
          <table:table-cell office:value-type="float" office:value="0.541939859443891" calcext:value-type="float">
            <text:p>0.541939859443891</text:p>
          </table:table-cell>
          <table:table-cell office:value-type="float" office:value="0.541799770689299" calcext:value-type="float">
            <text:p>0.541799770689299</text:p>
          </table:table-cell>
          <table:table-cell office:value-type="float" office:value="0.541744838252299" calcext:value-type="float">
            <text:p>0.541744838252299</text:p>
          </table:table-cell>
          <table:table-cell office:value-type="float" office:value="0.541581359035373" calcext:value-type="float">
            <text:p>0.541581359035373</text:p>
          </table:table-cell>
          <table:table-cell office:value-type="float" office:value="0.542036585976511" calcext:value-type="float">
            <text:p>0.542036585976511</text:p>
          </table:table-cell>
          <table:table-cell office:value-type="float" office:value="0.54245048274562" calcext:value-type="float">
            <text:p>0.54245048274562</text:p>
          </table:table-cell>
          <table:table-cell office:value-type="float" office:value="0.542189149290079" calcext:value-type="float">
            <text:p>0.542189149290079</text:p>
          </table:table-cell>
          <table:table-cell office:value-type="float" office:value="0.542159435200352" calcext:value-type="float">
            <text:p>0.542159435200352</text:p>
          </table:table-cell>
          <table:table-cell office:value-type="float" office:value="0.541204607645191" calcext:value-type="float">
            <text:p>0.541204607645191</text:p>
          </table:table-cell>
          <table:table-cell office:value-type="float" office:value="0.541766602065047" calcext:value-type="float">
            <text:p>0.541766602065047</text:p>
          </table:table-cell>
          <table:table-cell office:value-type="float" office:value="0.54240937647249" calcext:value-type="float">
            <text:p>0.54240937647249</text:p>
          </table:table-cell>
          <table:table-cell office:value-type="float" office:value="0.542328594079831" calcext:value-type="float">
            <text:p>0.542328594079831</text:p>
          </table:table-cell>
          <table:table-cell office:value-type="float" office:value="0.541661902621726" calcext:value-type="float">
            <text:p>0.541661902621726</text:p>
          </table:table-cell>
          <table:table-cell office:value-type="float" office:value="0.542603699725535" calcext:value-type="float">
            <text:p>0.542603699725535</text:p>
          </table:table-cell>
          <table:table-cell office:value-type="float" office:value="0.541116975167162" calcext:value-type="float">
            <text:p>0.541116975167162</text:p>
          </table:table-cell>
          <table:table-cell office:value-type="float" office:value="0.5427608860703" calcext:value-type="float">
            <text:p>0.5427608860703</text:p>
          </table:table-cell>
          <table:table-cell office:value-type="float" office:value="0.542931482548266" calcext:value-type="float">
            <text:p>0.542931482548266</text:p>
          </table:table-cell>
          <table:table-cell office:value-type="float" office:value="0.541523122667694" calcext:value-type="float">
            <text:p>0.541523122667694</text:p>
          </table:table-cell>
          <table:table-cell office:value-type="float" office:value="0.541622605564356" calcext:value-type="float">
            <text:p>0.541622605564356</text:p>
          </table:table-cell>
          <table:table-cell office:value-type="float" office:value="0.541725315429734" calcext:value-type="float">
            <text:p>0.541725315429734</text:p>
          </table:table-cell>
          <table:table-cell office:value-type="float" office:value="0.541537331227797" calcext:value-type="float">
            <text:p>0.541537331227797</text:p>
          </table:table-cell>
          <table:table-cell office:value-type="float" office:value="0.542848408663699" calcext:value-type="float">
            <text:p>0.542848408663699</text:p>
          </table:table-cell>
          <table:table-cell office:value-type="float" office:value="0.541311688837981" calcext:value-type="float">
            <text:p>0.541311688837981</text:p>
          </table:table-cell>
          <table:table-cell office:value-type="float" office:value="0.541889854426363" calcext:value-type="float">
            <text:p>0.541889854426363</text:p>
          </table:table-cell>
          <table:table-cell office:value-type="float" office:value="0.542625223459351" calcext:value-type="float">
            <text:p>0.542625223459351</text:p>
          </table:table-cell>
          <table:table-cell office:value-type="float" office:value="0.542028872613709" calcext:value-type="float">
            <text:p>0.542028872613709</text:p>
          </table:table-cell>
          <table:table-cell office:value-type="float" office:value="0.541594509490119" calcext:value-type="float">
            <text:p>0.541594509490119</text:p>
          </table:table-cell>
          <table:table-cell office:value-type="float" office:value="0.542429470830754" calcext:value-type="float">
            <text:p>0.542429470830754</text:p>
          </table:table-cell>
          <table:table-cell office:value-type="float" office:value="0.542656931251858" calcext:value-type="float">
            <text:p>0.542656931251858</text:p>
          </table:table-cell>
          <table:table-cell office:value-type="float" office:value="0.542364573276429" calcext:value-type="float">
            <text:p>0.542364573276429</text:p>
          </table:table-cell>
          <table:table-cell office:value-type="float" office:value="0.543000595971949" calcext:value-type="float">
            <text:p>0.54300059597194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6621344424619" calcext:value-type="float">
            <text:p>-0.16621344424619</text:p>
          </table:table-cell>
          <table:table-cell office:value-type="float" office:value="-0.16616674465151" calcext:value-type="float">
            <text:p>-0.16616674465151</text:p>
          </table:table-cell>
          <table:table-cell office:value-type="float" office:value="-0.165992535106398" calcext:value-type="float">
            <text:p>-0.165992535106398</text:p>
          </table:table-cell>
          <table:table-cell office:value-type="float" office:value="-0.166138678980479" calcext:value-type="float">
            <text:p>-0.166138678980479</text:p>
          </table:table-cell>
          <table:table-cell office:value-type="float" office:value="-0.166035029399993" calcext:value-type="float">
            <text:p>-0.166035029399993</text:p>
          </table:table-cell>
          <table:table-cell office:value-type="float" office:value="-0.165963430648866" calcext:value-type="float">
            <text:p>-0.165963430648866</text:p>
          </table:table-cell>
          <table:table-cell office:value-type="float" office:value="-0.16620056071849" calcext:value-type="float">
            <text:p>-0.16620056071849</text:p>
          </table:table-cell>
          <table:table-cell office:value-type="float" office:value="-0.166214744075873" calcext:value-type="float">
            <text:p>-0.166214744075873</text:p>
          </table:table-cell>
          <table:table-cell office:value-type="float" office:value="-0.165994453963216" calcext:value-type="float">
            <text:p>-0.165994453963216</text:p>
          </table:table-cell>
          <table:table-cell office:value-type="float" office:value="-0.166072999701435" calcext:value-type="float">
            <text:p>-0.166072999701435</text:p>
          </table:table-cell>
          <table:table-cell office:value-type="float" office:value="-0.166088885572261" calcext:value-type="float">
            <text:p>-0.166088885572261</text:p>
          </table:table-cell>
          <table:table-cell office:value-type="float" office:value="-0.16614627345082" calcext:value-type="float">
            <text:p>-0.16614627345082</text:p>
          </table:table-cell>
          <table:table-cell office:value-type="float" office:value="-0.166136946310027" calcext:value-type="float">
            <text:p>-0.166136946310027</text:p>
          </table:table-cell>
          <table:table-cell office:value-type="float" office:value="-0.166157428948389" calcext:value-type="float">
            <text:p>-0.166157428948389</text:p>
          </table:table-cell>
          <table:table-cell office:value-type="float" office:value="-0.16588795193472" calcext:value-type="float">
            <text:p>-0.16588795193472</text:p>
          </table:table-cell>
          <table:table-cell office:value-type="float" office:value="-0.166098432258378" calcext:value-type="float">
            <text:p>-0.166098432258378</text:p>
          </table:table-cell>
          <table:table-cell office:value-type="float" office:value="-0.166157007418807" calcext:value-type="float">
            <text:p>-0.166157007418807</text:p>
          </table:table-cell>
          <table:table-cell office:value-type="float" office:value="-0.166168259311565" calcext:value-type="float">
            <text:p>-0.166168259311565</text:p>
          </table:table-cell>
          <table:table-cell office:value-type="float" office:value="-0.166191107612563" calcext:value-type="float">
            <text:p>-0.166191107612563</text:p>
          </table:table-cell>
          <table:table-cell office:value-type="float" office:value="-0.166023445151375" calcext:value-type="float">
            <text:p>-0.166023445151375</text:p>
          </table:table-cell>
          <table:table-cell office:value-type="float" office:value="-0.166079066853155" calcext:value-type="float">
            <text:p>-0.166079066853155</text:p>
          </table:table-cell>
          <table:table-cell office:value-type="float" office:value="-0.166147728000699" calcext:value-type="float">
            <text:p>-0.166147728000699</text:p>
          </table:table-cell>
          <table:table-cell office:value-type="float" office:value="-0.16607201034184" calcext:value-type="float">
            <text:p>-0.16607201034184</text:p>
          </table:table-cell>
          <table:table-cell office:value-type="float" office:value="-0.165990102730067" calcext:value-type="float">
            <text:p>-0.165990102730067</text:p>
          </table:table-cell>
          <table:table-cell office:value-type="float" office:value="-0.165808308689363" calcext:value-type="float">
            <text:p>-0.165808308689363</text:p>
          </table:table-cell>
          <table:table-cell office:value-type="float" office:value="-0.16606644610968" calcext:value-type="float">
            <text:p>-0.16606644610968</text:p>
          </table:table-cell>
          <table:table-cell office:value-type="float" office:value="-0.165746382529835" calcext:value-type="float">
            <text:p>-0.165746382529835</text:p>
          </table:table-cell>
          <table:table-cell office:value-type="float" office:value="-0.166109683675038" calcext:value-type="float">
            <text:p>-0.166109683675038</text:p>
          </table:table-cell>
          <table:table-cell office:value-type="float" office:value="-0.166180626803094" calcext:value-type="float">
            <text:p>-0.166180626803094</text:p>
          </table:table-cell>
          <table:table-cell office:value-type="float" office:value="-0.166168839673622" calcext:value-type="float">
            <text:p>-0.166168839673622</text:p>
          </table:table-cell>
          <table:table-cell office:value-type="float" office:value="-0.166027303691958" calcext:value-type="float">
            <text:p>-0.166027303691958</text:p>
          </table:table-cell>
          <table:table-cell office:value-type="float" office:value="-0.166091016965647" calcext:value-type="float">
            <text:p>-0.166091016965647</text:p>
          </table:table-cell>
          <table:table-cell office:value-type="float" office:value="-0.16623635803175" calcext:value-type="float">
            <text:p>-0.16623635803175</text:p>
          </table:table-cell>
          <table:table-cell office:value-type="float" office:value="-0.16623438617893" calcext:value-type="float">
            <text:p>-0.16623438617893</text:p>
          </table:table-cell>
          <table:table-cell office:value-type="float" office:value="-0.166186432279215" calcext:value-type="float">
            <text:p>-0.166186432279215</text:p>
          </table:table-cell>
          <table:table-cell office:value-type="float" office:value="-0.166153703806508" calcext:value-type="float">
            <text:p>-0.166153703806508</text:p>
          </table:table-cell>
          <table:table-cell office:value-type="float" office:value="-0.16625545808568" calcext:value-type="float">
            <text:p>-0.16625545808568</text:p>
          </table:table-cell>
          <table:table-cell office:value-type="float" office:value="-0.166208001319834" calcext:value-type="float">
            <text:p>-0.166208001319834</text:p>
          </table:table-cell>
          <table:table-cell office:value-type="float" office:value="-0.16609777235531" calcext:value-type="float">
            <text:p>-0.16609777235531</text:p>
          </table:table-cell>
          <table:table-cell office:value-type="float" office:value="-0.166121384240483" calcext:value-type="float">
            <text:p>-0.166121384240483</text:p>
          </table:table-cell>
          <table:table-cell office:value-type="float" office:value="-0.166160141697876" calcext:value-type="float">
            <text:p>-0.166160141697876</text:p>
          </table:table-cell>
          <table:table-cell office:value-type="float" office:value="-0.168473411892095" calcext:value-type="float">
            <text:p>-0.168473411892095</text:p>
          </table:table-cell>
          <table:table-cell office:value-type="float" office:value="-0.170221499061101" calcext:value-type="float">
            <text:p>-0.170221499061101</text:p>
          </table:table-cell>
          <table:table-cell office:value-type="float" office:value="-0.169492879144939" calcext:value-type="float">
            <text:p>-0.169492879144939</text:p>
          </table:table-cell>
          <table:table-cell office:value-type="float" office:value="-0.172372295574902" calcext:value-type="float">
            <text:p>-0.172372295574902</text:p>
          </table:table-cell>
          <table:table-cell office:value-type="float" office:value="-0.173399154203342" calcext:value-type="float">
            <text:p>-0.173399154203342</text:p>
          </table:table-cell>
          <table:table-cell office:value-type="float" office:value="-0.16521574449964" calcext:value-type="float">
            <text:p>-0.16521574449964</text:p>
          </table:table-cell>
          <table:table-cell office:value-type="float" office:value="-0.16801017253542" calcext:value-type="float">
            <text:p>-0.16801017253542</text:p>
          </table:table-cell>
          <table:table-cell office:value-type="float" office:value="-0.178817234093413" calcext:value-type="float">
            <text:p>-0.178817234093413</text:p>
          </table:table-cell>
          <table:table-cell office:value-type="float" office:value="-0.185974208861473" calcext:value-type="float">
            <text:p>-0.185974208861473</text:p>
          </table:table-cell>
          <table:table-cell office:value-type="float" office:value="-0.192826382484844" calcext:value-type="float">
            <text:p>-0.192826382484844</text:p>
          </table:table-cell>
          <table:table-cell office:value-type="float" office:value="-0.194909933402888" calcext:value-type="float">
            <text:p>-0.194909933402888</text:p>
          </table:table-cell>
          <table:table-cell office:value-type="float" office:value="-0.187627993724168" calcext:value-type="float">
            <text:p>-0.187627993724168</text:p>
          </table:table-cell>
          <table:table-cell office:value-type="float" office:value="-0.191601565338176" calcext:value-type="float">
            <text:p>-0.191601565338176</text:p>
          </table:table-cell>
          <table:table-cell office:value-type="float" office:value="-0.193420035977763" calcext:value-type="float">
            <text:p>-0.193420035977763</text:p>
          </table:table-cell>
          <table:table-cell office:value-type="float" office:value="-0.192218211848286" calcext:value-type="float">
            <text:p>-0.192218211848286</text:p>
          </table:table-cell>
          <table:table-cell office:value-type="float" office:value="-0.202797938777865" calcext:value-type="float">
            <text:p>-0.202797938777865</text:p>
          </table:table-cell>
          <table:table-cell office:value-type="float" office:value="-0.204045416897899" calcext:value-type="float">
            <text:p>-0.204045416897899</text:p>
          </table:table-cell>
          <table:table-cell office:value-type="float" office:value="-0.205157883999668" calcext:value-type="float">
            <text:p>-0.205157883999668</text:p>
          </table:table-cell>
          <table:table-cell office:value-type="float" office:value="-0.205977113366053" calcext:value-type="float">
            <text:p>-0.205977113366053</text:p>
          </table:table-cell>
          <table:table-cell office:value-type="float" office:value="-0.208610777885815" calcext:value-type="float">
            <text:p>-0.208610777885815</text:p>
          </table:table-cell>
          <table:table-cell office:value-type="float" office:value="-0.208875522277987" calcext:value-type="float">
            <text:p>-0.208875522277987</text:p>
          </table:table-cell>
          <table:table-cell office:value-type="float" office:value="-0.209459166909686" calcext:value-type="float">
            <text:p>-0.209459166909686</text:p>
          </table:table-cell>
          <table:table-cell office:value-type="float" office:value="-0.209781191068385" calcext:value-type="float">
            <text:p>-0.209781191068385</text:p>
          </table:table-cell>
          <table:table-cell office:value-type="float" office:value="-0.207090673612859" calcext:value-type="float">
            <text:p>-0.207090673612859</text:p>
          </table:table-cell>
          <table:table-cell office:value-type="float" office:value="-0.200379371783981" calcext:value-type="float">
            <text:p>-0.200379371783981</text:p>
          </table:table-cell>
          <table:table-cell office:value-type="float" office:value="-0.19693061799098" calcext:value-type="float">
            <text:p>-0.19693061799098</text:p>
          </table:table-cell>
          <table:table-cell office:value-type="float" office:value="-0.197539269982251" calcext:value-type="float">
            <text:p>-0.197539269982251</text:p>
          </table:table-cell>
          <table:table-cell office:value-type="float" office:value="-0.196296922841819" calcext:value-type="float">
            <text:p>-0.196296922841819</text:p>
          </table:table-cell>
          <table:table-cell office:value-type="float" office:value="-0.193726828398714" calcext:value-type="float">
            <text:p>-0.193726828398714</text:p>
          </table:table-cell>
          <table:table-cell office:value-type="float" office:value="-0.198318426742526" calcext:value-type="float">
            <text:p>-0.198318426742526</text:p>
          </table:table-cell>
          <table:table-cell office:value-type="float" office:value="-0.200476079307898" calcext:value-type="float">
            <text:p>-0.200476079307898</text:p>
          </table:table-cell>
          <table:table-cell office:value-type="float" office:value="-0.200300464269264" calcext:value-type="float">
            <text:p>-0.200300464269264</text:p>
          </table:table-cell>
          <table:table-cell office:value-type="float" office:value="-0.200748359082181" calcext:value-type="float">
            <text:p>-0.200748359082181</text:p>
          </table:table-cell>
          <table:table-cell office:value-type="float" office:value="-0.201957490233706" calcext:value-type="float">
            <text:p>-0.201957490233706</text:p>
          </table:table-cell>
          <table:table-cell office:value-type="float" office:value="-0.20122977383897" calcext:value-type="float">
            <text:p>-0.20122977383897</text:p>
          </table:table-cell>
          <table:table-cell office:value-type="float" office:value="-0.19431104194039" calcext:value-type="float">
            <text:p>-0.19431104194039</text:p>
          </table:table-cell>
          <table:table-cell office:value-type="float" office:value="-0.183689072185275" calcext:value-type="float">
            <text:p>-0.183689072185275</text:p>
          </table:table-cell>
          <table:table-cell office:value-type="float" office:value="-0.184987336732632" calcext:value-type="float">
            <text:p>-0.184987336732632</text:p>
          </table:table-cell>
          <table:table-cell office:value-type="float" office:value="-0.186115972209141" calcext:value-type="float">
            <text:p>-0.186115972209141</text:p>
          </table:table-cell>
          <table:table-cell office:value-type="float" office:value="-0.18765165276555" calcext:value-type="float">
            <text:p>-0.18765165276555</text:p>
          </table:table-cell>
          <table:table-cell office:value-type="float" office:value="-0.184763324893581" calcext:value-type="float">
            <text:p>-0.184763324893581</text:p>
          </table:table-cell>
          <table:table-cell office:value-type="float" office:value="-0.179201382502565" calcext:value-type="float">
            <text:p>-0.179201382502565</text:p>
          </table:table-cell>
          <table:table-cell office:value-type="float" office:value="-0.185635842622477" calcext:value-type="float">
            <text:p>-0.185635842622477</text:p>
          </table:table-cell>
          <table:table-cell office:value-type="float" office:value="-0.190586568026902" calcext:value-type="float">
            <text:p>-0.190586568026902</text:p>
          </table:table-cell>
          <table:table-cell office:value-type="float" office:value="-0.190154437445734" calcext:value-type="float">
            <text:p>-0.190154437445734</text:p>
          </table:table-cell>
          <table:table-cell office:value-type="float" office:value="-0.167254867605495" calcext:value-type="float">
            <text:p>-0.167254867605495</text:p>
          </table:table-cell>
          <table:table-cell office:value-type="float" office:value="-0.176323078495418" calcext:value-type="float">
            <text:p>-0.176323078495418</text:p>
          </table:table-cell>
          <table:table-cell office:value-type="float" office:value="-0.178315992812797" calcext:value-type="float">
            <text:p>-0.178315992812797</text:p>
          </table:table-cell>
          <table:table-cell office:value-type="float" office:value="-0.170008207417111" calcext:value-type="float">
            <text:p>-0.170008207417111</text:p>
          </table:table-cell>
          <table:table-cell office:value-type="float" office:value="-0.170546368654634" calcext:value-type="float">
            <text:p>-0.170546368654634</text:p>
          </table:table-cell>
          <table:table-cell office:value-type="float" office:value="-0.176608901741185" calcext:value-type="float">
            <text:p>-0.176608901741185</text:p>
          </table:table-cell>
          <table:table-cell office:value-type="float" office:value="-0.181772060368585" calcext:value-type="float">
            <text:p>-0.181772060368585</text:p>
          </table:table-cell>
          <table:table-cell office:value-type="float" office:value="-0.190700792829311" calcext:value-type="float">
            <text:p>-0.190700792829311</text:p>
          </table:table-cell>
          <table:table-cell office:value-type="float" office:value="-0.19403203523749" calcext:value-type="float">
            <text:p>-0.19403203523749</text:p>
          </table:table-cell>
          <table:table-cell office:value-type="float" office:value="-0.170123025341563" calcext:value-type="float">
            <text:p>-0.170123025341563</text:p>
          </table:table-cell>
          <table:table-cell office:value-type="float" office:value="-0.180679381951479" calcext:value-type="float">
            <text:p>-0.180679381951479</text:p>
          </table:table-cell>
          <table:table-cell office:value-type="float" office:value="-0.179909116773495" calcext:value-type="float">
            <text:p>-0.179909116773495</text:p>
          </table:table-cell>
          <table:table-cell office:value-type="float" office:value="-0.178448437742236" calcext:value-type="float">
            <text:p>-0.178448437742236</text:p>
          </table:table-cell>
          <table:table-cell office:value-type="float" office:value="-0.178857840816735" calcext:value-type="float">
            <text:p>-0.178857840816735</text:p>
          </table:table-cell>
          <table:table-cell office:value-type="float" office:value="-0.183987059945" calcext:value-type="float">
            <text:p>-0.183987059945</text:p>
          </table:table-cell>
          <table:table-cell office:value-type="float" office:value="-0.190416238169338" calcext:value-type="float">
            <text:p>-0.190416238169338</text:p>
          </table:table-cell>
          <table:table-cell office:value-type="float" office:value="-0.198909188677539" calcext:value-type="float">
            <text:p>-0.198909188677539</text:p>
          </table:table-cell>
          <table:table-cell office:value-type="float" office:value="-0.202754846912268" calcext:value-type="float">
            <text:p>-0.202754846912268</text:p>
          </table:table-cell>
          <table:table-cell office:value-type="float" office:value="-0.204953633045705" calcext:value-type="float">
            <text:p>-0.204953633045705</text:p>
          </table:table-cell>
          <table:table-cell office:value-type="float" office:value="-0.198840193605225" calcext:value-type="float">
            <text:p>-0.198840193605225</text:p>
          </table:table-cell>
          <table:table-cell office:value-type="float" office:value="-0.189536521126645" calcext:value-type="float">
            <text:p>-0.189536521126645</text:p>
          </table:table-cell>
          <table:table-cell office:value-type="float" office:value="-0.181997187446385" calcext:value-type="float">
            <text:p>-0.181997187446385</text:p>
          </table:table-cell>
          <table:table-cell office:value-type="float" office:value="-0.189621747448993" calcext:value-type="float">
            <text:p>-0.189621747448993</text:p>
          </table:table-cell>
          <table:table-cell office:value-type="float" office:value="-0.196855891332717" calcext:value-type="float">
            <text:p>-0.196855891332717</text:p>
          </table:table-cell>
          <table:table-cell office:value-type="float" office:value="-0.204843917772542" calcext:value-type="float">
            <text:p>-0.204843917772542</text:p>
          </table:table-cell>
          <table:table-cell office:value-type="float" office:value="-0.21495148701293" calcext:value-type="float">
            <text:p>-0.21495148701293</text:p>
          </table:table-cell>
          <table:table-cell office:value-type="float" office:value="-0.226474374956699" calcext:value-type="float">
            <text:p>-0.226474374956699</text:p>
          </table:table-cell>
          <table:table-cell office:value-type="float" office:value="-0.226774064576133" calcext:value-type="float">
            <text:p>-0.226774064576133</text:p>
          </table:table-cell>
          <table:table-cell office:value-type="float" office:value="-0.229804610385607" calcext:value-type="float">
            <text:p>-0.229804610385607</text:p>
          </table:table-cell>
          <table:table-cell office:value-type="float" office:value="-0.231602674798218" calcext:value-type="float">
            <text:p>-0.231602674798218</text:p>
          </table:table-cell>
          <table:table-cell office:value-type="float" office:value="-0.223508313534146" calcext:value-type="float">
            <text:p>-0.223508313534146</text:p>
          </table:table-cell>
          <table:table-cell office:value-type="float" office:value="-0.221904021260145" calcext:value-type="float">
            <text:p>-0.221904021260145</text:p>
          </table:table-cell>
          <table:table-cell office:value-type="float" office:value="-0.220367011168707" calcext:value-type="float">
            <text:p>-0.220367011168707</text:p>
          </table:table-cell>
          <table:table-cell office:value-type="float" office:value="-0.224801003878361" calcext:value-type="float">
            <text:p>-0.224801003878361</text:p>
          </table:table-cell>
          <table:table-cell office:value-type="float" office:value="-0.231197276014238" calcext:value-type="float">
            <text:p>-0.231197276014238</text:p>
          </table:table-cell>
          <table:table-cell office:value-type="float" office:value="-0.246975612366525" calcext:value-type="float">
            <text:p>-0.246975612366525</text:p>
          </table:table-cell>
          <table:table-cell office:value-type="float" office:value="-0.250517527176241" calcext:value-type="float">
            <text:p>-0.250517527176241</text:p>
          </table:table-cell>
          <table:table-cell office:value-type="float" office:value="-0.252987889101885" calcext:value-type="float">
            <text:p>-0.252987889101885</text:p>
          </table:table-cell>
          <table:table-cell office:value-type="float" office:value="-0.253707272552117" calcext:value-type="float">
            <text:p>-0.253707272552117</text:p>
          </table:table-cell>
          <table:table-cell office:value-type="float" office:value="-0.253245813899112" calcext:value-type="float">
            <text:p>-0.253245813899112</text:p>
          </table:table-cell>
          <table:table-cell office:value-type="float" office:value="-0.255321387295845" calcext:value-type="float">
            <text:p>-0.255321387295845</text:p>
          </table:table-cell>
          <table:table-cell office:value-type="float" office:value="-0.250932923707176" calcext:value-type="float">
            <text:p>-0.250932923707176</text:p>
          </table:table-cell>
          <table:table-cell office:value-type="float" office:value="-0.250216572371988" calcext:value-type="float">
            <text:p>-0.250216572371988</text:p>
          </table:table-cell>
          <table:table-cell office:value-type="float" office:value="-0.240754506343778" calcext:value-type="float">
            <text:p>-0.240754506343778</text:p>
          </table:table-cell>
          <table:table-cell office:value-type="float" office:value="-0.23981357980514" calcext:value-type="float">
            <text:p>-0.23981357980514</text:p>
          </table:table-cell>
          <table:table-cell office:value-type="float" office:value="-0.238547348430938" calcext:value-type="float">
            <text:p>-0.238547348430938</text:p>
          </table:table-cell>
          <table:table-cell office:value-type="float" office:value="-0.237534488133907" calcext:value-type="float">
            <text:p>-0.237534488133907</text:p>
          </table:table-cell>
          <table:table-cell office:value-type="float" office:value="-0.242394513522724" calcext:value-type="float">
            <text:p>-0.242394513522724</text:p>
          </table:table-cell>
          <table:table-cell office:value-type="float" office:value="-0.243671617919758" calcext:value-type="float">
            <text:p>-0.243671617919758</text:p>
          </table:table-cell>
          <table:table-cell office:value-type="float" office:value="-0.240404248241889" calcext:value-type="float">
            <text:p>-0.240404248241889</text:p>
          </table:table-cell>
          <table:table-cell office:value-type="float" office:value="-0.240916638298226" calcext:value-type="float">
            <text:p>-0.240916638298226</text:p>
          </table:table-cell>
          <table:table-cell office:value-type="float" office:value="-0.243217999478831" calcext:value-type="float">
            <text:p>-0.243217999478831</text:p>
          </table:table-cell>
          <table:table-cell office:value-type="float" office:value="-0.243002096471778" calcext:value-type="float">
            <text:p>-0.243002096471778</text:p>
          </table:table-cell>
          <table:table-cell office:value-type="float" office:value="-0.241977028474682" calcext:value-type="float">
            <text:p>-0.241977028474682</text:p>
          </table:table-cell>
          <table:table-cell office:value-type="float" office:value="-0.241384703101208" calcext:value-type="float">
            <text:p>-0.241384703101208</text:p>
          </table:table-cell>
          <table:table-cell office:value-type="float" office:value="-0.236209753103815" calcext:value-type="float">
            <text:p>-0.236209753103815</text:p>
          </table:table-cell>
          <table:table-cell office:value-type="float" office:value="-0.220565047570251" calcext:value-type="float">
            <text:p>-0.220565047570251</text:p>
          </table:table-cell>
          <table:table-cell office:value-type="float" office:value="-0.217836183642723" calcext:value-type="float">
            <text:p>-0.217836183642723</text:p>
          </table:table-cell>
          <table:table-cell office:value-type="float" office:value="-0.215909730861902" calcext:value-type="float">
            <text:p>-0.215909730861902</text:p>
          </table:table-cell>
          <table:table-cell office:value-type="float" office:value="-0.214923124053826" calcext:value-type="float">
            <text:p>-0.214923124053826</text:p>
          </table:table-cell>
          <table:table-cell office:value-type="float" office:value="-0.2155253078205" calcext:value-type="float">
            <text:p>-0.2155253078205</text:p>
          </table:table-cell>
          <table:table-cell office:value-type="float" office:value="-0.225943311891915" calcext:value-type="float">
            <text:p>-0.225943311891915</text:p>
          </table:table-cell>
          <table:table-cell office:value-type="float" office:value="-0.223330498405435" calcext:value-type="float">
            <text:p>-0.223330498405435</text:p>
          </table:table-cell>
          <table:table-cell office:value-type="float" office:value="-0.224899020035579" calcext:value-type="float">
            <text:p>-0.224899020035579</text:p>
          </table:table-cell>
          <table:table-cell office:value-type="float" office:value="-0.227410794366788" calcext:value-type="float">
            <text:p>-0.227410794366788</text:p>
          </table:table-cell>
          <table:table-cell office:value-type="float" office:value="-0.227905649652381" calcext:value-type="float">
            <text:p>-0.227905649652381</text:p>
          </table:table-cell>
          <table:table-cell office:value-type="float" office:value="-0.205720219569745" calcext:value-type="float">
            <text:p>-0.205720219569745</text:p>
          </table:table-cell>
          <table:table-cell office:value-type="float" office:value="-0.201228975902108" calcext:value-type="float">
            <text:p>-0.201228975902108</text:p>
          </table:table-cell>
          <table:table-cell office:value-type="float" office:value="-0.203585959701921" calcext:value-type="float">
            <text:p>-0.203585959701921</text:p>
          </table:table-cell>
          <table:table-cell office:value-type="float" office:value="-0.202549064078847" calcext:value-type="float">
            <text:p>-0.202549064078847</text:p>
          </table:table-cell>
          <table:table-cell office:value-type="float" office:value="-0.201212031029739" calcext:value-type="float">
            <text:p>-0.201212031029739</text:p>
          </table:table-cell>
          <table:table-cell office:value-type="float" office:value="-0.208791931780943" calcext:value-type="float">
            <text:p>-0.208791931780943</text:p>
          </table:table-cell>
          <table:table-cell office:value-type="float" office:value="-0.212100876050946" calcext:value-type="float">
            <text:p>-0.212100876050946</text:p>
          </table:table-cell>
          <table:table-cell office:value-type="float" office:value="-0.221276209917655" calcext:value-type="float">
            <text:p>-0.221276209917655</text:p>
          </table:table-cell>
          <table:table-cell office:value-type="float" office:value="-0.224611061744881" calcext:value-type="float">
            <text:p>-0.224611061744881</text:p>
          </table:table-cell>
          <table:table-cell office:value-type="float" office:value="-0.22832210792267" calcext:value-type="float">
            <text:p>-0.22832210792267</text:p>
          </table:table-cell>
          <table:table-cell office:value-type="float" office:value="-0.181982492276094" calcext:value-type="float">
            <text:p>-0.181982492276094</text:p>
          </table:table-cell>
          <table:table-cell office:value-type="float" office:value="-0.177198444331501" calcext:value-type="float">
            <text:p>-0.177198444331501</text:p>
          </table:table-cell>
          <table:table-cell office:value-type="float" office:value="-0.173424787503314" calcext:value-type="float">
            <text:p>-0.173424787503314</text:p>
          </table:table-cell>
          <table:table-cell office:value-type="float" office:value="-0.172508427852473" calcext:value-type="float">
            <text:p>-0.172508427852473</text:p>
          </table:table-cell>
          <table:table-cell office:value-type="float" office:value="-0.174960410205896" calcext:value-type="float">
            <text:p>-0.174960410205896</text:p>
          </table:table-cell>
          <table:table-cell office:value-type="float" office:value="-0.181624843988522" calcext:value-type="float">
            <text:p>-0.181624843988522</text:p>
          </table:table-cell>
          <table:table-cell office:value-type="float" office:value="-0.215053721942082" calcext:value-type="float">
            <text:p>-0.215053721942082</text:p>
          </table:table-cell>
          <table:table-cell office:value-type="float" office:value="-0.215741351070941" calcext:value-type="float">
            <text:p>-0.215741351070941</text:p>
          </table:table-cell>
          <table:table-cell office:value-type="float" office:value="-0.190069164976264" calcext:value-type="float">
            <text:p>-0.190069164976264</text:p>
          </table:table-cell>
          <table:table-cell office:value-type="float" office:value="-0.185062689208242" calcext:value-type="float">
            <text:p>-0.185062689208242</text:p>
          </table:table-cell>
          <table:table-cell office:value-type="float" office:value="-0.189974544556561" calcext:value-type="float">
            <text:p>-0.189974544556561</text:p>
          </table:table-cell>
          <table:table-cell office:value-type="float" office:value="-0.19273314178167" calcext:value-type="float">
            <text:p>-0.19273314178167</text:p>
          </table:table-cell>
          <table:table-cell office:value-type="float" office:value="-0.194406596827685" calcext:value-type="float">
            <text:p>-0.194406596827685</text:p>
          </table:table-cell>
          <table:table-cell office:value-type="float" office:value="-0.205832061373363" calcext:value-type="float">
            <text:p>-0.205832061373363</text:p>
          </table:table-cell>
          <table:table-cell office:value-type="float" office:value="-0.209384614260133" calcext:value-type="float">
            <text:p>-0.209384614260133</text:p>
          </table:table-cell>
          <table:table-cell office:value-type="float" office:value="-0.213889805747033" calcext:value-type="float">
            <text:p>-0.213889805747033</text:p>
          </table:table-cell>
          <table:table-cell office:value-type="float" office:value="-0.220783458698284" calcext:value-type="float">
            <text:p>-0.220783458698284</text:p>
          </table:table-cell>
          <table:table-cell office:value-type="float" office:value="-0.224657526947847" calcext:value-type="float">
            <text:p>-0.224657526947847</text:p>
          </table:table-cell>
          <table:table-cell office:value-type="float" office:value="-0.22563051359977" calcext:value-type="float">
            <text:p>-0.22563051359977</text:p>
          </table:table-cell>
          <table:table-cell office:value-type="float" office:value="-0.227965135656429" calcext:value-type="float">
            <text:p>-0.227965135656429</text:p>
          </table:table-cell>
          <table:table-cell office:value-type="float" office:value="-0.222143430420455" calcext:value-type="float">
            <text:p>-0.222143430420455</text:p>
          </table:table-cell>
          <table:table-cell office:value-type="float" office:value="-0.214296732575035" calcext:value-type="float">
            <text:p>-0.214296732575035</text:p>
          </table:table-cell>
          <table:table-cell office:value-type="float" office:value="-0.21214612673039" calcext:value-type="float">
            <text:p>-0.21214612673039</text:p>
          </table:table-cell>
          <table:table-cell office:value-type="float" office:value="-0.213465874186488" calcext:value-type="float">
            <text:p>-0.213465874186488</text:p>
          </table:table-cell>
          <table:table-cell office:value-type="float" office:value="-0.214868264620489" calcext:value-type="float">
            <text:p>-0.214868264620489</text:p>
          </table:table-cell>
          <table:table-cell office:value-type="float" office:value="-0.239005058769178" calcext:value-type="float">
            <text:p>-0.239005058769178</text:p>
          </table:table-cell>
          <table:table-cell office:value-type="float" office:value="-0.240233200371673" calcext:value-type="float">
            <text:p>-0.240233200371673</text:p>
          </table:table-cell>
          <table:table-cell office:value-type="float" office:value="-0.245286237616372" calcext:value-type="float">
            <text:p>-0.245286237616372</text:p>
          </table:table-cell>
          <table:table-cell office:value-type="float" office:value="-0.245311828927967" calcext:value-type="float">
            <text:p>-0.245311828927967</text:p>
          </table:table-cell>
          <table:table-cell office:value-type="float" office:value="-0.245614418339112" calcext:value-type="float">
            <text:p>-0.245614418339112</text:p>
          </table:table-cell>
          <table:table-cell office:value-type="float" office:value="-0.241669978468141" calcext:value-type="float">
            <text:p>-0.241669978468141</text:p>
          </table:table-cell>
          <table:table-cell office:value-type="float" office:value="-0.231893669184515" calcext:value-type="float">
            <text:p>-0.231893669184515</text:p>
          </table:table-cell>
          <table:table-cell office:value-type="float" office:value="-0.230607166016481" calcext:value-type="float">
            <text:p>-0.230607166016481</text:p>
          </table:table-cell>
          <table:table-cell office:value-type="float" office:value="-0.227298519427406" calcext:value-type="float">
            <text:p>-0.227298519427406</text:p>
          </table:table-cell>
          <table:table-cell office:value-type="float" office:value="-0.228329529570491" calcext:value-type="float">
            <text:p>-0.228329529570491</text:p>
          </table:table-cell>
          <table:table-cell office:value-type="float" office:value="-0.227271497726247" calcext:value-type="float">
            <text:p>-0.227271497726247</text:p>
          </table:table-cell>
          <table:table-cell office:value-type="float" office:value="-0.231538843463633" calcext:value-type="float">
            <text:p>-0.231538843463633</text:p>
          </table:table-cell>
          <table:table-cell office:value-type="float" office:value="-0.249120987964865" calcext:value-type="float">
            <text:p>-0.249120987964865</text:p>
          </table:table-cell>
          <table:table-cell office:value-type="float" office:value="-0.258299113060627" calcext:value-type="float">
            <text:p>-0.258299113060627</text:p>
          </table:table-cell>
          <table:table-cell office:value-type="float" office:value="-0.249040688872453" calcext:value-type="float">
            <text:p>-0.249040688872453</text:p>
          </table:table-cell>
          <table:table-cell office:value-type="float" office:value="-0.246140167192532" calcext:value-type="float">
            <text:p>-0.246140167192532</text:p>
          </table:table-cell>
          <table:table-cell office:value-type="float" office:value="-0.246987367031161" calcext:value-type="float">
            <text:p>-0.246987367031161</text:p>
          </table:table-cell>
          <table:table-cell office:value-type="float" office:value="-0.262630974620622" calcext:value-type="float">
            <text:p>-0.262630974620622</text:p>
          </table:table-cell>
          <table:table-cell office:value-type="float" office:value="-0.256023847159316" calcext:value-type="float">
            <text:p>-0.256023847159316</text:p>
          </table:table-cell>
          <table:table-cell office:value-type="float" office:value="-0.266233836180757" calcext:value-type="float">
            <text:p>-0.266233836180757</text:p>
          </table:table-cell>
          <table:table-cell office:value-type="float" office:value="-0.258296504862475" calcext:value-type="float">
            <text:p>-0.258296504862475</text:p>
          </table:table-cell>
          <table:table-cell office:value-type="float" office:value="-0.255705025958465" calcext:value-type="float">
            <text:p>-0.255705025958465</text:p>
          </table:table-cell>
          <table:table-cell office:value-type="float" office:value="-0.249589075397823" calcext:value-type="float">
            <text:p>-0.249589075397823</text:p>
          </table:table-cell>
          <table:table-cell office:value-type="float" office:value="-0.249825163167147" calcext:value-type="float">
            <text:p>-0.249825163167147</text:p>
          </table:table-cell>
          <table:table-cell office:value-type="float" office:value="-0.253085672334918" calcext:value-type="float">
            <text:p>-0.253085672334918</text:p>
          </table:table-cell>
          <table:table-cell office:value-type="float" office:value="-0.256643646254795" calcext:value-type="float">
            <text:p>-0.256643646254795</text:p>
          </table:table-cell>
          <table:table-cell office:value-type="float" office:value="-0.269189538215873" calcext:value-type="float">
            <text:p>-0.269189538215873</text:p>
          </table:table-cell>
          <table:table-cell office:value-type="float" office:value="-0.271009503260911" calcext:value-type="float">
            <text:p>-0.271009503260911</text:p>
          </table:table-cell>
          <table:table-cell office:value-type="float" office:value="-0.262653430707938" calcext:value-type="float">
            <text:p>-0.262653430707938</text:p>
          </table:table-cell>
          <table:table-cell office:value-type="float" office:value="-0.257280768295201" calcext:value-type="float">
            <text:p>-0.257280768295201</text:p>
          </table:table-cell>
          <table:table-cell office:value-type="float" office:value="-0.257533643539224" calcext:value-type="float">
            <text:p>-0.257533643539224</text:p>
          </table:table-cell>
          <table:table-cell office:value-type="float" office:value="-0.261684200842519" calcext:value-type="float">
            <text:p>-0.261684200842519</text:p>
          </table:table-cell>
          <table:table-cell office:value-type="float" office:value="-0.263978766417599" calcext:value-type="float">
            <text:p>-0.263978766417599</text:p>
          </table:table-cell>
          <table:table-cell office:value-type="float" office:value="-0.277718651238785" calcext:value-type="float">
            <text:p>-0.277718651238785</text:p>
          </table:table-cell>
          <table:table-cell office:value-type="float" office:value="-0.277354355620244" calcext:value-type="float">
            <text:p>-0.277354355620244</text:p>
          </table:table-cell>
          <table:table-cell office:value-type="float" office:value="-0.268766482310337" calcext:value-type="float">
            <text:p>-0.268766482310337</text:p>
          </table:table-cell>
          <table:table-cell office:value-type="float" office:value="-0.260647592846908" calcext:value-type="float">
            <text:p>-0.260647592846908</text:p>
          </table:table-cell>
          <table:table-cell office:value-type="float" office:value="-0.256614171206257" calcext:value-type="float">
            <text:p>-0.256614171206257</text:p>
          </table:table-cell>
          <table:table-cell office:value-type="float" office:value="-0.262286600649775" calcext:value-type="float">
            <text:p>-0.262286600649775</text:p>
          </table:table-cell>
          <table:table-cell office:value-type="float" office:value="-0.266399291417305" calcext:value-type="float">
            <text:p>-0.266399291417305</text:p>
          </table:table-cell>
          <table:table-cell office:value-type="float" office:value="-0.276945248186607" calcext:value-type="float">
            <text:p>-0.276945248186607</text:p>
          </table:table-cell>
          <table:table-cell office:value-type="float" office:value="-0.238775551060311" calcext:value-type="float">
            <text:p>-0.238775551060311</text:p>
          </table:table-cell>
          <table:table-cell office:value-type="float" office:value="-0.235105393790691" calcext:value-type="float">
            <text:p>-0.235105393790691</text:p>
          </table:table-cell>
          <table:table-cell office:value-type="float" office:value="-0.234179264974976" calcext:value-type="float">
            <text:p>-0.234179264974976</text:p>
          </table:table-cell>
          <table:table-cell office:value-type="float" office:value="-0.230436213008602" calcext:value-type="float">
            <text:p>-0.230436213008602</text:p>
          </table:table-cell>
          <table:table-cell office:value-type="float" office:value="-0.23745205723117" calcext:value-type="float">
            <text:p>-0.23745205723117</text:p>
          </table:table-cell>
          <table:table-cell office:value-type="float" office:value="-0.241026022015789" calcext:value-type="float">
            <text:p>-0.241026022015789</text:p>
          </table:table-cell>
          <table:table-cell office:value-type="float" office:value="-0.244489828341192" calcext:value-type="float">
            <text:p>-0.244489828341192</text:p>
          </table:table-cell>
          <table:table-cell office:value-type="float" office:value="-0.247908976469359" calcext:value-type="float">
            <text:p>-0.247908976469359</text:p>
          </table:table-cell>
          <table:table-cell office:value-type="float" office:value="-0.243441313889813" calcext:value-type="float">
            <text:p>-0.243441313889813</text:p>
          </table:table-cell>
          <table:table-cell office:value-type="float" office:value="-0.255867141200143" calcext:value-type="float">
            <text:p>-0.255867141200143</text:p>
          </table:table-cell>
          <table:table-cell office:value-type="float" office:value="-0.265455728208681" calcext:value-type="float">
            <text:p>-0.265455728208681</text:p>
          </table:table-cell>
          <table:table-cell office:value-type="float" office:value="-0.267460832385454" calcext:value-type="float">
            <text:p>-0.267460832385454</text:p>
          </table:table-cell>
          <table:table-cell office:value-type="float" office:value="-0.192854862363862" calcext:value-type="float">
            <text:p>-0.192854862363862</text:p>
          </table:table-cell>
          <table:table-cell office:value-type="float" office:value="-0.190949082140204" calcext:value-type="float">
            <text:p>-0.190949082140204</text:p>
          </table:table-cell>
          <table:table-cell office:value-type="float" office:value="-0.190763064919641" calcext:value-type="float">
            <text:p>-0.190763064919641</text:p>
          </table:table-cell>
          <table:table-cell office:value-type="float" office:value="-0.192694828744994" calcext:value-type="float">
            <text:p>-0.192694828744994</text:p>
          </table:table-cell>
          <table:table-cell office:value-type="float" office:value="-0.208796806875005" calcext:value-type="float">
            <text:p>-0.208796806875005</text:p>
          </table:table-cell>
          <table:table-cell office:value-type="float" office:value="-0.207434857508511" calcext:value-type="float">
            <text:p>-0.207434857508511</text:p>
          </table:table-cell>
          <table:table-cell office:value-type="float" office:value="-0.207774490761179" calcext:value-type="float">
            <text:p>-0.207774490761179</text:p>
          </table:table-cell>
          <table:table-cell office:value-type="float" office:value="-0.209482866288846" calcext:value-type="float">
            <text:p>-0.209482866288846</text:p>
          </table:table-cell>
          <table:table-cell office:value-type="float" office:value="-0.207778006804881" calcext:value-type="float">
            <text:p>-0.207778006804881</text:p>
          </table:table-cell>
          <table:table-cell office:value-type="float" office:value="-0.204720842649818" calcext:value-type="float">
            <text:p>-0.204720842649818</text:p>
          </table:table-cell>
          <table:table-cell office:value-type="float" office:value="-0.202317896294031" calcext:value-type="float">
            <text:p>-0.202317896294031</text:p>
          </table:table-cell>
          <table:table-cell office:value-type="float" office:value="-0.197849189117564" calcext:value-type="float">
            <text:p>-0.197849189117564</text:p>
          </table:table-cell>
          <table:table-cell office:value-type="float" office:value="-0.196013398684753" calcext:value-type="float">
            <text:p>-0.196013398684753</text:p>
          </table:table-cell>
          <table:table-cell office:value-type="float" office:value="-0.19411778709512" calcext:value-type="float">
            <text:p>-0.19411778709512</text:p>
          </table:table-cell>
          <table:table-cell office:value-type="float" office:value="-0.194419330994197" calcext:value-type="float">
            <text:p>-0.194419330994197</text:p>
          </table:table-cell>
          <table:table-cell office:value-type="float" office:value="-0.19464121976907" calcext:value-type="float">
            <text:p>-0.19464121976907</text:p>
          </table:table-cell>
          <table:table-cell office:value-type="float" office:value="-0.195357007670333" calcext:value-type="float">
            <text:p>-0.195357007670333</text:p>
          </table:table-cell>
          <table:table-cell office:value-type="float" office:value="-0.195840380401662" calcext:value-type="float">
            <text:p>-0.195840380401662</text:p>
          </table:table-cell>
          <table:table-cell office:value-type="float" office:value="-0.196026452834864" calcext:value-type="float">
            <text:p>-0.196026452834864</text:p>
          </table:table-cell>
          <table:table-cell office:value-type="float" office:value="-0.196168846406289" calcext:value-type="float">
            <text:p>-0.196168846406289</text:p>
          </table:table-cell>
          <table:table-cell office:value-type="float" office:value="-0.193786859391542" calcext:value-type="float">
            <text:p>-0.193786859391542</text:p>
          </table:table-cell>
          <table:table-cell office:value-type="float" office:value="-0.193205946964597" calcext:value-type="float">
            <text:p>-0.193205946964597</text:p>
          </table:table-cell>
          <table:table-cell office:value-type="float" office:value="-0.191268258165174" calcext:value-type="float">
            <text:p>-0.191268258165174</text:p>
          </table:table-cell>
          <table:table-cell office:value-type="float" office:value="-0.190043994880962" calcext:value-type="float">
            <text:p>-0.190043994880962</text:p>
          </table:table-cell>
          <table:table-cell office:value-type="float" office:value="-0.18915706744813" calcext:value-type="float">
            <text:p>-0.18915706744813</text:p>
          </table:table-cell>
          <table:table-cell office:value-type="float" office:value="-0.189911249280907" calcext:value-type="float">
            <text:p>-0.189911249280907</text:p>
          </table:table-cell>
          <table:table-cell office:value-type="float" office:value="-0.190165768461911" calcext:value-type="float">
            <text:p>-0.190165768461911</text:p>
          </table:table-cell>
          <table:table-cell office:value-type="float" office:value="-0.18947469628502" calcext:value-type="float">
            <text:p>-0.18947469628502</text:p>
          </table:table-cell>
          <table:table-cell office:value-type="float" office:value="-0.189727875320815" calcext:value-type="float">
            <text:p>-0.189727875320815</text:p>
          </table:table-cell>
          <table:table-cell office:value-type="float" office:value="-0.190662960801233" calcext:value-type="float">
            <text:p>-0.190662960801233</text:p>
          </table:table-cell>
          <table:table-cell office:value-type="float" office:value="-0.190872832469839" calcext:value-type="float">
            <text:p>-0.190872832469839</text:p>
          </table:table-cell>
          <table:table-cell office:value-type="float" office:value="-0.19082854767363" calcext:value-type="float">
            <text:p>-0.19082854767363</text:p>
          </table:table-cell>
          <table:table-cell office:value-type="float" office:value="-0.19096716266793" calcext:value-type="float">
            <text:p>-0.19096716266793</text:p>
          </table:table-cell>
          <table:table-cell office:value-type="float" office:value="-0.190871500553293" calcext:value-type="float">
            <text:p>-0.190871500553293</text:p>
          </table:table-cell>
          <table:table-cell office:value-type="float" office:value="-0.190514229815555" calcext:value-type="float">
            <text:p>-0.190514229815555</text:p>
          </table:table-cell>
          <table:table-cell office:value-type="float" office:value="-0.190522547081438" calcext:value-type="float">
            <text:p>-0.190522547081438</text:p>
          </table:table-cell>
          <table:table-cell office:value-type="float" office:value="-0.190515170161389" calcext:value-type="float">
            <text:p>-0.190515170161389</text:p>
          </table:table-cell>
          <table:table-cell office:value-type="float" office:value="-0.190428945641733" calcext:value-type="float">
            <text:p>-0.190428945641733</text:p>
          </table:table-cell>
          <table:table-cell office:value-type="float" office:value="-0.190404463462964" calcext:value-type="float">
            <text:p>-0.190404463462964</text:p>
          </table:table-cell>
          <table:table-cell office:value-type="float" office:value="-0.19067761759221" calcext:value-type="float">
            <text:p>-0.19067761759221</text:p>
          </table:table-cell>
          <table:table-cell office:value-type="float" office:value="-0.190565112385958" calcext:value-type="float">
            <text:p>-0.190565112385958</text:p>
          </table:table-cell>
          <table:table-cell office:value-type="float" office:value="-0.190808913938806" calcext:value-type="float">
            <text:p>-0.190808913938806</text:p>
          </table:table-cell>
          <table:table-cell office:value-type="float" office:value="-0.190458000872007" calcext:value-type="float">
            <text:p>-0.190458000872007</text:p>
          </table:table-cell>
          <table:table-cell office:value-type="float" office:value="-0.190614582917847" calcext:value-type="float">
            <text:p>-0.190614582917847</text:p>
          </table:table-cell>
          <table:table-cell office:value-type="float" office:value="-0.190390205637689" calcext:value-type="float">
            <text:p>-0.190390205637689</text:p>
          </table:table-cell>
          <table:table-cell office:value-type="float" office:value="-0.190565688432662" calcext:value-type="float">
            <text:p>-0.190565688432662</text:p>
          </table:table-cell>
          <table:table-cell office:value-type="float" office:value="-0.190537000290713" calcext:value-type="float">
            <text:p>-0.190537000290713</text:p>
          </table:table-cell>
          <table:table-cell office:value-type="float" office:value="-0.19019544510571" calcext:value-type="float">
            <text:p>-0.19019544510571</text:p>
          </table:table-cell>
          <table:table-cell office:value-type="float" office:value="-0.190342422374734" calcext:value-type="float">
            <text:p>-0.190342422374734</text:p>
          </table:table-cell>
          <table:table-cell office:value-type="float" office:value="-0.190716275512554" calcext:value-type="float">
            <text:p>-0.190716275512554</text:p>
          </table:table-cell>
          <table:table-cell office:value-type="float" office:value="-0.190469392291429" calcext:value-type="float">
            <text:p>-0.190469392291429</text:p>
          </table:table-cell>
          <table:table-cell office:value-type="float" office:value="-0.190305437356578" calcext:value-type="float">
            <text:p>-0.190305437356578</text:p>
          </table:table-cell>
          <table:table-cell office:value-type="float" office:value="-0.19071214056611" calcext:value-type="float">
            <text:p>-0.19071214056611</text:p>
          </table:table-cell>
          <table:table-cell office:value-type="float" office:value="-0.190219045803641" calcext:value-type="float">
            <text:p>-0.190219045803641</text:p>
          </table:table-cell>
          <table:table-cell office:value-type="float" office:value="-0.190657318349469" calcext:value-type="float">
            <text:p>-0.190657318349469</text:p>
          </table:table-cell>
          <table:table-cell office:value-type="float" office:value="-0.190435194311091" calcext:value-type="float">
            <text:p>-0.190435194311091</text:p>
          </table:table-cell>
          <table:table-cell office:value-type="float" office:value="-0.190578882468082" calcext:value-type="float">
            <text:p>-0.190578882468082</text:p>
          </table:table-cell>
          <table:table-cell office:value-type="float" office:value="-0.190743156300338" calcext:value-type="float">
            <text:p>-0.190743156300338</text:p>
          </table:table-cell>
          <table:table-cell office:value-type="float" office:value="-0.190453096961021" calcext:value-type="float">
            <text:p>-0.190453096961021</text:p>
          </table:table-cell>
          <table:table-cell office:value-type="float" office:value="-0.1907186369779" calcext:value-type="float">
            <text:p>-0.1907186369779</text:p>
          </table:table-cell>
          <table:table-cell office:value-type="float" office:value="-0.19010281859522" calcext:value-type="float">
            <text:p>-0.19010281859522</text:p>
          </table:table-cell>
          <table:table-cell office:value-type="float" office:value="-0.190489827793474" calcext:value-type="float">
            <text:p>-0.190489827793474</text:p>
          </table:table-cell>
          <table:table-cell office:value-type="float" office:value="-0.190367157182051" calcext:value-type="float">
            <text:p>-0.190367157182051</text:p>
          </table:table-cell>
          <table:table-cell office:value-type="float" office:value="-0.190562028459576" calcext:value-type="float">
            <text:p>-0.190562028459576</text:p>
          </table:table-cell>
          <table:table-cell office:value-type="float" office:value="-0.190348297360237" calcext:value-type="float">
            <text:p>-0.190348297360237</text:p>
          </table:table-cell>
          <table:table-cell office:value-type="float" office:value="-0.190451845668852" calcext:value-type="float">
            <text:p>-0.190451845668852</text:p>
          </table:table-cell>
          <table:table-cell office:value-type="float" office:value="-0.190573268359115" calcext:value-type="float">
            <text:p>-0.190573268359115</text:p>
          </table:table-cell>
          <table:table-cell office:value-type="float" office:value="-0.190453915055015" calcext:value-type="float">
            <text:p>-0.190453915055015</text:p>
          </table:table-cell>
          <table:table-cell office:value-type="float" office:value="-0.190296915977652" calcext:value-type="float">
            <text:p>-0.190296915977652</text:p>
          </table:table-cell>
          <table:table-cell office:value-type="float" office:value="-0.190526627944738" calcext:value-type="float">
            <text:p>-0.190526627944738</text:p>
          </table:table-cell>
          <table:table-cell office:value-type="float" office:value="-0.190502012506555" calcext:value-type="float">
            <text:p>-0.190502012506555</text:p>
          </table:table-cell>
          <table:table-cell office:value-type="float" office:value="-0.19039175625827" calcext:value-type="float">
            <text:p>-0.19039175625827</text:p>
          </table:table-cell>
          <table:table-cell office:value-type="float" office:value="-0.19035843008152" calcext:value-type="float">
            <text:p>-0.19035843008152</text:p>
          </table:table-cell>
          <table:table-cell office:value-type="float" office:value="-0.190542944587711" calcext:value-type="float">
            <text:p>-0.190542944587711</text:p>
          </table:table-cell>
          <table:table-cell office:value-type="float" office:value="-0.190420100418507" calcext:value-type="float">
            <text:p>-0.190420100418507</text:p>
          </table:table-cell>
          <table:table-cell office:value-type="float" office:value="-0.190348795413191" calcext:value-type="float">
            <text:p>-0.190348795413191</text:p>
          </table:table-cell>
          <table:table-cell office:value-type="float" office:value="-0.190548300190711" calcext:value-type="float">
            <text:p>-0.190548300190711</text:p>
          </table:table-cell>
          <table:table-cell office:value-type="float" office:value="-0.190403654597931" calcext:value-type="float">
            <text:p>-0.190403654597931</text:p>
          </table:table-cell>
          <table:table-cell office:value-type="float" office:value="-0.19062301555959" calcext:value-type="float">
            <text:p>-0.19062301555959</text:p>
          </table:table-cell>
          <table:table-cell office:value-type="float" office:value="-0.190294448801614" calcext:value-type="float">
            <text:p>-0.190294448801614</text:p>
          </table:table-cell>
          <table:table-cell office:value-type="float" office:value="-0.190444440738048" calcext:value-type="float">
            <text:p>-0.190444440738048</text:p>
          </table:table-cell>
          <table:table-cell office:value-type="float" office:value="-0.19042950992429" calcext:value-type="float">
            <text:p>-0.19042950992429</text:p>
          </table:table-cell>
          <table:table-cell office:value-type="float" office:value="-0.190414065731348" calcext:value-type="float">
            <text:p>-0.190414065731348</text:p>
          </table:table-cell>
          <table:table-cell office:value-type="float" office:value="-0.190457255265288" calcext:value-type="float">
            <text:p>-0.190457255265288</text:p>
          </table:table-cell>
          <table:table-cell office:value-type="float" office:value="-0.190352858666369" calcext:value-type="float">
            <text:p>-0.190352858666369</text:p>
          </table:table-cell>
          <table:table-cell office:value-type="float" office:value="-0.190305446795493" calcext:value-type="float">
            <text:p>-0.190305446795493</text:p>
          </table:table-cell>
          <table:table-cell office:value-type="float" office:value="-0.19077895790216" calcext:value-type="float">
            <text:p>-0.19077895790216</text:p>
          </table:table-cell>
          <table:table-cell office:value-type="float" office:value="-0.190433517832663" calcext:value-type="float">
            <text:p>-0.190433517832663</text:p>
          </table:table-cell>
          <table:table-cell office:value-type="float" office:value="-0.190419276563914" calcext:value-type="float">
            <text:p>-0.190419276563914</text:p>
          </table:table-cell>
          <table:table-cell office:value-type="float" office:value="-0.190510626434581" calcext:value-type="float">
            <text:p>-0.190510626434581</text:p>
          </table:table-cell>
          <table:table-cell office:value-type="float" office:value="-0.190401913804017" calcext:value-type="float">
            <text:p>-0.190401913804017</text:p>
          </table:table-cell>
          <table:table-cell office:value-type="float" office:value="-0.190450041374491" calcext:value-type="float">
            <text:p>-0.190450041374491</text:p>
          </table:table-cell>
          <table:table-cell office:value-type="float" office:value="-0.190681313449549" calcext:value-type="float">
            <text:p>-0.190681313449549</text:p>
          </table:table-cell>
          <table:table-cell office:value-type="float" office:value="-0.190596421047081" calcext:value-type="float">
            <text:p>-0.190596421047081</text:p>
          </table:table-cell>
          <table:table-cell office:value-type="float" office:value="-0.190484528468471" calcext:value-type="float">
            <text:p>-0.190484528468471</text:p>
          </table:table-cell>
          <table:table-cell office:value-type="float" office:value="-0.190429170333856" calcext:value-type="float">
            <text:p>-0.190429170333856</text:p>
          </table:table-cell>
          <table:table-cell office:value-type="float" office:value="-0.190415653666456" calcext:value-type="float">
            <text:p>-0.190415653666456</text:p>
          </table:table-cell>
          <table:table-cell office:value-type="float" office:value="-0.190361884019485" calcext:value-type="float">
            <text:p>-0.190361884019485</text:p>
          </table:table-cell>
          <table:table-cell office:value-type="float" office:value="-0.190493924477549" calcext:value-type="float">
            <text:p>-0.190493924477549</text:p>
          </table:table-cell>
          <table:table-cell office:value-type="float" office:value="-0.190602544587217" calcext:value-type="float">
            <text:p>-0.190602544587217</text:p>
          </table:table-cell>
          <table:table-cell office:value-type="float" office:value="-0.190520053410887" calcext:value-type="float">
            <text:p>-0.190520053410887</text:p>
          </table:table-cell>
          <table:table-cell office:value-type="float" office:value="-0.190499403229677" calcext:value-type="float">
            <text:p>-0.190499403229677</text:p>
          </table:table-cell>
          <table:table-cell office:value-type="float" office:value="-0.19025424932105" calcext:value-type="float">
            <text:p>-0.19025424932105</text:p>
          </table:table-cell>
          <table:table-cell office:value-type="float" office:value="-0.190414339801948" calcext:value-type="float">
            <text:p>-0.190414339801948</text:p>
          </table:table-cell>
          <table:table-cell office:value-type="float" office:value="-0.190572893666418" calcext:value-type="float">
            <text:p>-0.190572893666418</text:p>
          </table:table-cell>
          <table:table-cell office:value-type="float" office:value="-0.190542596159666" calcext:value-type="float">
            <text:p>-0.190542596159666</text:p>
          </table:table-cell>
          <table:table-cell office:value-type="float" office:value="-0.190417604102169" calcext:value-type="float">
            <text:p>-0.190417604102169</text:p>
          </table:table-cell>
          <table:table-cell office:value-type="float" office:value="-0.190639968700279" calcext:value-type="float">
            <text:p>-0.190639968700279</text:p>
          </table:table-cell>
          <table:table-cell office:value-type="float" office:value="-0.190225269953066" calcext:value-type="float">
            <text:p>-0.190225269953066</text:p>
          </table:table-cell>
          <table:table-cell office:value-type="float" office:value="-0.190651773163016" calcext:value-type="float">
            <text:p>-0.190651773163016</text:p>
          </table:table-cell>
          <table:table-cell office:value-type="float" office:value="-0.190706333599147" calcext:value-type="float">
            <text:p>-0.190706333599147</text:p>
          </table:table-cell>
          <table:table-cell office:value-type="float" office:value="-0.190357869996487" calcext:value-type="float">
            <text:p>-0.190357869996487</text:p>
          </table:table-cell>
          <table:table-cell office:value-type="float" office:value="-0.190390442307779" calcext:value-type="float">
            <text:p>-0.190390442307779</text:p>
          </table:table-cell>
          <table:table-cell office:value-type="float" office:value="-0.190415398679993" calcext:value-type="float">
            <text:p>-0.190415398679993</text:p>
          </table:table-cell>
          <table:table-cell office:value-type="float" office:value="-0.190335367308095" calcext:value-type="float">
            <text:p>-0.190335367308095</text:p>
          </table:table-cell>
          <table:table-cell office:value-type="float" office:value="-0.190678713922213" calcext:value-type="float">
            <text:p>-0.190678713922213</text:p>
          </table:table-cell>
          <table:table-cell office:value-type="float" office:value="-0.190305383111309" calcext:value-type="float">
            <text:p>-0.190305383111309</text:p>
          </table:table-cell>
          <table:table-cell office:value-type="float" office:value="-0.190441156061746" calcext:value-type="float">
            <text:p>-0.190441156061746</text:p>
          </table:table-cell>
          <table:table-cell office:value-type="float" office:value="-0.190647887714632" calcext:value-type="float">
            <text:p>-0.190647887714632</text:p>
          </table:table-cell>
          <table:table-cell office:value-type="float" office:value="-0.190465713874834" calcext:value-type="float">
            <text:p>-0.190465713874834</text:p>
          </table:table-cell>
          <table:table-cell office:value-type="float" office:value="-0.190383640319421" calcext:value-type="float">
            <text:p>-0.190383640319421</text:p>
          </table:table-cell>
          <table:table-cell office:value-type="float" office:value="-0.190582539896938" calcext:value-type="float">
            <text:p>-0.190582539896938</text:p>
          </table:table-cell>
          <table:table-cell office:value-type="float" office:value="-0.190646837681732" calcext:value-type="float">
            <text:p>-0.190646837681732</text:p>
          </table:table-cell>
          <table:table-cell office:value-type="float" office:value="-0.190590304568497" calcext:value-type="float">
            <text:p>-0.190590304568497</text:p>
          </table:table-cell>
          <table:table-cell office:value-type="float" office:value="-0.190703933194075" calcext:value-type="float">
            <text:p>-0.19070393319407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094284098093" calcext:value-type="float">
            <text:p>0.300094284098093</text:p>
          </table:table-cell>
          <table:table-cell office:value-type="float" office:value="0.300091784040437" calcext:value-type="float">
            <text:p>0.300091784040437</text:p>
          </table:table-cell>
          <table:table-cell office:value-type="float" office:value="0.300059759217319" calcext:value-type="float">
            <text:p>0.300059759217319</text:p>
          </table:table-cell>
          <table:table-cell office:value-type="float" office:value="0.300102067522283" calcext:value-type="float">
            <text:p>0.300102067522283</text:p>
          </table:table-cell>
          <table:table-cell office:value-type="float" office:value="0.300077790110883" calcext:value-type="float">
            <text:p>0.300077790110883</text:p>
          </table:table-cell>
          <table:table-cell office:value-type="float" office:value="0.300071562029142" calcext:value-type="float">
            <text:p>0.300071562029142</text:p>
          </table:table-cell>
          <table:table-cell office:value-type="float" office:value="0.30007846749819" calcext:value-type="float">
            <text:p>0.30007846749819</text:p>
          </table:table-cell>
          <table:table-cell office:value-type="float" office:value="0.300098409394156" calcext:value-type="float">
            <text:p>0.300098409394156</text:p>
          </table:table-cell>
          <table:table-cell office:value-type="float" office:value="0.299928497046598" calcext:value-type="float">
            <text:p>0.299928497046598</text:p>
          </table:table-cell>
          <table:table-cell office:value-type="float" office:value="0.300062632961341" calcext:value-type="float">
            <text:p>0.300062632961341</text:p>
          </table:table-cell>
          <table:table-cell office:value-type="float" office:value="0.300081461679503" calcext:value-type="float">
            <text:p>0.300081461679503</text:p>
          </table:table-cell>
          <table:table-cell office:value-type="float" office:value="0.300071222357824" calcext:value-type="float">
            <text:p>0.300071222357824</text:p>
          </table:table-cell>
          <table:table-cell office:value-type="float" office:value="0.300092889033416" calcext:value-type="float">
            <text:p>0.300092889033416</text:p>
          </table:table-cell>
          <table:table-cell office:value-type="float" office:value="0.30007632334131" calcext:value-type="float">
            <text:p>0.30007632334131</text:p>
          </table:table-cell>
          <table:table-cell office:value-type="float" office:value="0.299883503140943" calcext:value-type="float">
            <text:p>0.299883503140943</text:p>
          </table:table-cell>
          <table:table-cell office:value-type="float" office:value="0.300064301211673" calcext:value-type="float">
            <text:p>0.300064301211673</text:p>
          </table:table-cell>
          <table:table-cell office:value-type="float" office:value="0.300093058626794" calcext:value-type="float">
            <text:p>0.300093058626794</text:p>
          </table:table-cell>
          <table:table-cell office:value-type="float" office:value="0.300065651716554" calcext:value-type="float">
            <text:p>0.300065651716554</text:p>
          </table:table-cell>
          <table:table-cell office:value-type="float" office:value="0.30008984619413" calcext:value-type="float">
            <text:p>0.30008984619413</text:p>
          </table:table-cell>
          <table:table-cell office:value-type="float" office:value="0.300062507214801" calcext:value-type="float">
            <text:p>0.300062507214801</text:p>
          </table:table-cell>
          <table:table-cell office:value-type="float" office:value="0.300065219708763" calcext:value-type="float">
            <text:p>0.300065219708763</text:p>
          </table:table-cell>
          <table:table-cell office:value-type="float" office:value="0.300086794380149" calcext:value-type="float">
            <text:p>0.300086794380149</text:p>
          </table:table-cell>
          <table:table-cell office:value-type="float" office:value="0.300067893036816" calcext:value-type="float">
            <text:p>0.300067893036816</text:p>
          </table:table-cell>
          <table:table-cell office:value-type="float" office:value="0.299916494638736" calcext:value-type="float">
            <text:p>0.299916494638736</text:p>
          </table:table-cell>
          <table:table-cell office:value-type="float" office:value="0.300103475613241" calcext:value-type="float">
            <text:p>0.300103475613241</text:p>
          </table:table-cell>
          <table:table-cell office:value-type="float" office:value="0.300101936986681" calcext:value-type="float">
            <text:p>0.300101936986681</text:p>
          </table:table-cell>
          <table:table-cell office:value-type="float" office:value="0.300001284772768" calcext:value-type="float">
            <text:p>0.300001284772768</text:p>
          </table:table-cell>
          <table:table-cell office:value-type="float" office:value="0.300056583073667" calcext:value-type="float">
            <text:p>0.300056583073667</text:p>
          </table:table-cell>
          <table:table-cell office:value-type="float" office:value="0.30008262463273" calcext:value-type="float">
            <text:p>0.30008262463273</text:p>
          </table:table-cell>
          <table:table-cell office:value-type="float" office:value="0.300079708400714" calcext:value-type="float">
            <text:p>0.300079708400714</text:p>
          </table:table-cell>
          <table:table-cell office:value-type="float" office:value="0.30010350804248" calcext:value-type="float">
            <text:p>0.30010350804248</text:p>
          </table:table-cell>
          <table:table-cell office:value-type="float" office:value="0.300069985431824" calcext:value-type="float">
            <text:p>0.300069985431824</text:p>
          </table:table-cell>
          <table:table-cell office:value-type="float" office:value="0.300030851838916" calcext:value-type="float">
            <text:p>0.300030851838916</text:p>
          </table:table-cell>
          <table:table-cell office:value-type="float" office:value="0.300061245063356" calcext:value-type="float">
            <text:p>0.300061245063356</text:p>
          </table:table-cell>
          <table:table-cell office:value-type="float" office:value="0.30005439272783" calcext:value-type="float">
            <text:p>0.30005439272783</text:p>
          </table:table-cell>
          <table:table-cell office:value-type="float" office:value="0.300036527852912" calcext:value-type="float">
            <text:p>0.300036527852912</text:p>
          </table:table-cell>
          <table:table-cell office:value-type="float" office:value="0.300050626646929" calcext:value-type="float">
            <text:p>0.300050626646929</text:p>
          </table:table-cell>
          <table:table-cell office:value-type="float" office:value="0.299990114745004" calcext:value-type="float">
            <text:p>0.299990114745004</text:p>
          </table:table-cell>
          <table:table-cell office:value-type="float" office:value="0.299978238642318" calcext:value-type="float">
            <text:p>0.299978238642318</text:p>
          </table:table-cell>
          <table:table-cell office:value-type="float" office:value="0.299986998776956" calcext:value-type="float">
            <text:p>0.299986998776956</text:p>
          </table:table-cell>
          <table:table-cell office:value-type="float" office:value="0.299982354488702" calcext:value-type="float">
            <text:p>0.299982354488702</text:p>
          </table:table-cell>
          <table:table-cell office:value-type="float" office:value="0.300485087366591" calcext:value-type="float">
            <text:p>0.300485087366591</text:p>
          </table:table-cell>
          <table:table-cell office:value-type="float" office:value="0.300366758029026" calcext:value-type="float">
            <text:p>0.300366758029026</text:p>
          </table:table-cell>
          <table:table-cell office:value-type="float" office:value="0.302275882704477" calcext:value-type="float">
            <text:p>0.302275882704477</text:p>
          </table:table-cell>
          <table:table-cell office:value-type="float" office:value="0.304248700637567" calcext:value-type="float">
            <text:p>0.304248700637567</text:p>
          </table:table-cell>
          <table:table-cell office:value-type="float" office:value="0.300157506699115" calcext:value-type="float">
            <text:p>0.300157506699115</text:p>
          </table:table-cell>
          <table:table-cell office:value-type="float" office:value="0.30003818301072" calcext:value-type="float">
            <text:p>0.30003818301072</text:p>
          </table:table-cell>
          <table:table-cell office:value-type="float" office:value="0.302152630574482" calcext:value-type="float">
            <text:p>0.302152630574482</text:p>
          </table:table-cell>
          <table:table-cell office:value-type="float" office:value="0.308096247802329" calcext:value-type="float">
            <text:p>0.308096247802329</text:p>
          </table:table-cell>
          <table:table-cell office:value-type="float" office:value="0.308290663654616" calcext:value-type="float">
            <text:p>0.308290663654616</text:p>
          </table:table-cell>
          <table:table-cell office:value-type="float" office:value="0.30424972736794" calcext:value-type="float">
            <text:p>0.30424972736794</text:p>
          </table:table-cell>
          <table:table-cell office:value-type="float" office:value="0.303358017555275" calcext:value-type="float">
            <text:p>0.303358017555275</text:p>
          </table:table-cell>
          <table:table-cell office:value-type="float" office:value="0.306993622549924" calcext:value-type="float">
            <text:p>0.306993622549924</text:p>
          </table:table-cell>
          <table:table-cell office:value-type="float" office:value="0.30631672263128" calcext:value-type="float">
            <text:p>0.30631672263128</text:p>
          </table:table-cell>
          <table:table-cell office:value-type="float" office:value="0.306112583621451" calcext:value-type="float">
            <text:p>0.306112583621451</text:p>
          </table:table-cell>
          <table:table-cell office:value-type="float" office:value="0.305500694534476" calcext:value-type="float">
            <text:p>0.305500694534476</text:p>
          </table:table-cell>
          <table:table-cell office:value-type="float" office:value="0.308312455379575" calcext:value-type="float">
            <text:p>0.308312455379575</text:p>
          </table:table-cell>
          <table:table-cell office:value-type="float" office:value="0.311055603284558" calcext:value-type="float">
            <text:p>0.311055603284558</text:p>
          </table:table-cell>
          <table:table-cell office:value-type="float" office:value="0.31227605491066" calcext:value-type="float">
            <text:p>0.31227605491066</text:p>
          </table:table-cell>
          <table:table-cell office:value-type="float" office:value="0.312544671024317" calcext:value-type="float">
            <text:p>0.312544671024317</text:p>
          </table:table-cell>
          <table:table-cell office:value-type="float" office:value="0.310587777072503" calcext:value-type="float">
            <text:p>0.310587777072503</text:p>
          </table:table-cell>
          <table:table-cell office:value-type="float" office:value="0.308510447377679" calcext:value-type="float">
            <text:p>0.308510447377679</text:p>
          </table:table-cell>
          <table:table-cell office:value-type="float" office:value="0.308510898502684" calcext:value-type="float">
            <text:p>0.308510898502684</text:p>
          </table:table-cell>
          <table:table-cell office:value-type="float" office:value="0.305676310189084" calcext:value-type="float">
            <text:p>0.305676310189084</text:p>
          </table:table-cell>
          <table:table-cell office:value-type="float" office:value="0.307023578363943" calcext:value-type="float">
            <text:p>0.307023578363943</text:p>
          </table:table-cell>
          <table:table-cell office:value-type="float" office:value="0.30814174507144" calcext:value-type="float">
            <text:p>0.30814174507144</text:p>
          </table:table-cell>
          <table:table-cell office:value-type="float" office:value="0.308632399181034" calcext:value-type="float">
            <text:p>0.308632399181034</text:p>
          </table:table-cell>
          <table:table-cell office:value-type="float" office:value="0.308112145093398" calcext:value-type="float">
            <text:p>0.308112145093398</text:p>
          </table:table-cell>
          <table:table-cell office:value-type="float" office:value="0.307083947766511" calcext:value-type="float">
            <text:p>0.307083947766511</text:p>
          </table:table-cell>
          <table:table-cell office:value-type="float" office:value="0.30457766012484" calcext:value-type="float">
            <text:p>0.30457766012484</text:p>
          </table:table-cell>
          <table:table-cell office:value-type="float" office:value="0.306076357058383" calcext:value-type="float">
            <text:p>0.306076357058383</text:p>
          </table:table-cell>
          <table:table-cell office:value-type="float" office:value="0.309094733463901" calcext:value-type="float">
            <text:p>0.309094733463901</text:p>
          </table:table-cell>
          <table:table-cell office:value-type="float" office:value="0.310840357981624" calcext:value-type="float">
            <text:p>0.310840357981624</text:p>
          </table:table-cell>
          <table:table-cell office:value-type="float" office:value="0.311316547890009" calcext:value-type="float">
            <text:p>0.311316547890009</text:p>
          </table:table-cell>
          <table:table-cell office:value-type="float" office:value="0.309792750455499" calcext:value-type="float">
            <text:p>0.309792750455499</text:p>
          </table:table-cell>
          <table:table-cell office:value-type="float" office:value="0.306324874591893" calcext:value-type="float">
            <text:p>0.306324874591893</text:p>
          </table:table-cell>
          <table:table-cell office:value-type="float" office:value="0.30529813837977" calcext:value-type="float">
            <text:p>0.30529813837977</text:p>
          </table:table-cell>
          <table:table-cell office:value-type="float" office:value="0.307451164798747" calcext:value-type="float">
            <text:p>0.307451164798747</text:p>
          </table:table-cell>
          <table:table-cell office:value-type="float" office:value="0.308684227637997" calcext:value-type="float">
            <text:p>0.308684227637997</text:p>
          </table:table-cell>
          <table:table-cell office:value-type="float" office:value="0.307895118375997" calcext:value-type="float">
            <text:p>0.307895118375997</text:p>
          </table:table-cell>
          <table:table-cell office:value-type="float" office:value="0.306515867118855" calcext:value-type="float">
            <text:p>0.306515867118855</text:p>
          </table:table-cell>
          <table:table-cell office:value-type="float" office:value="0.307047219727461" calcext:value-type="float">
            <text:p>0.307047219727461</text:p>
          </table:table-cell>
          <table:table-cell office:value-type="float" office:value="0.304285273172753" calcext:value-type="float">
            <text:p>0.304285273172753</text:p>
          </table:table-cell>
          <table:table-cell office:value-type="float" office:value="0.30810619882775" calcext:value-type="float">
            <text:p>0.30810619882775</text:p>
          </table:table-cell>
          <table:table-cell office:value-type="float" office:value="0.308499839308665" calcext:value-type="float">
            <text:p>0.308499839308665</text:p>
          </table:table-cell>
          <table:table-cell office:value-type="float" office:value="0.306208807437869" calcext:value-type="float">
            <text:p>0.306208807437869</text:p>
          </table:table-cell>
          <table:table-cell office:value-type="float" office:value="0.307731660736857" calcext:value-type="float">
            <text:p>0.307731660736857</text:p>
          </table:table-cell>
          <table:table-cell office:value-type="float" office:value="0.309231911078528" calcext:value-type="float">
            <text:p>0.309231911078528</text:p>
          </table:table-cell>
          <table:table-cell office:value-type="float" office:value="0.307310791366202" calcext:value-type="float">
            <text:p>0.307310791366202</text:p>
          </table:table-cell>
          <table:table-cell office:value-type="float" office:value="0.304914185368134" calcext:value-type="float">
            <text:p>0.304914185368134</text:p>
          </table:table-cell>
          <table:table-cell office:value-type="float" office:value="0.302233754452706" calcext:value-type="float">
            <text:p>0.302233754452706</text:p>
          </table:table-cell>
          <table:table-cell office:value-type="float" office:value="0.302530152802509" calcext:value-type="float">
            <text:p>0.302530152802509</text:p>
          </table:table-cell>
          <table:table-cell office:value-type="float" office:value="0.30507068125044" calcext:value-type="float">
            <text:p>0.30507068125044</text:p>
          </table:table-cell>
          <table:table-cell office:value-type="float" office:value="0.305247295629268" calcext:value-type="float">
            <text:p>0.305247295629268</text:p>
          </table:table-cell>
          <table:table-cell office:value-type="float" office:value="0.306036562475746" calcext:value-type="float">
            <text:p>0.306036562475746</text:p>
          </table:table-cell>
          <table:table-cell office:value-type="float" office:value="0.308121424507014" calcext:value-type="float">
            <text:p>0.308121424507014</text:p>
          </table:table-cell>
          <table:table-cell office:value-type="float" office:value="0.306630097094755" calcext:value-type="float">
            <text:p>0.306630097094755</text:p>
          </table:table-cell>
          <table:table-cell office:value-type="float" office:value="0.304402815538972" calcext:value-type="float">
            <text:p>0.304402815538972</text:p>
          </table:table-cell>
          <table:table-cell office:value-type="float" office:value="0.303023659004165" calcext:value-type="float">
            <text:p>0.303023659004165</text:p>
          </table:table-cell>
          <table:table-cell office:value-type="float" office:value="0.301056870009912" calcext:value-type="float">
            <text:p>0.301056870009912</text:p>
          </table:table-cell>
          <table:table-cell office:value-type="float" office:value="0.307463808296583" calcext:value-type="float">
            <text:p>0.307463808296583</text:p>
          </table:table-cell>
          <table:table-cell office:value-type="float" office:value="0.30912590784144" calcext:value-type="float">
            <text:p>0.30912590784144</text:p>
          </table:table-cell>
          <table:table-cell office:value-type="float" office:value="0.30405035392912" calcext:value-type="float">
            <text:p>0.30405035392912</text:p>
          </table:table-cell>
          <table:table-cell office:value-type="float" office:value="0.304008011030609" calcext:value-type="float">
            <text:p>0.304008011030609</text:p>
          </table:table-cell>
          <table:table-cell office:value-type="float" office:value="0.302649677694422" calcext:value-type="float">
            <text:p>0.302649677694422</text:p>
          </table:table-cell>
          <table:table-cell office:value-type="float" office:value="0.305304422247708" calcext:value-type="float">
            <text:p>0.305304422247708</text:p>
          </table:table-cell>
          <table:table-cell office:value-type="float" office:value="0.306504697966767" calcext:value-type="float">
            <text:p>0.306504697966767</text:p>
          </table:table-cell>
          <table:table-cell office:value-type="float" office:value="0.302332674403255" calcext:value-type="float">
            <text:p>0.302332674403255</text:p>
          </table:table-cell>
          <table:table-cell office:value-type="float" office:value="0.303457002219554" calcext:value-type="float">
            <text:p>0.303457002219554</text:p>
          </table:table-cell>
          <table:table-cell office:value-type="float" office:value="0.304584623227263" calcext:value-type="float">
            <text:p>0.304584623227263</text:p>
          </table:table-cell>
          <table:table-cell office:value-type="float" office:value="0.307599891231935" calcext:value-type="float">
            <text:p>0.307599891231935</text:p>
          </table:table-cell>
          <table:table-cell office:value-type="float" office:value="0.311633516351564" calcext:value-type="float">
            <text:p>0.311633516351564</text:p>
          </table:table-cell>
          <table:table-cell office:value-type="float" office:value="0.30817271821616" calcext:value-type="float">
            <text:p>0.30817271821616</text:p>
          </table:table-cell>
          <table:table-cell office:value-type="float" office:value="0.307921287840687" calcext:value-type="float">
            <text:p>0.307921287840687</text:p>
          </table:table-cell>
          <table:table-cell office:value-type="float" office:value="0.308095979035861" calcext:value-type="float">
            <text:p>0.308095979035861</text:p>
          </table:table-cell>
          <table:table-cell office:value-type="float" office:value="0.306091617862852" calcext:value-type="float">
            <text:p>0.306091617862852</text:p>
          </table:table-cell>
          <table:table-cell office:value-type="float" office:value="0.308626096098648" calcext:value-type="float">
            <text:p>0.308626096098648</text:p>
          </table:table-cell>
          <table:table-cell office:value-type="float" office:value="0.309068232555218" calcext:value-type="float">
            <text:p>0.309068232555218</text:p>
          </table:table-cell>
          <table:table-cell office:value-type="float" office:value="0.305328116296497" calcext:value-type="float">
            <text:p>0.305328116296497</text:p>
          </table:table-cell>
          <table:table-cell office:value-type="float" office:value="0.305408629781828" calcext:value-type="float">
            <text:p>0.305408629781828</text:p>
          </table:table-cell>
          <table:table-cell office:value-type="float" office:value="0.306483588542089" calcext:value-type="float">
            <text:p>0.306483588542089</text:p>
          </table:table-cell>
          <table:table-cell office:value-type="float" office:value="0.312166721686541" calcext:value-type="float">
            <text:p>0.312166721686541</text:p>
          </table:table-cell>
          <table:table-cell office:value-type="float" office:value="0.314128781721233" calcext:value-type="float">
            <text:p>0.314128781721233</text:p>
          </table:table-cell>
          <table:table-cell office:value-type="float" office:value="0.313905797789277" calcext:value-type="float">
            <text:p>0.313905797789277</text:p>
          </table:table-cell>
          <table:table-cell office:value-type="float" office:value="0.311419752205263" calcext:value-type="float">
            <text:p>0.311419752205263</text:p>
          </table:table-cell>
          <table:table-cell office:value-type="float" office:value="0.311082305770589" calcext:value-type="float">
            <text:p>0.311082305770589</text:p>
          </table:table-cell>
          <table:table-cell office:value-type="float" office:value="0.309542001870114" calcext:value-type="float">
            <text:p>0.309542001870114</text:p>
          </table:table-cell>
          <table:table-cell office:value-type="float" office:value="0.307178766890572" calcext:value-type="float">
            <text:p>0.307178766890572</text:p>
          </table:table-cell>
          <table:table-cell office:value-type="float" office:value="0.30970054350403" calcext:value-type="float">
            <text:p>0.30970054350403</text:p>
          </table:table-cell>
          <table:table-cell office:value-type="float" office:value="0.309970708886933" calcext:value-type="float">
            <text:p>0.309970708886933</text:p>
          </table:table-cell>
          <table:table-cell office:value-type="float" office:value="0.310782644401275" calcext:value-type="float">
            <text:p>0.310782644401275</text:p>
          </table:table-cell>
          <table:table-cell office:value-type="float" office:value="0.307455804811468" calcext:value-type="float">
            <text:p>0.307455804811468</text:p>
          </table:table-cell>
          <table:table-cell office:value-type="float" office:value="0.306978928056065" calcext:value-type="float">
            <text:p>0.306978928056065</text:p>
          </table:table-cell>
          <table:table-cell office:value-type="float" office:value="0.307949409488899" calcext:value-type="float">
            <text:p>0.307949409488899</text:p>
          </table:table-cell>
          <table:table-cell office:value-type="float" office:value="0.310973470799399" calcext:value-type="float">
            <text:p>0.310973470799399</text:p>
          </table:table-cell>
          <table:table-cell office:value-type="float" office:value="0.312061896509061" calcext:value-type="float">
            <text:p>0.312061896509061</text:p>
          </table:table-cell>
          <table:table-cell office:value-type="float" office:value="0.313222755199571" calcext:value-type="float">
            <text:p>0.313222755199571</text:p>
          </table:table-cell>
          <table:table-cell office:value-type="float" office:value="0.312357897624285" calcext:value-type="float">
            <text:p>0.312357897624285</text:p>
          </table:table-cell>
          <table:table-cell office:value-type="float" office:value="0.309371039783036" calcext:value-type="float">
            <text:p>0.309371039783036</text:p>
          </table:table-cell>
          <table:table-cell office:value-type="float" office:value="0.308128216545946" calcext:value-type="float">
            <text:p>0.308128216545946</text:p>
          </table:table-cell>
          <table:table-cell office:value-type="float" office:value="0.306865531683916" calcext:value-type="float">
            <text:p>0.306865531683916</text:p>
          </table:table-cell>
          <table:table-cell office:value-type="float" office:value="0.306777015723757" calcext:value-type="float">
            <text:p>0.306777015723757</text:p>
          </table:table-cell>
          <table:table-cell office:value-type="float" office:value="0.310337268221668" calcext:value-type="float">
            <text:p>0.310337268221668</text:p>
          </table:table-cell>
          <table:table-cell office:value-type="float" office:value="0.307773279032216" calcext:value-type="float">
            <text:p>0.307773279032216</text:p>
          </table:table-cell>
          <table:table-cell office:value-type="float" office:value="0.307113292711465" calcext:value-type="float">
            <text:p>0.307113292711465</text:p>
          </table:table-cell>
          <table:table-cell office:value-type="float" office:value="0.307400456527094" calcext:value-type="float">
            <text:p>0.307400456527094</text:p>
          </table:table-cell>
          <table:table-cell office:value-type="float" office:value="0.306238040768213" calcext:value-type="float">
            <text:p>0.306238040768213</text:p>
          </table:table-cell>
          <table:table-cell office:value-type="float" office:value="0.308508661884632" calcext:value-type="float">
            <text:p>0.308508661884632</text:p>
          </table:table-cell>
          <table:table-cell office:value-type="float" office:value="0.311052594571358" calcext:value-type="float">
            <text:p>0.311052594571358</text:p>
          </table:table-cell>
          <table:table-cell office:value-type="float" office:value="0.312060203896326" calcext:value-type="float">
            <text:p>0.312060203896326</text:p>
          </table:table-cell>
          <table:table-cell office:value-type="float" office:value="0.309930755857643" calcext:value-type="float">
            <text:p>0.309930755857643</text:p>
          </table:table-cell>
          <table:table-cell office:value-type="float" office:value="0.309439917876452" calcext:value-type="float">
            <text:p>0.309439917876452</text:p>
          </table:table-cell>
          <table:table-cell office:value-type="float" office:value="0.310924915001685" calcext:value-type="float">
            <text:p>0.310924915001685</text:p>
          </table:table-cell>
          <table:table-cell office:value-type="float" office:value="0.312280897484049" calcext:value-type="float">
            <text:p>0.312280897484049</text:p>
          </table:table-cell>
          <table:table-cell office:value-type="float" office:value="0.310542519984812" calcext:value-type="float">
            <text:p>0.310542519984812</text:p>
          </table:table-cell>
          <table:table-cell office:value-type="float" office:value="0.310889361221311" calcext:value-type="float">
            <text:p>0.310889361221311</text:p>
          </table:table-cell>
          <table:table-cell office:value-type="float" office:value="0.309695754642266" calcext:value-type="float">
            <text:p>0.309695754642266</text:p>
          </table:table-cell>
          <table:table-cell office:value-type="float" office:value="0.310633252737816" calcext:value-type="float">
            <text:p>0.310633252737816</text:p>
          </table:table-cell>
          <table:table-cell office:value-type="float" office:value="0.31201315415459" calcext:value-type="float">
            <text:p>0.31201315415459</text:p>
          </table:table-cell>
          <table:table-cell office:value-type="float" office:value="0.312520129853654" calcext:value-type="float">
            <text:p>0.312520129853654</text:p>
          </table:table-cell>
          <table:table-cell office:value-type="float" office:value="0.312402593740126" calcext:value-type="float">
            <text:p>0.312402593740126</text:p>
          </table:table-cell>
          <table:table-cell office:value-type="float" office:value="0.313087768584853" calcext:value-type="float">
            <text:p>0.313087768584853</text:p>
          </table:table-cell>
          <table:table-cell office:value-type="float" office:value="0.312882705835843" calcext:value-type="float">
            <text:p>0.312882705835843</text:p>
          </table:table-cell>
          <table:table-cell office:value-type="float" office:value="0.310867525749236" calcext:value-type="float">
            <text:p>0.310867525749236</text:p>
          </table:table-cell>
          <table:table-cell office:value-type="float" office:value="0.308500893210481" calcext:value-type="float">
            <text:p>0.308500893210481</text:p>
          </table:table-cell>
          <table:table-cell office:value-type="float" office:value="0.309269709268893" calcext:value-type="float">
            <text:p>0.309269709268893</text:p>
          </table:table-cell>
          <table:table-cell office:value-type="float" office:value="0.307677199857837" calcext:value-type="float">
            <text:p>0.307677199857837</text:p>
          </table:table-cell>
          <table:table-cell office:value-type="float" office:value="0.307167481685425" calcext:value-type="float">
            <text:p>0.307167481685425</text:p>
          </table:table-cell>
          <table:table-cell office:value-type="float" office:value="0.309357099085573" calcext:value-type="float">
            <text:p>0.309357099085573</text:p>
          </table:table-cell>
          <table:table-cell office:value-type="float" office:value="0.309050520090516" calcext:value-type="float">
            <text:p>0.309050520090516</text:p>
          </table:table-cell>
          <table:table-cell office:value-type="float" office:value="0.309953770091542" calcext:value-type="float">
            <text:p>0.309953770091542</text:p>
          </table:table-cell>
          <table:table-cell office:value-type="float" office:value="0.309891572177196" calcext:value-type="float">
            <text:p>0.309891572177196</text:p>
          </table:table-cell>
          <table:table-cell office:value-type="float" office:value="0.308843784847253" calcext:value-type="float">
            <text:p>0.308843784847253</text:p>
          </table:table-cell>
          <table:table-cell office:value-type="float" office:value="0.30644281928495" calcext:value-type="float">
            <text:p>0.30644281928495</text:p>
          </table:table-cell>
          <table:table-cell office:value-type="float" office:value="0.306331991571868" calcext:value-type="float">
            <text:p>0.306331991571868</text:p>
          </table:table-cell>
          <table:table-cell office:value-type="float" office:value="0.304932890862869" calcext:value-type="float">
            <text:p>0.304932890862869</text:p>
          </table:table-cell>
          <table:table-cell office:value-type="float" office:value="0.310747595103929" calcext:value-type="float">
            <text:p>0.310747595103929</text:p>
          </table:table-cell>
          <table:table-cell office:value-type="float" office:value="0.310197468884054" calcext:value-type="float">
            <text:p>0.310197468884054</text:p>
          </table:table-cell>
          <table:table-cell office:value-type="float" office:value="0.306572729878499" calcext:value-type="float">
            <text:p>0.306572729878499</text:p>
          </table:table-cell>
          <table:table-cell office:value-type="float" office:value="0.306545337002576" calcext:value-type="float">
            <text:p>0.306545337002576</text:p>
          </table:table-cell>
          <table:table-cell office:value-type="float" office:value="0.304453786711855" calcext:value-type="float">
            <text:p>0.304453786711855</text:p>
          </table:table-cell>
          <table:table-cell office:value-type="float" office:value="0.305769994188412" calcext:value-type="float">
            <text:p>0.305769994188412</text:p>
          </table:table-cell>
          <table:table-cell office:value-type="float" office:value="0.307061668968666" calcext:value-type="float">
            <text:p>0.307061668968666</text:p>
          </table:table-cell>
          <table:table-cell office:value-type="float" office:value="0.308813388068961" calcext:value-type="float">
            <text:p>0.308813388068961</text:p>
          </table:table-cell>
          <table:table-cell office:value-type="float" office:value="0.305596052464167" calcext:value-type="float">
            <text:p>0.305596052464167</text:p>
          </table:table-cell>
          <table:table-cell office:value-type="float" office:value="0.305161608534968" calcext:value-type="float">
            <text:p>0.305161608534968</text:p>
          </table:table-cell>
          <table:table-cell office:value-type="float" office:value="0.305544193951079" calcext:value-type="float">
            <text:p>0.305544193951079</text:p>
          </table:table-cell>
          <table:table-cell office:value-type="float" office:value="0.311799029957944" calcext:value-type="float">
            <text:p>0.311799029957944</text:p>
          </table:table-cell>
          <table:table-cell office:value-type="float" office:value="0.313193016213329" calcext:value-type="float">
            <text:p>0.313193016213329</text:p>
          </table:table-cell>
          <table:table-cell office:value-type="float" office:value="0.310432606243571" calcext:value-type="float">
            <text:p>0.310432606243571</text:p>
          </table:table-cell>
          <table:table-cell office:value-type="float" office:value="0.30942997836756" calcext:value-type="float">
            <text:p>0.30942997836756</text:p>
          </table:table-cell>
          <table:table-cell office:value-type="float" office:value="0.307658609231156" calcext:value-type="float">
            <text:p>0.307658609231156</text:p>
          </table:table-cell>
          <table:table-cell office:value-type="float" office:value="0.306226717603188" calcext:value-type="float">
            <text:p>0.306226717603188</text:p>
          </table:table-cell>
          <table:table-cell office:value-type="float" office:value="0.30851470874073" calcext:value-type="float">
            <text:p>0.30851470874073</text:p>
          </table:table-cell>
          <table:table-cell office:value-type="float" office:value="0.309308287879302" calcext:value-type="float">
            <text:p>0.309308287879302</text:p>
          </table:table-cell>
          <table:table-cell office:value-type="float" office:value="0.309049674258973" calcext:value-type="float">
            <text:p>0.309049674258973</text:p>
          </table:table-cell>
          <table:table-cell office:value-type="float" office:value="0.30732885226786" calcext:value-type="float">
            <text:p>0.30732885226786</text:p>
          </table:table-cell>
          <table:table-cell office:value-type="float" office:value="0.305867825240387" calcext:value-type="float">
            <text:p>0.305867825240387</text:p>
          </table:table-cell>
          <table:table-cell office:value-type="float" office:value="0.305570029200896" calcext:value-type="float">
            <text:p>0.305570029200896</text:p>
          </table:table-cell>
          <table:table-cell office:value-type="float" office:value="0.310256959554946" calcext:value-type="float">
            <text:p>0.310256959554946</text:p>
          </table:table-cell>
          <table:table-cell office:value-type="float" office:value="0.308618034137322" calcext:value-type="float">
            <text:p>0.308618034137322</text:p>
          </table:table-cell>
          <table:table-cell office:value-type="float" office:value="0.30967516879213" calcext:value-type="float">
            <text:p>0.30967516879213</text:p>
          </table:table-cell>
          <table:table-cell office:value-type="float" office:value="0.309916093740253" calcext:value-type="float">
            <text:p>0.309916093740253</text:p>
          </table:table-cell>
          <table:table-cell office:value-type="float" office:value="0.309264155927508" calcext:value-type="float">
            <text:p>0.309264155927508</text:p>
          </table:table-cell>
          <table:table-cell office:value-type="float" office:value="0.306895257079503" calcext:value-type="float">
            <text:p>0.306895257079503</text:p>
          </table:table-cell>
          <table:table-cell office:value-type="float" office:value="0.30875020611069" calcext:value-type="float">
            <text:p>0.30875020611069</text:p>
          </table:table-cell>
          <table:table-cell office:value-type="float" office:value="0.308151103050639" calcext:value-type="float">
            <text:p>0.308151103050639</text:p>
          </table:table-cell>
          <table:table-cell office:value-type="float" office:value="0.308182106104348" calcext:value-type="float">
            <text:p>0.308182106104348</text:p>
          </table:table-cell>
          <table:table-cell office:value-type="float" office:value="0.309166059087288" calcext:value-type="float">
            <text:p>0.309166059087288</text:p>
          </table:table-cell>
          <table:table-cell office:value-type="float" office:value="0.30687463315767" calcext:value-type="float">
            <text:p>0.30687463315767</text:p>
          </table:table-cell>
          <table:table-cell office:value-type="float" office:value="0.306279166803056" calcext:value-type="float">
            <text:p>0.306279166803056</text:p>
          </table:table-cell>
          <table:table-cell office:value-type="float" office:value="0.305703360739934" calcext:value-type="float">
            <text:p>0.305703360739934</text:p>
          </table:table-cell>
          <table:table-cell office:value-type="float" office:value="0.305312445042879" calcext:value-type="float">
            <text:p>0.305312445042879</text:p>
          </table:table-cell>
          <table:table-cell office:value-type="float" office:value="0.308266889448946" calcext:value-type="float">
            <text:p>0.308266889448946</text:p>
          </table:table-cell>
          <table:table-cell office:value-type="float" office:value="0.313329187205768" calcext:value-type="float">
            <text:p>0.313329187205768</text:p>
          </table:table-cell>
          <table:table-cell office:value-type="float" office:value="0.307938957394614" calcext:value-type="float">
            <text:p>0.307938957394614</text:p>
          </table:table-cell>
          <table:table-cell office:value-type="float" office:value="0.307010660157093" calcext:value-type="float">
            <text:p>0.307010660157093</text:p>
          </table:table-cell>
          <table:table-cell office:value-type="float" office:value="0.305909368219898" calcext:value-type="float">
            <text:p>0.305909368219898</text:p>
          </table:table-cell>
          <table:table-cell office:value-type="float" office:value="0.307707987666347" calcext:value-type="float">
            <text:p>0.307707987666347</text:p>
          </table:table-cell>
          <table:table-cell office:value-type="float" office:value="0.307751141148139" calcext:value-type="float">
            <text:p>0.307751141148139</text:p>
          </table:table-cell>
          <table:table-cell office:value-type="float" office:value="0.310116868383477" calcext:value-type="float">
            <text:p>0.310116868383477</text:p>
          </table:table-cell>
          <table:table-cell office:value-type="float" office:value="0.313073661054837" calcext:value-type="float">
            <text:p>0.313073661054837</text:p>
          </table:table-cell>
          <table:table-cell office:value-type="float" office:value="0.309469243877255" calcext:value-type="float">
            <text:p>0.309469243877255</text:p>
          </table:table-cell>
          <table:table-cell office:value-type="float" office:value="0.30761076915446" calcext:value-type="float">
            <text:p>0.30761076915446</text:p>
          </table:table-cell>
          <table:table-cell office:value-type="float" office:value="0.307142299105913" calcext:value-type="float">
            <text:p>0.307142299105913</text:p>
          </table:table-cell>
          <table:table-cell office:value-type="float" office:value="0.309424496073461" calcext:value-type="float">
            <text:p>0.309424496073461</text:p>
          </table:table-cell>
          <table:table-cell office:value-type="float" office:value="0.312359050566796" calcext:value-type="float">
            <text:p>0.312359050566796</text:p>
          </table:table-cell>
          <table:table-cell office:value-type="float" office:value="0.316010458157624" calcext:value-type="float">
            <text:p>0.316010458157624</text:p>
          </table:table-cell>
          <table:table-cell office:value-type="float" office:value="0.309771298733345" calcext:value-type="float">
            <text:p>0.309771298733345</text:p>
          </table:table-cell>
          <table:table-cell office:value-type="float" office:value="0.307730216361699" calcext:value-type="float">
            <text:p>0.307730216361699</text:p>
          </table:table-cell>
          <table:table-cell office:value-type="float" office:value="0.305067616419376" calcext:value-type="float">
            <text:p>0.305067616419376</text:p>
          </table:table-cell>
          <table:table-cell office:value-type="float" office:value="0.303744629332686" calcext:value-type="float">
            <text:p>0.303744629332686</text:p>
          </table:table-cell>
          <table:table-cell office:value-type="float" office:value="0.26895514611584" calcext:value-type="float">
            <text:p>0.26895514611584</text:p>
          </table:table-cell>
          <table:table-cell office:value-type="float" office:value="0.269330452186439" calcext:value-type="float">
            <text:p>0.269330452186439</text:p>
          </table:table-cell>
          <table:table-cell office:value-type="float" office:value="0.27522393856651" calcext:value-type="float">
            <text:p>0.27522393856651</text:p>
          </table:table-cell>
          <table:table-cell office:value-type="float" office:value="0.281695266760181" calcext:value-type="float">
            <text:p>0.281695266760181</text:p>
          </table:table-cell>
          <table:table-cell office:value-type="float" office:value="0.288448076856977" calcext:value-type="float">
            <text:p>0.288448076856977</text:p>
          </table:table-cell>
          <table:table-cell office:value-type="float" office:value="0.287370684978049" calcext:value-type="float">
            <text:p>0.287370684978049</text:p>
          </table:table-cell>
          <table:table-cell office:value-type="float" office:value="0.288191519683359" calcext:value-type="float">
            <text:p>0.288191519683359</text:p>
          </table:table-cell>
          <table:table-cell office:value-type="float" office:value="0.27037971534247" calcext:value-type="float">
            <text:p>0.27037971534247</text:p>
          </table:table-cell>
          <table:table-cell office:value-type="float" office:value="0.253306464653633" calcext:value-type="float">
            <text:p>0.253306464653633</text:p>
          </table:table-cell>
          <table:table-cell office:value-type="float" office:value="0.249867226168849" calcext:value-type="float">
            <text:p>0.249867226168849</text:p>
          </table:table-cell>
          <table:table-cell office:value-type="float" office:value="0.247092318847913" calcext:value-type="float">
            <text:p>0.247092318847913</text:p>
          </table:table-cell>
          <table:table-cell office:value-type="float" office:value="0.244709331614249" calcext:value-type="float">
            <text:p>0.244709331614249</text:p>
          </table:table-cell>
          <table:table-cell office:value-type="float" office:value="0.225719122169117" calcext:value-type="float">
            <text:p>0.225719122169117</text:p>
          </table:table-cell>
          <table:table-cell office:value-type="float" office:value="0.228851771985037" calcext:value-type="float">
            <text:p>0.228851771985037</text:p>
          </table:table-cell>
          <table:table-cell office:value-type="float" office:value="0.228850158479859" calcext:value-type="float">
            <text:p>0.228850158479859</text:p>
          </table:table-cell>
          <table:table-cell office:value-type="float" office:value="0.22499447154374" calcext:value-type="float">
            <text:p>0.22499447154374</text:p>
          </table:table-cell>
          <table:table-cell office:value-type="float" office:value="0.22372662514289" calcext:value-type="float">
            <text:p>0.22372662514289</text:p>
          </table:table-cell>
          <table:table-cell office:value-type="float" office:value="0.219748883747951" calcext:value-type="float">
            <text:p>0.219748883747951</text:p>
          </table:table-cell>
          <table:table-cell office:value-type="float" office:value="0.218514540253074" calcext:value-type="float">
            <text:p>0.218514540253074</text:p>
          </table:table-cell>
          <table:table-cell office:value-type="float" office:value="0.218766792858081" calcext:value-type="float">
            <text:p>0.218766792858081</text:p>
          </table:table-cell>
          <table:table-cell office:value-type="float" office:value="0.218184319103423" calcext:value-type="float">
            <text:p>0.218184319103423</text:p>
          </table:table-cell>
          <table:table-cell office:value-type="float" office:value="0.217157540097777" calcext:value-type="float">
            <text:p>0.217157540097777</text:p>
          </table:table-cell>
          <table:table-cell office:value-type="float" office:value="0.21540363331456" calcext:value-type="float">
            <text:p>0.21540363331456</text:p>
          </table:table-cell>
          <table:table-cell office:value-type="float" office:value="0.213820291820697" calcext:value-type="float">
            <text:p>0.213820291820697</text:p>
          </table:table-cell>
          <table:table-cell office:value-type="float" office:value="0.212128236618383" calcext:value-type="float">
            <text:p>0.212128236618383</text:p>
          </table:table-cell>
          <table:table-cell office:value-type="float" office:value="0.210215093192933" calcext:value-type="float">
            <text:p>0.210215093192933</text:p>
          </table:table-cell>
          <table:table-cell office:value-type="float" office:value="0.208687194795251" calcext:value-type="float">
            <text:p>0.208687194795251</text:p>
          </table:table-cell>
          <table:table-cell office:value-type="float" office:value="0.206764278197617" calcext:value-type="float">
            <text:p>0.206764278197617</text:p>
          </table:table-cell>
          <table:table-cell office:value-type="float" office:value="0.204296402309839" calcext:value-type="float">
            <text:p>0.204296402309839</text:p>
          </table:table-cell>
          <table:table-cell office:value-type="float" office:value="0.202833817843863" calcext:value-type="float">
            <text:p>0.202833817843863</text:p>
          </table:table-cell>
          <table:table-cell office:value-type="float" office:value="0.202659117237034" calcext:value-type="float">
            <text:p>0.202659117237034</text:p>
          </table:table-cell>
          <table:table-cell office:value-type="float" office:value="0.202394985724782" calcext:value-type="float">
            <text:p>0.202394985724782</text:p>
          </table:table-cell>
          <table:table-cell office:value-type="float" office:value="0.200563698780162" calcext:value-type="float">
            <text:p>0.200563698780162</text:p>
          </table:table-cell>
          <table:table-cell office:value-type="float" office:value="0.199850548556447" calcext:value-type="float">
            <text:p>0.199850548556447</text:p>
          </table:table-cell>
          <table:table-cell office:value-type="float" office:value="0.198657405620749" calcext:value-type="float">
            <text:p>0.198657405620749</text:p>
          </table:table-cell>
          <table:table-cell office:value-type="float" office:value="0.198009509690557" calcext:value-type="float">
            <text:p>0.198009509690557</text:p>
          </table:table-cell>
          <table:table-cell office:value-type="float" office:value="0.197403893853762" calcext:value-type="float">
            <text:p>0.197403893853762</text:p>
          </table:table-cell>
          <table:table-cell office:value-type="float" office:value="0.196849285712237" calcext:value-type="float">
            <text:p>0.196849285712237</text:p>
          </table:table-cell>
          <table:table-cell office:value-type="float" office:value="0.196578297210539" calcext:value-type="float">
            <text:p>0.196578297210539</text:p>
          </table:table-cell>
          <table:table-cell office:value-type="float" office:value="0.196917763943955" calcext:value-type="float">
            <text:p>0.196917763943955</text:p>
          </table:table-cell>
          <table:table-cell office:value-type="float" office:value="0.196876805943171" calcext:value-type="float">
            <text:p>0.196876805943171</text:p>
          </table:table-cell>
          <table:table-cell office:value-type="float" office:value="0.196986455095247" calcext:value-type="float">
            <text:p>0.196986455095247</text:p>
          </table:table-cell>
          <table:table-cell office:value-type="float" office:value="0.196941970450574" calcext:value-type="float">
            <text:p>0.196941970450574</text:p>
          </table:table-cell>
          <table:table-cell office:value-type="float" office:value="0.1968924093534" calcext:value-type="float">
            <text:p>0.1968924093534</text:p>
          </table:table-cell>
          <table:table-cell office:value-type="float" office:value="0.196922232504393" calcext:value-type="float">
            <text:p>0.196922232504393</text:p>
          </table:table-cell>
          <table:table-cell office:value-type="float" office:value="0.197061818422228" calcext:value-type="float">
            <text:p>0.197061818422228</text:p>
          </table:table-cell>
          <table:table-cell office:value-type="float" office:value="0.197057499039591" calcext:value-type="float">
            <text:p>0.197057499039591</text:p>
          </table:table-cell>
          <table:table-cell office:value-type="float" office:value="0.196917617121998" calcext:value-type="float">
            <text:p>0.196917617121998</text:p>
          </table:table-cell>
          <table:table-cell office:value-type="float" office:value="0.196949944042287" calcext:value-type="float">
            <text:p>0.196949944042287</text:p>
          </table:table-cell>
          <table:table-cell office:value-type="float" office:value="0.196777605389091" calcext:value-type="float">
            <text:p>0.196777605389091</text:p>
          </table:table-cell>
          <table:table-cell office:value-type="float" office:value="0.196956103884073" calcext:value-type="float">
            <text:p>0.196956103884073</text:p>
          </table:table-cell>
          <table:table-cell office:value-type="float" office:value="0.19692556985416" calcext:value-type="float">
            <text:p>0.19692556985416</text:p>
          </table:table-cell>
          <table:table-cell office:value-type="float" office:value="0.196966598681737" calcext:value-type="float">
            <text:p>0.196966598681737</text:p>
          </table:table-cell>
          <table:table-cell office:value-type="float" office:value="0.1970043601776" calcext:value-type="float">
            <text:p>0.1970043601776</text:p>
          </table:table-cell>
          <table:table-cell office:value-type="float" office:value="0.19692268774907" calcext:value-type="float">
            <text:p>0.19692268774907</text:p>
          </table:table-cell>
          <table:table-cell office:value-type="float" office:value="0.197172064839975" calcext:value-type="float">
            <text:p>0.197172064839975</text:p>
          </table:table-cell>
          <table:table-cell office:value-type="float" office:value="0.197003710603794" calcext:value-type="float">
            <text:p>0.197003710603794</text:p>
          </table:table-cell>
          <table:table-cell office:value-type="float" office:value="0.196803386616322" calcext:value-type="float">
            <text:p>0.196803386616322</text:p>
          </table:table-cell>
          <table:table-cell office:value-type="float" office:value="0.197048781971932" calcext:value-type="float">
            <text:p>0.197048781971932</text:p>
          </table:table-cell>
          <table:table-cell office:value-type="float" office:value="0.197067406101627" calcext:value-type="float">
            <text:p>0.197067406101627</text:p>
          </table:table-cell>
          <table:table-cell office:value-type="float" office:value="0.196834586432546" calcext:value-type="float">
            <text:p>0.196834586432546</text:p>
          </table:table-cell>
          <table:table-cell office:value-type="float" office:value="0.197164005289012" calcext:value-type="float">
            <text:p>0.197164005289012</text:p>
          </table:table-cell>
          <table:table-cell office:value-type="float" office:value="0.196878635601257" calcext:value-type="float">
            <text:p>0.196878635601257</text:p>
          </table:table-cell>
          <table:table-cell office:value-type="float" office:value="0.197005955548836" calcext:value-type="float">
            <text:p>0.197005955548836</text:p>
          </table:table-cell>
          <table:table-cell office:value-type="float" office:value="0.196933261611944" calcext:value-type="float">
            <text:p>0.196933261611944</text:p>
          </table:table-cell>
          <table:table-cell office:value-type="float" office:value="0.196809716510663" calcext:value-type="float">
            <text:p>0.196809716510663</text:p>
          </table:table-cell>
          <table:table-cell office:value-type="float" office:value="0.196985115340457" calcext:value-type="float">
            <text:p>0.196985115340457</text:p>
          </table:table-cell>
          <table:table-cell office:value-type="float" office:value="0.196793708860657" calcext:value-type="float">
            <text:p>0.196793708860657</text:p>
          </table:table-cell>
          <table:table-cell office:value-type="float" office:value="0.197207155189727" calcext:value-type="float">
            <text:p>0.197207155189727</text:p>
          </table:table-cell>
          <table:table-cell office:value-type="float" office:value="0.196987611594378" calcext:value-type="float">
            <text:p>0.196987611594378</text:p>
          </table:table-cell>
          <table:table-cell office:value-type="float" office:value="0.197046419947159" calcext:value-type="float">
            <text:p>0.197046419947159</text:p>
          </table:table-cell>
          <table:table-cell office:value-type="float" office:value="0.196889637870477" calcext:value-type="float">
            <text:p>0.196889637870477</text:p>
          </table:table-cell>
          <table:table-cell office:value-type="float" office:value="0.197083519794215" calcext:value-type="float">
            <text:p>0.197083519794215</text:p>
          </table:table-cell>
          <table:table-cell office:value-type="float" office:value="0.196990214430122" calcext:value-type="float">
            <text:p>0.196990214430122</text:p>
          </table:table-cell>
          <table:table-cell office:value-type="float" office:value="0.196903688509001" calcext:value-type="float">
            <text:p>0.196903688509001</text:p>
          </table:table-cell>
          <table:table-cell office:value-type="float" office:value="0.196941807405292" calcext:value-type="float">
            <text:p>0.196941807405292</text:p>
          </table:table-cell>
          <table:table-cell office:value-type="float" office:value="0.197084741789738" calcext:value-type="float">
            <text:p>0.197084741789738</text:p>
          </table:table-cell>
          <table:table-cell office:value-type="float" office:value="0.196942298743619" calcext:value-type="float">
            <text:p>0.196942298743619</text:p>
          </table:table-cell>
          <table:table-cell office:value-type="float" office:value="0.19695222044607" calcext:value-type="float">
            <text:p>0.19695222044607</text:p>
          </table:table-cell>
          <table:table-cell office:value-type="float" office:value="0.197003476392805" calcext:value-type="float">
            <text:p>0.197003476392805</text:p>
          </table:table-cell>
          <table:table-cell office:value-type="float" office:value="0.197026387477108" calcext:value-type="float">
            <text:p>0.197026387477108</text:p>
          </table:table-cell>
          <table:table-cell office:value-type="float" office:value="0.196901454475512" calcext:value-type="float">
            <text:p>0.196901454475512</text:p>
          </table:table-cell>
          <table:table-cell office:value-type="float" office:value="0.197002313777638" calcext:value-type="float">
            <text:p>0.197002313777638</text:p>
          </table:table-cell>
          <table:table-cell office:value-type="float" office:value="0.197042669705349" calcext:value-type="float">
            <text:p>0.197042669705349</text:p>
          </table:table-cell>
          <table:table-cell office:value-type="float" office:value="0.196909454077693" calcext:value-type="float">
            <text:p>0.196909454077693</text:p>
          </table:table-cell>
          <table:table-cell office:value-type="float" office:value="0.197016998907435" calcext:value-type="float">
            <text:p>0.197016998907435</text:p>
          </table:table-cell>
          <table:table-cell office:value-type="float" office:value="0.1968622347446" calcext:value-type="float">
            <text:p>0.1968622347446</text:p>
          </table:table-cell>
          <table:table-cell office:value-type="float" office:value="0.197077602542295" calcext:value-type="float">
            <text:p>0.197077602542295</text:p>
          </table:table-cell>
          <table:table-cell office:value-type="float" office:value="0.196961841965913" calcext:value-type="float">
            <text:p>0.196961841965913</text:p>
          </table:table-cell>
          <table:table-cell office:value-type="float" office:value="0.196964843863156" calcext:value-type="float">
            <text:p>0.196964843863156</text:p>
          </table:table-cell>
          <table:table-cell office:value-type="float" office:value="0.197003713677974" calcext:value-type="float">
            <text:p>0.197003713677974</text:p>
          </table:table-cell>
          <table:table-cell office:value-type="float" office:value="0.196965439132958" calcext:value-type="float">
            <text:p>0.196965439132958</text:p>
          </table:table-cell>
          <table:table-cell office:value-type="float" office:value="0.19702824760542" calcext:value-type="float">
            <text:p>0.19702824760542</text:p>
          </table:table-cell>
          <table:table-cell office:value-type="float" office:value="0.197016659814273" calcext:value-type="float">
            <text:p>0.197016659814273</text:p>
          </table:table-cell>
          <table:table-cell office:value-type="float" office:value="0.196697625013175" calcext:value-type="float">
            <text:p>0.196697625013175</text:p>
          </table:table-cell>
          <table:table-cell office:value-type="float" office:value="0.196935938112415" calcext:value-type="float">
            <text:p>0.196935938112415</text:p>
          </table:table-cell>
          <table:table-cell office:value-type="float" office:value="0.19693361621298" calcext:value-type="float">
            <text:p>0.19693361621298</text:p>
          </table:table-cell>
          <table:table-cell office:value-type="float" office:value="0.196885968995354" calcext:value-type="float">
            <text:p>0.196885968995354</text:p>
          </table:table-cell>
          <table:table-cell office:value-type="float" office:value="0.196925456060981" calcext:value-type="float">
            <text:p>0.196925456060981</text:p>
          </table:table-cell>
          <table:table-cell office:value-type="float" office:value="0.196944287693977" calcext:value-type="float">
            <text:p>0.196944287693977</text:p>
          </table:table-cell>
          <table:table-cell office:value-type="float" office:value="0.196786888263128" calcext:value-type="float">
            <text:p>0.196786888263128</text:p>
          </table:table-cell>
          <table:table-cell office:value-type="float" office:value="0.196844777845774" calcext:value-type="float">
            <text:p>0.196844777845774</text:p>
          </table:table-cell>
          <table:table-cell office:value-type="float" office:value="0.196942845274598" calcext:value-type="float">
            <text:p>0.196942845274598</text:p>
          </table:table-cell>
          <table:table-cell office:value-type="float" office:value="0.196990774980039" calcext:value-type="float">
            <text:p>0.196990774980039</text:p>
          </table:table-cell>
          <table:table-cell office:value-type="float" office:value="0.196983214539795" calcext:value-type="float">
            <text:p>0.196983214539795</text:p>
          </table:table-cell>
          <table:table-cell office:value-type="float" office:value="0.196992526351023" calcext:value-type="float">
            <text:p>0.196992526351023</text:p>
          </table:table-cell>
          <table:table-cell office:value-type="float" office:value="0.196904807641021" calcext:value-type="float">
            <text:p>0.196904807641021</text:p>
          </table:table-cell>
          <table:table-cell office:value-type="float" office:value="0.196832372366749" calcext:value-type="float">
            <text:p>0.196832372366749</text:p>
          </table:table-cell>
          <table:table-cell office:value-type="float" office:value="0.196873716420815" calcext:value-type="float">
            <text:p>0.196873716420815</text:p>
          </table:table-cell>
          <table:table-cell office:value-type="float" office:value="0.19688535126058" calcext:value-type="float">
            <text:p>0.19688535126058</text:p>
          </table:table-cell>
          <table:table-cell office:value-type="float" office:value="0.19704727587513" calcext:value-type="float">
            <text:p>0.19704727587513</text:p>
          </table:table-cell>
          <table:table-cell office:value-type="float" office:value="0.196937789493917" calcext:value-type="float">
            <text:p>0.196937789493917</text:p>
          </table:table-cell>
          <table:table-cell office:value-type="float" office:value="0.196856479970315" calcext:value-type="float">
            <text:p>0.196856479970315</text:p>
          </table:table-cell>
          <table:table-cell office:value-type="float" office:value="0.196832650407314" calcext:value-type="float">
            <text:p>0.196832650407314</text:p>
          </table:table-cell>
          <table:table-cell office:value-type="float" office:value="0.197003403073136" calcext:value-type="float">
            <text:p>0.197003403073136</text:p>
          </table:table-cell>
          <table:table-cell office:value-type="float" office:value="0.196829024570474" calcext:value-type="float">
            <text:p>0.196829024570474</text:p>
          </table:table-cell>
          <table:table-cell office:value-type="float" office:value="0.197044147139444" calcext:value-type="float">
            <text:p>0.197044147139444</text:p>
          </table:table-cell>
          <table:table-cell office:value-type="float" office:value="0.196768685975504" calcext:value-type="float">
            <text:p>0.196768685975504</text:p>
          </table:table-cell>
          <table:table-cell office:value-type="float" office:value="0.196733369838663" calcext:value-type="float">
            <text:p>0.196733369838663</text:p>
          </table:table-cell>
          <table:table-cell office:value-type="float" office:value="0.19694811108895" calcext:value-type="float">
            <text:p>0.19694811108895</text:p>
          </table:table-cell>
          <table:table-cell office:value-type="float" office:value="0.196984526861435" calcext:value-type="float">
            <text:p>0.196984526861435</text:p>
          </table:table-cell>
          <table:table-cell office:value-type="float" office:value="0.196926502870235" calcext:value-type="float">
            <text:p>0.196926502870235</text:p>
          </table:table-cell>
          <table:table-cell office:value-type="float" office:value="0.196996371550774" calcext:value-type="float">
            <text:p>0.196996371550774</text:p>
          </table:table-cell>
          <table:table-cell office:value-type="float" office:value="0.196747596778183" calcext:value-type="float">
            <text:p>0.196747596778183</text:p>
          </table:table-cell>
          <table:table-cell office:value-type="float" office:value="0.196989987828614" calcext:value-type="float">
            <text:p>0.196989987828614</text:p>
          </table:table-cell>
          <table:table-cell office:value-type="float" office:value="0.196894600560303" calcext:value-type="float">
            <text:p>0.196894600560303</text:p>
          </table:table-cell>
          <table:table-cell office:value-type="float" office:value="0.196810571612621" calcext:value-type="float">
            <text:p>0.196810571612621</text:p>
          </table:table-cell>
          <table:table-cell office:value-type="float" office:value="0.196866126364901" calcext:value-type="float">
            <text:p>0.196866126364901</text:p>
          </table:table-cell>
          <table:table-cell office:value-type="float" office:value="0.196960772856866" calcext:value-type="float">
            <text:p>0.196960772856866</text:p>
          </table:table-cell>
          <table:table-cell office:value-type="float" office:value="0.196809213883833" calcext:value-type="float">
            <text:p>0.196809213883833</text:p>
          </table:table-cell>
          <table:table-cell office:value-type="float" office:value="0.196788916941546" calcext:value-type="float">
            <text:p>0.196788916941546</text:p>
          </table:table-cell>
          <table:table-cell office:value-type="float" office:value="0.196853153430925" calcext:value-type="float">
            <text:p>0.196853153430925</text:p>
          </table:table-cell>
          <table:table-cell office:value-type="float" office:value="0.196723051318312" calcext:value-type="float">
            <text:p>0.196723051318312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8095683496913" calcext:value-type="float">
            <text:p>-0.408095683496913</text:p>
          </table:table-cell>
          <table:table-cell office:value-type="float" office:value="-0.407754636346622" calcext:value-type="float">
            <text:p>-0.407754636346622</text:p>
          </table:table-cell>
          <table:table-cell office:value-type="float" office:value="-0.406497977433869" calcext:value-type="float">
            <text:p>-0.406497977433869</text:p>
          </table:table-cell>
          <table:table-cell office:value-type="float" office:value="-0.40765135274903" calcext:value-type="float">
            <text:p>-0.40765135274903</text:p>
          </table:table-cell>
          <table:table-cell office:value-type="float" office:value="-0.407062431585528" calcext:value-type="float">
            <text:p>-0.407062431585528</text:p>
          </table:table-cell>
          <table:table-cell office:value-type="float" office:value="-0.406904590820907" calcext:value-type="float">
            <text:p>-0.406904590820907</text:p>
          </table:table-cell>
          <table:table-cell office:value-type="float" office:value="-0.40800793508501" calcext:value-type="float">
            <text:p>-0.40800793508501</text:p>
          </table:table-cell>
          <table:table-cell office:value-type="float" office:value="-0.408016272247736" calcext:value-type="float">
            <text:p>-0.408016272247736</text:p>
          </table:table-cell>
          <table:table-cell office:value-type="float" office:value="-0.406685968341823" calcext:value-type="float">
            <text:p>-0.406685968341823</text:p>
          </table:table-cell>
          <table:table-cell office:value-type="float" office:value="-0.407191735427073" calcext:value-type="float">
            <text:p>-0.407191735427073</text:p>
          </table:table-cell>
          <table:table-cell office:value-type="float" office:value="-0.407330429796832" calcext:value-type="float">
            <text:p>-0.407330429796832</text:p>
          </table:table-cell>
          <table:table-cell office:value-type="float" office:value="-0.407819030496218" calcext:value-type="float">
            <text:p>-0.407819030496218</text:p>
          </table:table-cell>
          <table:table-cell office:value-type="float" office:value="-0.407656787452706" calcext:value-type="float">
            <text:p>-0.407656787452706</text:p>
          </table:table-cell>
          <table:table-cell office:value-type="float" office:value="-0.407728624325672" calcext:value-type="float">
            <text:p>-0.407728624325672</text:p>
          </table:table-cell>
          <table:table-cell office:value-type="float" office:value="-0.406116718623977" calcext:value-type="float">
            <text:p>-0.406116718623977</text:p>
          </table:table-cell>
          <table:table-cell office:value-type="float" office:value="-0.407343819689954" calcext:value-type="float">
            <text:p>-0.407343819689954</text:p>
          </table:table-cell>
          <table:table-cell office:value-type="float" office:value="-0.407821935001402" calcext:value-type="float">
            <text:p>-0.407821935001402</text:p>
          </table:table-cell>
          <table:table-cell office:value-type="float" office:value="-0.407835905173182" calcext:value-type="float">
            <text:p>-0.407835905173182</text:p>
          </table:table-cell>
          <table:table-cell office:value-type="float" office:value="-0.407874310854432" calcext:value-type="float">
            <text:p>-0.407874310854432</text:p>
          </table:table-cell>
          <table:table-cell office:value-type="float" office:value="-0.406724740466891" calcext:value-type="float">
            <text:p>-0.406724740466891</text:p>
          </table:table-cell>
          <table:table-cell office:value-type="float" office:value="-0.407305263380684" calcext:value-type="float">
            <text:p>-0.407305263380684</text:p>
          </table:table-cell>
          <table:table-cell office:value-type="float" office:value="-0.407761559927364" calcext:value-type="float">
            <text:p>-0.407761559927364</text:p>
          </table:table-cell>
          <table:table-cell office:value-type="float" office:value="-0.407413175334562" calcext:value-type="float">
            <text:p>-0.407413175334562</text:p>
          </table:table-cell>
          <table:table-cell office:value-type="float" office:value="-0.406627400584871" calcext:value-type="float">
            <text:p>-0.406627400584871</text:p>
          </table:table-cell>
          <table:table-cell office:value-type="float" office:value="-0.405853396448957" calcext:value-type="float">
            <text:p>-0.405853396448957</text:p>
          </table:table-cell>
          <table:table-cell office:value-type="float" office:value="-0.407400372844482" calcext:value-type="float">
            <text:p>-0.407400372844482</text:p>
          </table:table-cell>
          <table:table-cell office:value-type="float" office:value="-0.405416272233519" calcext:value-type="float">
            <text:p>-0.405416272233519</text:p>
          </table:table-cell>
          <table:table-cell office:value-type="float" office:value="-0.407706536314989" calcext:value-type="float">
            <text:p>-0.407706536314989</text:p>
          </table:table-cell>
          <table:table-cell office:value-type="float" office:value="-0.408004448403689" calcext:value-type="float">
            <text:p>-0.408004448403689</text:p>
          </table:table-cell>
          <table:table-cell office:value-type="float" office:value="-0.407906364325089" calcext:value-type="float">
            <text:p>-0.407906364325089</text:p>
          </table:table-cell>
          <table:table-cell office:value-type="float" office:value="-0.407293130334707" calcext:value-type="float">
            <text:p>-0.407293130334707</text:p>
          </table:table-cell>
          <table:table-cell office:value-type="float" office:value="-0.407435036765793" calcext:value-type="float">
            <text:p>-0.407435036765793</text:p>
          </table:table-cell>
          <table:table-cell office:value-type="float" office:value="-0.408401584528409" calcext:value-type="float">
            <text:p>-0.408401584528409</text:p>
          </table:table-cell>
          <table:table-cell office:value-type="float" office:value="-0.408201328859018" calcext:value-type="float">
            <text:p>-0.408201328859018</text:p>
          </table:table-cell>
          <table:table-cell office:value-type="float" office:value="-0.407940714573669" calcext:value-type="float">
            <text:p>-0.407940714573669</text:p>
          </table:table-cell>
          <table:table-cell office:value-type="float" office:value="-0.407804195434758" calcext:value-type="float">
            <text:p>-0.407804195434758</text:p>
          </table:table-cell>
          <table:table-cell office:value-type="float" office:value="-0.408197513149795" calcext:value-type="float">
            <text:p>-0.408197513149795</text:p>
          </table:table-cell>
          <table:table-cell office:value-type="float" office:value="-0.40820041157715" calcext:value-type="float">
            <text:p>-0.40820041157715</text:p>
          </table:table-cell>
          <table:table-cell office:value-type="float" office:value="-0.407606016486638" calcext:value-type="float">
            <text:p>-0.407606016486638</text:p>
          </table:table-cell>
          <table:table-cell office:value-type="float" office:value="-0.4078467297348" calcext:value-type="float">
            <text:p>-0.4078467297348</text:p>
          </table:table-cell>
          <table:table-cell office:value-type="float" office:value="-0.407874900430547" calcext:value-type="float">
            <text:p>-0.407874900430547</text:p>
          </table:table-cell>
          <table:table-cell office:value-type="float" office:value="-0.41368620097585" calcext:value-type="float">
            <text:p>-0.41368620097585</text:p>
          </table:table-cell>
          <table:table-cell office:value-type="float" office:value="-0.408437329464131" calcext:value-type="float">
            <text:p>-0.408437329464131</text:p>
          </table:table-cell>
          <table:table-cell office:value-type="float" office:value="-0.407648064849901" calcext:value-type="float">
            <text:p>-0.407648064849901</text:p>
          </table:table-cell>
          <table:table-cell office:value-type="float" office:value="-0.408668477852968" calcext:value-type="float">
            <text:p>-0.408668477852968</text:p>
          </table:table-cell>
          <table:table-cell office:value-type="float" office:value="-0.415728138902178" calcext:value-type="float">
            <text:p>-0.415728138902178</text:p>
          </table:table-cell>
          <table:table-cell office:value-type="float" office:value="-0.4090013331747" calcext:value-type="float">
            <text:p>-0.4090013331747</text:p>
          </table:table-cell>
          <table:table-cell office:value-type="float" office:value="-0.41991810174289" calcext:value-type="float">
            <text:p>-0.41991810174289</text:p>
          </table:table-cell>
          <table:table-cell office:value-type="float" office:value="-0.425626580643581" calcext:value-type="float">
            <text:p>-0.425626580643581</text:p>
          </table:table-cell>
          <table:table-cell office:value-type="float" office:value="-0.412519687902535" calcext:value-type="float">
            <text:p>-0.412519687902535</text:p>
          </table:table-cell>
          <table:table-cell office:value-type="float" office:value="-0.399004299271084" calcext:value-type="float">
            <text:p>-0.399004299271084</text:p>
          </table:table-cell>
          <table:table-cell office:value-type="float" office:value="-0.374745368482864" calcext:value-type="float">
            <text:p>-0.374745368482864</text:p>
          </table:table-cell>
          <table:table-cell office:value-type="float" office:value="-0.362480862479466" calcext:value-type="float">
            <text:p>-0.362480862479466</text:p>
          </table:table-cell>
          <table:table-cell office:value-type="float" office:value="-0.354177681171822" calcext:value-type="float">
            <text:p>-0.354177681171822</text:p>
          </table:table-cell>
          <table:table-cell office:value-type="float" office:value="-0.345210939736303" calcext:value-type="float">
            <text:p>-0.345210939736303</text:p>
          </table:table-cell>
          <table:table-cell office:value-type="float" office:value="-0.340815281980474" calcext:value-type="float">
            <text:p>-0.340815281980474</text:p>
          </table:table-cell>
          <table:table-cell office:value-type="float" office:value="-0.354171433318848" calcext:value-type="float">
            <text:p>-0.354171433318848</text:p>
          </table:table-cell>
          <table:table-cell office:value-type="float" office:value="-0.344211738544157" calcext:value-type="float">
            <text:p>-0.344211738544157</text:p>
          </table:table-cell>
          <table:table-cell office:value-type="float" office:value="-0.341133695553669" calcext:value-type="float">
            <text:p>-0.341133695553669</text:p>
          </table:table-cell>
          <table:table-cell office:value-type="float" office:value="-0.338006259271327" calcext:value-type="float">
            <text:p>-0.338006259271327</text:p>
          </table:table-cell>
          <table:table-cell office:value-type="float" office:value="-0.343339726159511" calcext:value-type="float">
            <text:p>-0.343339726159511</text:p>
          </table:table-cell>
          <table:table-cell office:value-type="float" office:value="-0.338285366799499" calcext:value-type="float">
            <text:p>-0.338285366799499</text:p>
          </table:table-cell>
          <table:table-cell office:value-type="float" office:value="-0.337524814474347" calcext:value-type="float">
            <text:p>-0.337524814474347</text:p>
          </table:table-cell>
          <table:table-cell office:value-type="float" office:value="-0.340791684827233" calcext:value-type="float">
            <text:p>-0.340791684827233</text:p>
          </table:table-cell>
          <table:table-cell office:value-type="float" office:value="-0.35085589882339" calcext:value-type="float">
            <text:p>-0.35085589882339</text:p>
          </table:table-cell>
          <table:table-cell office:value-type="float" office:value="-0.341801201789899" calcext:value-type="float">
            <text:p>-0.341801201789899</text:p>
          </table:table-cell>
          <table:table-cell office:value-type="float" office:value="-0.339272393625293" calcext:value-type="float">
            <text:p>-0.339272393625293</text:p>
          </table:table-cell>
          <table:table-cell office:value-type="float" office:value="-0.338146708182154" calcext:value-type="float">
            <text:p>-0.338146708182154</text:p>
          </table:table-cell>
          <table:table-cell office:value-type="float" office:value="-0.335350167011998" calcext:value-type="float">
            <text:p>-0.335350167011998</text:p>
          </table:table-cell>
          <table:table-cell office:value-type="float" office:value="-0.329796813969139" calcext:value-type="float">
            <text:p>-0.329796813969139</text:p>
          </table:table-cell>
          <table:table-cell office:value-type="float" office:value="-0.339935734097354" calcext:value-type="float">
            <text:p>-0.339935734097354</text:p>
          </table:table-cell>
          <table:table-cell office:value-type="float" office:value="-0.337341199387746" calcext:value-type="float">
            <text:p>-0.337341199387746</text:p>
          </table:table-cell>
          <table:table-cell office:value-type="float" office:value="-0.333915746940467" calcext:value-type="float">
            <text:p>-0.333915746940467</text:p>
          </table:table-cell>
          <table:table-cell office:value-type="float" office:value="-0.332746276820394" calcext:value-type="float">
            <text:p>-0.332746276820394</text:p>
          </table:table-cell>
          <table:table-cell office:value-type="float" office:value="-0.336008145898531" calcext:value-type="float">
            <text:p>-0.336008145898531</text:p>
          </table:table-cell>
          <table:table-cell office:value-type="float" office:value="-0.333505955750795" calcext:value-type="float">
            <text:p>-0.333505955750795</text:p>
          </table:table-cell>
          <table:table-cell office:value-type="float" office:value="-0.344207798729832" calcext:value-type="float">
            <text:p>-0.344207798729832</text:p>
          </table:table-cell>
          <table:table-cell office:value-type="float" office:value="-0.326258822131174" calcext:value-type="float">
            <text:p>-0.326258822131174</text:p>
          </table:table-cell>
          <table:table-cell office:value-type="float" office:value="-0.326564763492447" calcext:value-type="float">
            <text:p>-0.326564763492447</text:p>
          </table:table-cell>
          <table:table-cell office:value-type="float" office:value="-0.327348000200936" calcext:value-type="float">
            <text:p>-0.327348000200936</text:p>
          </table:table-cell>
          <table:table-cell office:value-type="float" office:value="-0.328568541428632" calcext:value-type="float">
            <text:p>-0.328568541428632</text:p>
          </table:table-cell>
          <table:table-cell office:value-type="float" office:value="-0.340536812803672" calcext:value-type="float">
            <text:p>-0.340536812803672</text:p>
          </table:table-cell>
          <table:table-cell office:value-type="float" office:value="-0.323897716482038" calcext:value-type="float">
            <text:p>-0.323897716482038</text:p>
          </table:table-cell>
          <table:table-cell office:value-type="float" office:value="-0.328975332650871" calcext:value-type="float">
            <text:p>-0.328975332650871</text:p>
          </table:table-cell>
          <table:table-cell office:value-type="float" office:value="-0.335587677935751" calcext:value-type="float">
            <text:p>-0.335587677935751</text:p>
          </table:table-cell>
          <table:table-cell office:value-type="float" office:value="-0.330334338715886" calcext:value-type="float">
            <text:p>-0.330334338715886</text:p>
          </table:table-cell>
          <table:table-cell office:value-type="float" office:value="-0.344133458242998" calcext:value-type="float">
            <text:p>-0.344133458242998</text:p>
          </table:table-cell>
          <table:table-cell office:value-type="float" office:value="-0.361162808870356" calcext:value-type="float">
            <text:p>-0.361162808870356</text:p>
          </table:table-cell>
          <table:table-cell office:value-type="float" office:value="-0.37415911138117" calcext:value-type="float">
            <text:p>-0.37415911138117</text:p>
          </table:table-cell>
          <table:table-cell office:value-type="float" office:value="-0.366503032986122" calcext:value-type="float">
            <text:p>-0.366503032986122</text:p>
          </table:table-cell>
          <table:table-cell office:value-type="float" office:value="-0.366067541329446" calcext:value-type="float">
            <text:p>-0.366067541329446</text:p>
          </table:table-cell>
          <table:table-cell office:value-type="float" office:value="-0.376584563472873" calcext:value-type="float">
            <text:p>-0.376584563472873</text:p>
          </table:table-cell>
          <table:table-cell office:value-type="float" office:value="-0.375624235626806" calcext:value-type="float">
            <text:p>-0.375624235626806</text:p>
          </table:table-cell>
          <table:table-cell office:value-type="float" office:value="-0.371430114756813" calcext:value-type="float">
            <text:p>-0.371430114756813</text:p>
          </table:table-cell>
          <table:table-cell office:value-type="float" office:value="-0.37089860868018" calcext:value-type="float">
            <text:p>-0.37089860868018</text:p>
          </table:table-cell>
          <table:table-cell office:value-type="float" office:value="-0.405924949183771" calcext:value-type="float">
            <text:p>-0.405924949183771</text:p>
          </table:table-cell>
          <table:table-cell office:value-type="float" office:value="-0.398624192033578" calcext:value-type="float">
            <text:p>-0.398624192033578</text:p>
          </table:table-cell>
          <table:table-cell office:value-type="float" office:value="-0.382669894037896" calcext:value-type="float">
            <text:p>-0.382669894037896</text:p>
          </table:table-cell>
          <table:table-cell office:value-type="float" office:value="-0.38070372543856" calcext:value-type="float">
            <text:p>-0.38070372543856</text:p>
          </table:table-cell>
          <table:table-cell office:value-type="float" office:value="-0.374451815244056" calcext:value-type="float">
            <text:p>-0.374451815244056</text:p>
          </table:table-cell>
          <table:table-cell office:value-type="float" office:value="-0.375259586470786" calcext:value-type="float">
            <text:p>-0.375259586470786</text:p>
          </table:table-cell>
          <table:table-cell office:value-type="float" office:value="-0.376348399642504" calcext:value-type="float">
            <text:p>-0.376348399642504</text:p>
          </table:table-cell>
          <table:table-cell office:value-type="float" office:value="-0.374628889826835" calcext:value-type="float">
            <text:p>-0.374628889826835</text:p>
          </table:table-cell>
          <table:table-cell office:value-type="float" office:value="-0.37345535503182" calcext:value-type="float">
            <text:p>-0.37345535503182</text:p>
          </table:table-cell>
          <table:table-cell office:value-type="float" office:value="-0.372628481859963" calcext:value-type="float">
            <text:p>-0.372628481859963</text:p>
          </table:table-cell>
          <table:table-cell office:value-type="float" office:value="-0.385935939038302" calcext:value-type="float">
            <text:p>-0.385935939038302</text:p>
          </table:table-cell>
          <table:table-cell office:value-type="float" office:value="-0.389018727981702" calcext:value-type="float">
            <text:p>-0.389018727981702</text:p>
          </table:table-cell>
          <table:table-cell office:value-type="float" office:value="-0.375168876802105" calcext:value-type="float">
            <text:p>-0.375168876802105</text:p>
          </table:table-cell>
          <table:table-cell office:value-type="float" office:value="-0.382903571588033" calcext:value-type="float">
            <text:p>-0.382903571588033</text:p>
          </table:table-cell>
          <table:table-cell office:value-type="float" office:value="-0.389572510994205" calcext:value-type="float">
            <text:p>-0.389572510994205</text:p>
          </table:table-cell>
          <table:table-cell office:value-type="float" office:value="-0.398528126157599" calcext:value-type="float">
            <text:p>-0.398528126157599</text:p>
          </table:table-cell>
          <table:table-cell office:value-type="float" office:value="-0.390855764310858" calcext:value-type="float">
            <text:p>-0.390855764310858</text:p>
          </table:table-cell>
          <table:table-cell office:value-type="float" office:value="-0.38741183930631" calcext:value-type="float">
            <text:p>-0.38741183930631</text:p>
          </table:table-cell>
          <table:table-cell office:value-type="float" office:value="-0.379030307694416" calcext:value-type="float">
            <text:p>-0.379030307694416</text:p>
          </table:table-cell>
          <table:table-cell office:value-type="float" office:value="-0.379529872848275" calcext:value-type="float">
            <text:p>-0.379529872848275</text:p>
          </table:table-cell>
          <table:table-cell office:value-type="float" office:value="-0.381730660296759" calcext:value-type="float">
            <text:p>-0.381730660296759</text:p>
          </table:table-cell>
          <table:table-cell office:value-type="float" office:value="-0.367051231776101" calcext:value-type="float">
            <text:p>-0.367051231776101</text:p>
          </table:table-cell>
          <table:table-cell office:value-type="float" office:value="-0.364083017086137" calcext:value-type="float">
            <text:p>-0.364083017086137</text:p>
          </table:table-cell>
          <table:table-cell office:value-type="float" office:value="-0.358005521393005" calcext:value-type="float">
            <text:p>-0.358005521393005</text:p>
          </table:table-cell>
          <table:table-cell office:value-type="float" office:value="-0.352303941297085" calcext:value-type="float">
            <text:p>-0.352303941297085</text:p>
          </table:table-cell>
          <table:table-cell office:value-type="float" office:value="-0.359064588138704" calcext:value-type="float">
            <text:p>-0.359064588138704</text:p>
          </table:table-cell>
          <table:table-cell office:value-type="float" office:value="-0.376760109525643" calcext:value-type="float">
            <text:p>-0.376760109525643</text:p>
          </table:table-cell>
          <table:table-cell office:value-type="float" office:value="-0.376632904048395" calcext:value-type="float">
            <text:p>-0.376632904048395</text:p>
          </table:table-cell>
          <table:table-cell office:value-type="float" office:value="-0.37646769767451" calcext:value-type="float">
            <text:p>-0.37646769767451</text:p>
          </table:table-cell>
          <table:table-cell office:value-type="float" office:value="-0.377473399610458" calcext:value-type="float">
            <text:p>-0.377473399610458</text:p>
          </table:table-cell>
          <table:table-cell office:value-type="float" office:value="-0.377185817917651" calcext:value-type="float">
            <text:p>-0.377185817917651</text:p>
          </table:table-cell>
          <table:table-cell office:value-type="float" office:value="-0.379261676753149" calcext:value-type="float">
            <text:p>-0.379261676753149</text:p>
          </table:table-cell>
          <table:table-cell office:value-type="float" office:value="-0.368572744988538" calcext:value-type="float">
            <text:p>-0.368572744988538</text:p>
          </table:table-cell>
          <table:table-cell office:value-type="float" office:value="-0.376865531261462" calcext:value-type="float">
            <text:p>-0.376865531261462</text:p>
          </table:table-cell>
          <table:table-cell office:value-type="float" office:value="-0.354583872056128" calcext:value-type="float">
            <text:p>-0.354583872056128</text:p>
          </table:table-cell>
          <table:table-cell office:value-type="float" office:value="-0.352607345784355" calcext:value-type="float">
            <text:p>-0.352607345784355</text:p>
          </table:table-cell>
          <table:table-cell office:value-type="float" office:value="-0.343144863246855" calcext:value-type="float">
            <text:p>-0.343144863246855</text:p>
          </table:table-cell>
          <table:table-cell office:value-type="float" office:value="-0.334938242337308" calcext:value-type="float">
            <text:p>-0.334938242337308</text:p>
          </table:table-cell>
          <table:table-cell office:value-type="float" office:value="-0.346032675380625" calcext:value-type="float">
            <text:p>-0.346032675380625</text:p>
          </table:table-cell>
          <table:table-cell office:value-type="float" office:value="-0.350054371771312" calcext:value-type="float">
            <text:p>-0.350054371771312</text:p>
          </table:table-cell>
          <table:table-cell office:value-type="float" office:value="-0.337888944879908" calcext:value-type="float">
            <text:p>-0.337888944879908</text:p>
          </table:table-cell>
          <table:table-cell office:value-type="float" office:value="-0.342885345328594" calcext:value-type="float">
            <text:p>-0.342885345328594</text:p>
          </table:table-cell>
          <table:table-cell office:value-type="float" office:value="-0.349841523371925" calcext:value-type="float">
            <text:p>-0.349841523371925</text:p>
          </table:table-cell>
          <table:table-cell office:value-type="float" office:value="-0.348557831028879" calcext:value-type="float">
            <text:p>-0.348557831028879</text:p>
          </table:table-cell>
          <table:table-cell office:value-type="float" office:value="-0.347886256626724" calcext:value-type="float">
            <text:p>-0.347886256626724</text:p>
          </table:table-cell>
          <table:table-cell office:value-type="float" office:value="-0.353415344976332" calcext:value-type="float">
            <text:p>-0.353415344976332</text:p>
          </table:table-cell>
          <table:table-cell office:value-type="float" office:value="-0.353374113606522" calcext:value-type="float">
            <text:p>-0.353374113606522</text:p>
          </table:table-cell>
          <table:table-cell office:value-type="float" office:value="-0.35407899481222" calcext:value-type="float">
            <text:p>-0.35407899481222</text:p>
          </table:table-cell>
          <table:table-cell office:value-type="float" office:value="-0.350485618754542" calcext:value-type="float">
            <text:p>-0.350485618754542</text:p>
          </table:table-cell>
          <table:table-cell office:value-type="float" office:value="-0.345539327192385" calcext:value-type="float">
            <text:p>-0.345539327192385</text:p>
          </table:table-cell>
          <table:table-cell office:value-type="float" office:value="-0.341932118206594" calcext:value-type="float">
            <text:p>-0.341932118206594</text:p>
          </table:table-cell>
          <table:table-cell office:value-type="float" office:value="-0.343749800181945" calcext:value-type="float">
            <text:p>-0.343749800181945</text:p>
          </table:table-cell>
          <table:table-cell office:value-type="float" office:value="-0.359303161453261" calcext:value-type="float">
            <text:p>-0.359303161453261</text:p>
          </table:table-cell>
          <table:table-cell office:value-type="float" office:value="-0.343753796581102" calcext:value-type="float">
            <text:p>-0.343753796581102</text:p>
          </table:table-cell>
          <table:table-cell office:value-type="float" office:value="-0.337881592780195" calcext:value-type="float">
            <text:p>-0.337881592780195</text:p>
          </table:table-cell>
          <table:table-cell office:value-type="float" office:value="-0.337642355039483" calcext:value-type="float">
            <text:p>-0.337642355039483</text:p>
          </table:table-cell>
          <table:table-cell office:value-type="float" office:value="-0.338313358601566" calcext:value-type="float">
            <text:p>-0.338313358601566</text:p>
          </table:table-cell>
          <table:table-cell office:value-type="float" office:value="-0.341466049266483" calcext:value-type="float">
            <text:p>-0.341466049266483</text:p>
          </table:table-cell>
          <table:table-cell office:value-type="float" office:value="-0.334161007647792" calcext:value-type="float">
            <text:p>-0.334161007647792</text:p>
          </table:table-cell>
          <table:table-cell office:value-type="float" office:value="-0.32709900587829" calcext:value-type="float">
            <text:p>-0.32709900587829</text:p>
          </table:table-cell>
          <table:table-cell office:value-type="float" office:value="-0.324478866595159" calcext:value-type="float">
            <text:p>-0.324478866595159</text:p>
          </table:table-cell>
          <table:table-cell office:value-type="float" office:value="-0.313607017424317" calcext:value-type="float">
            <text:p>-0.313607017424317</text:p>
          </table:table-cell>
          <table:table-cell office:value-type="float" office:value="-0.325916007500547" calcext:value-type="float">
            <text:p>-0.325916007500547</text:p>
          </table:table-cell>
          <table:table-cell office:value-type="float" office:value="-0.321006024788821" calcext:value-type="float">
            <text:p>-0.321006024788821</text:p>
          </table:table-cell>
          <table:table-cell office:value-type="float" office:value="-0.321114515023213" calcext:value-type="float">
            <text:p>-0.321114515023213</text:p>
          </table:table-cell>
          <table:table-cell office:value-type="float" office:value="-0.315143987928894" calcext:value-type="float">
            <text:p>-0.315143987928894</text:p>
          </table:table-cell>
          <table:table-cell office:value-type="float" office:value="-0.334014249422679" calcext:value-type="float">
            <text:p>-0.334014249422679</text:p>
          </table:table-cell>
          <table:table-cell office:value-type="float" office:value="-0.350987910339924" calcext:value-type="float">
            <text:p>-0.350987910339924</text:p>
          </table:table-cell>
          <table:table-cell office:value-type="float" office:value="-0.348700662827911" calcext:value-type="float">
            <text:p>-0.348700662827911</text:p>
          </table:table-cell>
          <table:table-cell office:value-type="float" office:value="-0.336987447356552" calcext:value-type="float">
            <text:p>-0.336987447356552</text:p>
          </table:table-cell>
          <table:table-cell office:value-type="float" office:value="-0.335688617801281" calcext:value-type="float">
            <text:p>-0.335688617801281</text:p>
          </table:table-cell>
          <table:table-cell office:value-type="float" office:value="-0.339101330266106" calcext:value-type="float">
            <text:p>-0.339101330266106</text:p>
          </table:table-cell>
          <table:table-cell office:value-type="float" office:value="-0.35203896770754" calcext:value-type="float">
            <text:p>-0.35203896770754</text:p>
          </table:table-cell>
          <table:table-cell office:value-type="float" office:value="-0.340049254647956" calcext:value-type="float">
            <text:p>-0.340049254647956</text:p>
          </table:table-cell>
          <table:table-cell office:value-type="float" office:value="-0.34666992854752" calcext:value-type="float">
            <text:p>-0.34666992854752</text:p>
          </table:table-cell>
          <table:table-cell office:value-type="float" office:value="-0.371603523766268" calcext:value-type="float">
            <text:p>-0.371603523766268</text:p>
          </table:table-cell>
          <table:table-cell office:value-type="float" office:value="-0.362677426618605" calcext:value-type="float">
            <text:p>-0.362677426618605</text:p>
          </table:table-cell>
          <table:table-cell office:value-type="float" office:value="-0.372505848167478" calcext:value-type="float">
            <text:p>-0.372505848167478</text:p>
          </table:table-cell>
          <table:table-cell office:value-type="float" office:value="-0.367925560784291" calcext:value-type="float">
            <text:p>-0.367925560784291</text:p>
          </table:table-cell>
          <table:table-cell office:value-type="float" office:value="-0.354504227995632" calcext:value-type="float">
            <text:p>-0.354504227995632</text:p>
          </table:table-cell>
          <table:table-cell office:value-type="float" office:value="-0.375178167657727" calcext:value-type="float">
            <text:p>-0.375178167657727</text:p>
          </table:table-cell>
          <table:table-cell office:value-type="float" office:value="-0.355727369235704" calcext:value-type="float">
            <text:p>-0.355727369235704</text:p>
          </table:table-cell>
          <table:table-cell office:value-type="float" office:value="-0.349550369275657" calcext:value-type="float">
            <text:p>-0.349550369275657</text:p>
          </table:table-cell>
          <table:table-cell office:value-type="float" office:value="-0.347899745667314" calcext:value-type="float">
            <text:p>-0.347899745667314</text:p>
          </table:table-cell>
          <table:table-cell office:value-type="float" office:value="-0.345133592016592" calcext:value-type="float">
            <text:p>-0.345133592016592</text:p>
          </table:table-cell>
          <table:table-cell office:value-type="float" office:value="-0.338043363836176" calcext:value-type="float">
            <text:p>-0.338043363836176</text:p>
          </table:table-cell>
          <table:table-cell office:value-type="float" office:value="-0.352140882600825" calcext:value-type="float">
            <text:p>-0.352140882600825</text:p>
          </table:table-cell>
          <table:table-cell office:value-type="float" office:value="-0.349550944245191" calcext:value-type="float">
            <text:p>-0.349550944245191</text:p>
          </table:table-cell>
          <table:table-cell office:value-type="float" office:value="-0.343906129703776" calcext:value-type="float">
            <text:p>-0.343906129703776</text:p>
          </table:table-cell>
          <table:table-cell office:value-type="float" office:value="-0.343848269374535" calcext:value-type="float">
            <text:p>-0.343848269374535</text:p>
          </table:table-cell>
          <table:table-cell office:value-type="float" office:value="-0.341059074986208" calcext:value-type="float">
            <text:p>-0.341059074986208</text:p>
          </table:table-cell>
          <table:table-cell office:value-type="float" office:value="-0.339669602487296" calcext:value-type="float">
            <text:p>-0.339669602487296</text:p>
          </table:table-cell>
          <table:table-cell office:value-type="float" office:value="-0.355374657628806" calcext:value-type="float">
            <text:p>-0.355374657628806</text:p>
          </table:table-cell>
          <table:table-cell office:value-type="float" office:value="-0.351086276478554" calcext:value-type="float">
            <text:p>-0.351086276478554</text:p>
          </table:table-cell>
          <table:table-cell office:value-type="float" office:value="-0.354503326981466" calcext:value-type="float">
            <text:p>-0.354503326981466</text:p>
          </table:table-cell>
          <table:table-cell office:value-type="float" office:value="-0.35271798691445" calcext:value-type="float">
            <text:p>-0.35271798691445</text:p>
          </table:table-cell>
          <table:table-cell office:value-type="float" office:value="-0.355649380838316" calcext:value-type="float">
            <text:p>-0.355649380838316</text:p>
          </table:table-cell>
          <table:table-cell office:value-type="float" office:value="-0.34938984815336" calcext:value-type="float">
            <text:p>-0.34938984815336</text:p>
          </table:table-cell>
          <table:table-cell office:value-type="float" office:value="-0.342949137501414" calcext:value-type="float">
            <text:p>-0.342949137501414</text:p>
          </table:table-cell>
          <table:table-cell office:value-type="float" office:value="-0.343783531333255" calcext:value-type="float">
            <text:p>-0.343783531333255</text:p>
          </table:table-cell>
          <table:table-cell office:value-type="float" office:value="-0.336992470253979" calcext:value-type="float">
            <text:p>-0.336992470253979</text:p>
          </table:table-cell>
          <table:table-cell office:value-type="float" office:value="-0.340112583046406" calcext:value-type="float">
            <text:p>-0.340112583046406</text:p>
          </table:table-cell>
          <table:table-cell office:value-type="float" office:value="-0.33068620062187" calcext:value-type="float">
            <text:p>-0.33068620062187</text:p>
          </table:table-cell>
          <table:table-cell office:value-type="float" office:value="-0.322924973869738" calcext:value-type="float">
            <text:p>-0.322924973869738</text:p>
          </table:table-cell>
          <table:table-cell office:value-type="float" office:value="-0.346802801202907" calcext:value-type="float">
            <text:p>-0.346802801202907</text:p>
          </table:table-cell>
          <table:table-cell office:value-type="float" office:value="-0.360230463368386" calcext:value-type="float">
            <text:p>-0.360230463368386</text:p>
          </table:table-cell>
          <table:table-cell office:value-type="float" office:value="-0.346600338392693" calcext:value-type="float">
            <text:p>-0.346600338392693</text:p>
          </table:table-cell>
          <table:table-cell office:value-type="float" office:value="-0.343655025545013" calcext:value-type="float">
            <text:p>-0.343655025545013</text:p>
          </table:table-cell>
          <table:table-cell office:value-type="float" office:value="-0.345553937069706" calcext:value-type="float">
            <text:p>-0.345553937069706</text:p>
          </table:table-cell>
          <table:table-cell office:value-type="float" office:value="-0.333646381658462" calcext:value-type="float">
            <text:p>-0.333646381658462</text:p>
          </table:table-cell>
          <table:table-cell office:value-type="float" office:value="-0.330977733905322" calcext:value-type="float">
            <text:p>-0.330977733905322</text:p>
          </table:table-cell>
          <table:table-cell office:value-type="float" office:value="-0.335929528395292" calcext:value-type="float">
            <text:p>-0.335929528395292</text:p>
          </table:table-cell>
          <table:table-cell office:value-type="float" office:value="-0.333307482999167" calcext:value-type="float">
            <text:p>-0.333307482999167</text:p>
          </table:table-cell>
          <table:table-cell office:value-type="float" office:value="-0.33313980257458" calcext:value-type="float">
            <text:p>-0.33313980257458</text:p>
          </table:table-cell>
          <table:table-cell office:value-type="float" office:value="-0.321743184244882" calcext:value-type="float">
            <text:p>-0.321743184244882</text:p>
          </table:table-cell>
          <table:table-cell office:value-type="float" office:value="-0.317911048288962" calcext:value-type="float">
            <text:p>-0.317911048288962</text:p>
          </table:table-cell>
          <table:table-cell office:value-type="float" office:value="-0.314511187907981" calcext:value-type="float">
            <text:p>-0.314511187907981</text:p>
          </table:table-cell>
          <table:table-cell office:value-type="float" office:value="-0.313308410997657" calcext:value-type="float">
            <text:p>-0.313308410997657</text:p>
          </table:table-cell>
          <table:table-cell office:value-type="float" office:value="-0.334548780118308" calcext:value-type="float">
            <text:p>-0.334548780118308</text:p>
          </table:table-cell>
          <table:table-cell office:value-type="float" office:value="-0.335107071791459" calcext:value-type="float">
            <text:p>-0.335107071791459</text:p>
          </table:table-cell>
          <table:table-cell office:value-type="float" office:value="-0.34527666782704" calcext:value-type="float">
            <text:p>-0.34527666782704</text:p>
          </table:table-cell>
          <table:table-cell office:value-type="float" office:value="-0.33583512898554" calcext:value-type="float">
            <text:p>-0.33583512898554</text:p>
          </table:table-cell>
          <table:table-cell office:value-type="float" office:value="-0.326832833373831" calcext:value-type="float">
            <text:p>-0.326832833373831</text:p>
          </table:table-cell>
          <table:table-cell office:value-type="float" office:value="-0.328188986703105" calcext:value-type="float">
            <text:p>-0.328188986703105</text:p>
          </table:table-cell>
          <table:table-cell office:value-type="float" office:value="-0.324914288232902" calcext:value-type="float">
            <text:p>-0.324914288232902</text:p>
          </table:table-cell>
          <table:table-cell office:value-type="float" office:value="-0.35021318388263" calcext:value-type="float">
            <text:p>-0.35021318388263</text:p>
          </table:table-cell>
          <table:table-cell office:value-type="float" office:value="-0.346176350839442" calcext:value-type="float">
            <text:p>-0.346176350839442</text:p>
          </table:table-cell>
          <table:table-cell office:value-type="float" office:value="-0.338623270346803" calcext:value-type="float">
            <text:p>-0.338623270346803</text:p>
          </table:table-cell>
          <table:table-cell office:value-type="float" office:value="-0.329114719843937" calcext:value-type="float">
            <text:p>-0.329114719843937</text:p>
          </table:table-cell>
          <table:table-cell office:value-type="float" office:value="-0.310246411419864" calcext:value-type="float">
            <text:p>-0.310246411419864</text:p>
          </table:table-cell>
          <table:table-cell office:value-type="float" office:value="-0.313571574562341" calcext:value-type="float">
            <text:p>-0.313571574562341</text:p>
          </table:table-cell>
          <table:table-cell office:value-type="float" office:value="-0.305049484908499" calcext:value-type="float">
            <text:p>-0.305049484908499</text:p>
          </table:table-cell>
          <table:table-cell office:value-type="float" office:value="-0.323163054703797" calcext:value-type="float">
            <text:p>-0.323163054703797</text:p>
          </table:table-cell>
          <table:table-cell office:value-type="float" office:value="-0.428956898194033" calcext:value-type="float">
            <text:p>-0.428956898194033</text:p>
          </table:table-cell>
          <table:table-cell office:value-type="float" office:value="-0.425615443470325" calcext:value-type="float">
            <text:p>-0.425615443470325</text:p>
          </table:table-cell>
          <table:table-cell office:value-type="float" office:value="-0.421863493103613" calcext:value-type="float">
            <text:p>-0.421863493103613</text:p>
          </table:table-cell>
          <table:table-cell office:value-type="float" office:value="-0.401471606995419" calcext:value-type="float">
            <text:p>-0.401471606995419</text:p>
          </table:table-cell>
          <table:table-cell office:value-type="float" office:value="-0.372210415613282" calcext:value-type="float">
            <text:p>-0.372210415613282</text:p>
          </table:table-cell>
          <table:table-cell office:value-type="float" office:value="-0.376273913245124" calcext:value-type="float">
            <text:p>-0.376273913245124</text:p>
          </table:table-cell>
          <table:table-cell office:value-type="float" office:value="-0.383438537073739" calcext:value-type="float">
            <text:p>-0.383438537073739</text:p>
          </table:table-cell>
          <table:table-cell office:value-type="float" office:value="-0.387692984822214" calcext:value-type="float">
            <text:p>-0.387692984822214</text:p>
          </table:table-cell>
          <table:table-cell office:value-type="float" office:value="-0.350176648766877" calcext:value-type="float">
            <text:p>-0.350176648766877</text:p>
          </table:table-cell>
          <table:table-cell office:value-type="float" office:value="-0.357488943519125" calcext:value-type="float">
            <text:p>-0.357488943519125</text:p>
          </table:table-cell>
          <table:table-cell office:value-type="float" office:value="-0.350662619923565" calcext:value-type="float">
            <text:p>-0.350662619923565</text:p>
          </table:table-cell>
          <table:table-cell office:value-type="float" office:value="-0.323358665093953" calcext:value-type="float">
            <text:p>-0.323358665093953</text:p>
          </table:table-cell>
          <table:table-cell office:value-type="float" office:value="-0.341850115499924" calcext:value-type="float">
            <text:p>-0.341850115499924</text:p>
          </table:table-cell>
          <table:table-cell office:value-type="float" office:value="-0.343298464276495" calcext:value-type="float">
            <text:p>-0.343298464276495</text:p>
          </table:table-cell>
          <table:table-cell office:value-type="float" office:value="-0.329081071144467" calcext:value-type="float">
            <text:p>-0.329081071144467</text:p>
          </table:table-cell>
          <table:table-cell office:value-type="float" office:value="-0.320378734175554" calcext:value-type="float">
            <text:p>-0.320378734175554</text:p>
          </table:table-cell>
          <table:table-cell office:value-type="float" office:value="-0.300517179278113" calcext:value-type="float">
            <text:p>-0.300517179278113</text:p>
          </table:table-cell>
          <table:table-cell office:value-type="float" office:value="-0.288767505003156" calcext:value-type="float">
            <text:p>-0.288767505003156</text:p>
          </table:table-cell>
          <table:table-cell office:value-type="float" office:value="-0.290734679182537" calcext:value-type="float">
            <text:p>-0.290734679182537</text:p>
          </table:table-cell>
          <table:table-cell office:value-type="float" office:value="-0.302149937835664" calcext:value-type="float">
            <text:p>-0.302149937835664</text:p>
          </table:table-cell>
          <table:table-cell office:value-type="float" office:value="-0.30318049986287" calcext:value-type="float">
            <text:p>-0.30318049986287</text:p>
          </table:table-cell>
          <table:table-cell office:value-type="float" office:value="-0.31840796094225" calcext:value-type="float">
            <text:p>-0.31840796094225</text:p>
          </table:table-cell>
          <table:table-cell office:value-type="float" office:value="-0.322803735721051" calcext:value-type="float">
            <text:p>-0.322803735721051</text:p>
          </table:table-cell>
          <table:table-cell office:value-type="float" office:value="-0.317453485058434" calcext:value-type="float">
            <text:p>-0.317453485058434</text:p>
          </table:table-cell>
          <table:table-cell office:value-type="float" office:value="-0.317005970792462" calcext:value-type="float">
            <text:p>-0.317005970792462</text:p>
          </table:table-cell>
          <table:table-cell office:value-type="float" office:value="-0.313658314404757" calcext:value-type="float">
            <text:p>-0.313658314404757</text:p>
          </table:table-cell>
          <table:table-cell office:value-type="float" office:value="-0.315140782049566" calcext:value-type="float">
            <text:p>-0.315140782049566</text:p>
          </table:table-cell>
          <table:table-cell office:value-type="float" office:value="-0.314628577131855" calcext:value-type="float">
            <text:p>-0.314628577131855</text:p>
          </table:table-cell>
          <table:table-cell office:value-type="float" office:value="-0.316119976494413" calcext:value-type="float">
            <text:p>-0.316119976494413</text:p>
          </table:table-cell>
          <table:table-cell office:value-type="float" office:value="-0.319112732662834" calcext:value-type="float">
            <text:p>-0.319112732662834</text:p>
          </table:table-cell>
          <table:table-cell office:value-type="float" office:value="-0.322628769459197" calcext:value-type="float">
            <text:p>-0.322628769459197</text:p>
          </table:table-cell>
          <table:table-cell office:value-type="float" office:value="-0.328471656282651" calcext:value-type="float">
            <text:p>-0.328471656282651</text:p>
          </table:table-cell>
          <table:table-cell office:value-type="float" office:value="-0.332881600176631" calcext:value-type="float">
            <text:p>-0.332881600176631</text:p>
          </table:table-cell>
          <table:table-cell office:value-type="float" office:value="-0.337992357756749" calcext:value-type="float">
            <text:p>-0.337992357756749</text:p>
          </table:table-cell>
          <table:table-cell office:value-type="float" office:value="-0.337502020684335" calcext:value-type="float">
            <text:p>-0.337502020684335</text:p>
          </table:table-cell>
          <table:table-cell office:value-type="float" office:value="-0.337138543469113" calcext:value-type="float">
            <text:p>-0.337138543469113</text:p>
          </table:table-cell>
          <table:table-cell office:value-type="float" office:value="-0.336966060450366" calcext:value-type="float">
            <text:p>-0.336966060450366</text:p>
          </table:table-cell>
          <table:table-cell office:value-type="float" office:value="-0.338093688625386" calcext:value-type="float">
            <text:p>-0.338093688625386</text:p>
          </table:table-cell>
          <table:table-cell office:value-type="float" office:value="-0.339402574070014" calcext:value-type="float">
            <text:p>-0.339402574070014</text:p>
          </table:table-cell>
          <table:table-cell office:value-type="float" office:value="-0.342015393729789" calcext:value-type="float">
            <text:p>-0.342015393729789</text:p>
          </table:table-cell>
          <table:table-cell office:value-type="float" office:value="-0.342751101353517" calcext:value-type="float">
            <text:p>-0.342751101353517</text:p>
          </table:table-cell>
          <table:table-cell office:value-type="float" office:value="-0.343007571168994" calcext:value-type="float">
            <text:p>-0.343007571168994</text:p>
          </table:table-cell>
          <table:table-cell office:value-type="float" office:value="-0.342541842631436" calcext:value-type="float">
            <text:p>-0.342541842631436</text:p>
          </table:table-cell>
          <table:table-cell office:value-type="float" office:value="-0.340419081811891" calcext:value-type="float">
            <text:p>-0.340419081811891</text:p>
          </table:table-cell>
          <table:table-cell office:value-type="float" office:value="-0.341856742896477" calcext:value-type="float">
            <text:p>-0.341856742896477</text:p>
          </table:table-cell>
          <table:table-cell office:value-type="float" office:value="-0.342266323137676" calcext:value-type="float">
            <text:p>-0.342266323137676</text:p>
          </table:table-cell>
          <table:table-cell office:value-type="float" office:value="-0.342266262853405" calcext:value-type="float">
            <text:p>-0.342266262853405</text:p>
          </table:table-cell>
          <table:table-cell office:value-type="float" office:value="-0.341867698974918" calcext:value-type="float">
            <text:p>-0.341867698974918</text:p>
          </table:table-cell>
          <table:table-cell office:value-type="float" office:value="-0.341351720398115" calcext:value-type="float">
            <text:p>-0.341351720398115</text:p>
          </table:table-cell>
          <table:table-cell office:value-type="float" office:value="-0.340835735497682" calcext:value-type="float">
            <text:p>-0.340835735497682</text:p>
          </table:table-cell>
          <table:table-cell office:value-type="float" office:value="-0.341349990458696" calcext:value-type="float">
            <text:p>-0.341349990458696</text:p>
          </table:table-cell>
          <table:table-cell office:value-type="float" office:value="-0.341898166919892" calcext:value-type="float">
            <text:p>-0.341898166919892</text:p>
          </table:table-cell>
          <table:table-cell office:value-type="float" office:value="-0.341451111583673" calcext:value-type="float">
            <text:p>-0.341451111583673</text:p>
          </table:table-cell>
          <table:table-cell office:value-type="float" office:value="-0.342354620444606" calcext:value-type="float">
            <text:p>-0.342354620444606</text:p>
          </table:table-cell>
          <table:table-cell office:value-type="float" office:value="-0.341595014930476" calcext:value-type="float">
            <text:p>-0.341595014930476</text:p>
          </table:table-cell>
          <table:table-cell office:value-type="float" office:value="-0.341861621666261" calcext:value-type="float">
            <text:p>-0.341861621666261</text:p>
          </table:table-cell>
          <table:table-cell office:value-type="float" office:value="-0.341043101822101" calcext:value-type="float">
            <text:p>-0.341043101822101</text:p>
          </table:table-cell>
          <table:table-cell office:value-type="float" office:value="-0.341531673896975" calcext:value-type="float">
            <text:p>-0.341531673896975</text:p>
          </table:table-cell>
          <table:table-cell office:value-type="float" office:value="-0.341720240812889" calcext:value-type="float">
            <text:p>-0.341720240812889</text:p>
          </table:table-cell>
          <table:table-cell office:value-type="float" office:value="-0.340111853591995" calcext:value-type="float">
            <text:p>-0.340111853591995</text:p>
          </table:table-cell>
          <table:table-cell office:value-type="float" office:value="-0.340774577413715" calcext:value-type="float">
            <text:p>-0.340774577413715</text:p>
          </table:table-cell>
          <table:table-cell office:value-type="float" office:value="-0.342263320891221" calcext:value-type="float">
            <text:p>-0.342263320891221</text:p>
          </table:table-cell>
          <table:table-cell office:value-type="float" office:value="-0.341035635704326" calcext:value-type="float">
            <text:p>-0.341035635704326</text:p>
          </table:table-cell>
          <table:table-cell office:value-type="float" office:value="-0.340776755203628" calcext:value-type="float">
            <text:p>-0.340776755203628</text:p>
          </table:table-cell>
          <table:table-cell office:value-type="float" office:value="-0.342057865655498" calcext:value-type="float">
            <text:p>-0.342057865655498</text:p>
          </table:table-cell>
          <table:table-cell office:value-type="float" office:value="-0.340081460256727" calcext:value-type="float">
            <text:p>-0.340081460256727</text:p>
          </table:table-cell>
          <table:table-cell office:value-type="float" office:value="-0.341853017133546" calcext:value-type="float">
            <text:p>-0.341853017133546</text:p>
          </table:table-cell>
          <table:table-cell office:value-type="float" office:value="-0.341172354847181" calcext:value-type="float">
            <text:p>-0.341172354847181</text:p>
          </table:table-cell>
          <table:table-cell office:value-type="float" office:value="-0.341600781739229" calcext:value-type="float">
            <text:p>-0.341600781739229</text:p>
          </table:table-cell>
          <table:table-cell office:value-type="float" office:value="-0.342262751975242" calcext:value-type="float">
            <text:p>-0.342262751975242</text:p>
          </table:table-cell>
          <table:table-cell office:value-type="float" office:value="-0.341059482765385" calcext:value-type="float">
            <text:p>-0.341059482765385</text:p>
          </table:table-cell>
          <table:table-cell office:value-type="float" office:value="-0.34226007923573" calcext:value-type="float">
            <text:p>-0.34226007923573</text:p>
          </table:table-cell>
          <table:table-cell office:value-type="float" office:value="-0.339743473855611" calcext:value-type="float">
            <text:p>-0.339743473855611</text:p>
          </table:table-cell>
          <table:table-cell office:value-type="float" office:value="-0.341257744485813" calcext:value-type="float">
            <text:p>-0.341257744485813</text:p>
          </table:table-cell>
          <table:table-cell office:value-type="float" office:value="-0.340783732792867" calcext:value-type="float">
            <text:p>-0.340783732792867</text:p>
          </table:table-cell>
          <table:table-cell office:value-type="float" office:value="-0.341651635047061" calcext:value-type="float">
            <text:p>-0.341651635047061</text:p>
          </table:table-cell>
          <table:table-cell office:value-type="float" office:value="-0.34062827412308" calcext:value-type="float">
            <text:p>-0.34062827412308</text:p>
          </table:table-cell>
          <table:table-cell office:value-type="float" office:value="-0.341087187959831" calcext:value-type="float">
            <text:p>-0.341087187959831</text:p>
          </table:table-cell>
          <table:table-cell office:value-type="float" office:value="-0.341653228640962" calcext:value-type="float">
            <text:p>-0.341653228640962</text:p>
          </table:table-cell>
          <table:table-cell office:value-type="float" office:value="-0.341256604603741" calcext:value-type="float">
            <text:p>-0.341256604603741</text:p>
          </table:table-cell>
          <table:table-cell office:value-type="float" office:value="-0.340508908133162" calcext:value-type="float">
            <text:p>-0.340508908133162</text:p>
          </table:table-cell>
          <table:table-cell office:value-type="float" office:value="-0.341299877491836" calcext:value-type="float">
            <text:p>-0.341299877491836</text:p>
          </table:table-cell>
          <table:table-cell office:value-type="float" office:value="-0.341369967249357" calcext:value-type="float">
            <text:p>-0.341369967249357</text:p>
          </table:table-cell>
          <table:table-cell office:value-type="float" office:value="-0.340982038471306" calcext:value-type="float">
            <text:p>-0.340982038471306</text:p>
          </table:table-cell>
          <table:table-cell office:value-type="float" office:value="-0.340773847872737" calcext:value-type="float">
            <text:p>-0.340773847872737</text:p>
          </table:table-cell>
          <table:table-cell office:value-type="float" office:value="-0.341588319195895" calcext:value-type="float">
            <text:p>-0.341588319195895</text:p>
          </table:table-cell>
          <table:table-cell office:value-type="float" office:value="-0.340933491091225" calcext:value-type="float">
            <text:p>-0.340933491091225</text:p>
          </table:table-cell>
          <table:table-cell office:value-type="float" office:value="-0.340662779191779" calcext:value-type="float">
            <text:p>-0.340662779191779</text:p>
          </table:table-cell>
          <table:table-cell office:value-type="float" office:value="-0.341463274764106" calcext:value-type="float">
            <text:p>-0.341463274764106</text:p>
          </table:table-cell>
          <table:table-cell office:value-type="float" office:value="-0.340899477769617" calcext:value-type="float">
            <text:p>-0.340899477769617</text:p>
          </table:table-cell>
          <table:table-cell office:value-type="float" office:value="-0.341912204075494" calcext:value-type="float">
            <text:p>-0.341912204075494</text:p>
          </table:table-cell>
          <table:table-cell office:value-type="float" office:value="-0.340369625663184" calcext:value-type="float">
            <text:p>-0.340369625663184</text:p>
          </table:table-cell>
          <table:table-cell office:value-type="float" office:value="-0.341164923346177" calcext:value-type="float">
            <text:p>-0.341164923346177</text:p>
          </table:table-cell>
          <table:table-cell office:value-type="float" office:value="-0.341048793334494" calcext:value-type="float">
            <text:p>-0.341048793334494</text:p>
          </table:table-cell>
          <table:table-cell office:value-type="float" office:value="-0.340824224127904" calcext:value-type="float">
            <text:p>-0.340824224127904</text:p>
          </table:table-cell>
          <table:table-cell office:value-type="float" office:value="-0.341041894985683" calcext:value-type="float">
            <text:p>-0.341041894985683</text:p>
          </table:table-cell>
          <table:table-cell office:value-type="float" office:value="-0.340647202303839" calcext:value-type="float">
            <text:p>-0.340647202303839</text:p>
          </table:table-cell>
          <table:table-cell office:value-type="float" office:value="-0.340585334750084" calcext:value-type="float">
            <text:p>-0.340585334750084</text:p>
          </table:table-cell>
          <table:table-cell office:value-type="float" office:value="-0.342566225518997" calcext:value-type="float">
            <text:p>-0.342566225518997</text:p>
          </table:table-cell>
          <table:table-cell office:value-type="float" office:value="-0.34110150260264" calcext:value-type="float">
            <text:p>-0.34110150260264</text:p>
          </table:table-cell>
          <table:table-cell office:value-type="float" office:value="-0.341165818619071" calcext:value-type="float">
            <text:p>-0.341165818619071</text:p>
          </table:table-cell>
          <table:table-cell office:value-type="float" office:value="-0.341468550878103" calcext:value-type="float">
            <text:p>-0.341468550878103</text:p>
          </table:table-cell>
          <table:table-cell office:value-type="float" office:value="-0.341035051536459" calcext:value-type="float">
            <text:p>-0.341035051536459</text:p>
          </table:table-cell>
          <table:table-cell office:value-type="float" office:value="-0.340928032818819" calcext:value-type="float">
            <text:p>-0.340928032818819</text:p>
          </table:table-cell>
          <table:table-cell office:value-type="float" office:value="-0.342102909047855" calcext:value-type="float">
            <text:p>-0.342102909047855</text:p>
          </table:table-cell>
          <table:table-cell office:value-type="float" office:value="-0.341650659685199" calcext:value-type="float">
            <text:p>-0.341650659685199</text:p>
          </table:table-cell>
          <table:table-cell office:value-type="float" office:value="-0.341068132601739" calcext:value-type="float">
            <text:p>-0.341068132601739</text:p>
          </table:table-cell>
          <table:table-cell office:value-type="float" office:value="-0.340923686076353" calcext:value-type="float">
            <text:p>-0.340923686076353</text:p>
          </table:table-cell>
          <table:table-cell office:value-type="float" office:value="-0.340862807129056" calcext:value-type="float">
            <text:p>-0.340862807129056</text:p>
          </table:table-cell>
          <table:table-cell office:value-type="float" office:value="-0.340770173152682" calcext:value-type="float">
            <text:p>-0.340770173152682</text:p>
          </table:table-cell>
          <table:table-cell office:value-type="float" office:value="-0.341178231628779" calcext:value-type="float">
            <text:p>-0.341178231628779</text:p>
          </table:table-cell>
          <table:table-cell office:value-type="float" office:value="-0.341633720209863" calcext:value-type="float">
            <text:p>-0.341633720209863</text:p>
          </table:table-cell>
          <table:table-cell office:value-type="float" office:value="-0.341351531458488" calcext:value-type="float">
            <text:p>-0.341351531458488</text:p>
          </table:table-cell>
          <table:table-cell office:value-type="float" office:value="-0.341305667619508" calcext:value-type="float">
            <text:p>-0.341305667619508</text:p>
          </table:table-cell>
          <table:table-cell office:value-type="float" office:value="-0.340355651832696" calcext:value-type="float">
            <text:p>-0.340355651832696</text:p>
          </table:table-cell>
          <table:table-cell office:value-type="float" office:value="-0.340968972563658" calcext:value-type="float">
            <text:p>-0.340968972563658</text:p>
          </table:table-cell>
          <table:table-cell office:value-type="float" office:value="-0.341589193489625" calcext:value-type="float">
            <text:p>-0.341589193489625</text:p>
          </table:table-cell>
          <table:table-cell office:value-type="float" office:value="-0.341482728537784" calcext:value-type="float">
            <text:p>-0.341482728537784</text:p>
          </table:table-cell>
          <table:table-cell office:value-type="float" office:value="-0.340717755980168" calcext:value-type="float">
            <text:p>-0.340717755980168</text:p>
          </table:table-cell>
          <table:table-cell office:value-type="float" office:value="-0.341756209685465" calcext:value-type="float">
            <text:p>-0.341756209685465</text:p>
          </table:table-cell>
          <table:table-cell office:value-type="float" office:value="-0.340308842038639" calcext:value-type="float">
            <text:p>-0.340308842038639</text:p>
          </table:table-cell>
          <table:table-cell office:value-type="float" office:value="-0.341966396808309" calcext:value-type="float">
            <text:p>-0.341966396808309</text:p>
          </table:table-cell>
          <table:table-cell office:value-type="float" office:value="-0.3420759450755" calcext:value-type="float">
            <text:p>-0.3420759450755</text:p>
          </table:table-cell>
          <table:table-cell office:value-type="float" office:value="-0.340674170909768" calcext:value-type="float">
            <text:p>-0.340674170909768</text:p>
          </table:table-cell>
          <table:table-cell office:value-type="float" office:value="-0.340741024907449" calcext:value-type="float">
            <text:p>-0.340741024907449</text:p>
          </table:table-cell>
          <table:table-cell office:value-type="float" office:value="-0.340886584373502" calcext:value-type="float">
            <text:p>-0.340886584373502</text:p>
          </table:table-cell>
          <table:table-cell office:value-type="float" office:value="-0.340690057483524" calcext:value-type="float">
            <text:p>-0.340690057483524</text:p>
          </table:table-cell>
          <table:table-cell office:value-type="float" office:value="-0.341991283714534" calcext:value-type="float">
            <text:p>-0.341991283714534</text:p>
          </table:table-cell>
          <table:table-cell office:value-type="float" office:value="-0.340481500629778" calcext:value-type="float">
            <text:p>-0.340481500629778</text:p>
          </table:table-cell>
          <table:table-cell office:value-type="float" office:value="-0.34108228748578" calcext:value-type="float">
            <text:p>-0.34108228748578</text:p>
          </table:table-cell>
          <table:table-cell office:value-type="float" office:value="-0.341737925178973" calcext:value-type="float">
            <text:p>-0.341737925178973</text:p>
          </table:table-cell>
          <table:table-cell office:value-type="float" office:value="-0.341207168536029" calcext:value-type="float">
            <text:p>-0.341207168536029</text:p>
          </table:table-cell>
          <table:table-cell office:value-type="float" office:value="-0.340749449538186" calcext:value-type="float">
            <text:p>-0.340749449538186</text:p>
          </table:table-cell>
          <table:table-cell office:value-type="float" office:value="-0.341569783606835" calcext:value-type="float">
            <text:p>-0.341569783606835</text:p>
          </table:table-cell>
          <table:table-cell office:value-type="float" office:value="-0.341765297100161" calcext:value-type="float">
            <text:p>-0.341765297100161</text:p>
          </table:table-cell>
          <table:table-cell office:value-type="float" office:value="-0.341473252822979" calcext:value-type="float">
            <text:p>-0.341473252822979</text:p>
          </table:table-cell>
          <table:table-cell office:value-type="float" office:value="-0.34219536509231" calcext:value-type="float">
            <text:p>-0.34219536509231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33977154596132" calcext:value-type="float">
            <text:p>3.3977154596132E-05</text:p>
          </table:table-cell>
          <table:table-cell office:value-type="float" office:value="-0.00000250005765672912" calcext:value-type="float">
            <text:p>-2.50005765672912E-06</text:p>
          </table:table-cell>
          <table:table-cell office:value-type="float" office:value="-0.0000320248231180376" calcext:value-type="float">
            <text:p>-3.20248231180376E-05</text:p>
          </table:table-cell>
          <table:table-cell office:value-type="float" office:value="0.000042308304964267" calcext:value-type="float">
            <text:p>4.2308304964267E-05</text:p>
          </table:table-cell>
          <table:table-cell office:value-type="float" office:value="-0.0000242774113999866" calcext:value-type="float">
            <text:p>-2.42774113999866E-05</text:p>
          </table:table-cell>
          <table:table-cell office:value-type="float" office:value="-0.00000622808174050027" calcext:value-type="float">
            <text:p>-6.22808174050027E-06</text:p>
          </table:table-cell>
          <table:table-cell office:value-type="float" office:value="0.00000690546904796863" calcext:value-type="float">
            <text:p>6.90546904796863E-06</text:p>
          </table:table-cell>
          <table:table-cell office:value-type="float" office:value="0.0000199418959652697" calcext:value-type="float">
            <text:p>1.99418959652697E-05</text:p>
          </table:table-cell>
          <table:table-cell office:value-type="float" office:value="-0.000169912347557533" calcext:value-type="float">
            <text:p>-0.000169912347558</text:p>
          </table:table-cell>
          <table:table-cell office:value-type="float" office:value="0.000134135914742983" calcext:value-type="float">
            <text:p>0.000134135914743</text:p>
          </table:table-cell>
          <table:table-cell office:value-type="float" office:value="0.000018828718161501" calcext:value-type="float">
            <text:p>1.8828718161501E-05</text:p>
          </table:table-cell>
          <table:table-cell office:value-type="float" office:value="-0.0000102393216781516" calcext:value-type="float">
            <text:p>-1.02393216781516E-05</text:p>
          </table:table-cell>
          <table:table-cell office:value-type="float" office:value="0.0000216666755917805" calcext:value-type="float">
            <text:p>2.16666755917805E-05</text:p>
          </table:table-cell>
          <table:table-cell office:value-type="float" office:value="-0.0000165656921061741" calcext:value-type="float">
            <text:p>-1.65656921061741E-05</text:p>
          </table:table-cell>
          <table:table-cell office:value-type="float" office:value="-0.00019282020036715" calcext:value-type="float">
            <text:p>-0.000192820200367</text:p>
          </table:table-cell>
          <table:table-cell office:value-type="float" office:value="0.000180798070729959" calcext:value-type="float">
            <text:p>0.00018079807073</text:p>
          </table:table-cell>
          <table:table-cell office:value-type="float" office:value="0.0000287574151207615" calcext:value-type="float">
            <text:p>2.87574151207615E-05</text:p>
          </table:table-cell>
          <table:table-cell office:value-type="float" office:value="-0.0000274069102391694" calcext:value-type="float">
            <text:p>-2.74069102391694E-05</text:p>
          </table:table-cell>
          <table:table-cell office:value-type="float" office:value="0.00002419447757529" calcext:value-type="float">
            <text:p>2.419447757529E-05</text:p>
          </table:table-cell>
          <table:table-cell office:value-type="float" office:value="-0.0000273389793286061" calcext:value-type="float">
            <text:p>-2.73389793286061E-05</text:p>
          </table:table-cell>
          <table:table-cell office:value-type="float" office:value="0.00000271249396138762" calcext:value-type="float">
            <text:p>2.71249396138762E-06</text:p>
          </table:table-cell>
          <table:table-cell office:value-type="float" office:value="0.0000215746713866372" calcext:value-type="float">
            <text:p>2.15746713866372E-05</text:p>
          </table:table-cell>
          <table:table-cell office:value-type="float" office:value="-0.0000189013433333218" calcext:value-type="float">
            <text:p>-1.89013433333218E-05</text:p>
          </table:table-cell>
          <table:table-cell office:value-type="float" office:value="-0.00015139839808026" calcext:value-type="float">
            <text:p>-0.00015139839808</text:p>
          </table:table-cell>
          <table:table-cell office:value-type="float" office:value="0.000186980974504924" calcext:value-type="float">
            <text:p>0.000186980974505</text:p>
          </table:table-cell>
          <table:table-cell office:value-type="float" office:value="-0.00000153862655927206" calcext:value-type="float">
            <text:p>-1.53862655927206E-06</text:p>
          </table:table-cell>
          <table:table-cell office:value-type="float" office:value="-0.000100652213912922" calcext:value-type="float">
            <text:p>-0.000100652213913</text:p>
          </table:table-cell>
          <table:table-cell office:value-type="float" office:value="0.0000552983008988428" calcext:value-type="float">
            <text:p>5.52983008988428E-05</text:p>
          </table:table-cell>
          <table:table-cell office:value-type="float" office:value="0.0000260415590631613" calcext:value-type="float">
            <text:p>2.60415590631613E-05</text:p>
          </table:table-cell>
          <table:table-cell office:value-type="float" office:value="-0.00000291623201664759" calcext:value-type="float">
            <text:p>-2.91623201664759E-06</text:p>
          </table:table-cell>
          <table:table-cell office:value-type="float" office:value="0.0000237996417664088" calcext:value-type="float">
            <text:p>2.37996417664088E-05</text:p>
          </table:table-cell>
          <table:table-cell office:value-type="float" office:value="-0.0000335226106564224" calcext:value-type="float">
            <text:p>-3.35226106564224E-05</text:p>
          </table:table-cell>
          <table:table-cell office:value-type="float" office:value="-0.0000391335929074144" calcext:value-type="float">
            <text:p>-3.91335929074144E-05</text:p>
          </table:table-cell>
          <table:table-cell office:value-type="float" office:value="0.000030393224439873" calcext:value-type="float">
            <text:p>3.0393224439873E-05</text:p>
          </table:table-cell>
          <table:table-cell office:value-type="float" office:value="-0.00000685233552610853" calcext:value-type="float">
            <text:p>-6.85233552610853E-06</text:p>
          </table:table-cell>
          <table:table-cell office:value-type="float" office:value="-0.0000178648749178389" calcext:value-type="float">
            <text:p>-1.78648749178389E-05</text:p>
          </table:table-cell>
          <table:table-cell office:value-type="float" office:value="0.0000140987940172033" calcext:value-type="float">
            <text:p>1.40987940172033E-05</text:p>
          </table:table-cell>
          <table:table-cell office:value-type="float" office:value="-0.0000605119019249645" calcext:value-type="float">
            <text:p>-6.05119019249645E-05</text:p>
          </table:table-cell>
          <table:table-cell office:value-type="float" office:value="-0.0000118761026864367" calcext:value-type="float">
            <text:p>-1.18761026864367E-05</text:p>
          </table:table-cell>
          <table:table-cell office:value-type="float" office:value="0.00000876013463779746" calcext:value-type="float">
            <text:p>8.76013463779746E-06</text:p>
          </table:table-cell>
          <table:table-cell office:value-type="float" office:value="-0.00000464428825341923" calcext:value-type="float">
            <text:p>-4.64428825341923E-06</text:p>
          </table:table-cell>
          <table:table-cell office:value-type="float" office:value="0.000502732877888823" calcext:value-type="float">
            <text:p>0.000502732877889</text:p>
          </table:table-cell>
          <table:table-cell office:value-type="float" office:value="-0.00011832933756567" calcext:value-type="float">
            <text:p>-0.000118329337566</text:p>
          </table:table-cell>
          <table:table-cell office:value-type="float" office:value="0.00190912467545112" calcext:value-type="float">
            <text:p>0.001909124675451</text:p>
          </table:table-cell>
          <table:table-cell office:value-type="float" office:value="0.00197281793309073" calcext:value-type="float">
            <text:p>0.001972817933091</text:p>
          </table:table-cell>
          <table:table-cell office:value-type="float" office:value="-0.00409119393845264" calcext:value-type="float">
            <text:p>-0.004091193938453</text:p>
          </table:table-cell>
          <table:table-cell office:value-type="float" office:value="-0.000119323688394735" calcext:value-type="float">
            <text:p>-0.000119323688395</text:p>
          </table:table-cell>
          <table:table-cell office:value-type="float" office:value="0.00211444756376245" calcext:value-type="float">
            <text:p>0.002114447563762</text:p>
          </table:table-cell>
          <table:table-cell office:value-type="float" office:value="0.00594361722784609" calcext:value-type="float">
            <text:p>0.005943617227846</text:p>
          </table:table-cell>
          <table:table-cell office:value-type="float" office:value="0.00019441585228791" calcext:value-type="float">
            <text:p>0.000194415852288</text:p>
          </table:table-cell>
          <table:table-cell office:value-type="float" office:value="-0.00404093628667673" calcext:value-type="float">
            <text:p>-0.004040936286677</text:p>
          </table:table-cell>
          <table:table-cell office:value-type="float" office:value="-0.000891709812664399" calcext:value-type="float">
            <text:p>-0.000891709812664</text:p>
          </table:table-cell>
          <table:table-cell office:value-type="float" office:value="0.0036356049946491" calcext:value-type="float">
            <text:p>0.003635604994649</text:p>
          </table:table-cell>
          <table:table-cell office:value-type="float" office:value="-0.000676899918644003" calcext:value-type="float">
            <text:p>-0.000676899918644</text:p>
          </table:table-cell>
          <table:table-cell office:value-type="float" office:value="-0.00020413900982913" calcext:value-type="float">
            <text:p>-0.000204139009829</text:p>
          </table:table-cell>
          <table:table-cell office:value-type="float" office:value="-0.000611889086975403" calcext:value-type="float">
            <text:p>-0.000611889086975</text:p>
          </table:table-cell>
          <table:table-cell office:value-type="float" office:value="0.00281176084509938" calcext:value-type="float">
            <text:p>0.002811760845099</text:p>
          </table:table-cell>
          <table:table-cell office:value-type="float" office:value="0.00274314790498298" calcext:value-type="float">
            <text:p>0.002743147904983</text:p>
          </table:table-cell>
          <table:table-cell office:value-type="float" office:value="0.00122045162610179" calcext:value-type="float">
            <text:p>0.001220451626102</text:p>
          </table:table-cell>
          <table:table-cell office:value-type="float" office:value="0.000268616113657305" calcext:value-type="float">
            <text:p>0.000268616113657</text:p>
          </table:table-cell>
          <table:table-cell office:value-type="float" office:value="-0.00195689395181387" calcext:value-type="float">
            <text:p>-0.001956893951814</text:p>
          </table:table-cell>
          <table:table-cell office:value-type="float" office:value="-0.00207732969482466" calcext:value-type="float">
            <text:p>-0.002077329694825</text:p>
          </table:table-cell>
          <table:table-cell office:value-type="float" office:value="0.000000451125005573871" calcext:value-type="float">
            <text:p>4.51125005573871E-07</text:p>
          </table:table-cell>
          <table:table-cell office:value-type="float" office:value="-0.00283458831359995" calcext:value-type="float">
            <text:p>-0.0028345883136</text:p>
          </table:table-cell>
          <table:table-cell office:value-type="float" office:value="0.00134726817485842" calcext:value-type="float">
            <text:p>0.001347268174858</text:p>
          </table:table-cell>
          <table:table-cell office:value-type="float" office:value="0.00111816670749759" calcext:value-type="float">
            <text:p>0.001118166707498</text:p>
          </table:table-cell>
          <table:table-cell office:value-type="float" office:value="0.000490654109593758" calcext:value-type="float">
            <text:p>0.000490654109594</text:p>
          </table:table-cell>
          <table:table-cell office:value-type="float" office:value="-0.000520254087636451" calcext:value-type="float">
            <text:p>-0.000520254087636</text:p>
          </table:table-cell>
          <table:table-cell office:value-type="float" office:value="-0.00102819732688697" calcext:value-type="float">
            <text:p>-0.001028197326887</text:p>
          </table:table-cell>
          <table:table-cell office:value-type="float" office:value="-0.00250628764167088" calcext:value-type="float">
            <text:p>-0.002506287641671</text:p>
          </table:table-cell>
          <table:table-cell office:value-type="float" office:value="0.00149869693354293" calcext:value-type="float">
            <text:p>0.001498696933543</text:p>
          </table:table-cell>
          <table:table-cell office:value-type="float" office:value="0.003018376405518" calcext:value-type="float">
            <text:p>0.003018376405518</text:p>
          </table:table-cell>
          <table:table-cell office:value-type="float" office:value="0.00174562451772348" calcext:value-type="float">
            <text:p>0.001745624517723</text:p>
          </table:table-cell>
          <table:table-cell office:value-type="float" office:value="0.000476189908385105" calcext:value-type="float">
            <text:p>0.000476189908385</text:p>
          </table:table-cell>
          <table:table-cell office:value-type="float" office:value="-0.00152379743451087" calcext:value-type="float">
            <text:p>-0.001523797434511</text:p>
          </table:table-cell>
          <table:table-cell office:value-type="float" office:value="-0.00346787586360514" calcext:value-type="float">
            <text:p>-0.003467875863605</text:p>
          </table:table-cell>
          <table:table-cell office:value-type="float" office:value="-0.00102673621212362" calcext:value-type="float">
            <text:p>-0.001026736212124</text:p>
          </table:table-cell>
          <table:table-cell office:value-type="float" office:value="0.00215302641897736" calcext:value-type="float">
            <text:p>0.002153026418977</text:p>
          </table:table-cell>
          <table:table-cell office:value-type="float" office:value="0.00123306283925001" calcext:value-type="float">
            <text:p>0.00123306283925</text:p>
          </table:table-cell>
          <table:table-cell office:value-type="float" office:value="-0.00078910926199971" calcext:value-type="float">
            <text:p>-0.000789109262</text:p>
          </table:table-cell>
          <table:table-cell office:value-type="float" office:value="-0.00137925125714272" calcext:value-type="float">
            <text:p>-0.001379251257143</text:p>
          </table:table-cell>
          <table:table-cell office:value-type="float" office:value="0.000531352608606428" calcext:value-type="float">
            <text:p>0.000531352608606</text:p>
          </table:table-cell>
          <table:table-cell office:value-type="float" office:value="-0.00276194655470807" calcext:value-type="float">
            <text:p>-0.002761946554708</text:p>
          </table:table-cell>
          <table:table-cell office:value-type="float" office:value="0.00382092565499692" calcext:value-type="float">
            <text:p>0.003820925654997</text:p>
          </table:table-cell>
          <table:table-cell office:value-type="float" office:value="0.00039364048091467" calcext:value-type="float">
            <text:p>0.000393640480915</text:p>
          </table:table-cell>
          <table:table-cell office:value-type="float" office:value="-0.00229103187079566" calcext:value-type="float">
            <text:p>-0.002291031870796</text:p>
          </table:table-cell>
          <table:table-cell office:value-type="float" office:value="0.00152285329898799" calcext:value-type="float">
            <text:p>0.001522853298988</text:p>
          </table:table-cell>
          <table:table-cell office:value-type="float" office:value="0.00150025034167123" calcext:value-type="float">
            <text:p>0.001500250341671</text:p>
          </table:table-cell>
          <table:table-cell office:value-type="float" office:value="-0.00192111971232584" calcext:value-type="float">
            <text:p>-0.001921119712326</text:p>
          </table:table-cell>
          <table:table-cell office:value-type="float" office:value="-0.00239660599806829" calcext:value-type="float">
            <text:p>-0.002396605998068</text:p>
          </table:table-cell>
          <table:table-cell office:value-type="float" office:value="-0.00268043091542824" calcext:value-type="float">
            <text:p>-0.002680430915428</text:p>
          </table:table-cell>
          <table:table-cell office:value-type="float" office:value="0.000296398349803106" calcext:value-type="float">
            <text:p>0.000296398349803</text:p>
          </table:table-cell>
          <table:table-cell office:value-type="float" office:value="0.00254052844793079" calcext:value-type="float">
            <text:p>0.002540528447931</text:p>
          </table:table-cell>
          <table:table-cell office:value-type="float" office:value="0.00017661437882821" calcext:value-type="float">
            <text:p>0.000176614378828</text:p>
          </table:table-cell>
          <table:table-cell office:value-type="float" office:value="0.000789266846478121" calcext:value-type="float">
            <text:p>0.000789266846478</text:p>
          </table:table-cell>
          <table:table-cell office:value-type="float" office:value="0.00208486203126795" calcext:value-type="float">
            <text:p>0.002084862031268</text:p>
          </table:table-cell>
          <table:table-cell office:value-type="float" office:value="-0.00149132741225871" calcext:value-type="float">
            <text:p>-0.001491327412259</text:p>
          </table:table-cell>
          <table:table-cell office:value-type="float" office:value="-0.00222728155578311" calcext:value-type="float">
            <text:p>-0.002227281555783</text:p>
          </table:table-cell>
          <table:table-cell office:value-type="float" office:value="-0.00137915653480719" calcext:value-type="float">
            <text:p>-0.001379156534807</text:p>
          </table:table-cell>
          <table:table-cell office:value-type="float" office:value="-0.00196678899425334" calcext:value-type="float">
            <text:p>-0.001966788994253</text:p>
          </table:table-cell>
          <table:table-cell office:value-type="float" office:value="0.00640693828667088" calcext:value-type="float">
            <text:p>0.006406938286671</text:p>
          </table:table-cell>
          <table:table-cell office:value-type="float" office:value="0.00166209954485769" calcext:value-type="float">
            <text:p>0.001662099544858</text:p>
          </table:table-cell>
          <table:table-cell office:value-type="float" office:value="-0.00507555391231979" calcext:value-type="float">
            <text:p>-0.00507555391232</text:p>
          </table:table-cell>
          <table:table-cell office:value-type="float" office:value="-0.000042342898511849" calcext:value-type="float">
            <text:p>-4.2342898511849E-05</text:p>
          </table:table-cell>
          <table:table-cell office:value-type="float" office:value="-0.00135833333618635" calcext:value-type="float">
            <text:p>-0.001358333336186</text:p>
          </table:table-cell>
          <table:table-cell office:value-type="float" office:value="0.00265474455328585" calcext:value-type="float">
            <text:p>0.002654744553286</text:p>
          </table:table-cell>
          <table:table-cell office:value-type="float" office:value="0.00120027571905906" calcext:value-type="float">
            <text:p>0.001200275719059</text:p>
          </table:table-cell>
          <table:table-cell office:value-type="float" office:value="-0.00417202356351254" calcext:value-type="float">
            <text:p>-0.004172023563513</text:p>
          </table:table-cell>
          <table:table-cell office:value-type="float" office:value="0.00112432781629895" calcext:value-type="float">
            <text:p>0.001124327816299</text:p>
          </table:table-cell>
          <table:table-cell office:value-type="float" office:value="0.00112762100770986" calcext:value-type="float">
            <text:p>0.00112762100771</text:p>
          </table:table-cell>
          <table:table-cell office:value-type="float" office:value="0.00301526800467145" calcext:value-type="float">
            <text:p>0.003015268004671</text:p>
          </table:table-cell>
          <table:table-cell office:value-type="float" office:value="0.00403362511962879" calcext:value-type="float">
            <text:p>0.004033625119629</text:p>
          </table:table-cell>
          <table:table-cell office:value-type="float" office:value="-0.00346079813540329" calcext:value-type="float">
            <text:p>-0.003460798135403</text:p>
          </table:table-cell>
          <table:table-cell office:value-type="float" office:value="-0.000251430375473038" calcext:value-type="float">
            <text:p>-0.000251430375473</text:p>
          </table:table-cell>
          <table:table-cell office:value-type="float" office:value="0.000174691195173771" calcext:value-type="float">
            <text:p>0.000174691195174</text:p>
          </table:table-cell>
          <table:table-cell office:value-type="float" office:value="-0.00200436117300884" calcext:value-type="float">
            <text:p>-0.002004361173009</text:p>
          </table:table-cell>
          <table:table-cell office:value-type="float" office:value="0.00253447823579589" calcext:value-type="float">
            <text:p>0.002534478235796</text:p>
          </table:table-cell>
          <table:table-cell office:value-type="float" office:value="0.000442136456569653" calcext:value-type="float">
            <text:p>0.00044213645657</text:p>
          </table:table-cell>
          <table:table-cell office:value-type="float" office:value="-0.00374011625872106" calcext:value-type="float">
            <text:p>-0.003740116258721</text:p>
          </table:table-cell>
          <table:table-cell office:value-type="float" office:value="0.0000805134853310019" calcext:value-type="float">
            <text:p>8.05134853310019E-05</text:p>
          </table:table-cell>
          <table:table-cell office:value-type="float" office:value="0.00107495876026165" calcext:value-type="float">
            <text:p>0.001074958760262</text:p>
          </table:table-cell>
          <table:table-cell office:value-type="float" office:value="0.00568313314445129" calcext:value-type="float">
            <text:p>0.005683133144451</text:p>
          </table:table-cell>
          <table:table-cell office:value-type="float" office:value="0.0019620600346924" calcext:value-type="float">
            <text:p>0.001962060034692</text:p>
          </table:table-cell>
          <table:table-cell office:value-type="float" office:value="-0.000222983931956133" calcext:value-type="float">
            <text:p>-0.000222983931956</text:p>
          </table:table-cell>
          <table:table-cell office:value-type="float" office:value="-0.002486045584014" calcext:value-type="float">
            <text:p>-0.002486045584014</text:p>
          </table:table-cell>
          <table:table-cell office:value-type="float" office:value="-0.000337446434673649" calcext:value-type="float">
            <text:p>-0.000337446434674</text:p>
          </table:table-cell>
          <table:table-cell office:value-type="float" office:value="-0.00154030390047488" calcext:value-type="float">
            <text:p>-0.001540303900475</text:p>
          </table:table-cell>
          <table:table-cell office:value-type="float" office:value="-0.00236323497954216" calcext:value-type="float">
            <text:p>-0.002363234979542</text:p>
          </table:table-cell>
          <table:table-cell office:value-type="float" office:value="0.00252177661345765" calcext:value-type="float">
            <text:p>0.002521776613458</text:p>
          </table:table-cell>
          <table:table-cell office:value-type="float" office:value="0.000270165382902976" calcext:value-type="float">
            <text:p>0.000270165382903</text:p>
          </table:table-cell>
          <table:table-cell office:value-type="float" office:value="0.00081193551434211" calcext:value-type="float">
            <text:p>0.000811935514342</text:p>
          </table:table-cell>
          <table:table-cell office:value-type="float" office:value="-0.00332683958980745" calcext:value-type="float">
            <text:p>-0.003326839589807</text:p>
          </table:table-cell>
          <table:table-cell office:value-type="float" office:value="-0.000476876755402755" calcext:value-type="float">
            <text:p>-0.000476876755403</text:p>
          </table:table-cell>
          <table:table-cell office:value-type="float" office:value="0.000970481432834291" calcext:value-type="float">
            <text:p>0.000970481432834</text:p>
          </table:table-cell>
          <table:table-cell office:value-type="float" office:value="0.00302406131049959" calcext:value-type="float">
            <text:p>0.0030240613105</text:p>
          </table:table-cell>
          <table:table-cell office:value-type="float" office:value="0.00108842570966206" calcext:value-type="float">
            <text:p>0.001088425709662</text:p>
          </table:table-cell>
          <table:table-cell office:value-type="float" office:value="0.00116085869051019" calcext:value-type="float">
            <text:p>0.00116085869051</text:p>
          </table:table-cell>
          <table:table-cell office:value-type="float" office:value="-0.000864857575286371" calcext:value-type="float">
            <text:p>-0.000864857575286</text:p>
          </table:table-cell>
          <table:table-cell office:value-type="float" office:value="-0.0029868578412488" calcext:value-type="float">
            <text:p>-0.002986857841249</text:p>
          </table:table-cell>
          <table:table-cell office:value-type="float" office:value="-0.00124282323708952" calcext:value-type="float">
            <text:p>-0.00124282323709</text:p>
          </table:table-cell>
          <table:table-cell office:value-type="float" office:value="-0.00126268486203013" calcext:value-type="float">
            <text:p>-0.00126268486203</text:p>
          </table:table-cell>
          <table:table-cell office:value-type="float" office:value="-0.0000885159601590191" calcext:value-type="float">
            <text:p>-8.85159601590191E-05</text:p>
          </table:table-cell>
          <table:table-cell office:value-type="float" office:value="0.00356025249791098" calcext:value-type="float">
            <text:p>0.003560252497911</text:p>
          </table:table-cell>
          <table:table-cell office:value-type="float" office:value="-0.00256398918945233" calcext:value-type="float">
            <text:p>-0.002563989189452</text:p>
          </table:table-cell>
          <table:table-cell office:value-type="float" office:value="-0.000659986320750761" calcext:value-type="float">
            <text:p>-0.000659986320751</text:p>
          </table:table-cell>
          <table:table-cell office:value-type="float" office:value="0.000287163815629321" calcext:value-type="float">
            <text:p>0.000287163815629</text:p>
          </table:table-cell>
          <table:table-cell office:value-type="float" office:value="-0.00116241575888093" calcext:value-type="float">
            <text:p>-0.001162415758881</text:p>
          </table:table-cell>
          <table:table-cell office:value-type="float" office:value="0.0022706211164189" calcext:value-type="float">
            <text:p>0.002270621116419</text:p>
          </table:table-cell>
          <table:table-cell office:value-type="float" office:value="0.0025439326867257" calcext:value-type="float">
            <text:p>0.002543932686726</text:p>
          </table:table-cell>
          <table:table-cell office:value-type="float" office:value="0.00100760932496846" calcext:value-type="float">
            <text:p>0.001007609324968</text:p>
          </table:table-cell>
          <table:table-cell office:value-type="float" office:value="-0.00212944803868331" calcext:value-type="float">
            <text:p>-0.002129448038683</text:p>
          </table:table-cell>
          <table:table-cell office:value-type="float" office:value="-0.000490837981190984" calcext:value-type="float">
            <text:p>-0.000490837981191</text:p>
          </table:table-cell>
          <table:table-cell office:value-type="float" office:value="0.00148499712523248" calcext:value-type="float">
            <text:p>0.001484997125232</text:p>
          </table:table-cell>
          <table:table-cell office:value-type="float" office:value="0.00135598248236435" calcext:value-type="float">
            <text:p>0.001355982482364</text:p>
          </table:table-cell>
          <table:table-cell office:value-type="float" office:value="-0.001738377499237" calcext:value-type="float">
            <text:p>-0.001738377499237</text:p>
          </table:table-cell>
          <table:table-cell office:value-type="float" office:value="0.000346841236498696" calcext:value-type="float">
            <text:p>0.000346841236499</text:p>
          </table:table-cell>
          <table:table-cell office:value-type="float" office:value="-0.00119360657904422" calcext:value-type="float">
            <text:p>-0.001193606579044</text:p>
          </table:table-cell>
          <table:table-cell office:value-type="float" office:value="0.000937498095549327" calcext:value-type="float">
            <text:p>0.000937498095549</text:p>
          </table:table-cell>
          <table:table-cell office:value-type="float" office:value="0.00137990141677413" calcext:value-type="float">
            <text:p>0.001379901416774</text:p>
          </table:table-cell>
          <table:table-cell office:value-type="float" office:value="0.000506975699064549" calcext:value-type="float">
            <text:p>0.000506975699065</text:p>
          </table:table-cell>
          <table:table-cell office:value-type="float" office:value="-0.000117536113528771" calcext:value-type="float">
            <text:p>-0.000117536113529</text:p>
          </table:table-cell>
          <table:table-cell office:value-type="float" office:value="0.000685174844727077" calcext:value-type="float">
            <text:p>0.000685174844727</text:p>
          </table:table-cell>
          <table:table-cell office:value-type="float" office:value="-0.000205062749009388" calcext:value-type="float">
            <text:p>-0.000205062749009</text:p>
          </table:table-cell>
          <table:table-cell office:value-type="float" office:value="-0.00201518008660689" calcext:value-type="float">
            <text:p>-0.002015180086607</text:p>
          </table:table-cell>
          <table:table-cell office:value-type="float" office:value="-0.0023666325387558" calcext:value-type="float">
            <text:p>-0.002366632538756</text:p>
          </table:table-cell>
          <table:table-cell office:value-type="float" office:value="0.000768816058412669" calcext:value-type="float">
            <text:p>0.000768816058413</text:p>
          </table:table-cell>
          <table:table-cell office:value-type="float" office:value="-0.0015925094110561" calcext:value-type="float">
            <text:p>-0.001592509411056</text:p>
          </table:table-cell>
          <table:table-cell office:value-type="float" office:value="-0.000509718172412466" calcext:value-type="float">
            <text:p>-0.000509718172412</text:p>
          </table:table-cell>
          <table:table-cell office:value-type="float" office:value="0.00218961740014811" calcext:value-type="float">
            <text:p>0.002189617400148</text:p>
          </table:table-cell>
          <table:table-cell office:value-type="float" office:value="-0.000306578995057094" calcext:value-type="float">
            <text:p>-0.000306578995057</text:p>
          </table:table-cell>
          <table:table-cell office:value-type="float" office:value="0.000903250001026368" calcext:value-type="float">
            <text:p>0.000903250001026</text:p>
          </table:table-cell>
          <table:table-cell office:value-type="float" office:value="-0.0000621979143466955" calcext:value-type="float">
            <text:p>-6.21979143466955E-05</text:p>
          </table:table-cell>
          <table:table-cell office:value-type="float" office:value="-0.00104778732994287" calcext:value-type="float">
            <text:p>-0.001047787329943</text:p>
          </table:table-cell>
          <table:table-cell office:value-type="float" office:value="-0.00240096556230257" calcext:value-type="float">
            <text:p>-0.002400965562303</text:p>
          </table:table-cell>
          <table:table-cell office:value-type="float" office:value="-0.000110827713082406" calcext:value-type="float">
            <text:p>-0.000110827713082</text:p>
          </table:table-cell>
          <table:table-cell office:value-type="float" office:value="-0.00139910070899862" calcext:value-type="float">
            <text:p>-0.001399100708999</text:p>
          </table:table-cell>
          <table:table-cell office:value-type="float" office:value="0.00581470424105973" calcext:value-type="float">
            <text:p>0.00581470424106</text:p>
          </table:table-cell>
          <table:table-cell office:value-type="float" office:value="-0.000550126219874714" calcext:value-type="float">
            <text:p>-0.000550126219875</text:p>
          </table:table-cell>
          <table:table-cell office:value-type="float" office:value="-0.00362473900555482" calcext:value-type="float">
            <text:p>-0.003624739005555</text:p>
          </table:table-cell>
          <table:table-cell office:value-type="float" office:value="-0.0000273928759228492" calcext:value-type="float">
            <text:p>-2.73928759228492E-05</text:p>
          </table:table-cell>
          <table:table-cell office:value-type="float" office:value="-0.00209155029072183" calcext:value-type="float">
            <text:p>-0.002091550290722</text:p>
          </table:table-cell>
          <table:table-cell office:value-type="float" office:value="0.00131620747655775" calcext:value-type="float">
            <text:p>0.001316207476558</text:p>
          </table:table-cell>
          <table:table-cell office:value-type="float" office:value="0.00129167478025399" calcext:value-type="float">
            <text:p>0.001291674780254</text:p>
          </table:table-cell>
          <table:table-cell office:value-type="float" office:value="0.00175171910029437" calcext:value-type="float">
            <text:p>0.001751719100294</text:p>
          </table:table-cell>
          <table:table-cell office:value-type="float" office:value="-0.00321733560479381" calcext:value-type="float">
            <text:p>-0.003217335604794</text:p>
          </table:table-cell>
          <table:table-cell office:value-type="float" office:value="-0.000434443929199113" calcext:value-type="float">
            <text:p>-0.000434443929199</text:p>
          </table:table-cell>
          <table:table-cell office:value-type="float" office:value="0.000382585416111747" calcext:value-type="float">
            <text:p>0.000382585416112</text:p>
          </table:table-cell>
          <table:table-cell office:value-type="float" office:value="0.00625483600686483" calcext:value-type="float">
            <text:p>0.006254836006865</text:p>
          </table:table-cell>
          <table:table-cell office:value-type="float" office:value="0.00139398625538473" calcext:value-type="float">
            <text:p>0.001393986255385</text:p>
          </table:table-cell>
          <table:table-cell office:value-type="float" office:value="-0.00276040996975768" calcext:value-type="float">
            <text:p>-0.002760409969758</text:p>
          </table:table-cell>
          <table:table-cell office:value-type="float" office:value="-0.00100262787601091" calcext:value-type="float">
            <text:p>-0.001002627876011</text:p>
          </table:table-cell>
          <table:table-cell office:value-type="float" office:value="-0.0017713691364048" calcext:value-type="float">
            <text:p>-0.001771369136405</text:p>
          </table:table-cell>
          <table:table-cell office:value-type="float" office:value="-0.00143189162796797" calcext:value-type="float">
            <text:p>-0.001431891627968</text:p>
          </table:table-cell>
          <table:table-cell office:value-type="float" office:value="0.0022879911375423" calcext:value-type="float">
            <text:p>0.002287991137542</text:p>
          </table:table-cell>
          <table:table-cell office:value-type="float" office:value="0.000793579138572476" calcext:value-type="float">
            <text:p>0.000793579138572</text:p>
          </table:table-cell>
          <table:table-cell office:value-type="float" office:value="-0.000258613620329084" calcext:value-type="float">
            <text:p>-0.000258613620329</text:p>
          </table:table-cell>
          <table:table-cell office:value-type="float" office:value="-0.00172082199111334" calcext:value-type="float">
            <text:p>-0.001720821991113</text:p>
          </table:table-cell>
          <table:table-cell office:value-type="float" office:value="-0.00146102702747281" calcext:value-type="float">
            <text:p>-0.001461027027473</text:p>
          </table:table-cell>
          <table:table-cell office:value-type="float" office:value="-0.000297796039490872" calcext:value-type="float">
            <text:p>-0.000297796039491</text:p>
          </table:table-cell>
          <table:table-cell office:value-type="float" office:value="0.00468693035404932" calcext:value-type="float">
            <text:p>0.004686930354049</text:p>
          </table:table-cell>
          <table:table-cell office:value-type="float" office:value="-0.00163892541762328" calcext:value-type="float">
            <text:p>-0.001638925417623</text:p>
          </table:table-cell>
          <table:table-cell office:value-type="float" office:value="0.00105713465480711" calcext:value-type="float">
            <text:p>0.001057134654807</text:p>
          </table:table-cell>
          <table:table-cell office:value-type="float" office:value="0.000240924948123167" calcext:value-type="float">
            <text:p>0.000240924948123</text:p>
          </table:table-cell>
          <table:table-cell office:value-type="float" office:value="-0.000651937812744474" calcext:value-type="float">
            <text:p>-0.000651937812744</text:p>
          </table:table-cell>
          <table:table-cell office:value-type="float" office:value="-0.00236889884800479" calcext:value-type="float">
            <text:p>-0.002368898848005</text:p>
          </table:table-cell>
          <table:table-cell office:value-type="float" office:value="0.00185494903118638" calcext:value-type="float">
            <text:p>0.001854949031186</text:p>
          </table:table-cell>
          <table:table-cell office:value-type="float" office:value="-0.000599103060050399" calcext:value-type="float">
            <text:p>-0.00059910306005</text:p>
          </table:table-cell>
          <table:table-cell office:value-type="float" office:value="0.0000310030537087336" calcext:value-type="float">
            <text:p>3.10030537087336E-05</text:p>
          </table:table-cell>
          <table:table-cell office:value-type="float" office:value="0.00098395298293974" calcext:value-type="float">
            <text:p>0.00098395298294</text:p>
          </table:table-cell>
          <table:table-cell office:value-type="float" office:value="-0.00229142592961795" calcext:value-type="float">
            <text:p>-0.002291425929618</text:p>
          </table:table-cell>
          <table:table-cell office:value-type="float" office:value="-0.000595466354613994" calcext:value-type="float">
            <text:p>-0.000595466354614</text:p>
          </table:table-cell>
          <table:table-cell office:value-type="float" office:value="-0.00057580606312152" calcext:value-type="float">
            <text:p>-0.000575806063122</text:p>
          </table:table-cell>
          <table:table-cell office:value-type="float" office:value="-0.000390915697055072" calcext:value-type="float">
            <text:p>-0.000390915697055</text:p>
          </table:table-cell>
          <table:table-cell office:value-type="float" office:value="0.00295444440606618" calcext:value-type="float">
            <text:p>0.002954444406066</text:p>
          </table:table-cell>
          <table:table-cell office:value-type="float" office:value="0.00506229775682276" calcext:value-type="float">
            <text:p>0.005062297756823</text:p>
          </table:table-cell>
          <table:table-cell office:value-type="float" office:value="-0.00539022981115417" calcext:value-type="float">
            <text:p>-0.005390229811154</text:p>
          </table:table-cell>
          <table:table-cell office:value-type="float" office:value="-0.000928297237521247" calcext:value-type="float">
            <text:p>-0.000928297237521</text:p>
          </table:table-cell>
          <table:table-cell office:value-type="float" office:value="-0.00110129193719499" calcext:value-type="float">
            <text:p>-0.001101291937195</text:p>
          </table:table-cell>
          <table:table-cell office:value-type="float" office:value="0.00179861944644932" calcext:value-type="float">
            <text:p>0.001798619446449</text:p>
          </table:table-cell>
          <table:table-cell office:value-type="float" office:value="0.0000431534817920687" calcext:value-type="float">
            <text:p>4.31534817920687E-05</text:p>
          </table:table-cell>
          <table:table-cell office:value-type="float" office:value="0.00236572723533723" calcext:value-type="float">
            <text:p>0.002365727235337</text:p>
          </table:table-cell>
          <table:table-cell office:value-type="float" office:value="0.00295679267136068" calcext:value-type="float">
            <text:p>0.002956792671361</text:p>
          </table:table-cell>
          <table:table-cell office:value-type="float" office:value="-0.00360441717758214" calcext:value-type="float">
            <text:p>-0.003604417177582</text:p>
          </table:table-cell>
          <table:table-cell office:value-type="float" office:value="-0.00185847472279549" calcext:value-type="float">
            <text:p>-0.001858474722795</text:p>
          </table:table-cell>
          <table:table-cell office:value-type="float" office:value="-0.000468470048546832" calcext:value-type="float">
            <text:p>-0.000468470048547</text:p>
          </table:table-cell>
          <table:table-cell office:value-type="float" office:value="0.00228219696754822" calcext:value-type="float">
            <text:p>0.002282196967548</text:p>
          </table:table-cell>
          <table:table-cell office:value-type="float" office:value="0.00293455449333496" calcext:value-type="float">
            <text:p>0.002934554493335</text:p>
          </table:table-cell>
          <table:table-cell office:value-type="float" office:value="0.00365140759082772" calcext:value-type="float">
            <text:p>0.003651407590828</text:p>
          </table:table-cell>
          <table:table-cell office:value-type="float" office:value="-0.00623915942427866" calcext:value-type="float">
            <text:p>-0.006239159424279</text:p>
          </table:table-cell>
          <table:table-cell office:value-type="float" office:value="-0.00204108237164552" calcext:value-type="float">
            <text:p>-0.002041082371646</text:p>
          </table:table-cell>
          <table:table-cell office:value-type="float" office:value="-0.00266259994232321" calcext:value-type="float">
            <text:p>-0.002662599942323</text:p>
          </table:table-cell>
          <table:table-cell office:value-type="float" office:value="-0.00132298708669015" calcext:value-type="float">
            <text:p>-0.00132298708669</text:p>
          </table:table-cell>
          <table:table-cell office:value-type="float" office:value="-0.0347894832168457" calcext:value-type="float">
            <text:p>-0.034789483216846</text:p>
          </table:table-cell>
          <table:table-cell office:value-type="float" office:value="0.000375306070598658" calcext:value-type="float">
            <text:p>0.000375306070599</text:p>
          </table:table-cell>
          <table:table-cell office:value-type="float" office:value="0.00589348638007087" calcext:value-type="float">
            <text:p>0.005893486380071</text:p>
          </table:table-cell>
          <table:table-cell office:value-type="float" office:value="0.00647132819367069" calcext:value-type="float">
            <text:p>0.006471328193671</text:p>
          </table:table-cell>
          <table:table-cell office:value-type="float" office:value="0.00675281009679629" calcext:value-type="float">
            <text:p>0.006752810096796</text:p>
          </table:table-cell>
          <table:table-cell office:value-type="float" office:value="-0.00107739187892769" calcext:value-type="float">
            <text:p>-0.001077391878928</text:p>
          </table:table-cell>
          <table:table-cell office:value-type="float" office:value="0.000820834705309803" calcext:value-type="float">
            <text:p>0.00082083470531</text:p>
          </table:table-cell>
          <table:table-cell office:value-type="float" office:value="-0.0178118043408886" calcext:value-type="float">
            <text:p>-0.017811804340889</text:p>
          </table:table-cell>
          <table:table-cell office:value-type="float" office:value="-0.0170732506888376" calcext:value-type="float">
            <text:p>-0.017073250688838</text:p>
          </table:table-cell>
          <table:table-cell office:value-type="float" office:value="-0.00343923848478417" calcext:value-type="float">
            <text:p>-0.003439238484784</text:p>
          </table:table-cell>
          <table:table-cell office:value-type="float" office:value="-0.00277490732093602" calcext:value-type="float">
            <text:p>-0.002774907320936</text:p>
          </table:table-cell>
          <table:table-cell office:value-type="float" office:value="-0.00238298723366356" calcext:value-type="float">
            <text:p>-0.002382987233664</text:p>
          </table:table-cell>
          <table:table-cell office:value-type="float" office:value="-0.0189902094451323" calcext:value-type="float">
            <text:p>-0.018990209445132</text:p>
          </table:table-cell>
          <table:table-cell office:value-type="float" office:value="0.00313264981592051" calcext:value-type="float">
            <text:p>0.003132649815921</text:p>
          </table:table-cell>
          <table:table-cell office:value-type="float" office:value="-0.00000161350517849379" calcext:value-type="float">
            <text:p>-1.61350517849379E-06</text:p>
          </table:table-cell>
          <table:table-cell office:value-type="float" office:value="-0.00385568693611835" calcext:value-type="float">
            <text:p>-0.003855686936118</text:p>
          </table:table-cell>
          <table:table-cell office:value-type="float" office:value="-0.00126784640084993" calcext:value-type="float">
            <text:p>-0.00126784640085</text:p>
          </table:table-cell>
          <table:table-cell office:value-type="float" office:value="-0.00397774139493984" calcext:value-type="float">
            <text:p>-0.00397774139494</text:p>
          </table:table-cell>
          <table:table-cell office:value-type="float" office:value="-0.00123434349487617" calcext:value-type="float">
            <text:p>-0.001234343494876</text:p>
          </table:table-cell>
          <table:table-cell office:value-type="float" office:value="0.000252252605006165" calcext:value-type="float">
            <text:p>0.000252252605006</text:p>
          </table:table-cell>
          <table:table-cell office:value-type="float" office:value="-0.000582473754657448" calcext:value-type="float">
            <text:p>-0.000582473754657</text:p>
          </table:table-cell>
          <table:table-cell office:value-type="float" office:value="-0.00102677900564571" calcext:value-type="float">
            <text:p>-0.001026779005646</text:p>
          </table:table-cell>
          <table:table-cell office:value-type="float" office:value="-0.00175390678321752" calcext:value-type="float">
            <text:p>-0.001753906783218</text:p>
          </table:table-cell>
          <table:table-cell office:value-type="float" office:value="-0.0015833414938633" calcext:value-type="float">
            <text:p>-0.001583341493863</text:p>
          </table:table-cell>
          <table:table-cell office:value-type="float" office:value="-0.00169205520231341" calcext:value-type="float">
            <text:p>-0.001692055202313</text:p>
          </table:table-cell>
          <table:table-cell office:value-type="float" office:value="-0.00191314342545029" calcext:value-type="float">
            <text:p>-0.00191314342545</text:p>
          </table:table-cell>
          <table:table-cell office:value-type="float" office:value="-0.00152789839768192" calcext:value-type="float">
            <text:p>-0.001527898397682</text:p>
          </table:table-cell>
          <table:table-cell office:value-type="float" office:value="-0.00192291659763358" calcext:value-type="float">
            <text:p>-0.001922916597634</text:p>
          </table:table-cell>
          <table:table-cell office:value-type="float" office:value="-0.00246787588777791" calcext:value-type="float">
            <text:p>-0.002467875887778</text:p>
          </table:table-cell>
          <table:table-cell office:value-type="float" office:value="-0.00146258446597605" calcext:value-type="float">
            <text:p>-0.001462584465976</text:p>
          </table:table-cell>
          <table:table-cell office:value-type="float" office:value="-0.000174700606829808" calcext:value-type="float">
            <text:p>-0.00017470060683</text:p>
          </table:table-cell>
          <table:table-cell office:value-type="float" office:value="-0.000264131512251187" calcext:value-type="float">
            <text:p>-0.000264131512251</text:p>
          </table:table-cell>
          <table:table-cell office:value-type="float" office:value="-0.00183128694462062" calcext:value-type="float">
            <text:p>-0.001831286944621</text:p>
          </table:table-cell>
          <table:table-cell office:value-type="float" office:value="-0.000713150223714626" calcext:value-type="float">
            <text:p>-0.000713150223715</text:p>
          </table:table-cell>
          <table:table-cell office:value-type="float" office:value="-0.0011931429356983" calcext:value-type="float">
            <text:p>-0.001193142935698</text:p>
          </table:table-cell>
          <table:table-cell office:value-type="float" office:value="-0.000647895930192266" calcext:value-type="float">
            <text:p>-0.000647895930192</text:p>
          </table:table-cell>
          <table:table-cell office:value-type="float" office:value="-0.000605615836795081" calcext:value-type="float">
            <text:p>-0.000605615836795</text:p>
          </table:table-cell>
          <table:table-cell office:value-type="float" office:value="-0.000554608141524998" calcext:value-type="float">
            <text:p>-0.000554608141525</text:p>
          </table:table-cell>
          <table:table-cell office:value-type="float" office:value="-0.000270988501697128" calcext:value-type="float">
            <text:p>-0.000270988501697</text:p>
          </table:table-cell>
          <table:table-cell office:value-type="float" office:value="0.000339466733415034" calcext:value-type="float">
            <text:p>0.000339466733415</text:p>
          </table:table-cell>
          <table:table-cell office:value-type="float" office:value="-0.0000409580007833255" calcext:value-type="float">
            <text:p>-4.09580007833255E-05</text:p>
          </table:table-cell>
          <table:table-cell office:value-type="float" office:value="0.000109649152076313" calcext:value-type="float">
            <text:p>0.000109649152076</text:p>
          </table:table-cell>
          <table:table-cell office:value-type="float" office:value="-0.0000444846446736868" calcext:value-type="float">
            <text:p>-4.44846446736868E-05</text:p>
          </table:table-cell>
          <table:table-cell office:value-type="float" office:value="-0.0000495610971739668" calcext:value-type="float">
            <text:p>-4.95610971739668E-05</text:p>
          </table:table-cell>
          <table:table-cell office:value-type="float" office:value="0.0000298231509936464" calcext:value-type="float">
            <text:p>2.98231509936464E-05</text:p>
          </table:table-cell>
          <table:table-cell office:value-type="float" office:value="0.000139585917834223" calcext:value-type="float">
            <text:p>0.000139585917834</text:p>
          </table:table-cell>
          <table:table-cell office:value-type="float" office:value="-0.00000431938263636966" calcext:value-type="float">
            <text:p>-4.31938263636966E-06</text:p>
          </table:table-cell>
          <table:table-cell office:value-type="float" office:value="-0.000139881917593038" calcext:value-type="float">
            <text:p>-0.000139881917593</text:p>
          </table:table-cell>
          <table:table-cell office:value-type="float" office:value="0.0000323269202885112" calcext:value-type="float">
            <text:p>3.23269202885112E-05</text:p>
          </table:table-cell>
          <table:table-cell office:value-type="float" office:value="-0.000172338653195409" calcext:value-type="float">
            <text:p>-0.000172338653195</text:p>
          </table:table-cell>
          <table:table-cell office:value-type="float" office:value="0.000178498494981943" calcext:value-type="float">
            <text:p>0.000178498494982</text:p>
          </table:table-cell>
          <table:table-cell office:value-type="float" office:value="-0.000030534029912932" calcext:value-type="float">
            <text:p>-3.0534029912932E-05</text:p>
          </table:table-cell>
          <table:table-cell office:value-type="float" office:value="0.0000410288275766169" calcext:value-type="float">
            <text:p>4.10288275766169E-05</text:p>
          </table:table-cell>
          <table:table-cell office:value-type="float" office:value="0.000037761495862626" calcext:value-type="float">
            <text:p>3.7761495862626E-05</text:p>
          </table:table-cell>
          <table:table-cell office:value-type="float" office:value="-0.0000816724285297166" calcext:value-type="float">
            <text:p>-8.16724285297166E-05</text:p>
          </table:table-cell>
          <table:table-cell office:value-type="float" office:value="0.00024937709090489" calcext:value-type="float">
            <text:p>0.000249377090905</text:p>
          </table:table-cell>
          <table:table-cell office:value-type="float" office:value="-0.000168354236180834" calcext:value-type="float">
            <text:p>-0.000168354236181</text:p>
          </table:table-cell>
          <table:table-cell office:value-type="float" office:value="-0.000200323987472301" calcext:value-type="float">
            <text:p>-0.000200323987472</text:p>
          </table:table-cell>
          <table:table-cell office:value-type="float" office:value="0.000245395355610301" calcext:value-type="float">
            <text:p>0.00024539535561</text:p>
          </table:table-cell>
          <table:table-cell office:value-type="float" office:value="0.0000186241296946388" calcext:value-type="float">
            <text:p>1.86241296946388E-05</text:p>
          </table:table-cell>
          <table:table-cell office:value-type="float" office:value="-0.000232819669081064" calcext:value-type="float">
            <text:p>-0.000232819669081</text:p>
          </table:table-cell>
          <table:table-cell office:value-type="float" office:value="0.00032941885646609" calcext:value-type="float">
            <text:p>0.000329418856466</text:p>
          </table:table-cell>
          <table:table-cell office:value-type="float" office:value="-0.000285369687755083" calcext:value-type="float">
            <text:p>-0.000285369687755</text:p>
          </table:table-cell>
          <table:table-cell office:value-type="float" office:value="0.000127319947579613" calcext:value-type="float">
            <text:p>0.00012731994758</text:p>
          </table:table-cell>
          <table:table-cell office:value-type="float" office:value="-0.0000726939368924373" calcext:value-type="float">
            <text:p>-7.26939368924373E-05</text:p>
          </table:table-cell>
          <table:table-cell office:value-type="float" office:value="-0.000123545101280292" calcext:value-type="float">
            <text:p>-0.00012354510128</text:p>
          </table:table-cell>
          <table:table-cell office:value-type="float" office:value="0.000175398829794088" calcext:value-type="float">
            <text:p>0.000175398829794</text:p>
          </table:table-cell>
          <table:table-cell office:value-type="float" office:value="-0.000191406479800538" calcext:value-type="float">
            <text:p>-0.000191406479801</text:p>
          </table:table-cell>
          <table:table-cell office:value-type="float" office:value="0.000413446329069978" calcext:value-type="float">
            <text:p>0.00041344632907</text:p>
          </table:table-cell>
          <table:table-cell office:value-type="float" office:value="-0.000219543595348509" calcext:value-type="float">
            <text:p>-0.000219543595349</text:p>
          </table:table-cell>
          <table:table-cell office:value-type="float" office:value="0.0000588083527809924" calcext:value-type="float">
            <text:p>5.88083527809924E-05</text:p>
          </table:table-cell>
          <table:table-cell office:value-type="float" office:value="-0.000156782076682072" calcext:value-type="float">
            <text:p>-0.000156782076682</text:p>
          </table:table-cell>
          <table:table-cell office:value-type="float" office:value="0.000193881923737621" calcext:value-type="float">
            <text:p>0.000193881923738</text:p>
          </table:table-cell>
          <table:table-cell office:value-type="float" office:value="-0.0000933053640926329" calcext:value-type="float">
            <text:p>-9.33053640926329E-05</text:p>
          </table:table-cell>
          <table:table-cell office:value-type="float" office:value="-0.0000865259211211" calcext:value-type="float">
            <text:p>-8.65259211211E-05</text:p>
          </table:table-cell>
          <table:table-cell office:value-type="float" office:value="0.0000381188962903789" calcext:value-type="float">
            <text:p>3.81188962903789E-05</text:p>
          </table:table-cell>
          <table:table-cell office:value-type="float" office:value="0.000142934384446125" calcext:value-type="float">
            <text:p>0.000142934384446</text:p>
          </table:table-cell>
          <table:table-cell office:value-type="float" office:value="-0.000142443046118712" calcext:value-type="float">
            <text:p>-0.000142443046119</text:p>
          </table:table-cell>
          <table:table-cell office:value-type="float" office:value="0.00000992170245076029" calcext:value-type="float">
            <text:p>9.92170245076029E-06</text:p>
          </table:table-cell>
          <table:table-cell office:value-type="float" office:value="0.000051255946734885" calcext:value-type="float">
            <text:p>5.1255946734885E-05</text:p>
          </table:table-cell>
          <table:table-cell office:value-type="float" office:value="0.000022911084303745" calcext:value-type="float">
            <text:p>2.2911084303745E-05</text:p>
          </table:table-cell>
          <table:table-cell office:value-type="float" office:value="-0.000124933001596828" calcext:value-type="float">
            <text:p>-0.000124933001597</text:p>
          </table:table-cell>
          <table:table-cell office:value-type="float" office:value="0.000100859302126555" calcext:value-type="float">
            <text:p>0.000100859302127</text:p>
          </table:table-cell>
          <table:table-cell office:value-type="float" office:value="0.0000403559277107057" calcext:value-type="float">
            <text:p>4.03559277107057E-05</text:p>
          </table:table-cell>
          <table:table-cell office:value-type="float" office:value="-0.000133215627656363" calcext:value-type="float">
            <text:p>-0.000133215627656</text:p>
          </table:table-cell>
          <table:table-cell office:value-type="float" office:value="0.000107544829742984" calcext:value-type="float">
            <text:p>0.000107544829743</text:p>
          </table:table-cell>
          <table:table-cell office:value-type="float" office:value="-0.000154764162835747" calcext:value-type="float">
            <text:p>-0.000154764162836</text:p>
          </table:table-cell>
          <table:table-cell office:value-type="float" office:value="0.000215367797695487" calcext:value-type="float">
            <text:p>0.000215367797695</text:p>
          </table:table-cell>
          <table:table-cell office:value-type="float" office:value="-0.000115760576382407" calcext:value-type="float">
            <text:p>-0.000115760576382</text:p>
          </table:table-cell>
          <table:table-cell office:value-type="float" office:value="0.00000300189724272704" calcext:value-type="float">
            <text:p>3.00189724272704E-06</text:p>
          </table:table-cell>
          <table:table-cell office:value-type="float" office:value="0.0000388698148183209" calcext:value-type="float">
            <text:p>3.88698148183209E-05</text:p>
          </table:table-cell>
          <table:table-cell office:value-type="float" office:value="-0.0000382745450159538" calcext:value-type="float">
            <text:p>-3.82745450159538E-05</text:p>
          </table:table-cell>
          <table:table-cell office:value-type="float" office:value="0.0000628084724617062" calcext:value-type="float">
            <text:p>6.28084724617062E-05</text:p>
          </table:table-cell>
          <table:table-cell office:value-type="float" office:value="-0.0000115877911468498" calcext:value-type="float">
            <text:p>-1.15877911468498E-05</text:p>
          </table:table-cell>
          <table:table-cell office:value-type="float" office:value="-0.000319034801097545" calcext:value-type="float">
            <text:p>-0.000319034801098</text:p>
          </table:table-cell>
          <table:table-cell office:value-type="float" office:value="0.00023831309923994" calcext:value-type="float">
            <text:p>0.00023831309924</text:p>
          </table:table-cell>
          <table:table-cell office:value-type="float" office:value="-0.00000232189943513705" calcext:value-type="float">
            <text:p>-2.32189943513705E-06</text:p>
          </table:table-cell>
          <table:table-cell office:value-type="float" office:value="-0.000047647217625707" calcext:value-type="float">
            <text:p>-4.7647217625707E-05</text:p>
          </table:table-cell>
          <table:table-cell office:value-type="float" office:value="0.0000394870656264257" calcext:value-type="float">
            <text:p>3.94870656264257E-05</text:p>
          </table:table-cell>
          <table:table-cell office:value-type="float" office:value="0.0000188316329965688" calcext:value-type="float">
            <text:p>1.88316329965688E-05</text:p>
          </table:table-cell>
          <table:table-cell office:value-type="float" office:value="-0.000157399430849692" calcext:value-type="float">
            <text:p>-0.00015739943085</text:p>
          </table:table-cell>
          <table:table-cell office:value-type="float" office:value="0.0000578895826462977" calcext:value-type="float">
            <text:p>5.78895826462977E-05</text:p>
          </table:table-cell>
          <table:table-cell office:value-type="float" office:value="0.0000980674288239558" calcext:value-type="float">
            <text:p>9.80674288239558E-05</text:p>
          </table:table-cell>
          <table:table-cell office:value-type="float" office:value="0.0000479297054415684" calcext:value-type="float">
            <text:p>4.79297054415684E-05</text:p>
          </table:table-cell>
          <table:table-cell office:value-type="float" office:value="-0.00000756044024427527" calcext:value-type="float">
            <text:p>-7.56044024427527E-06</text:p>
          </table:table-cell>
          <table:table-cell office:value-type="float" office:value="0.00000931181122740266" calcext:value-type="float">
            <text:p>9.31181122740266E-06</text:p>
          </table:table-cell>
          <table:table-cell office:value-type="float" office:value="-0.0000877187100019883" calcext:value-type="float">
            <text:p>-8.77187100019883E-05</text:p>
          </table:table-cell>
          <table:table-cell office:value-type="float" office:value="-0.0000724352742720313" calcext:value-type="float">
            <text:p>-7.24352742720313E-05</text:p>
          </table:table-cell>
          <table:table-cell office:value-type="float" office:value="0.0000413440540666943" calcext:value-type="float">
            <text:p>4.13440540666943E-05</text:p>
          </table:table-cell>
          <table:table-cell office:value-type="float" office:value="0.0000116348397643518" calcext:value-type="float">
            <text:p>1.16348397643518E-05</text:p>
          </table:table-cell>
          <table:table-cell office:value-type="float" office:value="0.000161924614550418" calcext:value-type="float">
            <text:p>0.00016192461455</text:p>
          </table:table-cell>
          <table:table-cell office:value-type="float" office:value="-0.000109486381212914" calcext:value-type="float">
            <text:p>-0.000109486381213</text:p>
          </table:table-cell>
          <table:table-cell office:value-type="float" office:value="-0.0000813095236024408" calcext:value-type="float">
            <text:p>-8.13095236024408E-05</text:p>
          </table:table-cell>
          <table:table-cell office:value-type="float" office:value="-0.0000238295630008434" calcext:value-type="float">
            <text:p>-2.38295630008434E-05</text:p>
          </table:table-cell>
          <table:table-cell office:value-type="float" office:value="0.000170752665822005" calcext:value-type="float">
            <text:p>0.000170752665822</text:p>
          </table:table-cell>
          <table:table-cell office:value-type="float" office:value="-0.000174378502661415" calcext:value-type="float">
            <text:p>-0.000174378502661</text:p>
          </table:table-cell>
          <table:table-cell office:value-type="float" office:value="0.000215122568969939" calcext:value-type="float">
            <text:p>0.00021512256897</text:p>
          </table:table-cell>
          <table:table-cell office:value-type="float" office:value="-0.000275461163940061" calcext:value-type="float">
            <text:p>-0.00027546116394</text:p>
          </table:table-cell>
          <table:table-cell office:value-type="float" office:value="-0.0000353161368416566" calcext:value-type="float">
            <text:p>-3.53161368416566E-05</text:p>
          </table:table-cell>
          <table:table-cell office:value-type="float" office:value="0.000214741250287614" calcext:value-type="float">
            <text:p>0.000214741250288</text:p>
          </table:table-cell>
          <table:table-cell office:value-type="float" office:value="0.000036415772485171" calcext:value-type="float">
            <text:p>3.6415772485171E-05</text:p>
          </table:table-cell>
          <table:table-cell office:value-type="float" office:value="-0.0000580239912007785" calcext:value-type="float">
            <text:p>-5.80239912007785E-05</text:p>
          </table:table-cell>
          <table:table-cell office:value-type="float" office:value="0.0000698686805398474" calcext:value-type="float">
            <text:p>6.98686805398474E-05</text:p>
          </table:table-cell>
          <table:table-cell office:value-type="float" office:value="-0.000248774772591803" calcext:value-type="float">
            <text:p>-0.000248774772592</text:p>
          </table:table-cell>
          <table:table-cell office:value-type="float" office:value="0.000242391050431501" calcext:value-type="float">
            <text:p>0.000242391050432</text:p>
          </table:table-cell>
          <table:table-cell office:value-type="float" office:value="-0.0000953872683107371" calcext:value-type="float">
            <text:p>-9.53872683107371E-05</text:p>
          </table:table-cell>
          <table:table-cell office:value-type="float" office:value="-0.0000840289476820299" calcext:value-type="float">
            <text:p>-8.40289476820299E-05</text:p>
          </table:table-cell>
          <table:table-cell office:value-type="float" office:value="0.0000555547522795574" calcext:value-type="float">
            <text:p>5.55547522795574E-05</text:p>
          </table:table-cell>
          <table:table-cell office:value-type="float" office:value="0.0000946464919654444" calcext:value-type="float">
            <text:p>9.46464919654444E-05</text:p>
          </table:table-cell>
          <table:table-cell office:value-type="float" office:value="-0.000151558973033039" calcext:value-type="float">
            <text:p>-0.000151558973033</text:p>
          </table:table-cell>
          <table:table-cell office:value-type="float" office:value="-0.0000202969422877231" calcext:value-type="float">
            <text:p>-2.02969422877231E-05</text:p>
          </table:table-cell>
          <table:table-cell office:value-type="float" office:value="0.0000642364893795322" calcext:value-type="float">
            <text:p>6.42364893795322E-05</text:p>
          </table:table-cell>
          <table:table-cell office:value-type="float" office:value="-0.000130102112612801" calcext:value-type="float">
            <text:p>-0.000130102112613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98380448668285" calcext:value-type="float">
            <text:p>0.498380448668285</text:p>
          </table:table-cell>
          <table:table-cell table:formula="of:=[.B9]*9.8" office:value-type="float" office:value="4.88412839694919" calcext:value-type="float">
            <text:p>4.8841283969491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342994034861694" calcext:value-type="float">
            <text:p>3.42994034861694E-06</text:p>
          </table:table-cell>
          <table:table-cell table:formula="of:=0.5*[.D12]*(([.D5]-[.C5])/([.D1]-[.C1]))^2" office:value-type="float" office:value="0.000047731407193808" calcext:value-type="float">
            <text:p>4.7731407193808E-05</text:p>
          </table:table-cell>
          <table:table-cell table:formula="of:=0.5*[.E12]*(([.E5]-[.D5])/([.E1]-[.D1]))^2" office:value-type="float" office:value="0.0000335913752452765" calcext:value-type="float">
            <text:p>3.35913752452765E-05</text:p>
          </table:table-cell>
          <table:table-cell table:formula="of:=0.5*[.F12]*(([.F5]-[.E5])/([.F1]-[.E1]))^2" office:value-type="float" office:value="0.0000168966905451823" calcext:value-type="float">
            <text:p>1.68966905451823E-05</text:p>
          </table:table-cell>
          <table:table-cell table:formula="of:=0.5*[.G12]*(([.G5]-[.F5])/([.G1]-[.F1]))^2" office:value-type="float" office:value="0.00000806264331134934" calcext:value-type="float">
            <text:p>8.06264331134934E-06</text:p>
          </table:table-cell>
          <table:table-cell table:formula="of:=0.5*[.H12]*(([.H5]-[.G5])/([.H1]-[.G1]))^2" office:value-type="float" office:value="0.0000221093876888942" calcext:value-type="float">
            <text:p>2.21093876888942E-05</text:p>
          </table:table-cell>
          <table:table-cell table:formula="of:=0.5*[.I12]*(([.I5]-[.H5])/([.I1]-[.H1]))^2" office:value-type="float" office:value="0.000000316391381738632" calcext:value-type="float">
            <text:p>3.16391381738632E-07</text:p>
          </table:table-cell>
          <table:table-cell table:formula="of:=0.5*[.J12]*(([.J5]-[.I5])/([.J1]-[.I1]))^2" office:value-type="float" office:value="0.0000763231986405777" calcext:value-type="float">
            <text:p>7.63231986405777E-05</text:p>
          </table:table-cell>
          <table:table-cell table:formula="of:=0.5*[.K12]*(([.K5]-[.J5])/([.K1]-[.J1]))^2" office:value-type="float" office:value="0.00000107812030552957" calcext:value-type="float">
            <text:p>1.07812030552957E-06</text:p>
          </table:table-cell>
          <table:table-cell table:formula="of:=0.5*[.L12]*(([.L5]-[.K5])/([.L1]-[.K1]))^2" office:value-type="float" office:value="0.0000000992267153229759" calcext:value-type="float">
            <text:p>9.92267153229759E-08</text:p>
          </table:table-cell>
          <table:table-cell table:formula="of:=0.5*[.M12]*(([.M5]-[.L5])/([.M1]-[.L1]))^2" office:value-type="float" office:value="0.00000517965323675888" calcext:value-type="float">
            <text:p>5.17965323675888E-06</text:p>
          </table:table-cell>
          <table:table-cell table:formula="of:=0.5*[.N12]*(([.N5]-[.M5])/([.N1]-[.M1]))^2" office:value-type="float" office:value="0.0000000342058606750824" calcext:value-type="float">
            <text:p>3.42058606750824E-08</text:p>
          </table:table-cell>
          <table:table-cell table:formula="of:=0.5*[.O12]*(([.O5]-[.N5])/([.O1]-[.N1]))^2" office:value-type="float" office:value="0.000000164957531071729" calcext:value-type="float">
            <text:p>1.64957531071729E-07</text:p>
          </table:table-cell>
          <table:table-cell table:formula="of:=0.5*[.P12]*(([.P5]-[.O5])/([.P1]-[.O1]))^2" office:value-type="float" office:value="0.000114211544524211" calcext:value-type="float">
            <text:p>0.000114211544524</text:p>
          </table:table-cell>
          <table:table-cell table:formula="of:=0.5*[.Q12]*(([.Q5]-[.P5])/([.Q1]-[.P1]))^2" office:value-type="float" office:value="0.0000696770184884158" calcext:value-type="float">
            <text:p>6.96770184884158E-05</text:p>
          </table:table-cell>
          <table:table-cell table:formula="of:=0.5*[.R12]*(([.R5]-[.Q5])/([.R1]-[.Q1]))^2" office:value-type="float" office:value="0.00000134905740762528" calcext:value-type="float">
            <text:p>1.34905740762528E-06</text:p>
          </table:table-cell>
          <table:table-cell table:formula="of:=0.5*[.S12]*(([.S5]-[.R5])/([.S1]-[.R1]))^2" office:value-type="float" office:value="0.000000199118454732954" calcext:value-type="float">
            <text:p>1.99118454732954E-07</text:p>
          </table:table-cell>
          <table:table-cell table:formula="of:=0.5*[.T12]*(([.T5]-[.S5])/([.T1]-[.S1]))^2" office:value-type="float" office:value="0.000000091227910435851" calcext:value-type="float">
            <text:p>9.1227910435851E-08</text:p>
          </table:table-cell>
          <table:table-cell table:formula="of:=0.5*[.U12]*(([.U5]-[.T5])/([.U1]-[.T1]))^2" office:value-type="float" office:value="0.0000110529507716372" calcext:value-type="float">
            <text:p>1.10529507716372E-05</text:p>
          </table:table-cell>
          <table:table-cell table:formula="of:=0.5*[.V12]*(([.V5]-[.U5])/([.V1]-[.U1]))^2" office:value-type="float" office:value="0.00000486573989290402" calcext:value-type="float">
            <text:p>4.86573989290402E-06</text:p>
          </table:table-cell>
          <table:table-cell table:formula="of:=0.5*[.W12]*(([.W5]-[.V5])/([.W1]-[.V1]))^2" office:value-type="float" office:value="0.00000741461606979913" calcext:value-type="float">
            <text:p>7.41461606979913E-06</text:p>
          </table:table-cell>
          <table:table-cell table:formula="of:=0.5*[.X12]*(([.X5]-[.W5])/([.X1]-[.W1]))^2" office:value-type="float" office:value="0.0000090169758754308" calcext:value-type="float">
            <text:p>9.0169758754308E-06</text:p>
          </table:table-cell>
          <table:table-cell table:formula="of:=0.5*[.Y12]*(([.Y5]-[.X5])/([.Y1]-[.X1]))^2" office:value-type="float" office:value="0.00000263784261233211" calcext:value-type="float">
            <text:p>2.63784261233211E-06</text:p>
          </table:table-cell>
          <table:table-cell table:formula="of:=0.5*[.Z12]*(([.Z5]-[.Y5])/([.Z1]-[.Y1]))^2" office:value-type="float" office:value="0.0000519787508577248" calcext:value-type="float">
            <text:p>5.19787508577248E-05</text:p>
          </table:table-cell>
          <table:table-cell table:formula="of:=0.5*[.AA12]*(([.AA5]-[.Z5])/([.AA1]-[.Z1]))^2" office:value-type="float" office:value="0.000104801737833339" calcext:value-type="float">
            <text:p>0.000104801737833</text:p>
          </table:table-cell>
          <table:table-cell table:formula="of:=0.5*[.AB12]*(([.AB5]-[.AA5])/([.AB1]-[.AA1]))^2" office:value-type="float" office:value="0.0000402790369685482" calcext:value-type="float">
            <text:p>4.02790369685482E-05</text:p>
          </table:table-cell>
          <table:table-cell table:formula="of:=0.5*[.AC12]*(([.AC5]-[.AB5])/([.AC1]-[.AB1]))^2" office:value-type="float" office:value="0.000207584001040717" calcext:value-type="float">
            <text:p>0.000207584001041</text:p>
          </table:table-cell>
          <table:table-cell table:formula="of:=0.5*[.AD12]*(([.AD5]-[.AC5])/([.AD1]-[.AC1]))^2" office:value-type="float" office:value="0.00000791566161334239" calcext:value-type="float">
            <text:p>7.91566161334239E-06</text:p>
          </table:table-cell>
          <table:table-cell table:formula="of:=0.5*[.AE12]*(([.AE5]-[.AD5])/([.AE1]-[.AD1]))^2" office:value-type="float" office:value="0.0000000546285364341997" calcext:value-type="float">
            <text:p>5.46285364341997E-08</text:p>
          </table:table-cell>
          <table:table-cell table:formula="of:=0.5*[.AF12]*(([.AF5]-[.AE5])/([.AF1]-[.AE1]))^2" office:value-type="float" office:value="0.00000787662708433744" calcext:value-type="float">
            <text:p>7.87662708433744E-06</text:p>
          </table:table-cell>
          <table:table-cell table:formula="of:=0.5*[.AG12]*(([.AG5]-[.AF5])/([.AG1]-[.AF1]))^2" office:value-type="float" office:value="0.00000159580378697856" calcext:value-type="float">
            <text:p>1.59580378697856E-06</text:p>
          </table:table-cell>
          <table:table-cell table:formula="of:=0.5*[.AH12]*(([.AH5]-[.AG5])/([.AH1]-[.AG1]))^2" office:value-type="float" office:value="0.0000083042313035052" calcext:value-type="float">
            <text:p>8.3042313035052E-06</text:p>
          </table:table-cell>
          <table:table-cell table:formula="of:=0.5*[.AI12]*(([.AI5]-[.AH5])/([.AI1]-[.AH1]))^2" office:value-type="float" office:value="0.00000000152851125918638" calcext:value-type="float">
            <text:p>1.52851125918638E-09</text:p>
          </table:table-cell>
          <table:table-cell table:formula="of:=0.5*[.AJ12]*(([.AJ5]-[.AI5])/([.AJ1]-[.AI1]))^2" office:value-type="float" office:value="0.000000904004548861816" calcext:value-type="float">
            <text:p>9.04004548861816E-07</text:p>
          </table:table-cell>
          <table:table-cell table:formula="of:=0.5*[.AK12]*(([.AK5]-[.AJ5])/([.AK1]-[.AJ1]))^2" office:value-type="float" office:value="0.00000042108330708148" calcext:value-type="float">
            <text:p>4.2108330708148E-07</text:p>
          </table:table-cell>
          <table:table-cell table:formula="of:=0.5*[.AL12]*(([.AL5]-[.AK5])/([.AL1]-[.AK1]))^2" office:value-type="float" office:value="0.000004070286830425" calcext:value-type="float">
            <text:p>4.070286830425E-06</text:p>
          </table:table-cell>
          <table:table-cell table:formula="of:=0.5*[.AM12]*(([.AM5]-[.AL5])/([.AM1]-[.AL1]))^2" office:value-type="float" office:value="0.000000885345578375567" calcext:value-type="float">
            <text:p>8.85345578375567E-07</text:p>
          </table:table-cell>
          <table:table-cell table:formula="of:=0.5*[.AN12]*(([.AN5]-[.AM5])/([.AN1]-[.AM1]))^2" office:value-type="float" office:value="0.0000191057851536037" calcext:value-type="float">
            <text:p>1.91057851536037E-05</text:p>
          </table:table-cell>
          <table:table-cell table:formula="of:=0.5*[.AO12]*(([.AO5]-[.AN5])/([.AO1]-[.AN1]))^2" office:value-type="float" office:value="0.000000876679733557301" calcext:value-type="float">
            <text:p>8.76679733557301E-07</text:p>
          </table:table-cell>
          <table:table-cell table:formula="of:=0.5*[.AP12]*(([.AP5]-[.AO5])/([.AP1]-[.AO1]))^2" office:value-type="float" office:value="0.000000590505571394137" calcext:value-type="float">
            <text:p>5.90505571394137E-07</text:p>
          </table:table-cell>
          <table:table-cell table:formula="of:=0.5*[.AQ12]*(([.AQ5]-[.AP5])/([.AQ1]-[.AP1]))^2" office:value-type="float" office:value="0.00210362958990109" calcext:value-type="float">
            <text:p>0.002103629589901</text:p>
          </table:table-cell>
          <table:table-cell table:formula="of:=0.5*[.AR12]*(([.AR5]-[.AQ5])/([.AR1]-[.AQ1]))^2" office:value-type="float" office:value="0.00120126718371298" calcext:value-type="float">
            <text:p>0.001201267183713</text:p>
          </table:table-cell>
          <table:table-cell table:formula="of:=0.5*[.AS12]*(([.AS5]-[.AR5])/([.AS1]-[.AR1]))^2" office:value-type="float" office:value="0.000834786679524402" calcext:value-type="float">
            <text:p>0.000834786679524</text:p>
          </table:table-cell>
          <table:table-cell table:formula="of:=0.5*[.AT12]*(([.AT5]-[.AS5])/([.AT1]-[.AS1]))^2" office:value-type="float" office:value="0.00325928546433701" calcext:value-type="float">
            <text:p>0.003259285464337</text:p>
          </table:table-cell>
          <table:table-cell table:formula="of:=0.5*[.AU12]*(([.AU5]-[.AT5])/([.AU1]-[.AT1]))^2" office:value-type="float" office:value="0.000414506793397163" calcext:value-type="float">
            <text:p>0.000414506793397</text:p>
          </table:table-cell>
          <table:table-cell table:formula="of:=0.5*[.AV12]*(([.AV5]-[.AU5])/([.AV1]-[.AU1]))^2" office:value-type="float" office:value="0.0263256394300136" calcext:value-type="float">
            <text:p>0.026325639430014</text:p>
          </table:table-cell>
          <table:table-cell table:formula="of:=0.5*[.AW12]*(([.AW5]-[.AV5])/([.AW1]-[.AV1]))^2" office:value-type="float" office:value="0.00306998708780513" calcext:value-type="float">
            <text:p>0.003069987087805</text:p>
          </table:table-cell>
          <table:table-cell table:formula="of:=0.5*[.AX12]*(([.AX5]-[.AW5])/([.AX1]-[.AW1]))^2" office:value-type="float" office:value="0.0459201383229927" calcext:value-type="float">
            <text:p>0.045920138322993</text:p>
          </table:table-cell>
          <table:table-cell table:formula="of:=0.5*[.AY12]*(([.AY5]-[.AX5])/([.AY1]-[.AX1]))^2" office:value-type="float" office:value="0.0201392737506758" calcext:value-type="float">
            <text:p>0.020139273750676</text:p>
          </table:table-cell>
          <table:table-cell table:formula="of:=0.5*[.AZ12]*(([.AZ5]-[.AY5])/([.AZ1]-[.AY1]))^2" office:value-type="float" office:value="0.0184605507951423" calcext:value-type="float">
            <text:p>0.018460550795142</text:p>
          </table:table-cell>
          <table:table-cell table:formula="of:=0.5*[.BA12]*(([.BA5]-[.AZ5])/([.BA1]-[.AZ1]))^2" office:value-type="float" office:value="0.000758594198039426" calcext:value-type="float">
            <text:p>0.000758594198039</text:p>
          </table:table-cell>
          <table:table-cell table:formula="of:=0.5*[.BB12]*(([.BB5]-[.BA5])/([.BB1]-[.BA1]))^2" office:value-type="float" office:value="0.0208488493489675" calcext:value-type="float">
            <text:p>0.020848849348968</text:p>
          </table:table-cell>
          <table:table-cell table:formula="of:=0.5*[.BC12]*(([.BC5]-[.BB5])/([.BC1]-[.BB1]))^2" office:value-type="float" office:value="0.00275910042457192" calcext:value-type="float">
            <text:p>0.002759100424572</text:p>
          </table:table-cell>
          <table:table-cell table:formula="of:=0.5*[.BD12]*(([.BD5]-[.BC5])/([.BD1]-[.BC1]))^2" office:value-type="float" office:value="0.00130016185413937" calcext:value-type="float">
            <text:p>0.001300161854139</text:p>
          </table:table-cell>
          <table:table-cell table:formula="of:=0.5*[.BE12]*(([.BE5]-[.BD5])/([.BE1]-[.BD1]))^2" office:value-type="float" office:value="0.00227158905206063" calcext:value-type="float">
            <text:p>0.002271589052061</text:p>
          </table:table-cell>
          <table:table-cell table:formula="of:=0.5*[.BF12]*(([.BF5]-[.BE5])/([.BF1]-[.BE1]))^2" office:value-type="float" office:value="0.0440085291516925" calcext:value-type="float">
            <text:p>0.044008529151693</text:p>
          </table:table-cell>
          <table:table-cell table:formula="of:=0.5*[.BG12]*(([.BG5]-[.BF5])/([.BG1]-[.BF1]))^2" office:value-type="float" office:value="0.00244737988648738" calcext:value-type="float">
            <text:p>0.002447379886487</text:p>
          </table:table-cell>
          <table:table-cell table:formula="of:=0.5*[.BH12]*(([.BH5]-[.BG5])/([.BH1]-[.BG1]))^2" office:value-type="float" office:value="0.00194635601652729" calcext:value-type="float">
            <text:p>0.001946356016527</text:p>
          </table:table-cell>
          <table:table-cell table:formula="of:=0.5*[.BI12]*(([.BI5]-[.BH5])/([.BI1]-[.BH1]))^2" office:value-type="float" office:value="0.00105550173611382" calcext:value-type="float">
            <text:p>0.001055501736114</text:p>
          </table:table-cell>
          <table:table-cell table:formula="of:=0.5*[.BJ12]*(([.BJ5]-[.BI5])/([.BJ1]-[.BI1]))^2" office:value-type="float" office:value="0.0109085954113146" calcext:value-type="float">
            <text:p>0.010908595411315</text:p>
          </table:table-cell>
          <table:table-cell table:formula="of:=0.5*[.BK12]*(([.BK5]-[.BJ5])/([.BK1]-[.BJ1]))^2" office:value-type="float" office:value="0.000110230421398798" calcext:value-type="float">
            <text:p>0.000110230421399</text:p>
          </table:table-cell>
          <table:table-cell table:formula="of:=0.5*[.BL12]*(([.BL5]-[.BK5])/([.BL1]-[.BK1]))^2" office:value-type="float" office:value="0.000535721049411227" calcext:value-type="float">
            <text:p>0.000535721049411</text:p>
          </table:table-cell>
          <table:table-cell table:formula="of:=0.5*[.BM12]*(([.BM5]-[.BL5])/([.BM1]-[.BL1]))^2" office:value-type="float" office:value="0.0000407719742843118" calcext:value-type="float">
            <text:p>4.07719742843118E-05</text:p>
          </table:table-cell>
          <table:table-cell table:formula="of:=0.5*[.BN12]*(([.BN5]-[.BM5])/([.BN1]-[.BM1]))^2" office:value-type="float" office:value="0.0113846466668211" calcext:value-type="float">
            <text:p>0.011384646666821</text:p>
          </table:table-cell>
          <table:table-cell table:formula="of:=0.5*[.BO12]*(([.BO5]-[.BN5])/([.BO1]-[.BN1]))^2" office:value-type="float" office:value="0.070837213665423" calcext:value-type="float">
            <text:p>0.070837213665423</text:p>
          </table:table-cell>
          <table:table-cell table:formula="of:=0.5*[.BP12]*(([.BP5]-[.BO5])/([.BP1]-[.BO1]))^2" office:value-type="float" office:value="0.0187069657788829" calcext:value-type="float">
            <text:p>0.018706965778883</text:p>
          </table:table-cell>
          <table:table-cell table:formula="of:=0.5*[.BQ12]*(([.BQ5]-[.BP5])/([.BQ1]-[.BP1]))^2" office:value-type="float" office:value="0.000145664582501322" calcext:value-type="float">
            <text:p>0.000145664582501</text:p>
          </table:table-cell>
          <table:table-cell table:formula="of:=0.5*[.BR12]*(([.BR5]-[.BQ5])/([.BR1]-[.BQ1]))^2" office:value-type="float" office:value="0.000606882909663402" calcext:value-type="float">
            <text:p>0.000606882909663</text:p>
          </table:table-cell>
          <table:table-cell table:formula="of:=0.5*[.BS12]*(([.BS5]-[.BR5])/([.BS1]-[.BR1]))^2" office:value-type="float" office:value="0.00259727026450705" calcext:value-type="float">
            <text:p>0.002597270264507</text:p>
          </table:table-cell>
          <table:table-cell table:formula="of:=0.5*[.BT12]*(([.BT5]-[.BS5])/([.BT1]-[.BS1]))^2" office:value-type="float" office:value="0.0331594066422504" calcext:value-type="float">
            <text:p>0.03315940664225</text:p>
          </table:table-cell>
          <table:table-cell table:formula="of:=0.5*[.BU12]*(([.BU5]-[.BT5])/([.BU1]-[.BT1]))^2" office:value-type="float" office:value="0.00732220691885861" calcext:value-type="float">
            <text:p>0.007322206918859</text:p>
          </table:table-cell>
          <table:table-cell table:formula="of:=0.5*[.BV12]*(([.BV5]-[.BU5])/([.BV1]-[.BU1]))^2" office:value-type="float" office:value="0.0000485067722510926" calcext:value-type="float">
            <text:p>4.85067722510926E-05</text:p>
          </table:table-cell>
          <table:table-cell table:formula="of:=0.5*[.BW12]*(([.BW5]-[.BV5])/([.BW1]-[.BV1]))^2" office:value-type="float" office:value="0.000315523009259314" calcext:value-type="float">
            <text:p>0.000315523009259</text:p>
          </table:table-cell>
          <table:table-cell table:formula="of:=0.5*[.BX12]*(([.BX5]-[.BW5])/([.BX1]-[.BW1]))^2" office:value-type="float" office:value="0.00229945963376323" calcext:value-type="float">
            <text:p>0.002299459633763</text:p>
          </table:table-cell>
          <table:table-cell table:formula="of:=0.5*[.BY12]*(([.BY5]-[.BX5])/([.BY1]-[.BX1]))^2" office:value-type="float" office:value="0.00020823148719521" calcext:value-type="float">
            <text:p>0.000208231487195</text:p>
          </table:table-cell>
          <table:table-cell table:formula="of:=0.5*[.BZ12]*(([.BZ5]-[.BY5])/([.BZ1]-[.BY1]))^2" office:value-type="float" office:value="0.00836545300968865" calcext:value-type="float">
            <text:p>0.008365453009689</text:p>
          </table:table-cell>
          <table:table-cell table:formula="of:=0.5*[.CA12]*(([.CA5]-[.BZ5])/([.CA1]-[.BZ1]))^2" office:value-type="float" office:value="0.0443641539119729" calcext:value-type="float">
            <text:p>0.044364153911973</text:p>
          </table:table-cell>
          <table:table-cell table:formula="of:=0.5*[.CB12]*(([.CB5]-[.CA5])/([.CB1]-[.CA1]))^2" office:value-type="float" office:value="0.00265097336839462" calcext:value-type="float">
            <text:p>0.002650973368395</text:p>
          </table:table-cell>
          <table:table-cell table:formula="of:=0.5*[.CC12]*(([.CC5]-[.CB5])/([.CC1]-[.CB1]))^2" office:value-type="float" office:value="0.00200351488157956" calcext:value-type="float">
            <text:p>0.00200351488158</text:p>
          </table:table-cell>
          <table:table-cell table:formula="of:=0.5*[.CD12]*(([.CD5]-[.CC5])/([.CD1]-[.CC1]))^2" office:value-type="float" office:value="0.0037092572061054" calcext:value-type="float">
            <text:p>0.003709257206105</text:p>
          </table:table-cell>
          <table:table-cell table:formula="of:=0.5*[.CE12]*(([.CE5]-[.CD5])/([.CE1]-[.CD1]))^2" office:value-type="float" office:value="0.00328031133509948" calcext:value-type="float">
            <text:p>0.003280311335099</text:p>
          </table:table-cell>
          <table:table-cell table:formula="of:=0.5*[.CF12]*(([.CF5]-[.CE5])/([.CF1]-[.CE1]))^2" office:value-type="float" office:value="0.0121639620033998" calcext:value-type="float">
            <text:p>0.0121639620034</text:p>
          </table:table-cell>
          <table:table-cell table:formula="of:=0.5*[.CG12]*(([.CG5]-[.CF5])/([.CG1]-[.CF1]))^2" office:value-type="float" office:value="0.0162798130583642" calcext:value-type="float">
            <text:p>0.016279813058364</text:p>
          </table:table-cell>
          <table:table-cell table:formula="of:=0.5*[.CH12]*(([.CH5]-[.CG5])/([.CH1]-[.CG1]))^2" office:value-type="float" office:value="0.00963739721950994" calcext:value-type="float">
            <text:p>0.00963739721951</text:p>
          </table:table-cell>
          <table:table-cell table:formula="of:=0.5*[.CI12]*(([.CI5]-[.CH5])/([.CI1]-[.CH1]))^2" office:value-type="float" office:value="0.0000734206018954801" calcext:value-type="float">
            <text:p>7.34206018954801E-05</text:p>
          </table:table-cell>
          <table:table-cell table:formula="of:=0.5*[.CJ12]*(([.CJ5]-[.CI5])/([.CJ1]-[.CI1]))^2" office:value-type="float" office:value="0.0329886886254514" calcext:value-type="float">
            <text:p>0.032988688625452</text:p>
          </table:table-cell>
          <table:table-cell table:formula="of:=0.5*[.CK12]*(([.CK5]-[.CJ5])/([.CK1]-[.CJ1]))^2" office:value-type="float" office:value="0.0323318950274381" calcext:value-type="float">
            <text:p>0.032331895027438</text:p>
          </table:table-cell>
          <table:table-cell table:formula="of:=0.5*[.CL12]*(([.CL5]-[.CK5])/([.CL1]-[.CK1]))^2" office:value-type="float" office:value="0.00156159458929635" calcext:value-type="float">
            <text:p>0.001561594589296</text:p>
          </table:table-cell>
          <table:table-cell table:formula="of:=0.5*[.CM12]*(([.CM5]-[.CL5])/([.CM1]-[.CL1]))^2" office:value-type="float" office:value="0.0271367901324729" calcext:value-type="float">
            <text:p>0.027136790132473</text:p>
          </table:table-cell>
          <table:table-cell table:formula="of:=0.5*[.CN12]*(([.CN5]-[.CM5])/([.CN1]-[.CM1]))^2" office:value-type="float" office:value="0.000455490122189667" calcext:value-type="float">
            <text:p>0.00045549012219</text:p>
          </table:table-cell>
          <table:table-cell table:formula="of:=0.5*[.CO12]*(([.CO5]-[.CN5])/([.CO1]-[.CN1]))^2" office:value-type="float" office:value="0.0578037710240634" calcext:value-type="float">
            <text:p>0.057803771024063</text:p>
          </table:table-cell>
          <table:table-cell table:formula="of:=0.5*[.CP12]*(([.CP5]-[.CO5])/([.CP1]-[.CO1]))^2" office:value-type="float" office:value="0.0419255592596568" calcext:value-type="float">
            <text:p>0.041925559259657</text:p>
          </table:table-cell>
          <table:table-cell table:formula="of:=0.5*[.CQ12]*(([.CQ5]-[.CP5])/([.CQ1]-[.CP1]))^2" office:value-type="float" office:value="0.0313449482475146" calcext:value-type="float">
            <text:p>0.031344948247515</text:p>
          </table:table-cell>
          <table:table-cell table:formula="of:=0.5*[.CR12]*(([.CR5]-[.CQ5])/([.CR1]-[.CQ1]))^2" office:value-type="float" office:value="0.00193918820800708" calcext:value-type="float">
            <text:p>0.001939188208007</text:p>
          </table:table-cell>
          <table:table-cell table:formula="of:=0.5*[.CS12]*(([.CS5]-[.CR5])/([.CS1]-[.CR1]))^2" office:value-type="float" office:value="0.0359610484285037" calcext:value-type="float">
            <text:p>0.035961048428504</text:p>
          </table:table-cell>
          <table:table-cell table:formula="of:=0.5*[.CT12]*(([.CT5]-[.CS5])/([.CT1]-[.CS1]))^2" office:value-type="float" office:value="0.043814629841852" calcext:value-type="float">
            <text:p>0.043814629841852</text:p>
          </table:table-cell>
          <table:table-cell table:formula="of:=0.5*[.CU12]*(([.CU5]-[.CT5])/([.CU1]-[.CT1]))^2" office:value-type="float" office:value="0.000233273476970526" calcext:value-type="float">
            <text:p>0.000233273476971</text:p>
          </table:table-cell>
          <table:table-cell table:formula="of:=0.5*[.CV12]*(([.CV5]-[.CU5])/([.CV1]-[.CU1]))^2" office:value-type="float" office:value="0.00335569399558158" calcext:value-type="float">
            <text:p>0.003355693995582</text:p>
          </table:table-cell>
          <table:table-cell table:formula="of:=0.5*[.CW12]*(([.CW5]-[.CV5])/([.CW1]-[.CV1]))^2" office:value-type="float" office:value="0.000263614170835755" calcext:value-type="float">
            <text:p>0.000263614170836</text:p>
          </table:table-cell>
          <table:table-cell table:formula="of:=0.5*[.CX12]*(([.CX5]-[.CW5])/([.CX1]-[.CW1]))^2" office:value-type="float" office:value="0.0103445635542535" calcext:value-type="float">
            <text:p>0.010344563554254</text:p>
          </table:table-cell>
          <table:table-cell table:formula="of:=0.5*[.CY12]*(([.CY5]-[.CX5])/([.CY1]-[.CX1]))^2" office:value-type="float" office:value="0.0162525157619526" calcext:value-type="float">
            <text:p>0.016252515761953</text:p>
          </table:table-cell>
          <table:table-cell table:formula="of:=0.5*[.CZ12]*(([.CZ5]-[.CY5])/([.CZ1]-[.CY1]))^2" office:value-type="float" office:value="0.0283611442113105" calcext:value-type="float">
            <text:p>0.028361144211311</text:p>
          </table:table-cell>
          <table:table-cell table:formula="of:=0.5*[.DA12]*(([.DA5]-[.CZ5])/([.DA1]-[.CZ1]))^2" office:value-type="float" office:value="0.0232599043408129" calcext:value-type="float">
            <text:p>0.023259904340813</text:p>
          </table:table-cell>
          <table:table-cell table:formula="of:=0.5*[.DB12]*(([.DB5]-[.DA5])/([.DB1]-[.DA1]))^2" office:value-type="float" office:value="0.00190098525712688" calcext:value-type="float">
            <text:p>0.001900985257127</text:p>
          </table:table-cell>
          <table:table-cell table:formula="of:=0.5*[.DC12]*(([.DC5]-[.DB5])/([.DC1]-[.DB1]))^2" office:value-type="float" office:value="0.0146953825009476" calcext:value-type="float">
            <text:p>0.014695382500948</text:p>
          </table:table-cell>
          <table:table-cell table:formula="of:=0.5*[.DD12]*(([.DD5]-[.DC5])/([.DD1]-[.DC1]))^2" office:value-type="float" office:value="0.0340344308493047" calcext:value-type="float">
            <text:p>0.034034430849305</text:p>
          </table:table-cell>
          <table:table-cell table:formula="of:=0.5*[.DE12]*(([.DE5]-[.DD5])/([.DE1]-[.DD1]))^2" office:value-type="float" office:value="0.0223497408421855" calcext:value-type="float">
            <text:p>0.022349740842186</text:p>
          </table:table-cell>
          <table:table-cell table:formula="of:=0.5*[.DF12]*(([.DF5]-[.DE5])/([.DF1]-[.DE1]))^2" office:value-type="float" office:value="0.022858216559041" calcext:value-type="float">
            <text:p>0.022858216559041</text:p>
          </table:table-cell>
          <table:table-cell table:formula="of:=0.5*[.DG12]*(([.DG5]-[.DF5])/([.DG1]-[.DF1]))^2" office:value-type="float" office:value="0.0823077704681719" calcext:value-type="float">
            <text:p>0.082307770468172</text:p>
          </table:table-cell>
          <table:table-cell table:formula="of:=0.5*[.DH12]*(([.DH5]-[.DG5])/([.DH1]-[.DG1]))^2" office:value-type="float" office:value="0.100357942403471" calcext:value-type="float">
            <text:p>0.100357942403471</text:p>
          </table:table-cell>
          <table:table-cell table:formula="of:=0.5*[.DI12]*(([.DI5]-[.DH5])/([.DI1]-[.DH1]))^2" office:value-type="float" office:value="0.0401704058986077" calcext:value-type="float">
            <text:p>0.040170405898608</text:p>
          </table:table-cell>
          <table:table-cell table:formula="of:=0.5*[.DJ12]*(([.DJ5]-[.DI5])/([.DJ1]-[.DI1]))^2" office:value-type="float" office:value="0.0232032484342902" calcext:value-type="float">
            <text:p>0.02320324843429</text:p>
          </table:table-cell>
          <table:table-cell table:formula="of:=0.5*[.DK12]*(([.DK5]-[.DJ5])/([.DK1]-[.DJ1]))^2" office:value-type="float" office:value="0.000141259011124819" calcext:value-type="float">
            <text:p>0.000141259011125</text:p>
          </table:table-cell>
          <table:table-cell table:formula="of:=0.5*[.DL12]*(([.DL5]-[.DK5])/([.DL1]-[.DK1]))^2" office:value-type="float" office:value="0.0144448976013134" calcext:value-type="float">
            <text:p>0.014444897601314</text:p>
          </table:table-cell>
          <table:table-cell table:formula="of:=0.5*[.DM12]*(([.DM5]-[.DL5])/([.DM1]-[.DL1]))^2" office:value-type="float" office:value="0.00127122744649756" calcext:value-type="float">
            <text:p>0.001271227446498</text:p>
          </table:table-cell>
          <table:table-cell table:formula="of:=0.5*[.DN12]*(([.DN5]-[.DM5])/([.DN1]-[.DM1]))^2" office:value-type="float" office:value="0.0257615345374679" calcext:value-type="float">
            <text:p>0.025761534537468</text:p>
          </table:table-cell>
          <table:table-cell table:formula="of:=0.5*[.DO12]*(([.DO5]-[.DN5])/([.DO1]-[.DN1]))^2" office:value-type="float" office:value="0.00404793506338875" calcext:value-type="float">
            <text:p>0.004047935063389</text:p>
          </table:table-cell>
          <table:table-cell table:formula="of:=0.5*[.DP12]*(([.DP5]-[.DO5])/([.DP1]-[.DO1]))^2" office:value-type="float" office:value="0.000928874189463585" calcext:value-type="float">
            <text:p>0.000928874189464</text:p>
          </table:table-cell>
          <table:table-cell table:formula="of:=0.5*[.DQ12]*(([.DQ5]-[.DP5])/([.DQ1]-[.DP1]))^2" office:value-type="float" office:value="0.00773030289341465" calcext:value-type="float">
            <text:p>0.007730302893415</text:p>
          </table:table-cell>
          <table:table-cell table:formula="of:=0.5*[.DR12]*(([.DR5]-[.DQ5])/([.DR1]-[.DQ1]))^2" office:value-type="float" office:value="0.0643458317240185" calcext:value-type="float">
            <text:p>0.064345831724019</text:p>
          </table:table-cell>
          <table:table-cell table:formula="of:=0.5*[.DS12]*(([.DS5]-[.DR5])/([.DS1]-[.DR1]))^2" office:value-type="float" office:value="0.0978878931552117" calcext:value-type="float">
            <text:p>0.097887893155212</text:p>
          </table:table-cell>
          <table:table-cell table:formula="of:=0.5*[.DT12]*(([.DT5]-[.DS5])/([.DT1]-[.DS1]))^2" office:value-type="float" office:value="0.0197307128236877" calcext:value-type="float">
            <text:p>0.019730712823688</text:p>
          </table:table-cell>
          <table:table-cell table:formula="of:=0.5*[.DU12]*(([.DU5]-[.DT5])/([.DU1]-[.DT1]))^2" office:value-type="float" office:value="0.00239953855227979" calcext:value-type="float">
            <text:p>0.00239953855228</text:p>
          </table:table-cell>
          <table:table-cell table:formula="of:=0.5*[.DV12]*(([.DV5]-[.DU5])/([.DV1]-[.DU1]))^2" office:value-type="float" office:value="0.00081393071541652" calcext:value-type="float">
            <text:p>0.000813930715417</text:p>
          </table:table-cell>
          <table:table-cell table:formula="of:=0.5*[.DW12]*(([.DW5]-[.DV5])/([.DW1]-[.DV1]))^2" office:value-type="float" office:value="0.000334913104533714" calcext:value-type="float">
            <text:p>0.000334913104534</text:p>
          </table:table-cell>
          <table:table-cell table:formula="of:=0.5*[.DX12]*(([.DX5]-[.DW5])/([.DX1]-[.DW1]))^2" office:value-type="float" office:value="0.00169388043883607" calcext:value-type="float">
            <text:p>0.001693880438836</text:p>
          </table:table-cell>
          <table:table-cell table:formula="of:=0.5*[.DY12]*(([.DY5]-[.DX5])/([.DY1]-[.DX1]))^2" office:value-type="float" office:value="0.030289461451845" calcext:value-type="float">
            <text:p>0.030289461451845</text:p>
          </table:table-cell>
          <table:table-cell table:formula="of:=0.5*[.DZ12]*(([.DZ5]-[.DY5])/([.DZ1]-[.DY1]))^2" office:value-type="float" office:value="0.000807095471587789" calcext:value-type="float">
            <text:p>0.000807095471588</text:p>
          </table:table-cell>
          <table:table-cell table:formula="of:=0.5*[.EA12]*(([.EA5]-[.DZ5])/([.EA1]-[.DZ1]))^2" office:value-type="float" office:value="0.140811622145202" calcext:value-type="float">
            <text:p>0.140811622145202</text:p>
          </table:table-cell>
          <table:table-cell table:formula="of:=0.5*[.EB12]*(([.EB5]-[.EA5])/([.EB1]-[.EA1]))^2" office:value-type="float" office:value="0.00139244480338614" calcext:value-type="float">
            <text:p>0.001392444803386</text:p>
          </table:table-cell>
          <table:table-cell table:formula="of:=0.5*[.EC12]*(([.EC5]-[.EB5])/([.EC1]-[.EB1]))^2" office:value-type="float" office:value="0.000630423947158991" calcext:value-type="float">
            <text:p>0.000630423947159</text:p>
          </table:table-cell>
          <table:table-cell table:formula="of:=0.5*[.ED12]*(([.ED5]-[.EC5])/([.ED1]-[.EC1]))^2" office:value-type="float" office:value="0.000403374798044453" calcext:value-type="float">
            <text:p>0.000403374798044</text:p>
          </table:table-cell>
          <table:table-cell table:formula="of:=0.5*[.EE12]*(([.EE5]-[.ED5])/([.EE1]-[.ED1]))^2" office:value-type="float" office:value="0.00928717518277593" calcext:value-type="float">
            <text:p>0.009287175182776</text:p>
          </table:table-cell>
          <table:table-cell table:formula="of:=0.5*[.EF12]*(([.EF5]-[.EE5])/([.EF1]-[.EE1]))^2" office:value-type="float" office:value="0.00256522557735518" calcext:value-type="float">
            <text:p>0.002565225577355</text:p>
          </table:table-cell>
          <table:table-cell table:formula="of:=0.5*[.EG12]*(([.EG5]-[.EF5])/([.EG1]-[.EF1]))^2" office:value-type="float" office:value="0.0167904796087107" calcext:value-type="float">
            <text:p>0.016790479608711</text:p>
          </table:table-cell>
          <table:table-cell table:formula="of:=0.5*[.EH12]*(([.EH5]-[.EG5])/([.EH1]-[.EG1]))^2" office:value-type="float" office:value="0.000412927823720353" calcext:value-type="float">
            <text:p>0.00041292782372</text:p>
          </table:table-cell>
          <table:table-cell table:formula="of:=0.5*[.EI12]*(([.EI5]-[.EH5])/([.EI1]-[.EH1]))^2" office:value-type="float" office:value="0.00832947242301839" calcext:value-type="float">
            <text:p>0.008329472423018</text:p>
          </table:table-cell>
          <table:table-cell table:formula="of:=0.5*[.EJ12]*(([.EJ5]-[.EI5])/([.EJ1]-[.EI1]))^2" office:value-type="float" office:value="0.0000733124489427852" calcext:value-type="float">
            <text:p>7.33124489427852E-05</text:p>
          </table:table-cell>
          <table:table-cell table:formula="of:=0.5*[.EK12]*(([.EK5]-[.EJ5])/([.EK1]-[.EJ1]))^2" office:value-type="float" office:value="0.000413145093233254" calcext:value-type="float">
            <text:p>0.000413145093233</text:p>
          </table:table-cell>
          <table:table-cell table:formula="of:=0.5*[.EL12]*(([.EL5]-[.EK5])/([.EL1]-[.EK1]))^2" office:value-type="float" office:value="0.000551791251294793" calcext:value-type="float">
            <text:p>0.000551791251295</text:p>
          </table:table-cell>
          <table:table-cell table:formula="of:=0.5*[.EM12]*(([.EM5]-[.EL5])/([.EM1]-[.EL1]))^2" office:value-type="float" office:value="0.0421184771537028" calcext:value-type="float">
            <text:p>0.042118477153703</text:p>
          </table:table-cell>
          <table:table-cell table:formula="of:=0.5*[.EN12]*(([.EN5]-[.EM5])/([.EN1]-[.EM1]))^2" office:value-type="float" office:value="0.0427707054574347" calcext:value-type="float">
            <text:p>0.042770705457435</text:p>
          </table:table-cell>
          <table:table-cell table:formula="of:=0.5*[.EO12]*(([.EO5]-[.EN5])/([.EO1]-[.EN1]))^2" office:value-type="float" office:value="0.00292793216231481" calcext:value-type="float">
            <text:p>0.002927932162315</text:p>
          </table:table-cell>
          <table:table-cell table:formula="of:=0.5*[.EP12]*(([.EP5]-[.EO5])/([.EP1]-[.EO1]))^2" office:value-type="float" office:value="0.00583674706456641" calcext:value-type="float">
            <text:p>0.005836747064566</text:p>
          </table:table-cell>
          <table:table-cell table:formula="of:=0.5*[.EQ12]*(([.EQ5]-[.EP5])/([.EQ1]-[.EP1]))^2" office:value-type="float" office:value="0.00153088424130744" calcext:value-type="float">
            <text:p>0.001530884241307</text:p>
          </table:table-cell>
          <table:table-cell table:formula="of:=0.5*[.ER12]*(([.ER5]-[.EQ5])/([.ER1]-[.EQ1]))^2" office:value-type="float" office:value="0.000570311625172403" calcext:value-type="float">
            <text:p>0.000570311625172</text:p>
          </table:table-cell>
          <table:table-cell table:formula="of:=0.5*[.ES12]*(([.ES5]-[.ER5])/([.ES1]-[.ER1]))^2" office:value-type="float" office:value="0.0426742890896791" calcext:value-type="float">
            <text:p>0.042674289089679</text:p>
          </table:table-cell>
          <table:table-cell table:formula="of:=0.5*[.ET12]*(([.ET5]-[.ES5])/([.ET1]-[.ES1]))^2" office:value-type="float" office:value="0.0107367033694069" calcext:value-type="float">
            <text:p>0.010736703369407</text:p>
          </table:table-cell>
          <table:table-cell table:formula="of:=0.5*[.EU12]*(([.EU5]-[.ET5])/([.EU1]-[.ET1]))^2" office:value-type="float" office:value="0.000967331141504695" calcext:value-type="float">
            <text:p>0.000967331141505</text:p>
          </table:table-cell>
          <table:table-cell table:formula="of:=0.5*[.EV12]*(([.EV5]-[.EU5])/([.EV1]-[.EU1]))^2" office:value-type="float" office:value="0.00992236896577051" calcext:value-type="float">
            <text:p>0.009922368965771</text:p>
          </table:table-cell>
          <table:table-cell table:formula="of:=0.5*[.EW12]*(([.EW5]-[.EV5])/([.EW1]-[.EV1]))^2" office:value-type="float" office:value="0.0000962832124590255" calcext:value-type="float">
            <text:p>9.62832124590255E-05</text:p>
          </table:table-cell>
          <table:table-cell table:formula="of:=0.5*[.EX12]*(([.EX5]-[.EW5])/([.EX1]-[.EW1]))^2" office:value-type="float" office:value="0.0483804449784851" calcext:value-type="float">
            <text:p>0.048380444978485</text:p>
          </table:table-cell>
          <table:table-cell table:formula="of:=0.5*[.EY12]*(([.EY5]-[.EX5])/([.EY1]-[.EX1]))^2" office:value-type="float" office:value="0.00793104629733475" calcext:value-type="float">
            <text:p>0.007931046297335</text:p>
          </table:table-cell>
          <table:table-cell table:formula="of:=0.5*[.EZ12]*(([.EZ5]-[.EY5])/([.EZ1]-[.EY1]))^2" office:value-type="float" office:value="0.00218427512640653" calcext:value-type="float">
            <text:p>0.002184275126407</text:p>
          </table:table-cell>
          <table:table-cell table:formula="of:=0.5*[.FA12]*(([.FA5]-[.EZ5])/([.FA1]-[.EZ1]))^2" office:value-type="float" office:value="0.00169094868068026" calcext:value-type="float">
            <text:p>0.00169094868068</text:p>
          </table:table-cell>
          <table:table-cell table:formula="of:=0.5*[.FB12]*(([.FB5]-[.FA5])/([.FB1]-[.FA1]))^2" office:value-type="float" office:value="0.000702885587291701" calcext:value-type="float">
            <text:p>0.000702885587292</text:p>
          </table:table-cell>
          <table:table-cell table:formula="of:=0.5*[.FC12]*(([.FC5]-[.FB5])/([.FC1]-[.FB1]))^2" office:value-type="float" office:value="0.0903636138949574" calcext:value-type="float">
            <text:p>0.090363613894957</text:p>
          </table:table-cell>
          <table:table-cell table:formula="of:=0.5*[.FD12]*(([.FD5]-[.FC5])/([.FD1]-[.FC1]))^2" office:value-type="float" office:value="0.0172204881559765" calcext:value-type="float">
            <text:p>0.017220488155977</text:p>
          </table:table-cell>
          <table:table-cell table:formula="of:=0.5*[.FE12]*(([.FE5]-[.FD5])/([.FE1]-[.FD1]))^2" office:value-type="float" office:value="0.0331014645796156" calcext:value-type="float">
            <text:p>0.033101464579616</text:p>
          </table:table-cell>
          <table:table-cell table:formula="of:=0.5*[.FF12]*(([.FF5]-[.FE5])/([.FF1]-[.FE1]))^2" office:value-type="float" office:value="0.00437276906611592" calcext:value-type="float">
            <text:p>0.004372769066116</text:p>
          </table:table-cell>
          <table:table-cell table:formula="of:=0.5*[.FG12]*(([.FG5]-[.FF5])/([.FG1]-[.FF1]))^2" office:value-type="float" office:value="0.00541493278696799" calcext:value-type="float">
            <text:p>0.005414932786968</text:p>
          </table:table-cell>
          <table:table-cell table:formula="of:=0.5*[.FH12]*(([.FH5]-[.FG5])/([.FH1]-[.FG1]))^2" office:value-type="float" office:value="0.13509177736088" calcext:value-type="float">
            <text:p>0.13509177736088</text:p>
          </table:table-cell>
          <table:table-cell table:formula="of:=0.5*[.FI12]*(([.FI5]-[.FH5])/([.FI1]-[.FH1]))^2" office:value-type="float" office:value="0.0359962782084647" calcext:value-type="float">
            <text:p>0.035996278208465</text:p>
          </table:table-cell>
          <table:table-cell table:formula="of:=0.5*[.FJ12]*(([.FJ5]-[.FI5])/([.FJ1]-[.FI1]))^2" office:value-type="float" office:value="0.00559922944434059" calcext:value-type="float">
            <text:p>0.005599229444341</text:p>
          </table:table-cell>
          <table:table-cell table:formula="of:=0.5*[.FK12]*(([.FK5]-[.FJ5])/([.FK1]-[.FJ1]))^2" office:value-type="float" office:value="0.00132066376072574" calcext:value-type="float">
            <text:p>0.001320663760726</text:p>
          </table:table-cell>
          <table:table-cell table:formula="of:=0.5*[.FL12]*(([.FL5]-[.FK5])/([.FL1]-[.FK1]))^2" office:value-type="float" office:value="0.00945586435374969" calcext:value-type="float">
            <text:p>0.00945586435375</text:p>
          </table:table-cell>
          <table:table-cell table:formula="of:=0.5*[.FM12]*(([.FM5]-[.FL5])/([.FM1]-[.FL1]))^2" office:value-type="float" office:value="0.0698542875066345" calcext:value-type="float">
            <text:p>0.069854287506635</text:p>
          </table:table-cell>
          <table:table-cell table:formula="of:=0.5*[.FN12]*(([.FN5]-[.FM5])/([.FN1]-[.FM1]))^2" office:value-type="float" office:value="0.0488208776106816" calcext:value-type="float">
            <text:p>0.048820877610682</text:p>
          </table:table-cell>
          <table:table-cell table:formula="of:=0.5*[.FO12]*(([.FO5]-[.FN5])/([.FO1]-[.FN1]))^2" office:value-type="float" office:value="0.000743661133616975" calcext:value-type="float">
            <text:p>0.000743661133617</text:p>
          </table:table-cell>
          <table:table-cell table:formula="of:=0.5*[.FP12]*(([.FP5]-[.FO5])/([.FP1]-[.FO1]))^2" office:value-type="float" office:value="0.0647849050874066" calcext:value-type="float">
            <text:p>0.064784905087407</text:p>
          </table:table-cell>
          <table:table-cell table:formula="of:=0.5*[.FQ12]*(([.FQ5]-[.FP5])/([.FQ1]-[.FP1]))^2" office:value-type="float" office:value="0.0394218497293195" calcext:value-type="float">
            <text:p>0.03942184972932</text:p>
          </table:table-cell>
          <table:table-cell table:formula="of:=0.5*[.FR12]*(([.FR5]-[.FQ5])/([.FR1]-[.FQ1]))^2" office:value-type="float" office:value="0.0379452737283812" calcext:value-type="float">
            <text:p>0.037945273728381</text:p>
          </table:table-cell>
          <table:table-cell table:formula="of:=0.5*[.FS12]*(([.FS5]-[.FR5])/([.FS1]-[.FR1]))^2" office:value-type="float" office:value="0.0119687653113156" calcext:value-type="float">
            <text:p>0.011968765311316</text:p>
          </table:table-cell>
          <table:table-cell table:formula="of:=0.5*[.FT12]*(([.FT5]-[.FS5])/([.FT1]-[.FS1]))^2" office:value-type="float" office:value="0.00110112789942523" calcext:value-type="float">
            <text:p>0.001101127899425</text:p>
          </table:table-cell>
          <table:table-cell table:formula="of:=0.5*[.FU12]*(([.FU5]-[.FT5])/([.FU1]-[.FT1]))^2" office:value-type="float" office:value="0.0513287282262011" calcext:value-type="float">
            <text:p>0.051328728226201</text:p>
          </table:table-cell>
          <table:table-cell table:formula="of:=0.5*[.FV12]*(([.FV5]-[.FU5])/([.FV1]-[.FU1]))^2" office:value-type="float" office:value="0.00496238859126874" calcext:value-type="float">
            <text:p>0.004962388591269</text:p>
          </table:table-cell>
          <table:table-cell table:formula="of:=0.5*[.FW12]*(([.FW5]-[.FV5])/([.FW1]-[.FV1]))^2" office:value-type="float" office:value="0.00798066864597976" calcext:value-type="float">
            <text:p>0.00798066864598</text:p>
          </table:table-cell>
          <table:table-cell table:formula="of:=0.5*[.FX12]*(([.FX5]-[.FW5])/([.FX1]-[.FW1]))^2" office:value-type="float" office:value="0.0186856623728582" calcext:value-type="float">
            <text:p>0.018685662372858</text:p>
          </table:table-cell>
          <table:table-cell table:formula="of:=0.5*[.FY12]*(([.FY5]-[.FX5])/([.FY1]-[.FX1]))^2" office:value-type="float" office:value="0.0236051788907634" calcext:value-type="float">
            <text:p>0.023605178890764</text:p>
          </table:table-cell>
          <table:table-cell table:formula="of:=0.5*[.FZ12]*(([.FZ5]-[.FY5])/([.FZ1]-[.FY1]))^2" office:value-type="float" office:value="0.00148897198281497" calcext:value-type="float">
            <text:p>0.001488971982815</text:p>
          </table:table-cell>
          <table:table-cell table:formula="of:=0.5*[.GA12]*(([.GA5]-[.FZ5])/([.GA1]-[.FZ1]))^2" office:value-type="float" office:value="0.00857246912728848" calcext:value-type="float">
            <text:p>0.008572469127288</text:p>
          </table:table-cell>
          <table:table-cell table:formula="of:=0.5*[.GB12]*(([.GB5]-[.GA5])/([.GB1]-[.GA1]))^2" office:value-type="float" office:value="0.0533056429765828" calcext:value-type="float">
            <text:p>0.053305642976583</text:p>
          </table:table-cell>
          <table:table-cell table:formula="of:=0.5*[.GC12]*(([.GC5]-[.GB5])/([.GC1]-[.GB1]))^2" office:value-type="float" office:value="0.0242095450837693" calcext:value-type="float">
            <text:p>0.024209545083769</text:p>
          </table:table-cell>
          <table:table-cell table:formula="of:=0.5*[.GD12]*(([.GD5]-[.GC5])/([.GD1]-[.GC1]))^2" office:value-type="float" office:value="0.00181858838649817" calcext:value-type="float">
            <text:p>0.001818588386498</text:p>
          </table:table-cell>
          <table:table-cell table:formula="of:=0.5*[.GE12]*(([.GE5]-[.GD5])/([.GE1]-[.GD1]))^2" office:value-type="float" office:value="0.00273935438686235" calcext:value-type="float">
            <text:p>0.002739354386862</text:p>
          </table:table-cell>
          <table:table-cell table:formula="of:=0.5*[.GF12]*(([.GF5]-[.GE5])/([.GF1]-[.GE1]))^2" office:value-type="float" office:value="0.00309321881065204" calcext:value-type="float">
            <text:p>0.003093218810652</text:p>
          </table:table-cell>
          <table:table-cell table:formula="of:=0.5*[.GG12]*(([.GG5]-[.GF5])/([.GG1]-[.GF1]))^2" office:value-type="float" office:value="0.057268196141947" calcext:value-type="float">
            <text:p>0.057268196141947</text:p>
          </table:table-cell>
          <table:table-cell table:formula="of:=0.5*[.GH12]*(([.GH5]-[.GG5])/([.GH1]-[.GG1]))^2" office:value-type="float" office:value="0.0023722323869986" calcext:value-type="float">
            <text:p>0.002372232386999</text:p>
          </table:table-cell>
          <table:table-cell table:formula="of:=0.5*[.GI12]*(([.GI5]-[.GH5])/([.GI1]-[.GH1]))^2" office:value-type="float" office:value="0.0100392726233008" calcext:value-type="float">
            <text:p>0.010039272623301</text:p>
          </table:table-cell>
          <table:table-cell table:formula="of:=0.5*[.GJ12]*(([.GJ5]-[.GI5])/([.GJ1]-[.GI1]))^2" office:value-type="float" office:value="0.00000102999002285322" calcext:value-type="float">
            <text:p>1.02999002285322E-06</text:p>
          </table:table-cell>
          <table:table-cell table:formula="of:=0.5*[.GK12]*(([.GK5]-[.GJ5])/([.GK1]-[.GJ1]))^2" office:value-type="float" office:value="0.0000360001824414215" calcext:value-type="float">
            <text:p>3.60001824414215E-05</text:p>
          </table:table-cell>
          <table:table-cell table:formula="of:=0.5*[.GL12]*(([.GL5]-[.GK5])/([.GL1]-[.GK1]))^2" office:value-type="float" office:value="0.0244698340946174" calcext:value-type="float">
            <text:p>0.024469834094618</text:p>
          </table:table-cell>
          <table:table-cell table:formula="of:=0.5*[.GM12]*(([.GM5]-[.GL5])/([.GM1]-[.GL1]))^2" office:value-type="float" office:value="0.037579163986341" calcext:value-type="float">
            <text:p>0.037579163986341</text:p>
          </table:table-cell>
          <table:table-cell table:formula="of:=0.5*[.GN12]*(([.GN5]-[.GM5])/([.GN1]-[.GM1]))^2" office:value-type="float" office:value="0.00260297291081528" calcext:value-type="float">
            <text:p>0.002602972910815</text:p>
          </table:table-cell>
          <table:table-cell table:formula="of:=0.5*[.GO12]*(([.GO5]-[.GN5])/([.GO1]-[.GN1]))^2" office:value-type="float" office:value="0.0172171437786554" calcext:value-type="float">
            <text:p>0.017217143778655</text:p>
          </table:table-cell>
          <table:table-cell table:formula="of:=0.5*[.GP12]*(([.GP5]-[.GO5])/([.GP1]-[.GO1]))^2" office:value-type="float" office:value="0.00167178341445855" calcext:value-type="float">
            <text:p>0.001671783414459</text:p>
          </table:table-cell>
          <table:table-cell table:formula="of:=0.5*[.GQ12]*(([.GQ5]-[.GP5])/([.GQ1]-[.GP1]))^2" office:value-type="float" office:value="0.00176058834683191" calcext:value-type="float">
            <text:p>0.001760588346832</text:p>
          </table:table-cell>
          <table:table-cell table:formula="of:=0.5*[.GR12]*(([.GR5]-[.GQ5])/([.GR1]-[.GQ1]))^2" office:value-type="float" office:value="0.00715999815408664" calcext:value-type="float">
            <text:p>0.007159998154087</text:p>
          </table:table-cell>
          <table:table-cell table:formula="of:=0.5*[.GS12]*(([.GS5]-[.GR5])/([.GS1]-[.GR1]))^2" office:value-type="float" office:value="0.121545206356688" calcext:value-type="float">
            <text:p>0.121545206356688</text:p>
          </table:table-cell>
          <table:table-cell table:formula="of:=0.5*[.GT12]*(([.GT5]-[.GS5])/([.GT1]-[.GS1]))^2" office:value-type="float" office:value="0.00163561284335744" calcext:value-type="float">
            <text:p>0.001635612843357</text:p>
          </table:table-cell>
          <table:table-cell table:formula="of:=0.5*[.GU12]*(([.GU5]-[.GT5])/([.GU1]-[.GT1]))^2" office:value-type="float" office:value="0.134813844655424" calcext:value-type="float">
            <text:p>0.134813844655424</text:p>
          </table:table-cell>
          <table:table-cell table:formula="of:=0.5*[.GV12]*(([.GV5]-[.GU5])/([.GV1]-[.GU1]))^2" office:value-type="float" office:value="0.0132314173534437" calcext:value-type="float">
            <text:p>0.013231417353444</text:p>
          </table:table-cell>
          <table:table-cell table:formula="of:=0.5*[.GW12]*(([.GW5]-[.GV5])/([.GW1]-[.GV1]))^2" office:value-type="float" office:value="0.000282207777200396" calcext:value-type="float">
            <text:p>0.0002822077772</text:p>
          </table:table-cell>
          <table:table-cell table:formula="of:=0.5*[.GX12]*(([.GX5]-[.GW5])/([.GX1]-[.GW1]))^2" office:value-type="float" office:value="0.00196369333349383" calcext:value-type="float">
            <text:p>0.001963693333494</text:p>
          </table:table-cell>
          <table:table-cell table:formula="of:=0.5*[.GY12]*(([.GY5]-[.GX5])/([.GY1]-[.GX1]))^2" office:value-type="float" office:value="0.017164162576243" calcext:value-type="float">
            <text:p>0.017164162576243</text:p>
          </table:table-cell>
          <table:table-cell table:formula="of:=0.5*[.GZ12]*(([.GZ5]-[.GY5])/([.GZ1]-[.GY1]))^2" office:value-type="float" office:value="0.000640422045617156" calcext:value-type="float">
            <text:p>0.000640422045617</text:p>
          </table:table-cell>
          <table:table-cell table:formula="of:=0.5*[.HA12]*(([.HA5]-[.GZ5])/([.HA1]-[.GZ1]))^2" office:value-type="float" office:value="0.0247711555866348" calcext:value-type="float">
            <text:p>0.024771155586635</text:p>
          </table:table-cell>
          <table:table-cell table:formula="of:=0.5*[.HB12]*(([.HB5]-[.HA5])/([.HB1]-[.HA1]))^2" office:value-type="float" office:value="0.0105620809613941" calcext:value-type="float">
            <text:p>0.010562080961394</text:p>
          </table:table-cell>
          <table:table-cell table:formula="of:=0.5*[.HC12]*(([.HC5]-[.HB5])/([.HC1]-[.HB1]))^2" office:value-type="float" office:value="0.0147070368779605" calcext:value-type="float">
            <text:p>0.014707036877961</text:p>
          </table:table-cell>
          <table:table-cell table:formula="of:=0.5*[.HD12]*(([.HD5]-[.HC5])/([.HD1]-[.HC1]))^2" office:value-type="float" office:value="0.0000876586758327175" calcext:value-type="float">
            <text:p>8.76586758327175E-05</text:p>
          </table:table-cell>
          <table:table-cell table:formula="of:=0.5*[.HE12]*(([.HE5]-[.HD5])/([.HE1]-[.HD1]))^2" office:value-type="float" office:value="0.0167195655340695" calcext:value-type="float">
            <text:p>0.01671956553407</text:p>
          </table:table-cell>
          <table:table-cell table:formula="of:=0.5*[.HF12]*(([.HF5]-[.HE5])/([.HF1]-[.HE1]))^2" office:value-type="float" office:value="0.0199097526895346" calcext:value-type="float">
            <text:p>0.019909752689535</text:p>
          </table:table-cell>
          <table:table-cell table:formula="of:=0.5*[.HG12]*(([.HG5]-[.HF5])/([.HG1]-[.HF1]))^2" office:value-type="float" office:value="0.247546746695394" calcext:value-type="float">
            <text:p>0.247546746695394</text:p>
          </table:table-cell>
          <table:table-cell table:formula="of:=0.5*[.HH12]*(([.HH5]-[.HG5])/([.HH1]-[.HG1]))^2" office:value-type="float" office:value="0.00130233689122753" calcext:value-type="float">
            <text:p>0.001302336891228</text:p>
          </table:table-cell>
          <table:table-cell table:formula="of:=0.5*[.HI12]*(([.HI5]-[.HH5])/([.HI1]-[.HH1]))^2" office:value-type="float" office:value="0.00109814366785474" calcext:value-type="float">
            <text:p>0.001098143667855</text:p>
          </table:table-cell>
          <table:table-cell table:formula="of:=0.5*[.HJ12]*(([.HJ5]-[.HI5])/([.HJ1]-[.HI1]))^2" office:value-type="float" office:value="0.0453982853657058" calcext:value-type="float">
            <text:p>0.045398285365706</text:p>
          </table:table-cell>
          <table:table-cell table:formula="of:=0.5*[.HK12]*(([.HK5]-[.HJ5])/([.HK1]-[.HJ1]))^2" office:value-type="float" office:value="0.0000251424025179253" calcext:value-type="float">
            <text:p>2.51424025179253E-05</text:p>
          </table:table-cell>
          <table:table-cell table:formula="of:=0.5*[.HL12]*(([.HL5]-[.HK5])/([.HL1]-[.HK1]))^2" office:value-type="float" office:value="0.0270936156060321" calcext:value-type="float">
            <text:p>0.027093615606032</text:p>
          </table:table-cell>
          <table:table-cell table:formula="of:=0.5*[.HM12]*(([.HM5]-[.HL5])/([.HM1]-[.HL1]))^2" office:value-type="float" office:value="0.00828047182661606" calcext:value-type="float">
            <text:p>0.008280471826616</text:p>
          </table:table-cell>
          <table:table-cell table:formula="of:=0.5*[.HN12]*(([.HN5]-[.HM5])/([.HN1]-[.HM1]))^2" office:value-type="float" office:value="0.296906920688069" calcext:value-type="float">
            <text:p>0.296906920688069</text:p>
          </table:table-cell>
          <table:table-cell table:formula="of:=0.5*[.HO12]*(([.HO5]-[.HN5])/([.HO1]-[.HN1]))^2" office:value-type="float" office:value="0.000208722006243947" calcext:value-type="float">
            <text:p>0.000208722006244</text:p>
          </table:table-cell>
          <table:table-cell table:formula="of:=0.5*[.HP12]*(([.HP5]-[.HO5])/([.HP1]-[.HO1]))^2" office:value-type="float" office:value="0.000958643111110219" calcext:value-type="float">
            <text:p>0.00095864311111</text:p>
          </table:table-cell>
          <table:table-cell table:formula="of:=0.5*[.HQ12]*(([.HQ5]-[.HP5])/([.HQ1]-[.HP1]))^2" office:value-type="float" office:value="0.10367308415363" calcext:value-type="float">
            <text:p>0.10367308415363</text:p>
          </table:table-cell>
          <table:table-cell table:formula="of:=0.5*[.HR12]*(([.HR5]-[.HQ5])/([.HR1]-[.HQ1]))^2" office:value-type="float" office:value="0.00639675943064352" calcext:value-type="float">
            <text:p>0.006396759430644</text:p>
          </table:table-cell>
          <table:table-cell table:formula="of:=0.5*[.HS12]*(([.HS5]-[.HR5])/([.HS1]-[.HR1]))^2" office:value-type="float" office:value="0.0506063200972209" calcext:value-type="float">
            <text:p>0.050606320097221</text:p>
          </table:table-cell>
          <table:table-cell table:formula="of:=0.5*[.HT12]*(([.HT5]-[.HS5])/([.HT1]-[.HS1]))^2" office:value-type="float" office:value="0.0066506620861742" calcext:value-type="float">
            <text:p>0.006650662086174</text:p>
          </table:table-cell>
          <table:table-cell table:formula="of:=0.5*[.HU12]*(([.HU5]-[.HT5])/([.HU1]-[.HT1]))^2" office:value-type="float" office:value="0.174922120970653" calcext:value-type="float">
            <text:p>0.174922120970653</text:p>
          </table:table-cell>
          <table:table-cell table:formula="of:=0.5*[.HV12]*(([.HV5]-[.HU5])/([.HV1]-[.HU1]))^2" office:value-type="float" office:value="0.00572857327582257" calcext:value-type="float">
            <text:p>0.005728573275823</text:p>
          </table:table-cell>
          <table:table-cell table:formula="of:=0.5*[.HW12]*(([.HW5]-[.HV5])/([.HW1]-[.HV1]))^2" office:value-type="float" office:value="0.00529630280034858" calcext:value-type="float">
            <text:p>0.005296302800349</text:p>
          </table:table-cell>
          <table:table-cell table:formula="of:=0.5*[.HX12]*(([.HX5]-[.HW5])/([.HX1]-[.HW1]))^2" office:value-type="float" office:value="0.00134899191618248" calcext:value-type="float">
            <text:p>0.001348991916182</text:p>
          </table:table-cell>
          <table:table-cell table:formula="of:=0.5*[.HY12]*(([.HY5]-[.HX5])/([.HY1]-[.HX1]))^2" office:value-type="float" office:value="0.00550873735592222" calcext:value-type="float">
            <text:p>0.005508737355922</text:p>
          </table:table-cell>
          <table:table-cell table:formula="of:=0.5*[.HZ12]*(([.HZ5]-[.HY5])/([.HZ1]-[.HY1]))^2" office:value-type="float" office:value="0.00483841751072004" calcext:value-type="float">
            <text:p>0.00483841751072</text:p>
          </table:table-cell>
          <table:table-cell table:formula="of:=0.5*[.IA12]*(([.IA5]-[.HZ5])/([.IA1]-[.HZ1]))^2" office:value-type="float" office:value="0.0200891185959413" calcext:value-type="float">
            <text:p>0.020089118595941</text:p>
          </table:table-cell>
          <table:table-cell table:formula="of:=0.5*[.IB12]*(([.IB5]-[.IA5])/([.IB1]-[.IA1]))^2" office:value-type="float" office:value="0.0188700805868572" calcext:value-type="float">
            <text:p>0.018870080586857</text:p>
          </table:table-cell>
          <table:table-cell table:formula="of:=0.5*[.IC12]*(([.IC5]-[.IB5])/([.IC1]-[.IB1]))^2" office:value-type="float" office:value="0.0183863776914287" calcext:value-type="float">
            <text:p>0.018386377691429</text:p>
          </table:table-cell>
          <table:table-cell table:formula="of:=0.5*[.ID12]*(([.ID5]-[.IC5])/([.ID1]-[.IC1]))^2" office:value-type="float" office:value="0.00348803340731096" calcext:value-type="float">
            <text:p>0.003488033407311</text:p>
          </table:table-cell>
          <table:table-cell table:formula="of:=0.5*[.IE12]*(([.IE5]-[.ID5])/([.IE1]-[.ID1]))^2" office:value-type="float" office:value="0.0607095744866724" calcext:value-type="float">
            <text:p>0.060709574486672</text:p>
          </table:table-cell>
          <table:table-cell table:formula="of:=0.5*[.IF12]*(([.IF5]-[.IE5])/([.IF1]-[.IE1]))^2" office:value-type="float" office:value="0.036150364819542" calcext:value-type="float">
            <text:p>0.036150364819542</text:p>
          </table:table-cell>
          <table:table-cell table:formula="of:=0.5*[.IG12]*(([.IG5]-[.IF5])/([.IG1]-[.IF1]))^2" office:value-type="float" office:value="0.000702576772935194" calcext:value-type="float">
            <text:p>0.000702576772935</text:p>
          </table:table-cell>
          <table:table-cell table:formula="of:=0.5*[.IH12]*(([.IH5]-[.IG5])/([.IH1]-[.IG1]))^2" office:value-type="float" office:value="0.0875379421284007" calcext:value-type="float">
            <text:p>0.087537942128401</text:p>
          </table:table-cell>
          <table:table-cell table:formula="of:=0.5*[.II12]*(([.II5]-[.IH5])/([.II1]-[.IH1]))^2" office:value-type="float" office:value="0.00571207051738431" calcext:value-type="float">
            <text:p>0.005712070517384</text:p>
          </table:table-cell>
          <table:table-cell table:formula="of:=0.5*[.IJ12]*(([.IJ5]-[.II5])/([.IJ1]-[.II1]))^2" office:value-type="float" office:value="0.0000136049623108279" calcext:value-type="float">
            <text:p>1.36049623108279E-05</text:p>
          </table:table-cell>
          <table:table-cell table:formula="of:=0.5*[.IK12]*(([.IK5]-[.IJ5])/([.IK1]-[.IJ1]))^2" office:value-type="float" office:value="0.00586889022948406" calcext:value-type="float">
            <text:p>0.005868890229484</text:p>
          </table:table-cell>
          <table:table-cell table:formula="of:=0.5*[.IL12]*(([.IL5]-[.IK5])/([.IL1]-[.IK1]))^2" office:value-type="float" office:value="0.0254851951012011" calcext:value-type="float">
            <text:p>0.025485195101201</text:p>
          </table:table-cell>
          <table:table-cell table:formula="of:=0.5*[.IM12]*(([.IM5]-[.IL5])/([.IM1]-[.IL1]))^2" office:value-type="float" office:value="0.0029172245010228" calcext:value-type="float">
            <text:p>0.002917224501023</text:p>
          </table:table-cell>
          <table:table-cell table:formula="of:=0.5*[.IN12]*(([.IN5]-[.IM5])/([.IN1]-[.IM1]))^2" office:value-type="float" office:value="0.000181412971557059" calcext:value-type="float">
            <text:p>0.000181412971557</text:p>
          </table:table-cell>
          <table:table-cell table:formula="of:=0.5*[.IO12]*(([.IO5]-[.IN5])/([.IO1]-[.IN1]))^2" office:value-type="float" office:value="0.00114750508895358" calcext:value-type="float">
            <text:p>0.001147505088954</text:p>
          </table:table-cell>
          <table:table-cell table:formula="of:=0.5*[.IP12]*(([.IP5]-[.IO5])/([.IP1]-[.IO1]))^2" office:value-type="float" office:value="0.00457121150697753" calcext:value-type="float">
            <text:p>0.004571211506978</text:p>
          </table:table-cell>
          <table:table-cell table:formula="of:=0.5*[.IQ12]*(([.IQ5]-[.IP5])/([.IQ1]-[.IP1]))^2" office:value-type="float" office:value="0.00367473016885619" calcext:value-type="float">
            <text:p>0.003674730168856</text:p>
          </table:table-cell>
          <table:table-cell table:formula="of:=0.5*[.IR12]*(([.IR5]-[.IQ5])/([.IR1]-[.IQ1]))^2" office:value-type="float" office:value="0.00908105026469241" calcext:value-type="float">
            <text:p>0.009081050264692</text:p>
          </table:table-cell>
          <table:table-cell table:formula="of:=0.5*[.IS12]*(([.IS5]-[.IR5])/([.IS1]-[.IR1]))^2" office:value-type="float" office:value="0.0314059346794009" calcext:value-type="float">
            <text:p>0.031405934679401</text:p>
          </table:table-cell>
          <table:table-cell table:formula="of:=0.5*[.IT12]*(([.IT5]-[.IS5])/([.IT1]-[.IS1]))^2" office:value-type="float" office:value="0.0053002228836979" calcext:value-type="float">
            <text:p>0.005300222883698</text:p>
          </table:table-cell>
          <table:table-cell table:formula="of:=0.5*[.IU12]*(([.IU5]-[.IT5])/([.IU1]-[.IT1]))^2" office:value-type="float" office:value="0.00565135835681998" calcext:value-type="float">
            <text:p>0.00565135835682</text:p>
          </table:table-cell>
          <table:table-cell table:formula="of:=0.5*[.IV12]*(([.IV5]-[.IU5])/([.IV1]-[.IU1]))^2" office:value-type="float" office:value="0.000143004275037064" calcext:value-type="float">
            <text:p>0.000143004275037</text:p>
          </table:table-cell>
          <table:table-cell table:formula="of:=0.5*[.IW12]*(([.IW5]-[.IV5])/([.IW1]-[.IV1]))^2" office:value-type="float" office:value="0.0000774360917535934" calcext:value-type="float">
            <text:p>7.74360917535934E-05</text:p>
          </table:table-cell>
          <table:table-cell table:formula="of:=0.5*[.IX12]*(([.IX5]-[.IW5])/([.IX1]-[.IW1]))^2" office:value-type="float" office:value="0.000805826356529968" calcext:value-type="float">
            <text:p>0.00080582635653</text:p>
          </table:table-cell>
          <table:table-cell table:formula="of:=0.5*[.IY12]*(([.IY5]-[.IX5])/([.IY1]-[.IX1]))^2" office:value-type="float" office:value="0.000367482832105005" calcext:value-type="float">
            <text:p>0.000367482832105</text:p>
          </table:table-cell>
          <table:table-cell table:formula="of:=0.5*[.IZ12]*(([.IZ5]-[.IY5])/([.IZ1]-[.IY1]))^2" office:value-type="float" office:value="0.0000544548836891568" calcext:value-type="float">
            <text:p>5.44548836891568E-05</text:p>
          </table:table-cell>
          <table:table-cell table:formula="of:=0.5*[.JA12]*(([.JA5]-[.IZ5])/([.JA1]-[.IZ1]))^2" office:value-type="float" office:value="0.0000318899271343653" calcext:value-type="float">
            <text:p>3.18899271343653E-05</text:p>
          </table:table-cell>
          <table:table-cell table:formula="of:=0.5*[.JB12]*(([.JB5]-[.JA5])/([.JB1]-[.JA1]))^2" office:value-type="float" office:value="0.00223097474113164" calcext:value-type="float">
            <text:p>0.002230974741132</text:p>
          </table:table-cell>
          <table:table-cell table:formula="of:=0.5*[.JC12]*(([.JC5]-[.JB5])/([.JC1]-[.JB1]))^2" office:value-type="float" office:value="0.000530755001422022" calcext:value-type="float">
            <text:p>0.000530755001422</text:p>
          </table:table-cell>
          <table:table-cell table:formula="of:=0.5*[.JD12]*(([.JD5]-[.JC5])/([.JD1]-[.JC1]))^2" office:value-type="float" office:value="0.00590528441067377" calcext:value-type="float">
            <text:p>0.005905284410674</text:p>
          </table:table-cell>
          <table:table-cell table:formula="of:=0.5*[.JE12]*(([.JE5]-[.JD5])/([.JE1]-[.JD1]))^2" office:value-type="float" office:value="0.00235737470848006" calcext:value-type="float">
            <text:p>0.00235737470848</text:p>
          </table:table-cell>
          <table:table-cell table:formula="of:=0.5*[.JF12]*(([.JF5]-[.JE5])/([.JF1]-[.JE1]))^2" office:value-type="float" office:value="0.000137469523590785" calcext:value-type="float">
            <text:p>0.000137469523591</text:p>
          </table:table-cell>
          <table:table-cell table:formula="of:=0.5*[.JG12]*(([.JG5]-[.JF5])/([.JG1]-[.JF1]))^2" office:value-type="float" office:value="0.000894604550173857" calcext:value-type="float">
            <text:p>0.000894604550174</text:p>
          </table:table-cell>
          <table:table-cell table:formula="of:=0.5*[.JH12]*(([.JH5]-[.JG5])/([.JH1]-[.JG1]))^2" office:value-type="float" office:value="0.0000254716400082416" calcext:value-type="float">
            <text:p>2.54716400082416E-05</text:p>
          </table:table-cell>
          <table:table-cell table:formula="of:=0.5*[.JI12]*(([.JI5]-[.JH5])/([.JI1]-[.JH1]))^2" office:value-type="float" office:value="0.000187785774891878" calcext:value-type="float">
            <text:p>0.000187785774892</text:p>
          </table:table-cell>
          <table:table-cell table:formula="of:=0.5*[.JJ12]*(([.JJ5]-[.JI5])/([.JJ1]-[.JI1]))^2" office:value-type="float" office:value="0.0000252041094657738" calcext:value-type="float">
            <text:p>2.52041094657738E-05</text:p>
          </table:table-cell>
          <table:table-cell table:formula="of:=0.5*[.JK12]*(([.JK5]-[.JJ5])/([.JK1]-[.JJ1]))^2" office:value-type="float" office:value="0.000343809997401383" calcext:value-type="float">
            <text:p>0.000343809997401</text:p>
          </table:table-cell>
          <table:table-cell table:formula="of:=0.5*[.JL12]*(([.JL5]-[.JK5])/([.JL1]-[.JK1]))^2" office:value-type="float" office:value="0.000017319151412801" calcext:value-type="float">
            <text:p>1.7319151412801E-05</text:p>
          </table:table-cell>
          <table:table-cell table:formula="of:=0.5*[.JM12]*(([.JM5]-[.JL5])/([.JM1]-[.JL1]))^2" office:value-type="float" office:value="0.00000308452482883347" calcext:value-type="float">
            <text:p>3.08452482883347E-06</text:p>
          </table:table-cell>
          <table:table-cell table:formula="of:=0.5*[.JN12]*(([.JN5]-[.JM5])/([.JN1]-[.JM1]))^2" office:value-type="float" office:value="0.0000302194792242263" calcext:value-type="float">
            <text:p>3.02194792242263E-05</text:p>
          </table:table-cell>
          <table:table-cell table:formula="of:=0.5*[.JO12]*(([.JO5]-[.JN5])/([.JO1]-[.JN1]))^2" office:value-type="float" office:value="0.0000143932518017476" calcext:value-type="float">
            <text:p>1.43932518017476E-05</text:p>
          </table:table-cell>
          <table:table-cell table:formula="of:=0.5*[.JP12]*(([.JP5]-[.JO5])/([.JP1]-[.JO1]))^2" office:value-type="float" office:value="0.000200758463447927" calcext:value-type="float">
            <text:p>0.000200758463448</text:p>
          </table:table-cell>
          <table:table-cell table:formula="of:=0.5*[.JQ12]*(([.JQ5]-[.JP5])/([.JQ1]-[.JP1]))^2" office:value-type="float" office:value="0.0000000272007042406388" calcext:value-type="float">
            <text:p>2.72007042406388E-08</text:p>
          </table:table-cell>
          <table:table-cell table:formula="of:=0.5*[.JR12]*(([.JR5]-[.JQ5])/([.JR1]-[.JQ1]))^2" office:value-type="float" office:value="0.0000000855801906197626" calcext:value-type="float">
            <text:p>8.55801906197626E-08</text:p>
          </table:table-cell>
          <table:table-cell table:formula="of:=0.5*[.JS12]*(([.JS5]-[.JR5])/([.JS1]-[.JR1]))^2" office:value-type="float" office:value="0.00000292295122477625" calcext:value-type="float">
            <text:p>2.92295122477625E-06</text:p>
          </table:table-cell>
          <table:table-cell table:formula="of:=0.5*[.JT12]*(([.JT5]-[.JS5])/([.JT1]-[.JS1]))^2" office:value-type="float" office:value="0.000000235647715958584" calcext:value-type="float">
            <text:p>2.35647715958584E-07</text:p>
          </table:table-cell>
          <table:table-cell table:formula="of:=0.5*[.JU12]*(([.JU5]-[.JT5])/([.JU1]-[.JT1]))^2" office:value-type="float" office:value="0.000117336310602396" calcext:value-type="float">
            <text:p>0.000117336310602</text:p>
          </table:table-cell>
          <table:table-cell table:formula="of:=0.5*[.JV12]*(([.JV5]-[.JU5])/([.JV1]-[.JU1]))^2" office:value-type="float" office:value="0.0000199049975640128" calcext:value-type="float">
            <text:p>1.99049975640128E-05</text:p>
          </table:table-cell>
          <table:table-cell table:formula="of:=0.5*[.JW12]*(([.JW5]-[.JV5])/([.JW1]-[.JV1]))^2" office:value-type="float" office:value="0.0000934751199719562" calcext:value-type="float">
            <text:p>9.34751199719562E-05</text:p>
          </table:table-cell>
          <table:table-cell table:formula="of:=0.5*[.JX12]*(([.JX5]-[.JW5])/([.JX1]-[.JW1]))^2" office:value-type="float" office:value="0.00019364931662455" calcext:value-type="float">
            <text:p>0.000193649316625</text:p>
          </table:table-cell>
          <table:table-cell table:formula="of:=0.5*[.JY12]*(([.JY5]-[.JX5])/([.JY1]-[.JX1]))^2" office:value-type="float" office:value="0.00000963919626892013" calcext:value-type="float">
            <text:p>9.63919626892013E-06</text:p>
          </table:table-cell>
          <table:table-cell table:formula="of:=0.5*[.JZ12]*(([.JZ5]-[.JY5])/([.JZ1]-[.JY1]))^2" office:value-type="float" office:value="0.0000197931381413892" calcext:value-type="float">
            <text:p>1.97931381413892E-05</text:p>
          </table:table-cell>
          <table:table-cell table:formula="of:=0.5*[.KA12]*(([.KA5]-[.JZ5])/([.KA1]-[.JZ1]))^2" office:value-type="float" office:value="0.0000121067056339946" calcext:value-type="float">
            <text:p>1.21067056339946E-05</text:p>
          </table:table-cell>
          <table:table-cell table:formula="of:=0.5*[.KB12]*(([.KB5]-[.KA5])/([.KB1]-[.KA1]))^2" office:value-type="float" office:value="0.00000129424210008402" calcext:value-type="float">
            <text:p>1.29424210008402E-06</text:p>
          </table:table-cell>
          <table:table-cell table:formula="of:=0.5*[.KC12]*(([.KC5]-[.KB5])/([.KC1]-[.KB1]))^2" office:value-type="float" office:value="0.000183458844384687" calcext:value-type="float">
            <text:p>0.000183458844385</text:p>
          </table:table-cell>
          <table:table-cell table:formula="of:=0.5*[.KD12]*(([.KD5]-[.KC5])/([.KD1]-[.KC1]))^2" office:value-type="float" office:value="0.0000339716964976945" calcext:value-type="float">
            <text:p>3.39716964976945E-05</text:p>
          </table:table-cell>
          <table:table-cell table:formula="of:=0.5*[.KE12]*(([.KE5]-[.KD5])/([.KE1]-[.KD1]))^2" office:value-type="float" office:value="0.0000549485015130385" calcext:value-type="float">
            <text:p>5.49485015130385E-05</text:p>
          </table:table-cell>
          <table:table-cell table:formula="of:=0.5*[.KF12]*(([.KF5]-[.KE5])/([.KF1]-[.KE1]))^2" office:value-type="float" office:value="0.0000958503781691027" calcext:value-type="float">
            <text:p>9.58503781691027E-05</text:p>
          </table:table-cell>
          <table:table-cell table:formula="of:=0.5*[.KG12]*(([.KG5]-[.KF5])/([.KG1]-[.KF1]))^2" office:value-type="float" office:value="0.0000422726687480561" calcext:value-type="float">
            <text:p>4.22726687480561E-05</text:p>
          </table:table-cell>
          <table:table-cell table:formula="of:=0.5*[.KH12]*(([.KH5]-[.KG5])/([.KH1]-[.KG1]))^2" office:value-type="float" office:value="0.000260115289073049" calcext:value-type="float">
            <text:p>0.000260115289073</text:p>
          </table:table-cell>
          <table:table-cell table:formula="of:=0.5*[.KI12]*(([.KI5]-[.KH5])/([.KI1]-[.KH1]))^2" office:value-type="float" office:value="0.000382364591100764" calcext:value-type="float">
            <text:p>0.000382364591101</text:p>
          </table:table-cell>
          <table:table-cell table:formula="of:=0.5*[.KJ12]*(([.KJ5]-[.KI5])/([.KJ1]-[.KI1]))^2" office:value-type="float" office:value="0.00030205985236417" calcext:value-type="float">
            <text:p>0.000302059852364</text:p>
          </table:table-cell>
          <table:table-cell table:formula="of:=0.5*[.KK12]*(([.KK5]-[.KJ5])/([.KK1]-[.KJ1]))^2" office:value-type="float" office:value="0.0000775892943096387" calcext:value-type="float">
            <text:p>7.75892943096387E-05</text:p>
          </table:table-cell>
          <table:table-cell table:formula="of:=0.5*[.KL12]*(([.KL5]-[.KK5])/([.KL1]-[.KK1]))^2" office:value-type="float" office:value="0.0000324682466985396" calcext:value-type="float">
            <text:p>3.24682466985396E-05</text:p>
          </table:table-cell>
          <table:table-cell table:formula="of:=0.5*[.KM12]*(([.KM5]-[.KL5])/([.KM1]-[.KL1]))^2" office:value-type="float" office:value="0.0000424372719609828" calcext:value-type="float">
            <text:p>4.24372719609828E-05</text:p>
          </table:table-cell>
          <table:table-cell table:formula="of:=0.5*[.KN12]*(([.KN5]-[.KM5])/([.KN1]-[.KM1]))^2" office:value-type="float" office:value="0.000132305585666031" calcext:value-type="float">
            <text:p>0.000132305585666</text:p>
          </table:table-cell>
          <table:table-cell table:formula="of:=0.5*[.KO12]*(([.KO5]-[.KN5])/([.KO1]-[.KN1]))^2" office:value-type="float" office:value="0.00011088444768735" calcext:value-type="float">
            <text:p>0.000110884447687</text:p>
          </table:table-cell>
          <table:table-cell table:formula="of:=0.5*[.KP12]*(([.KP5]-[.KO5])/([.KP1]-[.KO1]))^2" office:value-type="float" office:value="0.000596429936994979" calcext:value-type="float">
            <text:p>0.000596429936995</text:p>
          </table:table-cell>
          <table:table-cell table:formula="of:=0.5*[.KQ12]*(([.KQ5]-[.KP5])/([.KQ1]-[.KP1]))^2" office:value-type="float" office:value="0.0000588889235315961" calcext:value-type="float">
            <text:p>5.88889235315961E-05</text:p>
          </table:table-cell>
          <table:table-cell table:formula="of:=0.5*[.KR12]*(([.KR5]-[.KQ5])/([.KR1]-[.KQ1]))^2" office:value-type="float" office:value="0.00000591664081431442" calcext:value-type="float">
            <text:p>5.91664081431442E-06</text:p>
          </table:table-cell>
          <table:table-cell table:formula="of:=0.5*[.KS12]*(([.KS5]-[.KR5])/([.KS1]-[.KR1]))^2" office:value-type="float" office:value="0.0000149310314343655" calcext:value-type="float">
            <text:p>1.49310314343655E-05</text:p>
          </table:table-cell>
          <table:table-cell table:formula="of:=0.5*[.KT12]*(([.KT5]-[.KS5])/([.KT1]-[.KS1]))^2" office:value-type="float" office:value="0.0000179608332276259" calcext:value-type="float">
            <text:p>1.79608332276259E-05</text:p>
          </table:table-cell>
          <table:table-cell table:formula="of:=0.5*[.KU12]*(([.KU5]-[.KT5])/([.KU1]-[.KT1]))^2" office:value-type="float" office:value="0.00000421580159713906" calcext:value-type="float">
            <text:p>4.21580159713906E-06</text:p>
          </table:table-cell>
          <table:table-cell table:formula="of:=0.5*[.KV12]*(([.KV5]-[.KU5])/([.KV1]-[.KU1]))^2" office:value-type="float" office:value="0.00000579687381844783" calcext:value-type="float">
            <text:p>5.79687381844783E-06</text:p>
          </table:table-cell>
          <table:table-cell table:formula="of:=0.5*[.KW12]*(([.KW5]-[.KV5])/([.KW1]-[.KV1]))^2" office:value-type="float" office:value="0.0000224035489725698" calcext:value-type="float">
            <text:p>2.24035489725698E-05</text:p>
          </table:table-cell>
          <table:table-cell table:formula="of:=0.5*[.KX12]*(([.KX5]-[.KW5])/([.KX1]-[.KW1]))^2" office:value-type="float" office:value="0.00000969137149576407" calcext:value-type="float">
            <text:p>9.69137149576407E-06</text:p>
          </table:table-cell>
          <table:table-cell table:formula="of:=0.5*[.KY12]*(([.KY5]-[.KX5])/([.KY1]-[.KX1]))^2" office:value-type="float" office:value="0.000082989161796353" calcext:value-type="float">
            <text:p>8.2989161796353E-05</text:p>
          </table:table-cell>
          <table:table-cell table:formula="of:=0.5*[.KZ12]*(([.KZ5]-[.KY5])/([.KZ1]-[.KY1]))^2" office:value-type="float" office:value="0.000000952948166438627" calcext:value-type="float">
            <text:p>9.52948166438627E-07</text:p>
          </table:table-cell>
          <table:table-cell table:formula="of:=0.5*[.LA12]*(([.LA5]-[.KZ5])/([.LA1]-[.KZ1]))^2" office:value-type="float" office:value="0.0000191187968106869" calcext:value-type="float">
            <text:p>1.91187968106869E-05</text:p>
          </table:table-cell>
          <table:table-cell table:formula="of:=0.5*[.LB12]*(([.LB5]-[.LA5])/([.LB1]-[.LA1]))^2" office:value-type="float" office:value="0.00000174670239225939" calcext:value-type="float">
            <text:p>1.74670239225939E-06</text:p>
          </table:table-cell>
          <table:table-cell table:formula="of:=0.5*[.LC12]*(([.LC5]-[.LB5])/([.LC1]-[.LB1]))^2" office:value-type="float" office:value="0.000053544536940099" calcext:value-type="float">
            <text:p>5.3544536940099E-05</text:p>
          </table:table-cell>
          <table:table-cell table:formula="of:=0.5*[.LD12]*(([.LD5]-[.LC5])/([.LD1]-[.LC1]))^2" office:value-type="float" office:value="0.0000237335788508032" calcext:value-type="float">
            <text:p>2.37335788508032E-05</text:p>
          </table:table-cell>
          <table:table-cell table:formula="of:=0.5*[.LE12]*(([.LE5]-[.LD5])/([.LE1]-[.LD1]))^2" office:value-type="float" office:value="0.00000199908414319712" calcext:value-type="float">
            <text:p>1.99908414319712E-06</text:p>
          </table:table-cell>
          <table:table-cell table:formula="of:=0.5*[.LF12]*(([.LF5]-[.LE5])/([.LF1]-[.LE1]))^2" office:value-type="float" office:value="0.0000625980402261202" calcext:value-type="float">
            <text:p>6.25980402261202E-05</text:p>
          </table:table-cell>
          <table:table-cell table:formula="of:=0.5*[.LG12]*(([.LG5]-[.LF5])/([.LG1]-[.LF1]))^2" office:value-type="float" office:value="0.0000082262414495925" calcext:value-type="float">
            <text:p>8.2262414495925E-06</text:p>
          </table:table-cell>
          <table:table-cell table:formula="of:=0.5*[.LH12]*(([.LH5]-[.LG5])/([.LH1]-[.LG1]))^2" office:value-type="float" office:value="0.00001891963823466" calcext:value-type="float">
            <text:p>1.891963823466E-05</text:p>
          </table:table-cell>
          <table:table-cell table:formula="of:=0.5*[.LI12]*(([.LI5]-[.LH5])/([.LI1]-[.LH1]))^2" office:value-type="float" office:value="0.000169783379343402" calcext:value-type="float">
            <text:p>0.000169783379343</text:p>
          </table:table-cell>
          <table:table-cell table:formula="of:=0.5*[.LJ12]*(([.LJ5]-[.LI5])/([.LJ1]-[.LI1]))^2" office:value-type="float" office:value="0.00000884584410961132" calcext:value-type="float">
            <text:p>8.84584410961132E-06</text:p>
          </table:table-cell>
          <table:table-cell table:formula="of:=0.5*[.LK12]*(([.LK5]-[.LJ5])/([.LK1]-[.LJ1]))^2" office:value-type="float" office:value="0.0000000876537324893896" calcext:value-type="float">
            <text:p>8.76537324893896E-08</text:p>
          </table:table-cell>
          <table:table-cell table:formula="of:=0.5*[.LL12]*(([.LL5]-[.LK5])/([.LL1]-[.LK1]))^2" office:value-type="float" office:value="0.000000093785110537252" calcext:value-type="float">
            <text:p>9.3785110537252E-08</text:p>
          </table:table-cell>
          <table:table-cell table:formula="of:=0.5*[.LM12]*(([.LM5]-[.LL5])/([.LM1]-[.LL1]))^2" office:value-type="float" office:value="0.00000073343307770042" calcext:value-type="float">
            <text:p>7.3343307770042E-07</text:p>
          </table:table-cell>
          <table:table-cell table:formula="of:=0.5*[.LN12]*(([.LN5]-[.LM5])/([.LN1]-[.LM1]))^2" office:value-type="float" office:value="0.00000190456006862773" calcext:value-type="float">
            <text:p>1.90456006862773E-06</text:p>
          </table:table-cell>
          <table:table-cell table:formula="of:=0.5*[.LO12]*(([.LO5]-[.LN5])/([.LO1]-[.LN1]))^2" office:value-type="float" office:value="0.000000883848121852086" calcext:value-type="float">
            <text:p>8.83848121852086E-07</text:p>
          </table:table-cell>
          <table:table-cell table:formula="of:=0.5*[.LP12]*(([.LP5]-[.LO5])/([.LP1]-[.LO1]))^2" office:value-type="float" office:value="0.0003526362004465" calcext:value-type="float">
            <text:p>0.000352636200447</text:p>
          </table:table-cell>
          <table:table-cell table:formula="of:=0.5*[.LQ12]*(([.LQ5]-[.LP5])/([.LQ1]-[.LP1]))^2" office:value-type="float" office:value="0.0000469190145782636" calcext:value-type="float">
            <text:p>4.69190145782636E-05</text:p>
          </table:table-cell>
          <table:table-cell table:formula="of:=0.5*[.LR12]*(([.LR5]-[.LQ5])/([.LR1]-[.LQ1]))^2" office:value-type="float" office:value="0.000000318980340482947" calcext:value-type="float">
            <text:p>3.18980340482947E-07</text:p>
          </table:table-cell>
          <table:table-cell table:formula="of:=0.5*[.LS12]*(([.LS5]-[.LR5])/([.LS1]-[.LR1]))^2" office:value-type="float" office:value="0.0000131243020931886" calcext:value-type="float">
            <text:p>1.31243020931886E-05</text:p>
          </table:table-cell>
          <table:table-cell table:formula="of:=0.5*[.LT12]*(([.LT5]-[.LS5])/([.LT1]-[.LS1]))^2" office:value-type="float" office:value="0.00000464693471346341" calcext:value-type="float">
            <text:p>4.64693471346341E-06</text:p>
          </table:table-cell>
          <table:table-cell table:formula="of:=0.5*[.LU12]*(([.LU5]-[.LT5])/([.LU1]-[.LT1]))^2" office:value-type="float" office:value="0.000000404771430251206" calcext:value-type="float">
            <text:p>4.04771430251206E-07</text:p>
          </table:table-cell>
          <table:table-cell table:formula="of:=0.5*[.LV12]*(([.LV5]-[.LU5])/([.LV1]-[.LU1]))^2" office:value-type="float" office:value="0.0000210306625892176" calcext:value-type="float">
            <text:p>2.10306625892176E-05</text:p>
          </table:table-cell>
          <table:table-cell table:formula="of:=0.5*[.LW12]*(([.LW5]-[.LV5])/([.LW1]-[.LV1]))^2" office:value-type="float" office:value="0.00000125938820867846" calcext:value-type="float">
            <text:p>1.25938820867846E-06</text:p>
          </table:table-cell>
          <table:table-cell table:formula="of:=0.5*[.LX12]*(([.LX5]-[.LW5])/([.LX1]-[.LW1]))^2" office:value-type="float" office:value="0.00000492276525331474" calcext:value-type="float">
            <text:p>4.92276525331474E-06</text:p>
          </table:table-cell>
          <table:table-cell table:formula="of:=0.5*[.LY12]*(([.LY5]-[.LX5])/([.LY1]-[.LX1]))^2" office:value-type="float" office:value="0.0000048195980860272" calcext:value-type="float">
            <text:p>4.8195980860272E-06</text:p>
          </table:table-cell>
          <table:table-cell table:formula="of:=0.5*[.LZ12]*(([.LZ5]-[.LY5])/([.LZ1]-[.LY1]))^2" office:value-type="float" office:value="0.000000287330001493397" calcext:value-type="float">
            <text:p>2.87330001493397E-07</text:p>
          </table:table-cell>
          <table:table-cell table:formula="of:=0.5*[.MA12]*(([.MA5]-[.LZ5])/([.MA1]-[.LZ1]))^2" office:value-type="float" office:value="0.00000454690719940364" calcext:value-type="float">
            <text:p>4.54690719940364E-06</text:p>
          </table:table-cell>
          <table:table-cell table:formula="of:=0.5*[.MB12]*(([.MB5]-[.MA5])/([.MB1]-[.MA1]))^2" office:value-type="float" office:value="0.0000274196541713349" calcext:value-type="float">
            <text:p>2.74196541713349E-05</text:p>
          </table:table-cell>
          <table:table-cell table:formula="of:=0.5*[.MC12]*(([.MC5]-[.MB5])/([.MC1]-[.MB1]))^2" office:value-type="float" office:value="0.0000185553180270417" calcext:value-type="float">
            <text:p>1.85553180270417E-05</text:p>
          </table:table-cell>
          <table:table-cell table:formula="of:=0.5*[.MD12]*(([.MD5]-[.MC5])/([.MD1]-[.MC1]))^2" office:value-type="float" office:value="0.0000026754684036258" calcext:value-type="float">
            <text:p>2.6754684036258E-06</text:p>
          </table:table-cell>
          <table:table-cell table:formula="of:=0.5*[.ME12]*(([.ME5]-[.MD5])/([.ME1]-[.MD1]))^2" office:value-type="float" office:value="0.000000670640001980984" calcext:value-type="float">
            <text:p>6.70640001980984E-07</text:p>
          </table:table-cell>
          <table:table-cell table:formula="of:=0.5*[.MF12]*(([.MF5]-[.ME5])/([.MF1]-[.ME1]))^2" office:value-type="float" office:value="0.0000236299322639526" calcext:value-type="float">
            <text:p>2.36299322639526E-05</text:p>
          </table:table-cell>
          <table:table-cell table:formula="of:=0.5*[.MG12]*(([.MG5]-[.MF5])/([.MG1]-[.MF1]))^2" office:value-type="float" office:value="0.000040306858136651" calcext:value-type="float">
            <text:p>4.0306858136651E-05</text:p>
          </table:table-cell>
          <table:table-cell table:formula="of:=0.5*[.MH12]*(([.MH5]-[.MG5])/([.MH1]-[.MG1]))^2" office:value-type="float" office:value="0.00000439291575012624" calcext:value-type="float">
            <text:p>4.39291575012624E-06</text:p>
          </table:table-cell>
          <table:table-cell table:formula="of:=0.5*[.MI12]*(([.MI5]-[.MH5])/([.MI1]-[.MH1]))^2" office:value-type="float" office:value="0.000000360912329711924" calcext:value-type="float">
            <text:p>3.60912329711924E-07</text:p>
          </table:table-cell>
          <table:table-cell table:formula="of:=0.5*[.MJ12]*(([.MJ5]-[.MI5])/([.MJ1]-[.MI1]))^2" office:value-type="float" office:value="0.0000245700790883308" calcext:value-type="float">
            <text:p>2.45700790883308E-05</text:p>
          </table:table-cell>
          <table:table-cell table:formula="of:=0.5*[.MK12]*(([.MK5]-[.MJ5])/([.MK1]-[.MJ1]))^2" office:value-type="float" office:value="0.0000194407502399145" calcext:value-type="float">
            <text:p>1.94407502399145E-05</text:p>
          </table:table-cell>
          <table:table-cell table:formula="of:=0.5*[.ML12]*(([.ML5]-[.MK5])/([.ML1]-[.MK1]))^2" office:value-type="float" office:value="0.0000300516828152035" calcext:value-type="float">
            <text:p>3.00516828152035E-05</text:p>
          </table:table-cell>
          <table:table-cell table:formula="of:=0.5*[.MM12]*(([.MM5]-[.ML5])/([.MM1]-[.ML1]))^2" office:value-type="float" office:value="0.0000715192963866036" calcext:value-type="float">
            <text:p>7.15192963866036E-05</text:p>
          </table:table-cell>
          <table:table-cell table:formula="of:=0.5*[.MN12]*(([.MN5]-[.MM5])/([.MN1]-[.MM1]))^2" office:value-type="float" office:value="0.000000520186426859206" calcext:value-type="float">
            <text:p>5.20186426859206E-07</text:p>
          </table:table-cell>
          <table:table-cell table:formula="of:=0.5*[.MO12]*(([.MO5]-[.MN5])/([.MO1]-[.MN1]))^2" office:value-type="float" office:value="0.0000477415564621699" calcext:value-type="float">
            <text:p>4.77415564621699E-05</text:p>
          </table:table-cell>
          <table:table-cell table:formula="of:=0.5*[.MP12]*(([.MP5]-[.MO5])/([.MP1]-[.MO1]))^2" office:value-type="float" office:value="0.00000166854864891818" calcext:value-type="float">
            <text:p>1.66854864891818E-06</text:p>
          </table:table-cell>
          <table:table-cell table:formula="of:=0.5*[.MQ12]*(([.MQ5]-[.MP5])/([.MQ1]-[.MP1]))^2" office:value-type="float" office:value="0.00000097952842921857" calcext:value-type="float">
            <text:p>9.7952842921857E-07</text:p>
          </table:table-cell>
          <table:table-cell table:formula="of:=0.5*[.MR12]*(([.MR5]-[.MQ5])/([.MR1]-[.MQ1]))^2" office:value-type="float" office:value="0.00000251834176767085" calcext:value-type="float">
            <text:p>2.51834176767085E-06</text:p>
          </table:table-cell>
          <table:table-cell table:formula="of:=0.5*[.MS12]*(([.MS5]-[.MR5])/([.MS1]-[.MR1]))^2" office:value-type="float" office:value="0.000185404245445202" calcext:value-type="float">
            <text:p>0.000185404245445</text:p>
          </table:table-cell>
          <table:table-cell table:formula="of:=0.5*[.MT12]*(([.MT5]-[.MS5])/([.MT1]-[.MS1]))^2" office:value-type="float" office:value="0.00021920376638451" calcext:value-type="float">
            <text:p>0.000219203766385</text:p>
          </table:table-cell>
          <table:table-cell table:formula="of:=0.5*[.MU12]*(([.MU5]-[.MT5])/([.MU1]-[.MT1]))^2" office:value-type="float" office:value="0.00000724809305685222" calcext:value-type="float">
            <text:p>7.24809305685222E-06</text:p>
          </table:table-cell>
          <table:table-cell table:formula="of:=0.5*[.MV12]*(([.MV5]-[.MU5])/([.MV1]-[.MU1]))^2" office:value-type="float" office:value="0.0000672152921287113" calcext:value-type="float">
            <text:p>6.72152921287113E-05</text:p>
          </table:table-cell>
          <table:table-cell table:formula="of:=0.5*[.MW12]*(([.MW5]-[.MV5])/([.MW1]-[.MV1]))^2" office:value-type="float" office:value="0.0000521939245086655" calcext:value-type="float">
            <text:p>5.21939245086655E-05</text:p>
          </table:table-cell>
          <table:table-cell table:formula="of:=0.5*[.MX12]*(([.MX5]-[.MW5])/([.MX1]-[.MW1]))^2" office:value-type="float" office:value="0.00000264852297169976" calcext:value-type="float">
            <text:p>2.64852297169976E-06</text:p>
          </table:table-cell>
          <table:table-cell table:formula="of:=0.5*[.MY12]*(([.MY5]-[.MX5])/([.MY1]-[.MX1]))^2" office:value-type="float" office:value="0.0000622197219524361" calcext:value-type="float">
            <text:p>6.22197219524361E-05</text:p>
          </table:table-cell>
          <table:table-cell table:formula="of:=0.5*[.MZ12]*(([.MZ5]-[.MY5])/([.MZ1]-[.MY1]))^2" office:value-type="float" office:value="0.00000650198791599474" calcext:value-type="float">
            <text:p>6.50198791599474E-06</text:p>
          </table:table-cell>
          <table:table-cell table:formula="of:=0.5*[.NA12]*(([.NA5]-[.MZ5])/([.NA1]-[.MZ1]))^2" office:value-type="float" office:value="0.00000125661735684385" calcext:value-type="float">
            <text:p>1.25661735684385E-06</text:p>
          </table:table-cell>
          <table:table-cell table:formula="of:=0.5*[.NB12]*(([.NB5]-[.NA5])/([.NB1]-[.NA1]))^2" office:value-type="float" office:value="0.0000203059557574356" calcext:value-type="float">
            <text:p>2.03059557574356E-05</text:p>
          </table:table-cell>
          <table:table-cell table:formula="of:=0.5*[.NC12]*(([.NC5]-[.NB5])/([.NC1]-[.NB1]))^2" office:value-type="float" office:value="0.000131306536730038" calcext:value-type="float">
            <text:p>0.00013130653673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983015563546262" calcext:value-type="float">
            <text:p>9.83015563546262E-09</text:p>
          </table:table-cell>
          <table:table-cell table:formula="of:=0.5*[.D12]*(([.D6]-[.C6])/([.D1]-[.C1]))^2" office:value-type="float" office:value="0.00000161299798223018" calcext:value-type="float">
            <text:p>1.61299798223018E-06</text:p>
          </table:table-cell>
          <table:table-cell table:formula="of:=0.5*[.E12]*(([.E6]-[.D6])/([.E1]-[.D1]))^2" office:value-type="float" office:value="0.00000281525543282251" calcext:value-type="float">
            <text:p>2.81525543282251E-06</text:p>
          </table:table-cell>
          <table:table-cell table:formula="of:=0.5*[.F12]*(([.F6]-[.E6])/([.F1]-[.E1]))^2" office:value-type="float" office:value="0.000000926982015947767" calcext:value-type="float">
            <text:p>9.26982015947767E-07</text:p>
          </table:table-cell>
          <table:table-cell table:formula="of:=0.5*[.G12]*(([.G6]-[.F6])/([.G1]-[.F1]))^2" office:value-type="float" office:value="0.0000000610063666621763" calcext:value-type="float">
            <text:p>6.10063666621763E-08</text:p>
          </table:table-cell>
          <table:table-cell table:formula="of:=0.5*[.H12]*(([.H6]-[.G6])/([.H1]-[.G1]))^2" office:value-type="float" office:value="0.0000000187495057313616" calcext:value-type="float">
            <text:p>1.87495057313616E-08</text:p>
          </table:table-cell>
          <table:table-cell table:formula="of:=0.5*[.I12]*(([.I6]-[.H6])/([.I1]-[.H1]))^2" office:value-type="float" office:value="0.000000625459863102513" calcext:value-type="float">
            <text:p>6.25459863102513E-07</text:p>
          </table:table-cell>
          <table:table-cell table:formula="of:=0.5*[.J12]*(([.J6]-[.I6])/([.J1]-[.I1]))^2" office:value-type="float" office:value="0.0000454063333793936" calcext:value-type="float">
            <text:p>4.54063333793936E-05</text:p>
          </table:table-cell>
          <table:table-cell table:formula="of:=0.5*[.K12]*(([.K6]-[.J6])/([.K1]-[.J1]))^2" office:value-type="float" office:value="0.00000314421419945944" calcext:value-type="float">
            <text:p>3.14421419945944E-06</text:p>
          </table:table-cell>
          <table:table-cell table:formula="of:=0.5*[.L12]*(([.L6]-[.K6])/([.L1]-[.K1]))^2" office:value-type="float" office:value="0.000000139395280805686" calcext:value-type="float">
            <text:p>1.39395280805686E-07</text:p>
          </table:table-cell>
          <table:table-cell table:formula="of:=0.5*[.M12]*(([.M6]-[.L6])/([.M1]-[.L1]))^2" office:value-type="float" office:value="0.000000164893189552967" calcext:value-type="float">
            <text:p>1.64893189552967E-07</text:p>
          </table:table-cell>
          <table:table-cell table:formula="of:=0.5*[.N12]*(([.N6]-[.M6])/([.N1]-[.M1]))^2" office:value-type="float" office:value="0.000000184581435475962" calcext:value-type="float">
            <text:p>1.84581435475962E-07</text:p>
          </table:table-cell>
          <table:table-cell table:formula="of:=0.5*[.O12]*(([.O6]-[.N6])/([.O1]-[.N1]))^2" office:value-type="float" office:value="0.000000107899522758169" calcext:value-type="float">
            <text:p>1.07899522758169E-07</text:p>
          </table:table-cell>
          <table:table-cell table:formula="of:=0.5*[.P12]*(([.P6]-[.O6])/([.P1]-[.O1]))^2" office:value-type="float" office:value="0.0000584751860906002" calcext:value-type="float">
            <text:p>5.84751860906002E-05</text:p>
          </table:table-cell>
          <table:table-cell table:formula="of:=0.5*[.Q12]*(([.Q6]-[.P6])/([.Q1]-[.P1]))^2" office:value-type="float" office:value="0.0000514107733335722" calcext:value-type="float">
            <text:p>5.14107733335722E-05</text:p>
          </table:table-cell>
          <table:table-cell table:formula="of:=0.5*[.R12]*(([.R6]-[.Q6])/([.R1]-[.Q1]))^2" office:value-type="float" office:value="0.000000325164519126955" calcext:value-type="float">
            <text:p>3.25164519126955E-07</text:p>
          </table:table-cell>
          <table:table-cell table:formula="of:=0.5*[.S12]*(([.S6]-[.R6])/([.S1]-[.R1]))^2" office:value-type="float" office:value="0.0000011813552062742" calcext:value-type="float">
            <text:p>1.1813552062742E-06</text:p>
          </table:table-cell>
          <table:table-cell table:formula="of:=0.5*[.T12]*(([.T6]-[.S6])/([.T1]-[.S1]))^2" office:value-type="float" office:value="0.000000102294527948175" calcext:value-type="float">
            <text:p>1.02294527948175E-07</text:p>
          </table:table-cell>
          <table:table-cell table:formula="of:=0.5*[.U12]*(([.U6]-[.T6])/([.U1]-[.T1]))^2" office:value-type="float" office:value="0.000000293880760372964" calcext:value-type="float">
            <text:p>2.93880760372964E-07</text:p>
          </table:table-cell>
          <table:table-cell table:formula="of:=0.5*[.V12]*(([.V6]-[.U6])/([.V1]-[.U1]))^2" office:value-type="float" office:value="0.0000000115717196869406" calcext:value-type="float">
            <text:p>1.15717196869406E-08</text:p>
          </table:table-cell>
          <table:table-cell table:formula="of:=0.5*[.W12]*(([.W6]-[.V6])/([.W1]-[.V1]))^2" office:value-type="float" office:value="0.000000732073914076157" calcext:value-type="float">
            <text:p>7.32073914076157E-07</text:p>
          </table:table-cell>
          <table:table-cell table:formula="of:=0.5*[.X12]*(([.X6]-[.W6])/([.X1]-[.W1]))^2" office:value-type="float" office:value="0.000000561890765657849" calcext:value-type="float">
            <text:p>5.61890765657849E-07</text:p>
          </table:table-cell>
          <table:table-cell table:formula="of:=0.5*[.Y12]*(([.Y6]-[.X6])/([.Y1]-[.X1]))^2" office:value-type="float" office:value="0.00000901245093513381" calcext:value-type="float">
            <text:p>9.01245093513381E-06</text:p>
          </table:table-cell>
          <table:table-cell table:formula="of:=0.5*[.Z12]*(([.Z6]-[.Y6])/([.Z1]-[.Y1]))^2" office:value-type="float" office:value="0.0000549871728011957" calcext:value-type="float">
            <text:p>5.49871728011957E-05</text:p>
          </table:table-cell>
          <table:table-cell table:formula="of:=0.5*[.AA12]*(([.AA6]-[.Z6])/([.AA1]-[.Z1]))^2" office:value-type="float" office:value="0.00000000372334262831938" calcext:value-type="float">
            <text:p>3.72334262831938E-09</text:p>
          </table:table-cell>
          <table:table-cell table:formula="of:=0.5*[.AB12]*(([.AB6]-[.AA6])/([.AB1]-[.AA1]))^2" office:value-type="float" office:value="0.00000398339363857231" calcext:value-type="float">
            <text:p>3.98339363857231E-06</text:p>
          </table:table-cell>
          <table:table-cell table:formula="of:=0.5*[.AC12]*(([.AC6]-[.AB6])/([.AC1]-[.AB1]))^2" office:value-type="float" office:value="0.0000048093227074997" calcext:value-type="float">
            <text:p>4.8093227074997E-06</text:p>
          </table:table-cell>
          <table:table-cell table:formula="of:=0.5*[.AD12]*(([.AD6]-[.AC6])/([.AD1]-[.AC1]))^2" office:value-type="float" office:value="0.00000106659738655541" calcext:value-type="float">
            <text:p>1.06659738655541E-06</text:p>
          </table:table-cell>
          <table:table-cell table:formula="of:=0.5*[.AE12]*(([.AE6]-[.AD6])/([.AE1]-[.AD1]))^2" office:value-type="float" office:value="0.00000000334385629376504" calcext:value-type="float">
            <text:p>3.34385629376504E-09</text:p>
          </table:table-cell>
          <table:table-cell table:formula="of:=0.5*[.AF12]*(([.AF6]-[.AE6])/([.AF1]-[.AE1]))^2" office:value-type="float" office:value="0.000000222713940381352" calcext:value-type="float">
            <text:p>2.22713940381352E-07</text:p>
          </table:table-cell>
          <table:table-cell table:formula="of:=0.5*[.AG12]*(([.AG6]-[.AF6])/([.AG1]-[.AF1]))^2" office:value-type="float" office:value="0.000000441769080899705" calcext:value-type="float">
            <text:p>4.41769080899705E-07</text:p>
          </table:table-cell>
          <table:table-cell table:formula="of:=0.5*[.AH12]*(([.AH6]-[.AG6])/([.AH1]-[.AG1]))^2" office:value-type="float" office:value="0.000000602035637608385" calcext:value-type="float">
            <text:p>6.02035637608385E-07</text:p>
          </table:table-cell>
          <table:table-cell table:formula="of:=0.5*[.AI12]*(([.AI6]-[.AH6])/([.AI1]-[.AH1]))^2" office:value-type="float" office:value="0.00000036313926052542" calcext:value-type="float">
            <text:p>3.6313926052542E-07</text:p>
          </table:table-cell>
          <table:table-cell table:formula="of:=0.5*[.AJ12]*(([.AJ6]-[.AI6])/([.AJ1]-[.AI1]))^2" office:value-type="float" office:value="0.0000000184586525316511" calcext:value-type="float">
            <text:p>1.84586525316511E-08</text:p>
          </table:table-cell>
          <table:table-cell table:formula="of:=0.5*[.AK12]*(([.AK6]-[.AJ6])/([.AK1]-[.AJ1]))^2" office:value-type="float" office:value="0.000000125463242218907" calcext:value-type="float">
            <text:p>1.25463242218907E-07</text:p>
          </table:table-cell>
          <table:table-cell table:formula="of:=0.5*[.AL12]*(([.AL6]-[.AK6])/([.AL1]-[.AK1]))^2" office:value-type="float" office:value="0.0000000781418307115315" calcext:value-type="float">
            <text:p>7.81418307115315E-08</text:p>
          </table:table-cell>
          <table:table-cell table:formula="of:=0.5*[.AM12]*(([.AM6]-[.AL6])/([.AM1]-[.AL1]))^2" office:value-type="float" office:value="0.0000014394552013183" calcext:value-type="float">
            <text:p>1.4394552013183E-06</text:p>
          </table:table-cell>
          <table:table-cell table:formula="of:=0.5*[.AN12]*(([.AN6]-[.AM6])/([.AN1]-[.AM1]))^2" office:value-type="float" office:value="0.000000221779460365333" calcext:value-type="float">
            <text:p>2.21779460365333E-07</text:p>
          </table:table-cell>
          <table:table-cell table:formula="of:=0.5*[.AO12]*(([.AO6]-[.AN6])/([.AO1]-[.AN1]))^2" office:value-type="float" office:value="0.000000120670525496911" calcext:value-type="float">
            <text:p>1.20670525496911E-07</text:p>
          </table:table-cell>
          <table:table-cell table:formula="of:=0.5*[.AP12]*(([.AP6]-[.AO6])/([.AP1]-[.AO1]))^2" office:value-type="float" office:value="0.00000000847913942996971" calcext:value-type="float">
            <text:p>8.47913942996971E-09</text:p>
          </table:table-cell>
          <table:table-cell table:formula="of:=0.5*[.AQ12]*(([.AQ6]-[.AP6])/([.AQ1]-[.AP1]))^2" office:value-type="float" office:value="0.0000993553192888302" calcext:value-type="float">
            <text:p>9.93553192888302E-05</text:p>
          </table:table-cell>
          <table:table-cell table:formula="of:=0.5*[.AR12]*(([.AR6]-[.AQ6])/([.AR1]-[.AQ1]))^2" office:value-type="float" office:value="0.00000550425200714272" calcext:value-type="float">
            <text:p>5.50425200714272E-06</text:p>
          </table:table-cell>
          <table:table-cell table:formula="of:=0.5*[.AS12]*(([.AS6]-[.AR6])/([.AS1]-[.AR1]))^2" office:value-type="float" office:value="0.00573115317874807" calcext:value-type="float">
            <text:p>0.005731153178748</text:p>
          </table:table-cell>
          <table:table-cell table:formula="of:=0.5*[.AT12]*(([.AT6]-[.AS6])/([.AT1]-[.AS1]))^2" office:value-type="float" office:value="0.00152998600069662" calcext:value-type="float">
            <text:p>0.001529986000697</text:p>
          </table:table-cell>
          <table:table-cell table:formula="of:=0.5*[.AU12]*(([.AU6]-[.AT6])/([.AU1]-[.AT1]))^2" office:value-type="float" office:value="0.00657976637603648" calcext:value-type="float">
            <text:p>0.006579766376036</text:p>
          </table:table-cell>
          <table:table-cell table:formula="of:=0.5*[.AV12]*(([.AV6]-[.AU6])/([.AV1]-[.AU1]))^2" office:value-type="float" office:value="0.00000559710788139997" calcext:value-type="float">
            <text:p>5.59710788139997E-06</text:p>
          </table:table-cell>
          <table:table-cell table:formula="of:=0.5*[.AW12]*(([.AW6]-[.AV6])/([.AW1]-[.AV1]))^2" office:value-type="float" office:value="0.00175769909169869" calcext:value-type="float">
            <text:p>0.001757699091699</text:p>
          </table:table-cell>
          <table:table-cell table:formula="of:=0.5*[.AX12]*(([.AX6]-[.AW6])/([.AX1]-[.AW1]))^2" office:value-type="float" office:value="0.0138895956477975" calcext:value-type="float">
            <text:p>0.013889595647798</text:p>
          </table:table-cell>
          <table:table-cell table:formula="of:=0.5*[.AY12]*(([.AY6]-[.AX6])/([.AY1]-[.AX1]))^2" office:value-type="float" office:value="0.0000148610049948226" calcext:value-type="float">
            <text:p>1.48610049948226E-05</text:p>
          </table:table-cell>
          <table:table-cell table:formula="of:=0.5*[.AZ12]*(([.AZ6]-[.AY6])/([.AZ1]-[.AY1]))^2" office:value-type="float" office:value="0.00642025005238613" calcext:value-type="float">
            <text:p>0.006420250052386</text:p>
          </table:table-cell>
          <table:table-cell table:formula="of:=0.5*[.BA12]*(([.BA6]-[.AZ6])/([.BA1]-[.AZ1]))^2" office:value-type="float" office:value="0.000138946743230986" calcext:value-type="float">
            <text:p>0.000138946743231</text:p>
          </table:table-cell>
          <table:table-cell table:formula="of:=0.5*[.BB12]*(([.BB6]-[.BA6])/([.BB1]-[.BA1]))^2" office:value-type="float" office:value="0.00519686361974429" calcext:value-type="float">
            <text:p>0.005196863619744</text:p>
          </table:table-cell>
          <table:table-cell table:formula="of:=0.5*[.BC12]*(([.BC6]-[.BB6])/([.BC1]-[.BB1]))^2" office:value-type="float" office:value="0.000080067144977364" calcext:value-type="float">
            <text:p>8.0067144977364E-05</text:p>
          </table:table-cell>
          <table:table-cell table:formula="of:=0.5*[.BD12]*(([.BD6]-[.BC6])/([.BD1]-[.BC1]))^2" office:value-type="float" office:value="0.0000163846376328666" calcext:value-type="float">
            <text:p>1.63846376328666E-05</text:p>
          </table:table-cell>
          <table:table-cell table:formula="of:=0.5*[.BE12]*(([.BE6]-[.BD6])/([.BE1]-[.BD1]))^2" office:value-type="float" office:value="0.000588834630376375" calcext:value-type="float">
            <text:p>0.000588834630376</text:p>
          </table:table-cell>
          <table:table-cell table:formula="of:=0.5*[.BF12]*(([.BF6]-[.BE6])/([.BF1]-[.BE1]))^2" office:value-type="float" office:value="0.00310845578937037" calcext:value-type="float">
            <text:p>0.00310845578937</text:p>
          </table:table-cell>
          <table:table-cell table:formula="of:=0.5*[.BG12]*(([.BG6]-[.BF6])/([.BG1]-[.BF1]))^2" office:value-type="float" office:value="0.0118340652984626" calcext:value-type="float">
            <text:p>0.011834065298463</text:p>
          </table:table-cell>
          <table:table-cell table:formula="of:=0.5*[.BH12]*(([.BH6]-[.BG6])/([.BH1]-[.BG1]))^2" office:value-type="float" office:value="0.00234255107771061" calcext:value-type="float">
            <text:p>0.002342551077711</text:p>
          </table:table-cell>
          <table:table-cell table:formula="of:=0.5*[.BI12]*(([.BI6]-[.BH6])/([.BI1]-[.BH1]))^2" office:value-type="float" office:value="0.000113478098856634" calcext:value-type="float">
            <text:p>0.000113478098857</text:p>
          </table:table-cell>
          <table:table-cell table:formula="of:=0.5*[.BJ12]*(([.BJ6]-[.BI6])/([.BJ1]-[.BI1]))^2" office:value-type="float" office:value="0.00602257906749582" calcext:value-type="float">
            <text:p>0.006022579067496</text:p>
          </table:table-cell>
          <table:table-cell table:formula="of:=0.5*[.BK12]*(([.BK6]-[.BJ6])/([.BK1]-[.BJ1]))^2" office:value-type="float" office:value="0.00678670210849088" calcext:value-type="float">
            <text:p>0.006786702108491</text:p>
          </table:table-cell>
          <table:table-cell table:formula="of:=0.5*[.BL12]*(([.BL6]-[.BK6])/([.BL1]-[.BK1]))^2" office:value-type="float" office:value="0.000000000320063036447689" calcext:value-type="float">
            <text:p>3.20063036447689E-10</text:p>
          </table:table-cell>
          <table:table-cell table:formula="of:=0.5*[.BM12]*(([.BM6]-[.BL6])/([.BM1]-[.BL1]))^2" office:value-type="float" office:value="0.0031591105043939" calcext:value-type="float">
            <text:p>0.003159110504394</text:p>
          </table:table-cell>
          <table:table-cell table:formula="of:=0.5*[.BN12]*(([.BN6]-[.BM6])/([.BN1]-[.BM1]))^2" office:value-type="float" office:value="0.00285467078490101" calcext:value-type="float">
            <text:p>0.002854670784901</text:p>
          </table:table-cell>
          <table:table-cell table:formula="of:=0.5*[.BO12]*(([.BO6]-[.BN6])/([.BO1]-[.BN1]))^2" office:value-type="float" office:value="0.00196635099878874" calcext:value-type="float">
            <text:p>0.001966350998789</text:p>
          </table:table-cell>
          <table:table-cell table:formula="of:=0.5*[.BP12]*(([.BP6]-[.BO6])/([.BP1]-[.BO1]))^2" office:value-type="float" office:value="0.000378642929016202" calcext:value-type="float">
            <text:p>0.000378642929016</text:p>
          </table:table-cell>
          <table:table-cell table:formula="of:=0.5*[.BQ12]*(([.BQ6]-[.BP6])/([.BQ1]-[.BP1]))^2" office:value-type="float" office:value="0.000106425788453435" calcext:value-type="float">
            <text:p>0.000106425788453</text:p>
          </table:table-cell>
          <table:table-cell table:formula="of:=0.5*[.BR12]*(([.BR6]-[.BQ6])/([.BR1]-[.BQ1]))^2" office:value-type="float" office:value="0.000415692241691084" calcext:value-type="float">
            <text:p>0.000415692241691</text:p>
          </table:table-cell>
          <table:table-cell table:formula="of:=0.5*[.BS12]*(([.BS6]-[.BR6])/([.BS1]-[.BR1]))^2" office:value-type="float" office:value="0.00246990815156836" calcext:value-type="float">
            <text:p>0.002469908151568</text:p>
          </table:table-cell>
          <table:table-cell table:formula="of:=0.5*[.BT12]*(([.BT6]-[.BS6])/([.BT1]-[.BS1]))^2" office:value-type="float" office:value="0.00353269876844612" calcext:value-type="float">
            <text:p>0.003532698768446</text:p>
          </table:table-cell>
          <table:table-cell table:formula="of:=0.5*[.BU12]*(([.BU6]-[.BT6])/([.BU1]-[.BT1]))^2" office:value-type="float" office:value="0.0143293260325981" calcext:value-type="float">
            <text:p>0.014329326032598</text:p>
          </table:table-cell>
          <table:table-cell table:formula="of:=0.5*[.BV12]*(([.BV6]-[.BU6])/([.BV1]-[.BU1]))^2" office:value-type="float" office:value="0.00479270430982786" calcext:value-type="float">
            <text:p>0.004792704309828</text:p>
          </table:table-cell>
          <table:table-cell table:formula="of:=0.5*[.BW12]*(([.BW6]-[.BV6])/([.BW1]-[.BV1]))^2" office:value-type="float" office:value="0.000356647631610312" calcext:value-type="float">
            <text:p>0.00035664763161</text:p>
          </table:table-cell>
          <table:table-cell table:formula="of:=0.5*[.BX12]*(([.BX6]-[.BW6])/([.BX1]-[.BW1]))^2" office:value-type="float" office:value="0.00365202250902547" calcext:value-type="float">
            <text:p>0.003652022509025</text:p>
          </table:table-cell>
          <table:table-cell table:formula="of:=0.5*[.BY12]*(([.BY6]-[.BX6])/([.BY1]-[.BX1]))^2" office:value-type="float" office:value="0.00472878064135636" calcext:value-type="float">
            <text:p>0.004728780641356</text:p>
          </table:table-cell>
          <table:table-cell table:formula="of:=0.5*[.BZ12]*(([.BZ6]-[.BY6])/([.BZ1]-[.BY1]))^2" office:value-type="float" office:value="0.000184227398350586" calcext:value-type="float">
            <text:p>0.000184227398351</text:p>
          </table:table-cell>
          <table:table-cell table:formula="of:=0.5*[.CA12]*(([.CA6]-[.BZ6])/([.CA1]-[.BZ1]))^2" office:value-type="float" office:value="0.00182272353069803" calcext:value-type="float">
            <text:p>0.001822723530698</text:p>
          </table:table-cell>
          <table:table-cell table:formula="of:=0.5*[.CB12]*(([.CB6]-[.CA6])/([.CB1]-[.CA1]))^2" office:value-type="float" office:value="0.00239138438326742" calcext:value-type="float">
            <text:p>0.002391384383267</text:p>
          </table:table-cell>
          <table:table-cell table:formula="of:=0.5*[.CC12]*(([.CC6]-[.CB6])/([.CC1]-[.CB1]))^2" office:value-type="float" office:value="0.000979398556442796" calcext:value-type="float">
            <text:p>0.000979398556443</text:p>
          </table:table-cell>
          <table:table-cell table:formula="of:=0.5*[.CD12]*(([.CD6]-[.CC6])/([.CD1]-[.CC1]))^2" office:value-type="float" office:value="0.00299207141311068" calcext:value-type="float">
            <text:p>0.002992071413111</text:p>
          </table:table-cell>
          <table:table-cell table:formula="of:=0.5*[.CE12]*(([.CE6]-[.CD6])/([.CE1]-[.CD1]))^2" office:value-type="float" office:value="0.000111016547327509" calcext:value-type="float">
            <text:p>0.000111016547328</text:p>
          </table:table-cell>
          <table:table-cell table:formula="of:=0.5*[.CF12]*(([.CF6]-[.CE6])/([.CF1]-[.CE1]))^2" office:value-type="float" office:value="0.00299952594838422" calcext:value-type="float">
            <text:p>0.002999525948384</text:p>
          </table:table-cell>
          <table:table-cell table:formula="of:=0.5*[.CG12]*(([.CG6]-[.CF6])/([.CG1]-[.CF1]))^2" office:value-type="float" office:value="0.00574066708284091" calcext:value-type="float">
            <text:p>0.005740667082841</text:p>
          </table:table-cell>
          <table:table-cell table:formula="of:=0.5*[.CH12]*(([.CH6]-[.CG6])/([.CH1]-[.CG1]))^2" office:value-type="float" office:value="0.0000609286548051561" calcext:value-type="float">
            <text:p>6.09286548051561E-05</text:p>
          </table:table-cell>
          <table:table-cell table:formula="of:=0.5*[.CI12]*(([.CI6]-[.CH6])/([.CI1]-[.CH1]))^2" office:value-type="float" office:value="0.00206371727025016" calcext:value-type="float">
            <text:p>0.00206371727025</text:p>
          </table:table-cell>
          <table:table-cell table:formula="of:=0.5*[.CJ12]*(([.CJ6]-[.CI6])/([.CJ1]-[.CI1]))^2" office:value-type="float" office:value="0.000145890341175242" calcext:value-type="float">
            <text:p>0.000145890341175</text:p>
          </table:table-cell>
          <table:table-cell table:formula="of:=0.5*[.CK12]*(([.CK6]-[.CJ6])/([.CK1]-[.CJ1]))^2" office:value-type="float" office:value="0.000884943219024945" calcext:value-type="float">
            <text:p>0.000884943219025</text:p>
          </table:table-cell>
          <table:table-cell table:formula="of:=0.5*[.CL12]*(([.CL6]-[.CK6])/([.CL1]-[.CK1]))^2" office:value-type="float" office:value="0.00145110853884196" calcext:value-type="float">
            <text:p>0.001451108538842</text:p>
          </table:table-cell>
          <table:table-cell table:formula="of:=0.5*[.CM12]*(([.CM6]-[.CL6])/([.CM1]-[.CL1]))^2" office:value-type="float" office:value="0.0022582978491498" calcext:value-type="float">
            <text:p>0.00225829784915</text:p>
          </table:table-cell>
          <table:table-cell table:formula="of:=0.5*[.CN12]*(([.CN6]-[.CM6])/([.CN1]-[.CM1]))^2" office:value-type="float" office:value="0.0112996078904529" calcext:value-type="float">
            <text:p>0.011299607890453</text:p>
          </table:table-cell>
          <table:table-cell table:formula="of:=0.5*[.CO12]*(([.CO6]-[.CN6])/([.CO1]-[.CN1]))^2" office:value-type="float" office:value="0.000138165461240228" calcext:value-type="float">
            <text:p>0.00013816546124</text:p>
          </table:table-cell>
          <table:table-cell table:formula="of:=0.5*[.CP12]*(([.CP6]-[.CO6])/([.CP1]-[.CO1]))^2" office:value-type="float" office:value="0.0101507014152172" calcext:value-type="float">
            <text:p>0.010150701415217</text:p>
          </table:table-cell>
          <table:table-cell table:formula="of:=0.5*[.CQ12]*(([.CQ6]-[.CP6])/([.CQ1]-[.CP1]))^2" office:value-type="float" office:value="0.0000122642234178823" calcext:value-type="float">
            <text:p>1.22642234178823E-05</text:p>
          </table:table-cell>
          <table:table-cell table:formula="of:=0.5*[.CR12]*(([.CR6]-[.CQ6])/([.CR1]-[.CQ1]))^2" office:value-type="float" office:value="0.000108856711212135" calcext:value-type="float">
            <text:p>0.000108856711212</text:p>
          </table:table-cell>
          <table:table-cell table:formula="of:=0.5*[.CS12]*(([.CS6]-[.CR6])/([.CS1]-[.CR1]))^2" office:value-type="float" office:value="0.000273441105858277" calcext:value-type="float">
            <text:p>0.000273441105858</text:p>
          </table:table-cell>
          <table:table-cell table:formula="of:=0.5*[.CT12]*(([.CT6]-[.CS6])/([.CT1]-[.CS1]))^2" office:value-type="float" office:value="0.000874454148926059" calcext:value-type="float">
            <text:p>0.000874454148926</text:p>
          </table:table-cell>
          <table:table-cell table:formula="of:=0.5*[.CU12]*(([.CU6]-[.CT6])/([.CU1]-[.CT1]))^2" office:value-type="float" office:value="0.00195045113520812" calcext:value-type="float">
            <text:p>0.001950451135208</text:p>
          </table:table-cell>
          <table:table-cell table:formula="of:=0.5*[.CV12]*(([.CV6]-[.CU6])/([.CV1]-[.CU1]))^2" office:value-type="float" office:value="0.00299157492482012" calcext:value-type="float">
            <text:p>0.00299157492482</text:p>
          </table:table-cell>
          <table:table-cell table:formula="of:=0.5*[.CW12]*(([.CW6]-[.CV6])/([.CW1]-[.CV1]))^2" office:value-type="float" office:value="0.00608390034640569" calcext:value-type="float">
            <text:p>0.006083900346406</text:p>
          </table:table-cell>
          <table:table-cell table:formula="of:=0.5*[.CX12]*(([.CX6]-[.CW6])/([.CX1]-[.CW1]))^2" office:value-type="float" office:value="0.016140268209022" calcext:value-type="float">
            <text:p>0.016140268209022</text:p>
          </table:table-cell>
          <table:table-cell table:formula="of:=0.5*[.CY12]*(([.CY6]-[.CX6])/([.CY1]-[.CX1]))^2" office:value-type="float" office:value="0.00108623483649902" calcext:value-type="float">
            <text:p>0.001086234836499</text:p>
          </table:table-cell>
          <table:table-cell table:formula="of:=0.5*[.CZ12]*(([.CZ6]-[.CY6])/([.CZ1]-[.CY1]))^2" office:value-type="float" office:value="0.0101291604829176" calcext:value-type="float">
            <text:p>0.010129160482918</text:p>
          </table:table-cell>
          <table:table-cell table:formula="of:=0.5*[.DA12]*(([.DA6]-[.CZ6])/([.DA1]-[.CZ1]))^2" office:value-type="float" office:value="0.00000281986112375589" calcext:value-type="float">
            <text:p>2.81986112375589E-06</text:p>
          </table:table-cell>
          <table:table-cell table:formula="of:=0.5*[.DB12]*(([.DB6]-[.DA6])/([.DB1]-[.DA1]))^2" office:value-type="float" office:value="0.000725480073644572" calcext:value-type="float">
            <text:p>0.000725480073645</text:p>
          </table:table-cell>
          <table:table-cell table:formula="of:=0.5*[.DC12]*(([.DC6]-[.DB6])/([.DC1]-[.DB1]))^2" office:value-type="float" office:value="0.00277111878654049" calcext:value-type="float">
            <text:p>0.00277111878654</text:p>
          </table:table-cell>
          <table:table-cell table:formula="of:=0.5*[.DD12]*(([.DD6]-[.DC6])/([.DD1]-[.DC1]))^2" office:value-type="float" office:value="0.000566463207342684" calcext:value-type="float">
            <text:p>0.000566463207343</text:p>
          </table:table-cell>
          <table:table-cell table:formula="of:=0.5*[.DE12]*(([.DE6]-[.DD6])/([.DE1]-[.DD1]))^2" office:value-type="float" office:value="0.00684384345359621" calcext:value-type="float">
            <text:p>0.006843843453596</text:p>
          </table:table-cell>
          <table:table-cell table:formula="of:=0.5*[.DF12]*(([.DF6]-[.DE6])/([.DF1]-[.DE1]))^2" office:value-type="float" office:value="0.000497048400632096" calcext:value-type="float">
            <text:p>0.000497048400632</text:p>
          </table:table-cell>
          <table:table-cell table:formula="of:=0.5*[.DG12]*(([.DG6]-[.DF6])/([.DG1]-[.DF1]))^2" office:value-type="float" office:value="0.00199982903455827" calcext:value-type="float">
            <text:p>0.001999829034558</text:p>
          </table:table-cell>
          <table:table-cell table:formula="of:=0.5*[.DH12]*(([.DH6]-[.DG6])/([.DH1]-[.DG1]))^2" office:value-type="float" office:value="0.0142996234032517" calcext:value-type="float">
            <text:p>0.014299623403252</text:p>
          </table:table-cell>
          <table:table-cell table:formula="of:=0.5*[.DI12]*(([.DI6]-[.DH6])/([.DI1]-[.DH1]))^2" office:value-type="float" office:value="0.00639740485728976" calcext:value-type="float">
            <text:p>0.00639740485729</text:p>
          </table:table-cell>
          <table:table-cell table:formula="of:=0.5*[.DJ12]*(([.DJ6]-[.DI6])/([.DJ1]-[.DI1]))^2" office:value-type="float" office:value="0.00209304540222381" calcext:value-type="float">
            <text:p>0.002093045402224</text:p>
          </table:table-cell>
          <table:table-cell table:formula="of:=0.5*[.DK12]*(([.DK6]-[.DJ6])/([.DK1]-[.DJ1]))^2" office:value-type="float" office:value="0.0000994278959273753" calcext:value-type="float">
            <text:p>9.94278959273753E-05</text:p>
          </table:table-cell>
          <table:table-cell table:formula="of:=0.5*[.DL12]*(([.DL6]-[.DK6])/([.DL1]-[.DK1]))^2" office:value-type="float" office:value="0.0000479970773984644" calcext:value-type="float">
            <text:p>4.79970773984644E-05</text:p>
          </table:table-cell>
          <table:table-cell table:formula="of:=0.5*[.DM12]*(([.DM6]-[.DL6])/([.DM1]-[.DL1]))^2" office:value-type="float" office:value="0.00157966404250054" calcext:value-type="float">
            <text:p>0.001579664042501</text:p>
          </table:table-cell>
          <table:table-cell table:formula="of:=0.5*[.DN12]*(([.DN6]-[.DM6])/([.DN1]-[.DM1]))^2" office:value-type="float" office:value="0.00252571122264799" calcext:value-type="float">
            <text:p>0.002525711222648</text:p>
          </table:table-cell>
          <table:table-cell table:formula="of:=0.5*[.DO12]*(([.DO6]-[.DN6])/([.DO1]-[.DN1]))^2" office:value-type="float" office:value="0.000307453333118854" calcext:value-type="float">
            <text:p>0.000307453333119</text:p>
          </table:table-cell>
          <table:table-cell table:formula="of:=0.5*[.DP12]*(([.DP6]-[.DO6])/([.DP1]-[.DO1]))^2" office:value-type="float" office:value="0.00550013895688107" calcext:value-type="float">
            <text:p>0.005500138956881</text:p>
          </table:table-cell>
          <table:table-cell table:formula="of:=0.5*[.DQ12]*(([.DQ6]-[.DP6])/([.DQ1]-[.DP1]))^2" office:value-type="float" office:value="0.00000254884728803038" calcext:value-type="float">
            <text:p>2.54884728803038E-06</text:p>
          </table:table-cell>
          <table:table-cell table:formula="of:=0.5*[.DR12]*(([.DR6]-[.DQ6])/([.DR1]-[.DQ1]))^2" office:value-type="float" office:value="0.00181739847593804" calcext:value-type="float">
            <text:p>0.001817398475938</text:p>
          </table:table-cell>
          <table:table-cell table:formula="of:=0.5*[.DS12]*(([.DS6]-[.DR6])/([.DS1]-[.DR1]))^2" office:value-type="float" office:value="0.0126993713616018" calcext:value-type="float">
            <text:p>0.012699371361602</text:p>
          </table:table-cell>
          <table:table-cell table:formula="of:=0.5*[.DT12]*(([.DT6]-[.DS6])/([.DT1]-[.DS1]))^2" office:value-type="float" office:value="0.0060546791835979" calcext:value-type="float">
            <text:p>0.006054679183598</text:p>
          </table:table-cell>
          <table:table-cell table:formula="of:=0.5*[.DU12]*(([.DU6]-[.DT6])/([.DU1]-[.DT1]))^2" office:value-type="float" office:value="0.0000195503123385682" calcext:value-type="float">
            <text:p>1.95503123385682E-05</text:p>
          </table:table-cell>
          <table:table-cell table:formula="of:=0.5*[.DV12]*(([.DV6]-[.DU6])/([.DV1]-[.DU1]))^2" office:value-type="float" office:value="0.00972041323550621" calcext:value-type="float">
            <text:p>0.009720413235506</text:p>
          </table:table-cell>
          <table:table-cell table:formula="of:=0.5*[.DW12]*(([.DW6]-[.DV6])/([.DW1]-[.DV1]))^2" office:value-type="float" office:value="0.000179092022404445" calcext:value-type="float">
            <text:p>0.000179092022404</text:p>
          </table:table-cell>
          <table:table-cell table:formula="of:=0.5*[.DX12]*(([.DX6]-[.DW6])/([.DX1]-[.DW1]))^2" office:value-type="float" office:value="0.000932866273328409" calcext:value-type="float">
            <text:p>0.000932866273328</text:p>
          </table:table-cell>
          <table:table-cell table:formula="of:=0.5*[.DY12]*(([.DY6]-[.DX6])/([.DY1]-[.DX1]))^2" office:value-type="float" office:value="0.00878375806767714" calcext:value-type="float">
            <text:p>0.008783758067677</text:p>
          </table:table-cell>
          <table:table-cell table:formula="of:=0.5*[.DZ12]*(([.DZ6]-[.DY6])/([.DZ1]-[.DY1]))^2" office:value-type="float" office:value="0.0100019801168422" calcext:value-type="float">
            <text:p>0.010001980116842</text:p>
          </table:table-cell>
          <table:table-cell table:formula="of:=0.5*[.EA12]*(([.EA6]-[.DZ6])/([.EA1]-[.DZ1]))^2" office:value-type="float" office:value="0.000114795788262937" calcext:value-type="float">
            <text:p>0.000114795788263</text:p>
          </table:table-cell>
          <table:table-cell table:formula="of:=0.5*[.EB12]*(([.EB6]-[.EA6])/([.EB1]-[.EA1]))^2" office:value-type="float" office:value="0.00103683495200632" calcext:value-type="float">
            <text:p>0.001036834952006</text:p>
          </table:table-cell>
          <table:table-cell table:formula="of:=0.5*[.EC12]*(([.EC6]-[.EB6])/([.EC1]-[.EB1]))^2" office:value-type="float" office:value="0.00435181358535173" calcext:value-type="float">
            <text:p>0.004351813585352</text:p>
          </table:table-cell>
          <table:table-cell table:formula="of:=0.5*[.ED12]*(([.ED6]-[.EC6])/([.ED1]-[.EC1]))^2" office:value-type="float" office:value="0.0000894173868165958" calcext:value-type="float">
            <text:p>8.94173868165958E-05</text:p>
          </table:table-cell>
          <table:table-cell table:formula="of:=0.5*[.EE12]*(([.EE6]-[.ED6])/([.EE1]-[.ED1]))^2" office:value-type="float" office:value="0.000370323287725029" calcext:value-type="float">
            <text:p>0.000370323287725</text:p>
          </table:table-cell>
          <table:table-cell table:formula="of:=0.5*[.EF12]*(([.EF6]-[.EE6])/([.EF1]-[.EE1]))^2" office:value-type="float" office:value="0.0143831478583204" calcext:value-type="float">
            <text:p>0.014383147858321</text:p>
          </table:table-cell>
          <table:table-cell table:formula="of:=0.5*[.EG12]*(([.EG6]-[.EF6])/([.EG1]-[.EF1]))^2" office:value-type="float" office:value="0.00186321999566867" calcext:value-type="float">
            <text:p>0.001863219995669</text:p>
          </table:table-cell>
          <table:table-cell table:formula="of:=0.5*[.EH12]*(([.EH6]-[.EG6])/([.EH1]-[.EG1]))^2" office:value-type="float" office:value="0.00211949050413899" calcext:value-type="float">
            <text:p>0.002119490504139</text:p>
          </table:table-cell>
          <table:table-cell table:formula="of:=0.5*[.EI12]*(([.EI6]-[.EH6])/([.EI1]-[.EH1]))^2" office:value-type="float" office:value="0.00117635151440851" calcext:value-type="float">
            <text:p>0.001176351514409</text:p>
          </table:table-cell>
          <table:table-cell table:formula="of:=0.5*[.EJ12]*(([.EJ6]-[.EI6])/([.EJ1]-[.EI1]))^2" office:value-type="float" office:value="0.0140310266864007" calcext:value-type="float">
            <text:p>0.014031026686401</text:p>
          </table:table-cell>
          <table:table-cell table:formula="of:=0.5*[.EK12]*(([.EK6]-[.EJ6])/([.EK1]-[.EJ1]))^2" office:value-type="float" office:value="0.000607317755960482" calcext:value-type="float">
            <text:p>0.00060731775596</text:p>
          </table:table-cell>
          <table:table-cell table:formula="of:=0.5*[.EL12]*(([.EL6]-[.EK6])/([.EL1]-[.EK1]))^2" office:value-type="float" office:value="0.00250751814450299" calcext:value-type="float">
            <text:p>0.002507518144503</text:p>
          </table:table-cell>
          <table:table-cell table:formula="of:=0.5*[.EM12]*(([.EM6]-[.EL6])/([.EM1]-[.EL1]))^2" office:value-type="float" office:value="0.0000123226329928277" calcext:value-type="float">
            <text:p>1.23226329928277E-05</text:p>
          </table:table-cell>
          <table:table-cell table:formula="of:=0.5*[.EN12]*(([.EN6]-[.EM6])/([.EN1]-[.EM1]))^2" office:value-type="float" office:value="0.0022149974303946" calcext:value-type="float">
            <text:p>0.002214997430395</text:p>
          </table:table-cell>
          <table:table-cell table:formula="of:=0.5*[.EO12]*(([.EO6]-[.EN6])/([.EO1]-[.EN1]))^2" office:value-type="float" office:value="0.00258481597303693" calcext:value-type="float">
            <text:p>0.002584815973037</text:p>
          </table:table-cell>
          <table:table-cell table:formula="of:=0.5*[.EP12]*(([.EP6]-[.EO6])/([.EP1]-[.EO1]))^2" office:value-type="float" office:value="0.000685052735645168" calcext:value-type="float">
            <text:p>0.000685052735645</text:p>
          </table:table-cell>
          <table:table-cell table:formula="of:=0.5*[.EQ12]*(([.EQ6]-[.EP6])/([.EQ1]-[.EP1]))^2" office:value-type="float" office:value="0.000129692113332643" calcext:value-type="float">
            <text:p>0.000129692113333</text:p>
          </table:table-cell>
          <table:table-cell table:formula="of:=0.5*[.ER12]*(([.ER6]-[.EQ6])/([.ER1]-[.EQ1]))^2" office:value-type="float" office:value="0.00212508895788298" calcext:value-type="float">
            <text:p>0.002125088957883</text:p>
          </table:table-cell>
          <table:table-cell table:formula="of:=0.5*[.ES12]*(([.ES6]-[.ER6])/([.ES1]-[.ER1]))^2" office:value-type="float" office:value="0.00202715330654152" calcext:value-type="float">
            <text:p>0.002027153306542</text:p>
          </table:table-cell>
          <table:table-cell table:formula="of:=0.5*[.ET12]*(([.ET6]-[.ES6])/([.ET1]-[.ES1]))^2" office:value-type="float" office:value="0.0101780684587979" calcext:value-type="float">
            <text:p>0.010178068458798</text:p>
          </table:table-cell>
          <table:table-cell table:formula="of:=0.5*[.EU12]*(([.EU6]-[.ET6])/([.EU1]-[.ET1]))^2" office:value-type="float" office:value="0.000399188941068378" calcext:value-type="float">
            <text:p>0.000399188941068</text:p>
          </table:table-cell>
          <table:table-cell table:formula="of:=0.5*[.EV12]*(([.EV6]-[.EU6])/([.EV1]-[.EU1]))^2" office:value-type="float" office:value="0.00713162060213359" calcext:value-type="float">
            <text:p>0.007131620602134</text:p>
          </table:table-cell>
          <table:table-cell table:formula="of:=0.5*[.EW12]*(([.EW6]-[.EV6])/([.EW1]-[.EV1]))^2" office:value-type="float" office:value="0.0000947262767634311" calcext:value-type="float">
            <text:p>9.47262767634311E-05</text:p>
          </table:table-cell>
          <table:table-cell table:formula="of:=0.5*[.EX12]*(([.EX6]-[.EW6])/([.EX1]-[.EW1]))^2" office:value-type="float" office:value="0.000216763113149566" calcext:value-type="float">
            <text:p>0.00021676311315</text:p>
          </table:table-cell>
          <table:table-cell table:formula="of:=0.5*[.EY12]*(([.EY6]-[.EX6])/([.EY1]-[.EX1]))^2" office:value-type="float" office:value="0.000722945247872932" calcext:value-type="float">
            <text:p>0.000722945247873</text:p>
          </table:table-cell>
          <table:table-cell table:formula="of:=0.5*[.EZ12]*(([.EZ6]-[.EY6])/([.EZ1]-[.EY1]))^2" office:value-type="float" office:value="0.00118818025017321" calcext:value-type="float">
            <text:p>0.001188180250173</text:p>
          </table:table-cell>
          <table:table-cell table:formula="of:=0.5*[.FA12]*(([.FA6]-[.EZ6])/([.FA1]-[.EZ1]))^2" office:value-type="float" office:value="0.000189200289404793" calcext:value-type="float">
            <text:p>0.000189200289405</text:p>
          </table:table-cell>
          <table:table-cell table:formula="of:=0.5*[.FB12]*(([.FB6]-[.FA6])/([.FB1]-[.FA1]))^2" office:value-type="float" office:value="0.000560173759695005" calcext:value-type="float">
            <text:p>0.000560173759695</text:p>
          </table:table-cell>
          <table:table-cell table:formula="of:=0.5*[.FC12]*(([.FC6]-[.FB6])/([.FC1]-[.FB1]))^2" office:value-type="float" office:value="0.00138231602025263" calcext:value-type="float">
            <text:p>0.001382316020253</text:p>
          </table:table-cell>
          <table:table-cell table:formula="of:=0.5*[.FD12]*(([.FD6]-[.FC6])/([.FD1]-[.FC1]))^2" office:value-type="float" office:value="0.00299476448401247" calcext:value-type="float">
            <text:p>0.002994764484012</text:p>
          </table:table-cell>
          <table:table-cell table:formula="of:=0.5*[.FE12]*(([.FE6]-[.FD6])/([.FE1]-[.FD1]))^2" office:value-type="float" office:value="0.00010105963909937" calcext:value-type="float">
            <text:p>0.000101059639099</text:p>
          </table:table-cell>
          <table:table-cell table:formula="of:=0.5*[.FF12]*(([.FF6]-[.FE6])/([.FF1]-[.FE1]))^2" office:value-type="float" office:value="0.00000543182925498173" calcext:value-type="float">
            <text:p>5.43182925498173E-06</text:p>
          </table:table-cell>
          <table:table-cell table:formula="of:=0.5*[.FG12]*(([.FG6]-[.FF6])/([.FG1]-[.FF1]))^2" office:value-type="float" office:value="0.000184587876405999" calcext:value-type="float">
            <text:p>0.000184587876406</text:p>
          </table:table-cell>
          <table:table-cell table:formula="of:=0.5*[.FH12]*(([.FH6]-[.FG6])/([.FH1]-[.FG1]))^2" office:value-type="float" office:value="0.00000264543814349422" calcext:value-type="float">
            <text:p>2.64543814349422E-06</text:p>
          </table:table-cell>
          <table:table-cell table:formula="of:=0.5*[.FI12]*(([.FI6]-[.FH6])/([.FI1]-[.FH1]))^2" office:value-type="float" office:value="0.00638696121399882" calcext:value-type="float">
            <text:p>0.006386961213999</text:p>
          </table:table-cell>
          <table:table-cell table:formula="of:=0.5*[.FJ12]*(([.FJ6]-[.FI6])/([.FJ1]-[.FI1]))^2" office:value-type="float" office:value="0.00220224240122773" calcext:value-type="float">
            <text:p>0.002202242401228</text:p>
          </table:table-cell>
          <table:table-cell table:formula="of:=0.5*[.FK12]*(([.FK6]-[.FJ6])/([.FK1]-[.FJ1]))^2" office:value-type="float" office:value="0.000929619524779068" calcext:value-type="float">
            <text:p>0.000929619524779</text:p>
          </table:table-cell>
          <table:table-cell table:formula="of:=0.5*[.FL12]*(([.FL6]-[.FK6])/([.FL1]-[.FK1]))^2" office:value-type="float" office:value="0.00398869260468181" calcext:value-type="float">
            <text:p>0.003988692604682</text:p>
          </table:table-cell>
          <table:table-cell table:formula="of:=0.5*[.FM12]*(([.FM6]-[.FL6])/([.FM1]-[.FL1]))^2" office:value-type="float" office:value="0.000408626744339275" calcext:value-type="float">
            <text:p>0.000408626744339</text:p>
          </table:table-cell>
          <table:table-cell table:formula="of:=0.5*[.FN12]*(([.FN6]-[.FM6])/([.FN1]-[.FM1]))^2" office:value-type="float" office:value="0.000209458724214551" calcext:value-type="float">
            <text:p>0.000209458724215</text:p>
          </table:table-cell>
          <table:table-cell table:formula="of:=0.5*[.FO12]*(([.FO6]-[.FN6])/([.FO1]-[.FN1]))^2" office:value-type="float" office:value="0.000147826176993063" calcext:value-type="float">
            <text:p>0.000147826176993</text:p>
          </table:table-cell>
          <table:table-cell table:formula="of:=0.5*[.FP12]*(([.FP6]-[.FO6])/([.FP1]-[.FO1]))^2" office:value-type="float" office:value="0.0000801980971235484" calcext:value-type="float">
            <text:p>8.01980971235484E-05</text:p>
          </table:table-cell>
          <table:table-cell table:formula="of:=0.5*[.FQ12]*(([.FQ6]-[.FP6])/([.FQ1]-[.FP1]))^2" office:value-type="float" office:value="0.00000608449313016728" calcext:value-type="float">
            <text:p>6.08449313016728E-06</text:p>
          </table:table-cell>
          <table:table-cell table:formula="of:=0.5*[.FR12]*(([.FR6]-[.FQ6])/([.FR1]-[.FQ1]))^2" office:value-type="float" office:value="0.00172668389407201" calcext:value-type="float">
            <text:p>0.001726683894072</text:p>
          </table:table-cell>
          <table:table-cell table:formula="of:=0.5*[.FS12]*(([.FS6]-[.FR6])/([.FS1]-[.FR1]))^2" office:value-type="float" office:value="0.00906660348725601" calcext:value-type="float">
            <text:p>0.009066603487256</text:p>
          </table:table-cell>
          <table:table-cell table:formula="of:=0.5*[.FT12]*(([.FT6]-[.FS6])/([.FT1]-[.FS1]))^2" office:value-type="float" office:value="0.00000482954713658462" calcext:value-type="float">
            <text:p>4.82954713658462E-06</text:p>
          </table:table-cell>
          <table:table-cell table:formula="of:=0.5*[.FU12]*(([.FU6]-[.FT6])/([.FU1]-[.FT1]))^2" office:value-type="float" office:value="0.000769680924369395" calcext:value-type="float">
            <text:p>0.000769680924369</text:p>
          </table:table-cell>
          <table:table-cell table:formula="of:=0.5*[.FV12]*(([.FV6]-[.FU6])/([.FV1]-[.FU1]))^2" office:value-type="float" office:value="0.0132942831712858" calcext:value-type="float">
            <text:p>0.013294283171286</text:p>
          </table:table-cell>
          <table:table-cell table:formula="of:=0.5*[.FW12]*(([.FW6]-[.FV6])/([.FW1]-[.FV1]))^2" office:value-type="float" office:value="0.000118997396319486" calcext:value-type="float">
            <text:p>0.000118997396319</text:p>
          </table:table-cell>
          <table:table-cell table:formula="of:=0.5*[.FX12]*(([.FX6]-[.FW6])/([.FX1]-[.FW1]))^2" office:value-type="float" office:value="0.00516610404070952" calcext:value-type="float">
            <text:p>0.00516610404071</text:p>
          </table:table-cell>
          <table:table-cell table:formula="of:=0.5*[.FY12]*(([.FY6]-[.FX6])/([.FY1]-[.FX1]))^2" office:value-type="float" office:value="0.00000118017937863136" calcext:value-type="float">
            <text:p>1.18017937863136E-06</text:p>
          </table:table-cell>
          <table:table-cell table:formula="of:=0.5*[.FZ12]*(([.FZ6]-[.FY6])/([.FZ1]-[.FY1]))^2" office:value-type="float" office:value="0.00688033183042269" calcext:value-type="float">
            <text:p>0.006880331830423</text:p>
          </table:table-cell>
          <table:table-cell table:formula="of:=0.5*[.GA12]*(([.GA6]-[.FZ6])/([.GA1]-[.FZ1]))^2" office:value-type="float" office:value="0.00272471741826589" calcext:value-type="float">
            <text:p>0.002724717418266</text:p>
          </table:table-cell>
          <table:table-cell table:formula="of:=0.5*[.GB12]*(([.GB6]-[.GA6])/([.GB1]-[.GA1]))^2" office:value-type="float" office:value="0.0026240923881404" calcext:value-type="float">
            <text:p>0.00262409238814</text:p>
          </table:table-cell>
          <table:table-cell table:formula="of:=0.5*[.GC12]*(([.GC6]-[.GB6])/([.GC1]-[.GB1]))^2" office:value-type="float" office:value="0.00120653993400204" calcext:value-type="float">
            <text:p>0.001206539934002</text:p>
          </table:table-cell>
          <table:table-cell table:formula="of:=0.5*[.GD12]*(([.GD6]-[.GC6])/([.GD1]-[.GC1]))^2" office:value-type="float" office:value="0.00407010394008017" calcext:value-type="float">
            <text:p>0.00407010394008</text:p>
          </table:table-cell>
          <table:table-cell table:formula="of:=0.5*[.GE12]*(([.GE6]-[.GD6])/([.GE1]-[.GD1]))^2" office:value-type="float" office:value="0.000296847925828409" calcext:value-type="float">
            <text:p>0.000296847925828</text:p>
          </table:table-cell>
          <table:table-cell table:formula="of:=0.5*[.GF12]*(([.GF6]-[.GE6])/([.GF1]-[.GE1]))^2" office:value-type="float" office:value="0.000230212861574288" calcext:value-type="float">
            <text:p>0.000230212861574</text:p>
          </table:table-cell>
          <table:table-cell table:formula="of:=0.5*[.GG12]*(([.GG6]-[.GF6])/([.GG1]-[.GF1]))^2" office:value-type="float" office:value="0.00384579548984152" calcext:value-type="float">
            <text:p>0.003845795489842</text:p>
          </table:table-cell>
          <table:table-cell table:formula="of:=0.5*[.GH12]*(([.GH6]-[.GG6])/([.GH1]-[.GG1]))^2" office:value-type="float" office:value="0.00305616873171647" calcext:value-type="float">
            <text:p>0.003056168731716</text:p>
          </table:table-cell>
          <table:table-cell table:formula="of:=0.5*[.GI12]*(([.GI6]-[.GH6])/([.GI1]-[.GH1]))^2" office:value-type="float" office:value="0.00299601803852996" calcext:value-type="float">
            <text:p>0.00299601803853</text:p>
          </table:table-cell>
          <table:table-cell table:formula="of:=0.5*[.GJ12]*(([.GJ6]-[.GI6])/([.GJ1]-[.GI1]))^2" office:value-type="float" office:value="0.00158098401406723" calcext:value-type="float">
            <text:p>0.001580984014067</text:p>
          </table:table-cell>
          <table:table-cell table:formula="of:=0.5*[.GK12]*(([.GK6]-[.GJ6])/([.GK1]-[.GJ1]))^2" office:value-type="float" office:value="0.00123371656550493" calcext:value-type="float">
            <text:p>0.001233716565505</text:p>
          </table:table-cell>
          <table:table-cell table:formula="of:=0.5*[.GL12]*(([.GL6]-[.GK6])/([.GL1]-[.GK1]))^2" office:value-type="float" office:value="0.00322463560091373" calcext:value-type="float">
            <text:p>0.003224635600914</text:p>
          </table:table-cell>
          <table:table-cell table:formula="of:=0.5*[.GM12]*(([.GM6]-[.GL6])/([.GM1]-[.GL1]))^2" office:value-type="float" office:value="0.00205828697164208" calcext:value-type="float">
            <text:p>0.002058286971642</text:p>
          </table:table-cell>
          <table:table-cell table:formula="of:=0.5*[.GN12]*(([.GN6]-[.GM6])/([.GN1]-[.GM1]))^2" office:value-type="float" office:value="0.000990440552469548" calcext:value-type="float">
            <text:p>0.00099044055247</text:p>
          </table:table-cell>
          <table:table-cell table:formula="of:=0.5*[.GO12]*(([.GO6]-[.GN6])/([.GO1]-[.GN1]))^2" office:value-type="float" office:value="0.00010518725765634" calcext:value-type="float">
            <text:p>0.000105187257656</text:p>
          </table:table-cell>
          <table:table-cell table:formula="of:=0.5*[.GP12]*(([.GP6]-[.GO6])/([.GP1]-[.GO1]))^2" office:value-type="float" office:value="0.00465721225337105" calcext:value-type="float">
            <text:p>0.004657212253371</text:p>
          </table:table-cell>
          <table:table-cell table:formula="of:=0.5*[.GQ12]*(([.GQ6]-[.GP6])/([.GQ1]-[.GP1]))^2" office:value-type="float" office:value="0.0033571971420116" calcext:value-type="float">
            <text:p>0.003357197142012</text:p>
          </table:table-cell>
          <table:table-cell table:formula="of:=0.5*[.GR12]*(([.GR6]-[.GQ6])/([.GR1]-[.GQ1]))^2" office:value-type="float" office:value="0.0000348686460862862" calcext:value-type="float">
            <text:p>3.48686460862862E-05</text:p>
          </table:table-cell>
          <table:table-cell table:formula="of:=0.5*[.GS12]*(([.GS6]-[.GR6])/([.GS1]-[.GR1]))^2" office:value-type="float" office:value="0.00863716359280794" calcext:value-type="float">
            <text:p>0.008637163592808</text:p>
          </table:table-cell>
          <table:table-cell table:formula="of:=0.5*[.GT12]*(([.GT6]-[.GS6])/([.GT1]-[.GS1]))^2" office:value-type="float" office:value="0.0000521543993279864" calcext:value-type="float">
            <text:p>5.21543993279864E-05</text:p>
          </table:table-cell>
          <table:table-cell table:formula="of:=0.5*[.GU12]*(([.GU6]-[.GT6])/([.GU1]-[.GT1]))^2" office:value-type="float" office:value="0.00175760372675745" calcext:value-type="float">
            <text:p>0.001757603726757</text:p>
          </table:table-cell>
          <table:table-cell table:formula="of:=0.5*[.GV12]*(([.GV6]-[.GU6])/([.GV1]-[.GU1]))^2" office:value-type="float" office:value="0.0000912888392140724" calcext:value-type="float">
            <text:p>9.12888392140724E-05</text:p>
          </table:table-cell>
          <table:table-cell table:formula="of:=0.5*[.GW12]*(([.GW6]-[.GV6])/([.GW1]-[.GV1]))^2" office:value-type="float" office:value="0.000167112752104262" calcext:value-type="float">
            <text:p>0.000167112752104</text:p>
          </table:table-cell>
          <table:table-cell table:formula="of:=0.5*[.GX12]*(([.GX6]-[.GW6])/([.GX1]-[.GW1]))^2" office:value-type="float" office:value="0.0000450290591133442" calcext:value-type="float">
            <text:p>4.50290591133442E-05</text:p>
          </table:table-cell>
          <table:table-cell table:formula="of:=0.5*[.GY12]*(([.GY6]-[.GX6])/([.GY1]-[.GX1]))^2" office:value-type="float" office:value="0.00135288602652956" calcext:value-type="float">
            <text:p>0.00135288602653</text:p>
          </table:table-cell>
          <table:table-cell table:formula="of:=0.5*[.GZ12]*(([.GZ6]-[.GY6])/([.GZ1]-[.GY1]))^2" office:value-type="float" office:value="0.00000220505181429731" calcext:value-type="float">
            <text:p>2.20505181429731E-06</text:p>
          </table:table-cell>
          <table:table-cell table:formula="of:=0.5*[.HA12]*(([.HA6]-[.GZ6])/([.HA1]-[.GZ1]))^2" office:value-type="float" office:value="0.000000377925498512288" calcext:value-type="float">
            <text:p>3.77925498512288E-07</text:p>
          </table:table-cell>
          <table:table-cell table:formula="of:=0.5*[.HB12]*(([.HB6]-[.HA6])/([.HB1]-[.HA1]))^2" office:value-type="float" office:value="0.00152265961723013" calcext:value-type="float">
            <text:p>0.00152265961723</text:p>
          </table:table-cell>
          <table:table-cell table:formula="of:=0.5*[.HC12]*(([.HC6]-[.HB6])/([.HC1]-[.HB1]))^2" office:value-type="float" office:value="0.00206447151872224" calcext:value-type="float">
            <text:p>0.002064471518722</text:p>
          </table:table-cell>
          <table:table-cell table:formula="of:=0.5*[.HD12]*(([.HD6]-[.HC6])/([.HD1]-[.HC1]))^2" office:value-type="float" office:value="0.000557650869784688" calcext:value-type="float">
            <text:p>0.000557650869785</text:p>
          </table:table-cell>
          <table:table-cell table:formula="of:=0.5*[.HE12]*(([.HE6]-[.HD6])/([.HE1]-[.HD1]))^2" office:value-type="float" office:value="0.000521442714245879" calcext:value-type="float">
            <text:p>0.000521442714246</text:p>
          </table:table-cell>
          <table:table-cell table:formula="of:=0.5*[.HF12]*(([.HF6]-[.HE6])/([.HF1]-[.HE1]))^2" office:value-type="float" office:value="0.000240340280726425" calcext:value-type="float">
            <text:p>0.000240340280726</text:p>
          </table:table-cell>
          <table:table-cell table:formula="of:=0.5*[.HG12]*(([.HG6]-[.HF6])/([.HG1]-[.HF1]))^2" office:value-type="float" office:value="0.0137279529184669" calcext:value-type="float">
            <text:p>0.013727952918467</text:p>
          </table:table-cell>
          <table:table-cell table:formula="of:=0.5*[.HH12]*(([.HH6]-[.HG6])/([.HH1]-[.HG1]))^2" office:value-type="float" office:value="0.0100761035396636" calcext:value-type="float">
            <text:p>0.010076103539664</text:p>
          </table:table-cell>
          <table:table-cell table:formula="of:=0.5*[.HI12]*(([.HI6]-[.HH6])/([.HI1]-[.HH1]))^2" office:value-type="float" office:value="0.000456950672274232" calcext:value-type="float">
            <text:p>0.000456950672274</text:p>
          </table:table-cell>
          <table:table-cell table:formula="of:=0.5*[.HJ12]*(([.HJ6]-[.HI6])/([.HJ1]-[.HI1]))^2" office:value-type="float" office:value="0.00135529694954985" calcext:value-type="float">
            <text:p>0.00135529694955</text:p>
          </table:table-cell>
          <table:table-cell table:formula="of:=0.5*[.HK12]*(([.HK6]-[.HJ6])/([.HK1]-[.HJ1]))^2" office:value-type="float" office:value="0.000476868970950406" calcext:value-type="float">
            <text:p>0.00047686897095</text:p>
          </table:table-cell>
          <table:table-cell table:formula="of:=0.5*[.HL12]*(([.HL6]-[.HK6])/([.HL1]-[.HK1]))^2" office:value-type="float" office:value="0.00508783133615448" calcext:value-type="float">
            <text:p>0.005087831336154</text:p>
          </table:table-cell>
          <table:table-cell table:formula="of:=0.5*[.HM12]*(([.HM6]-[.HL6])/([.HM1]-[.HL1]))^2" office:value-type="float" office:value="0.00000292877373137773" calcext:value-type="float">
            <text:p>2.92877373137773E-06</text:p>
          </table:table-cell>
          <table:table-cell table:formula="of:=0.5*[.HN12]*(([.HN6]-[.HM6])/([.HN1]-[.HM1]))^2" office:value-type="float" office:value="0.00880204279909886" calcext:value-type="float">
            <text:p>0.008802042799099</text:p>
          </table:table-cell>
          <table:table-cell table:formula="of:=0.5*[.HO12]*(([.HO6]-[.HN6])/([.HO1]-[.HN1]))^2" office:value-type="float" office:value="0.0137499807748397" calcext:value-type="float">
            <text:p>0.01374998077484</text:p>
          </table:table-cell>
          <table:table-cell table:formula="of:=0.5*[.HP12]*(([.HP6]-[.HO6])/([.HP1]-[.HO1]))^2" office:value-type="float" office:value="0.000168871281544768" calcext:value-type="float">
            <text:p>0.000168871281545</text:p>
          </table:table-cell>
          <table:table-cell table:formula="of:=0.5*[.HQ12]*(([.HQ6]-[.HP6])/([.HQ1]-[.HP1]))^2" office:value-type="float" office:value="0.00543232917554202" calcext:value-type="float">
            <text:p>0.005432329175542</text:p>
          </table:table-cell>
          <table:table-cell table:formula="of:=0.5*[.HR12]*(([.HR6]-[.HQ6])/([.HR1]-[.HQ1]))^2" office:value-type="float" office:value="0.0000862931711930155" calcext:value-type="float">
            <text:p>8.62931711930155E-05</text:p>
          </table:table-cell>
          <table:table-cell table:formula="of:=0.5*[.HS12]*(([.HS6]-[.HR6])/([.HS1]-[.HR1]))^2" office:value-type="float" office:value="0.00819167664641589" calcext:value-type="float">
            <text:p>0.008191676646416</text:p>
          </table:table-cell>
          <table:table-cell table:formula="of:=0.5*[.HT12]*(([.HT6]-[.HS6])/([.HT1]-[.HS1]))^2" office:value-type="float" office:value="0.00338607931723473" calcext:value-type="float">
            <text:p>0.003386079317235</text:p>
          </table:table-cell>
          <table:table-cell table:formula="of:=0.5*[.HU12]*(([.HU6]-[.HT6])/([.HU1]-[.HT1]))^2" office:value-type="float" office:value="0.020969756589781" calcext:value-type="float">
            <text:p>0.020969756589781</text:p>
          </table:table-cell>
          <table:table-cell table:formula="of:=0.5*[.HV12]*(([.HV6]-[.HU6])/([.HV1]-[.HU1]))^2" office:value-type="float" office:value="0.000153059824427079" calcext:value-type="float">
            <text:p>0.000153059824427</text:p>
          </table:table-cell>
          <table:table-cell table:formula="of:=0.5*[.HW12]*(([.HW6]-[.HV6])/([.HW1]-[.HV1]))^2" office:value-type="float" office:value="0.00163804006928686" calcext:value-type="float">
            <text:p>0.001638040069287</text:p>
          </table:table-cell>
          <table:table-cell table:formula="of:=0.5*[.HX12]*(([.HX6]-[.HW6])/([.HX1]-[.HW1]))^2" office:value-type="float" office:value="0.0111500904256707" calcext:value-type="float">
            <text:p>0.011150090425671</text:p>
          </table:table-cell>
          <table:table-cell table:formula="of:=0.5*[.HY12]*(([.HY6]-[.HX6])/([.HY1]-[.HX1]))^2" office:value-type="float" office:value="0.000688195080454952" calcext:value-type="float">
            <text:p>0.000688195080455</text:p>
          </table:table-cell>
          <table:table-cell table:formula="of:=0.5*[.HZ12]*(([.HZ6]-[.HY6])/([.HZ1]-[.HY1]))^2" office:value-type="float" office:value="0.11897053682496" calcext:value-type="float">
            <text:p>0.11897053682496</text:p>
          </table:table-cell>
          <table:table-cell table:formula="of:=0.5*[.IA12]*(([.IA6]-[.HZ6])/([.IA1]-[.HZ1]))^2" office:value-type="float" office:value="0.000221529477483512" calcext:value-type="float">
            <text:p>0.000221529477484</text:p>
          </table:table-cell>
          <table:table-cell table:formula="of:=0.5*[.IB12]*(([.IB6]-[.IA6])/([.IB1]-[.IA1]))^2" office:value-type="float" office:value="0.0546274742966067" calcext:value-type="float">
            <text:p>0.054627474296607</text:p>
          </table:table-cell>
          <table:table-cell table:formula="of:=0.5*[.IC12]*(([.IC6]-[.IB6])/([.IC1]-[.IB1]))^2" office:value-type="float" office:value="0.0658638625382347" calcext:value-type="float">
            <text:p>0.065863862538235</text:p>
          </table:table-cell>
          <table:table-cell table:formula="of:=0.5*[.ID12]*(([.ID6]-[.IC6])/([.ID1]-[.IC1]))^2" office:value-type="float" office:value="0.00796872753764204" calcext:value-type="float">
            <text:p>0.007968727537642</text:p>
          </table:table-cell>
          <table:table-cell table:formula="of:=0.5*[.IE12]*(([.IE6]-[.ID6])/([.IE1]-[.ID1]))^2" office:value-type="float" office:value="0.00045640874476348" calcext:value-type="float">
            <text:p>0.000456408744763</text:p>
          </table:table-cell>
          <table:table-cell table:formula="of:=0.5*[.IF12]*(([.IF6]-[.IE6])/([.IF1]-[.IE1]))^2" office:value-type="float" office:value="0.000264920080409172" calcext:value-type="float">
            <text:p>0.000264920080409</text:p>
          </table:table-cell>
          <table:table-cell table:formula="of:=0.5*[.IG12]*(([.IG6]-[.IF6])/([.IG1]-[.IF1]))^2" office:value-type="float" office:value="0.055441597600421" calcext:value-type="float">
            <text:p>0.055441597600421</text:p>
          </table:table-cell>
          <table:table-cell table:formula="of:=0.5*[.IH12]*(([.IH6]-[.IG6])/([.IH1]-[.IG1]))^2" office:value-type="float" office:value="0.00458439050530128" calcext:value-type="float">
            <text:p>0.004584390505301</text:p>
          </table:table-cell>
          <table:table-cell table:formula="of:=0.5*[.II12]*(([.II6]-[.IH6])/([.II1]-[.IH1]))^2" office:value-type="float" office:value="0.0186025513540843" calcext:value-type="float">
            <text:p>0.018602551354084</text:p>
          </table:table-cell>
          <table:table-cell table:formula="of:=0.5*[.IJ12]*(([.IJ6]-[.II6])/([.IJ1]-[.II1]))^2" office:value-type="float" office:value="0.003027526871876" calcext:value-type="float">
            <text:p>0.003027526871876</text:p>
          </table:table-cell>
          <table:table-cell table:formula="of:=0.5*[.IK12]*(([.IK6]-[.IJ6])/([.IK1]-[.IJ1]))^2" office:value-type="float" office:value="0.00893082048448389" calcext:value-type="float">
            <text:p>0.008930820484484</text:p>
          </table:table-cell>
          <table:table-cell table:formula="of:=0.5*[.IL12]*(([.IL6]-[.IK6])/([.IL1]-[.IK1]))^2" office:value-type="float" office:value="0.0354477771769271" calcext:value-type="float">
            <text:p>0.035447777176927</text:p>
          </table:table-cell>
          <table:table-cell table:formula="of:=0.5*[.IM12]*(([.IM6]-[.IL6])/([.IM1]-[.IL1]))^2" office:value-type="float" office:value="0.0154337559349684" calcext:value-type="float">
            <text:p>0.015433755934968</text:p>
          </table:table-cell>
          <table:table-cell table:formula="of:=0.5*[.IN12]*(([.IN6]-[.IM6])/([.IN1]-[.IM1]))^2" office:value-type="float" office:value="0.00000000409438479373856" calcext:value-type="float">
            <text:p>4.09438479373856E-09</text:p>
          </table:table-cell>
          <table:table-cell table:formula="of:=0.5*[.IO12]*(([.IO6]-[.IN6])/([.IO1]-[.IN1]))^2" office:value-type="float" office:value="0.00584509353162893" calcext:value-type="float">
            <text:p>0.005845093531629</text:p>
          </table:table-cell>
          <table:table-cell table:formula="of:=0.5*[.IP12]*(([.IP6]-[.IO6])/([.IP1]-[.IO1]))^2" office:value-type="float" office:value="0.00252806025408447" calcext:value-type="float">
            <text:p>0.002528060254084</text:p>
          </table:table-cell>
          <table:table-cell table:formula="of:=0.5*[.IQ12]*(([.IQ6]-[.IP6])/([.IQ1]-[.IP1]))^2" office:value-type="float" office:value="0.00622101182544959" calcext:value-type="float">
            <text:p>0.00622101182545</text:p>
          </table:table-cell>
          <table:table-cell table:formula="of:=0.5*[.IR12]*(([.IR6]-[.IQ6])/([.IR1]-[.IQ1]))^2" office:value-type="float" office:value="0.0023961830603535" calcext:value-type="float">
            <text:p>0.002396183060354</text:p>
          </table:table-cell>
          <table:table-cell table:formula="of:=0.5*[.IS12]*(([.IS6]-[.IR6])/([.IS1]-[.IR1]))^2" office:value-type="float" office:value="0.000100073536633437" calcext:value-type="float">
            <text:p>0.000100073536633</text:p>
          </table:table-cell>
          <table:table-cell table:formula="of:=0.5*[.IT12]*(([.IT6]-[.IS6])/([.IT1]-[.IS1]))^2" office:value-type="float" office:value="0.000533581362229576" calcext:value-type="float">
            <text:p>0.00053358136223</text:p>
          </table:table-cell>
          <table:table-cell table:formula="of:=0.5*[.IU12]*(([.IU6]-[.IT6])/([.IU1]-[.IT1]))^2" office:value-type="float" office:value="0.00165808998773906" calcext:value-type="float">
            <text:p>0.001658089987739</text:p>
          </table:table-cell>
          <table:table-cell table:formula="of:=0.5*[.IV12]*(([.IV6]-[.IU6])/([.IV1]-[.IU1]))^2" office:value-type="float" office:value="0.0048379451901465" calcext:value-type="float">
            <text:p>0.004837945190147</text:p>
          </table:table-cell>
          <table:table-cell table:formula="of:=0.5*[.IW12]*(([.IW6]-[.IV6])/([.IW1]-[.IV1]))^2" office:value-type="float" office:value="0.00394295615416648" calcext:value-type="float">
            <text:p>0.003942956154166</text:p>
          </table:table-cell>
          <table:table-cell table:formula="of:=0.5*[.IX12]*(([.IX6]-[.IW6])/([.IX1]-[.IW1]))^2" office:value-type="float" office:value="0.00450299864502067" calcext:value-type="float">
            <text:p>0.004502998645021</text:p>
          </table:table-cell>
          <table:table-cell table:formula="of:=0.5*[.IY12]*(([.IY6]-[.IX6])/([.IY1]-[.IX1]))^2" office:value-type="float" office:value="0.00575662342361316" calcext:value-type="float">
            <text:p>0.005756623423613</text:p>
          </table:table-cell>
          <table:table-cell table:formula="of:=0.5*[.IZ12]*(([.IZ6]-[.IY6])/([.IZ1]-[.IY1]))^2" office:value-type="float" office:value="0.00367165369212749" calcext:value-type="float">
            <text:p>0.003671653692128</text:p>
          </table:table-cell>
          <table:table-cell table:formula="of:=0.5*[.JA12]*(([.JA6]-[.IZ6])/([.JA1]-[.IZ1]))^2" office:value-type="float" office:value="0.00581558834249375" calcext:value-type="float">
            <text:p>0.005815588342494</text:p>
          </table:table-cell>
          <table:table-cell table:formula="of:=0.5*[.JB12]*(([.JB6]-[.JA6])/([.JB1]-[.JA1]))^2" office:value-type="float" office:value="0.00239476280166441" calcext:value-type="float">
            <text:p>0.002394762801664</text:p>
          </table:table-cell>
          <table:table-cell table:formula="of:=0.5*[.JC12]*(([.JC6]-[.JB6])/([.JC1]-[.JB1]))^2" office:value-type="float" office:value="0.00336445461468632" calcext:value-type="float">
            <text:p>0.003364454614686</text:p>
          </table:table-cell>
          <table:table-cell table:formula="of:=0.5*[.JD12]*(([.JD6]-[.JC6])/([.JD1]-[.JC1]))^2" office:value-type="float" office:value="0.000048002249315102" calcext:value-type="float">
            <text:p>4.8002249315102E-05</text:p>
          </table:table-cell>
          <table:table-cell table:formula="of:=0.5*[.JE12]*(([.JE6]-[.JD6])/([.JE1]-[.JD1]))^2" office:value-type="float" office:value="0.000109728490616613" calcext:value-type="float">
            <text:p>0.000109728490617</text:p>
          </table:table-cell>
          <table:table-cell table:formula="of:=0.5*[.JF12]*(([.JF6]-[.JE6])/([.JF1]-[.JE1]))^2" office:value-type="float" office:value="0.000586061308446808" calcext:value-type="float">
            <text:p>0.000586061308447</text:p>
          </table:table-cell>
          <table:table-cell table:formula="of:=0.5*[.JG12]*(([.JG6]-[.JF6])/([.JG1]-[.JF1]))^2" office:value-type="float" office:value="0.000799909795481892" calcext:value-type="float">
            <text:p>0.000799909795482</text:p>
          </table:table-cell>
          <table:table-cell table:formula="of:=0.5*[.JH12]*(([.JH6]-[.JG6])/([.JH1]-[.JG1]))^2" office:value-type="float" office:value="0.000559758661608645" calcext:value-type="float">
            <text:p>0.000559758661609</text:p>
          </table:table-cell>
          <table:table-cell table:formula="of:=0.5*[.JI12]*(([.JI6]-[.JH6])/([.JI1]-[.JH1]))^2" office:value-type="float" office:value="0.000165054123184118" calcext:value-type="float">
            <text:p>0.000165054123184</text:p>
          </table:table-cell>
          <table:table-cell table:formula="of:=0.5*[.JJ12]*(([.JJ6]-[.JI6])/([.JJ1]-[.JI1]))^2" office:value-type="float" office:value="0.000144214962318938" calcext:value-type="float">
            <text:p>0.000144214962319</text:p>
          </table:table-cell>
          <table:table-cell table:formula="of:=0.5*[.JK12]*(([.JK6]-[.JJ6])/([.JK1]-[.JJ1]))^2" office:value-type="float" office:value="0.000120945121543168" calcext:value-type="float">
            <text:p>0.000120945121543</text:p>
          </table:table-cell>
          <table:table-cell table:formula="of:=0.5*[.JL12]*(([.JL6]-[.JK6])/([.JL1]-[.JK1]))^2" office:value-type="float" office:value="0.0000288749144145906" calcext:value-type="float">
            <text:p>2.88749144145906E-05</text:p>
          </table:table-cell>
          <table:table-cell table:formula="of:=0.5*[.JM12]*(([.JM6]-[.JL6])/([.JM1]-[.JL1]))^2" office:value-type="float" office:value="0.000181248078940549" calcext:value-type="float">
            <text:p>0.000181248078941</text:p>
          </table:table-cell>
          <table:table-cell table:formula="of:=0.5*[.JN12]*(([.JN6]-[.JM6])/([.JN1]-[.JM1]))^2" office:value-type="float" office:value="0.0000026384207441434" calcext:value-type="float">
            <text:p>2.6384207441434E-06</text:p>
          </table:table-cell>
          <table:table-cell table:formula="of:=0.5*[.JO12]*(([.JO6]-[.JN6])/([.JO1]-[.JN1]))^2" office:value-type="float" office:value="0.0000189099127365697" calcext:value-type="float">
            <text:p>1.89099127365697E-05</text:p>
          </table:table-cell>
          <table:table-cell table:formula="of:=0.5*[.JP12]*(([.JP6]-[.JO6])/([.JP1]-[.JO1]))^2" office:value-type="float" office:value="0.00000311242733878083" calcext:value-type="float">
            <text:p>3.11242733878083E-06</text:p>
          </table:table-cell>
          <table:table-cell table:formula="of:=0.5*[.JQ12]*(([.JQ6]-[.JP6])/([.JQ1]-[.JP1]))^2" office:value-type="float" office:value="0.000000965830247758046" calcext:value-type="float">
            <text:p>9.65830247758046E-07</text:p>
          </table:table-cell>
          <table:table-cell table:formula="of:=0.5*[.JR12]*(([.JR6]-[.JQ6])/([.JR1]-[.JQ1]))^2" office:value-type="float" office:value="0.00000139871795875726" calcext:value-type="float">
            <text:p>1.39871795875726E-06</text:p>
          </table:table-cell>
          <table:table-cell table:formula="of:=0.5*[.JS12]*(([.JS6]-[.JR6])/([.JS1]-[.JR1]))^2" office:value-type="float" office:value="0.00000766025477445277" calcext:value-type="float">
            <text:p>7.66025477445277E-06</text:p>
          </table:table-cell>
          <table:table-cell table:formula="of:=0.5*[.JT12]*(([.JT6]-[.JS6])/([.JT1]-[.JS1]))^2" office:value-type="float" office:value="0.00000000733510713169851" calcext:value-type="float">
            <text:p>7.33510713169851E-09</text:p>
          </table:table-cell>
          <table:table-cell table:formula="of:=0.5*[.JU12]*(([.JU6]-[.JT6])/([.JU1]-[.JT1]))^2" office:value-type="float" office:value="0.0000307708889546251" calcext:value-type="float">
            <text:p>3.07708889546251E-05</text:p>
          </table:table-cell>
          <table:table-cell table:formula="of:=0.5*[.JV12]*(([.JV6]-[.JU6])/([.JV1]-[.JU1]))^2" office:value-type="float" office:value="0.00000164340859164863" calcext:value-type="float">
            <text:p>1.64340859164863E-06</text:p>
          </table:table-cell>
          <table:table-cell table:formula="of:=0.5*[.JW12]*(([.JW6]-[.JV6])/([.JW1]-[.JV1]))^2" office:value-type="float" office:value="0.0000467077003829763" calcext:value-type="float">
            <text:p>4.67077003829763E-05</text:p>
          </table:table-cell>
          <table:table-cell table:formula="of:=0.5*[.JX12]*(([.JX6]-[.JW6])/([.JX1]-[.JW1]))^2" office:value-type="float" office:value="0.0000501055698594678" calcext:value-type="float">
            <text:p>5.01055698594678E-05</text:p>
          </table:table-cell>
          <table:table-cell table:formula="of:=0.5*[.JY12]*(([.JY6]-[.JX6])/([.JY1]-[.JX1]))^2" office:value-type="float" office:value="0.000000366543186085443" calcext:value-type="float">
            <text:p>3.66543186085443E-07</text:p>
          </table:table-cell>
          <table:table-cell table:formula="of:=0.5*[.JZ12]*(([.JZ6]-[.JY6])/([.JZ1]-[.JY1]))^2" office:value-type="float" office:value="0.000000661812721393252" calcext:value-type="float">
            <text:p>6.61812721393252E-07</text:p>
          </table:table-cell>
          <table:table-cell table:formula="of:=0.5*[.KA12]*(([.KA6]-[.JZ6])/([.KA1]-[.JZ1]))^2" office:value-type="float" office:value="0.000000560602818399758" calcext:value-type="float">
            <text:p>5.60602818399758E-07</text:p>
          </table:table-cell>
          <table:table-cell table:formula="of:=0.5*[.KB12]*(([.KB6]-[.KA6])/([.KB1]-[.KA1]))^2" office:value-type="float" office:value="0.0000104896650219916" calcext:value-type="float">
            <text:p>1.04896650219916E-05</text:p>
          </table:table-cell>
          <table:table-cell table:formula="of:=0.5*[.KC12]*(([.KC6]-[.KB6])/([.KC1]-[.KB1]))^2" office:value-type="float" office:value="0.0000977980053570034" calcext:value-type="float">
            <text:p>9.77980053570034E-05</text:p>
          </table:table-cell>
          <table:table-cell table:formula="of:=0.5*[.KD12]*(([.KD6]-[.KC6])/([.KD1]-[.KC1]))^2" office:value-type="float" office:value="0.000044572293935673" calcext:value-type="float">
            <text:p>4.4572293935673E-05</text:p>
          </table:table-cell>
          <table:table-cell table:formula="of:=0.5*[.KE12]*(([.KE6]-[.KD6])/([.KE1]-[.KD1]))^2" office:value-type="float" office:value="0.0000157768285413273" calcext:value-type="float">
            <text:p>1.57768285413273E-05</text:p>
          </table:table-cell>
          <table:table-cell table:formula="of:=0.5*[.KF12]*(([.KF6]-[.KE6])/([.KF1]-[.KE1]))^2" office:value-type="float" office:value="0.0000946985563672102" calcext:value-type="float">
            <text:p>9.46985563672102E-05</text:p>
          </table:table-cell>
          <table:table-cell table:formula="of:=0.5*[.KG12]*(([.KG6]-[.KF6])/([.KG1]-[.KF1]))^2" office:value-type="float" office:value="0.00000054545968229436" calcext:value-type="float">
            <text:p>5.4545968229436E-07</text:p>
          </table:table-cell>
          <table:table-cell table:formula="of:=0.5*[.KH12]*(([.KH6]-[.KG6])/([.KH1]-[.KG1]))^2" office:value-type="float" office:value="0.0000852412904494397" calcext:value-type="float">
            <text:p>8.52412904494397E-05</text:p>
          </table:table-cell>
          <table:table-cell table:formula="of:=0.5*[.KI12]*(([.KI6]-[.KH6])/([.KI1]-[.KH1]))^2" office:value-type="float" office:value="0.000170652949533842" calcext:value-type="float">
            <text:p>0.000170652949534</text:p>
          </table:table-cell>
          <table:table-cell table:formula="of:=0.5*[.KJ12]*(([.KJ6]-[.KI6])/([.KJ1]-[.KI1]))^2" office:value-type="float" office:value="0.000128061962469848" calcext:value-type="float">
            <text:p>0.00012806196247</text:p>
          </table:table-cell>
          <table:table-cell table:formula="of:=0.5*[.KK12]*(([.KK6]-[.KJ6])/([.KK1]-[.KJ1]))^2" office:value-type="float" office:value="0.0000254919808077067" calcext:value-type="float">
            <text:p>2.54919808077067E-05</text:p>
          </table:table-cell>
          <table:table-cell table:formula="of:=0.5*[.KL12]*(([.KL6]-[.KK6])/([.KL1]-[.KK1]))^2" office:value-type="float" office:value="0.00000831023428363175" calcext:value-type="float">
            <text:p>8.31023428363175E-06</text:p>
          </table:table-cell>
          <table:table-cell table:formula="of:=0.5*[.KM12]*(([.KM6]-[.KL6])/([.KM1]-[.KL1]))^2" office:value-type="float" office:value="0.0000240027908043111" calcext:value-type="float">
            <text:p>2.40027908043111E-05</text:p>
          </table:table-cell>
          <table:table-cell table:formula="of:=0.5*[.KN12]*(([.KN6]-[.KM6])/([.KN1]-[.KM1]))^2" office:value-type="float" office:value="0.0000483791079063417" calcext:value-type="float">
            <text:p>4.83791079063417E-05</text:p>
          </table:table-cell>
          <table:table-cell table:formula="of:=0.5*[.KO12]*(([.KO6]-[.KN6])/([.KO1]-[.KN1]))^2" office:value-type="float" office:value="0.0000576134593455097" calcext:value-type="float">
            <text:p>5.76134593455097E-05</text:p>
          </table:table-cell>
          <table:table-cell table:formula="of:=0.5*[.KP12]*(([.KP6]-[.KO6])/([.KP1]-[.KO1]))^2" office:value-type="float" office:value="0.000268839090221306" calcext:value-type="float">
            <text:p>0.000268839090221</text:p>
          </table:table-cell>
          <table:table-cell table:formula="of:=0.5*[.KQ12]*(([.KQ6]-[.KP6])/([.KQ1]-[.KP1]))^2" office:value-type="float" office:value="0.0000189510198024699" calcext:value-type="float">
            <text:p>1.89510198024699E-05</text:p>
          </table:table-cell>
          <table:table-cell table:formula="of:=0.5*[.KR12]*(([.KR6]-[.KQ6])/([.KR1]-[.KQ1]))^2" office:value-type="float" office:value="0.0000013597910401725" calcext:value-type="float">
            <text:p>1.3597910401725E-06</text:p>
          </table:table-cell>
          <table:table-cell table:formula="of:=0.5*[.KS12]*(([.KS6]-[.KR6])/([.KS1]-[.KR1]))^2" office:value-type="float" office:value="0.00000966466868501302" calcext:value-type="float">
            <text:p>9.66466868501302E-06</text:p>
          </table:table-cell>
          <table:table-cell table:formula="of:=0.5*[.KT12]*(([.KT6]-[.KS6])/([.KT1]-[.KS1]))^2" office:value-type="float" office:value="0.0000147797021379784" calcext:value-type="float">
            <text:p>1.47797021379784E-05</text:p>
          </table:table-cell>
          <table:table-cell table:formula="of:=0.5*[.KU12]*(([.KU6]-[.KT6])/([.KU1]-[.KT1]))^2" office:value-type="float" office:value="0.00000342300370349145" calcext:value-type="float">
            <text:p>3.42300370349145E-06</text:p>
          </table:table-cell>
          <table:table-cell table:formula="of:=0.5*[.KV12]*(([.KV6]-[.KU6])/([.KV1]-[.KU1]))^2" office:value-type="float" office:value="0.0000029436529602126" calcext:value-type="float">
            <text:p>2.9436529602126E-06</text:p>
          </table:table-cell>
          <table:table-cell table:formula="of:=0.5*[.KW12]*(([.KW6]-[.KV6])/([.KW1]-[.KV1]))^2" office:value-type="float" office:value="0.00000228522287794224" calcext:value-type="float">
            <text:p>2.28522287794224E-06</text:p>
          </table:table-cell>
          <table:table-cell table:formula="of:=0.5*[.KX12]*(([.KX6]-[.KW6])/([.KX1]-[.KW1]))^2" office:value-type="float" office:value="0.00000803275410125885" calcext:value-type="float">
            <text:p>8.03275410125885E-06</text:p>
          </table:table-cell>
          <table:table-cell table:formula="of:=0.5*[.KY12]*(([.KY6]-[.KX6])/([.KY1]-[.KX1]))^2" office:value-type="float" office:value="0.0000319107227992138" calcext:value-type="float">
            <text:p>3.19107227992138E-05</text:p>
          </table:table-cell>
          <table:table-cell table:formula="of:=0.5*[.KZ12]*(([.KZ6]-[.KY6])/([.KZ1]-[.KY1]))^2" office:value-type="float" office:value="0.000000154819811226763" calcext:value-type="float">
            <text:p>1.54819811226763E-07</text:p>
          </table:table-cell>
          <table:table-cell table:formula="of:=0.5*[.LA12]*(([.LA6]-[.KZ6])/([.LA1]-[.KZ1]))^2" office:value-type="float" office:value="0.00000413183201001717" calcext:value-type="float">
            <text:p>4.13183201001717E-06</text:p>
          </table:table-cell>
          <table:table-cell table:formula="of:=0.5*[.LB12]*(([.LB6]-[.LA6])/([.LB1]-[.LA1]))^2" office:value-type="float" office:value="0.000000825542079736113" calcext:value-type="float">
            <text:p>8.25542079736113E-07</text:p>
          </table:table-cell>
          <table:table-cell table:formula="of:=0.5*[.LC12]*(([.LC6]-[.LB6])/([.LC1]-[.LB1]))^2" office:value-type="float" office:value="0.0000245475687578715" calcext:value-type="float">
            <text:p>2.45475687578715E-05</text:p>
          </table:table-cell>
          <table:table-cell table:formula="of:=0.5*[.LD12]*(([.LD6]-[.LC6])/([.LD1]-[.LC1]))^2" office:value-type="float" office:value="0.0000159987500784667" calcext:value-type="float">
            <text:p>1.59987500784667E-05</text:p>
          </table:table-cell>
          <table:table-cell table:formula="of:=0.5*[.LE12]*(([.LE6]-[.LD6])/([.LE1]-[.LD1]))^2" office:value-type="float" office:value="0.000000640332746266846" calcext:value-type="float">
            <text:p>6.40332746266846E-07</text:p>
          </table:table-cell>
          <table:table-cell table:formula="of:=0.5*[.LF12]*(([.LF6]-[.LE6])/([.LF1]-[.LE1]))^2" office:value-type="float" office:value="0.0000279102988813332" calcext:value-type="float">
            <text:p>2.79102988813332E-05</text:p>
          </table:table-cell>
          <table:table-cell table:formula="of:=0.5*[.LG12]*(([.LG6]-[.LF6])/([.LG1]-[.LF1]))^2" office:value-type="float" office:value="0.00000454747283963935" calcext:value-type="float">
            <text:p>4.54747283963935E-06</text:p>
          </table:table-cell>
          <table:table-cell table:formula="of:=0.5*[.LH12]*(([.LH6]-[.LG6])/([.LH1]-[.LG1]))^2" office:value-type="float" office:value="0.00000941748529785442" calcext:value-type="float">
            <text:p>9.41748529785442E-06</text:p>
          </table:table-cell>
          <table:table-cell table:formula="of:=0.5*[.LI12]*(([.LI6]-[.LH6])/([.LI1]-[.LH1]))^2" office:value-type="float" office:value="0.0000729473404105617" calcext:value-type="float">
            <text:p>7.29473404105617E-05</text:p>
          </table:table-cell>
          <table:table-cell table:formula="of:=0.5*[.LJ12]*(([.LJ6]-[.LI6])/([.LJ1]-[.LI1]))^2" office:value-type="float" office:value="0.00000526895899219028" calcext:value-type="float">
            <text:p>5.26895899219028E-06</text:p>
          </table:table-cell>
          <table:table-cell table:formula="of:=0.5*[.LK12]*(([.LK6]-[.LJ6])/([.LK1]-[.LJ1]))^2" office:value-type="float" office:value="0.00000000354319538290993" calcext:value-type="float">
            <text:p>3.54319538290993E-09</text:p>
          </table:table-cell>
          <table:table-cell table:formula="of:=0.5*[.LL12]*(([.LL6]-[.LK6])/([.LL1]-[.LK1]))^2" office:value-type="float" office:value="0.000000594057387072576" calcext:value-type="float">
            <text:p>5.94057387072576E-07</text:p>
          </table:table-cell>
          <table:table-cell table:formula="of:=0.5*[.LM12]*(([.LM6]-[.LL6])/([.LM1]-[.LL1]))^2" office:value-type="float" office:value="0.000000576001389460392" calcext:value-type="float">
            <text:p>5.76001389460392E-07</text:p>
          </table:table-cell>
          <table:table-cell table:formula="of:=0.5*[.LN12]*(([.LN6]-[.LM6])/([.LN1]-[.LM1]))^2" office:value-type="float" office:value="0.000000689379614084989" calcext:value-type="float">
            <text:p>6.89379614084989E-07</text:p>
          </table:table-cell>
          <table:table-cell table:formula="of:=0.5*[.LO12]*(([.LO6]-[.LN6])/([.LO1]-[.LN1]))^2" office:value-type="float" office:value="0.0000000527964565417019" calcext:value-type="float">
            <text:p>5.27964565417019E-08</text:p>
          </table:table-cell>
          <table:table-cell table:formula="of:=0.5*[.LP12]*(([.LP6]-[.LO6])/([.LP1]-[.LO1]))^2" office:value-type="float" office:value="0.000160082062836515" calcext:value-type="float">
            <text:p>0.000160082062837</text:p>
          </table:table-cell>
          <table:table-cell table:formula="of:=0.5*[.LQ12]*(([.LQ6]-[.LP6])/([.LQ1]-[.LP1]))^2" office:value-type="float" office:value="0.0000223305431593556" calcext:value-type="float">
            <text:p>2.23305431593556E-05</text:p>
          </table:table-cell>
          <table:table-cell table:formula="of:=0.5*[.LR12]*(([.LR6]-[.LQ6])/([.LR1]-[.LQ1]))^2" office:value-type="float" office:value="0.00000000847917043209866" calcext:value-type="float">
            <text:p>8.47917043209866E-09</text:p>
          </table:table-cell>
          <table:table-cell table:formula="of:=0.5*[.LS12]*(([.LS6]-[.LR6])/([.LS1]-[.LR1]))^2" office:value-type="float" office:value="0.00000357055259430961" calcext:value-type="float">
            <text:p>3.57055259430961E-06</text:p>
          </table:table-cell>
          <table:table-cell table:formula="of:=0.5*[.LT12]*(([.LT6]-[.LS6])/([.LT1]-[.LS1]))^2" office:value-type="float" office:value="0.000000613078780227346" calcext:value-type="float">
            <text:p>6.13078780227346E-07</text:p>
          </table:table-cell>
          <table:table-cell table:formula="of:=0.5*[.LU12]*(([.LU6]-[.LT6])/([.LU1]-[.LT1]))^2" office:value-type="float" office:value="0.0000000619723460959703" calcext:value-type="float">
            <text:p>6.19723460959703E-08</text:p>
          </table:table-cell>
          <table:table-cell table:formula="of:=0.5*[.LV12]*(([.LV6]-[.LU6])/([.LV1]-[.LU1]))^2" office:value-type="float" office:value="0.00000974120934857738" calcext:value-type="float">
            <text:p>9.74120934857738E-06</text:p>
          </table:table-cell>
          <table:table-cell table:formula="of:=0.5*[.LW12]*(([.LW6]-[.LV6])/([.LW1]-[.LV1]))^2" office:value-type="float" office:value="0.000000585629319025308" calcext:value-type="float">
            <text:p>5.85629319025308E-07</text:p>
          </table:table-cell>
          <table:table-cell table:formula="of:=0.5*[.LX12]*(([.LX6]-[.LW6])/([.LX1]-[.LW1]))^2" office:value-type="float" office:value="0.00000378143064516661" calcext:value-type="float">
            <text:p>3.78143064516661E-06</text:p>
          </table:table-cell>
          <table:table-cell table:formula="of:=0.5*[.LY12]*(([.LY6]-[.LX6])/([.LY1]-[.LX1]))^2" office:value-type="float" office:value="0.00000361291253934918" calcext:value-type="float">
            <text:p>3.61291253934918E-06</text:p>
          </table:table-cell>
          <table:table-cell table:formula="of:=0.5*[.LZ12]*(([.LZ6]-[.LY6])/([.LZ1]-[.LY1]))^2" office:value-type="float" office:value="0.0000000898950732665062" calcext:value-type="float">
            <text:p>8.98950732665062E-08</text:p>
          </table:table-cell>
          <table:table-cell table:formula="of:=0.5*[.MA12]*(([.MA6]-[.LZ6])/([.MA1]-[.LZ1]))^2" office:value-type="float" office:value="0.000000136367238757356" calcext:value-type="float">
            <text:p>1.36367238757356E-07</text:p>
          </table:table-cell>
          <table:table-cell table:formula="of:=0.5*[.MB12]*(([.MB6]-[.MA6])/([.MB1]-[.MA1]))^2" office:value-type="float" office:value="0.0000121013104055039" calcext:value-type="float">
            <text:p>1.21013104055039E-05</text:p>
          </table:table-cell>
          <table:table-cell table:formula="of:=0.5*[.MC12]*(([.MC6]-[.MB6])/([.MC1]-[.MB1]))^2" office:value-type="float" office:value="0.00000825178960333498" calcext:value-type="float">
            <text:p>8.25178960333498E-06</text:p>
          </table:table-cell>
          <table:table-cell table:formula="of:=0.5*[.MD12]*(([.MD6]-[.MC6])/([.MD1]-[.MC1]))^2" office:value-type="float" office:value="0.000000672064495827316" calcext:value-type="float">
            <text:p>6.72064495827316E-07</text:p>
          </table:table-cell>
          <table:table-cell table:formula="of:=0.5*[.ME12]*(([.ME6]-[.MD6])/([.ME1]-[.MD1]))^2" office:value-type="float" office:value="0.000000212893564465367" calcext:value-type="float">
            <text:p>2.12893564465367E-07</text:p>
          </table:table-cell>
          <table:table-cell table:formula="of:=0.5*[.MF12]*(([.MF6]-[.ME6])/([.MF1]-[.ME1]))^2" office:value-type="float" office:value="0.0000103088584611949" calcext:value-type="float">
            <text:p>1.03088584611949E-05</text:p>
          </table:table-cell>
          <table:table-cell table:formula="of:=0.5*[.MG12]*(([.MG6]-[.MF6])/([.MG1]-[.MF1]))^2" office:value-type="float" office:value="0.0000188524644919103" calcext:value-type="float">
            <text:p>1.88524644919103E-05</text:p>
          </table:table-cell>
          <table:table-cell table:formula="of:=0.5*[.MH12]*(([.MH6]-[.MG6])/([.MH1]-[.MG1]))^2" office:value-type="float" office:value="0.00000115526613796995" calcext:value-type="float">
            <text:p>1.15526613796995E-06</text:p>
          </table:table-cell>
          <table:table-cell table:formula="of:=0.5*[.MI12]*(([.MI6]-[.MH6])/([.MI1]-[.MH1]))^2" office:value-type="float" office:value="0.000000223264715596052" calcext:value-type="float">
            <text:p>2.23264715596052E-07</text:p>
          </table:table-cell>
          <table:table-cell table:formula="of:=0.5*[.MJ12]*(([.MJ6]-[.MI6])/([.MJ1]-[.MI1]))^2" office:value-type="float" office:value="0.000045853944998845" calcext:value-type="float">
            <text:p>4.5853944998845E-05</text:p>
          </table:table-cell>
          <table:table-cell table:formula="of:=0.5*[.MK12]*(([.MK6]-[.MJ6])/([.MK1]-[.MJ1]))^2" office:value-type="float" office:value="0.0000119554965195668" calcext:value-type="float">
            <text:p>1.19554965195668E-05</text:p>
          </table:table-cell>
          <table:table-cell table:formula="of:=0.5*[.ML12]*(([.ML6]-[.MK6])/([.ML1]-[.MK1]))^2" office:value-type="float" office:value="0.00000808677389912908" calcext:value-type="float">
            <text:p>8.08677389912908E-06</text:p>
          </table:table-cell>
          <table:table-cell table:formula="of:=0.5*[.MM12]*(([.MM6]-[.ML6])/([.MM1]-[.ML1]))^2" office:value-type="float" office:value="0.0000298331685263127" calcext:value-type="float">
            <text:p>2.98331685263127E-05</text:p>
          </table:table-cell>
          <table:table-cell table:formula="of:=0.5*[.MN12]*(([.MN6]-[.MM6])/([.MN1]-[.MM1]))^2" office:value-type="float" office:value="0.000000217946415893143" calcext:value-type="float">
            <text:p>2.17946415893143E-07</text:p>
          </table:table-cell>
          <table:table-cell table:formula="of:=0.5*[.MO12]*(([.MO6]-[.MN6])/([.MO1]-[.MN1]))^2" office:value-type="float" office:value="0.000018130621174497" calcext:value-type="float">
            <text:p>1.8130621174497E-05</text:p>
          </table:table-cell>
          <table:table-cell table:formula="of:=0.5*[.MP12]*(([.MP6]-[.MO6])/([.MP1]-[.MO1]))^2" office:value-type="float" office:value="0.00000208555080735148" calcext:value-type="float">
            <text:p>2.08555080735148E-06</text:p>
          </table:table-cell>
          <table:table-cell table:formula="of:=0.5*[.MQ12]*(([.MQ6]-[.MP6])/([.MQ1]-[.MP1]))^2" office:value-type="float" office:value="0.00000529504107916223" calcext:value-type="float">
            <text:p>5.29504107916223E-06</text:p>
          </table:table-cell>
          <table:table-cell table:formula="of:=0.5*[.MR12]*(([.MR6]-[.MQ6])/([.MR1]-[.MQ1]))^2" office:value-type="float" office:value="0.00000191937232580542" calcext:value-type="float">
            <text:p>1.91937232580542E-06</text:p>
          </table:table-cell>
          <table:table-cell table:formula="of:=0.5*[.MS12]*(([.MS6]-[.MR6])/([.MS1]-[.MR1]))^2" office:value-type="float" office:value="0.0000973345022629625" calcext:value-type="float">
            <text:p>9.73345022629625E-05</text:p>
          </table:table-cell>
          <table:table-cell table:formula="of:=0.5*[.MT12]*(([.MT6]-[.MS6])/([.MT1]-[.MS1]))^2" office:value-type="float" office:value="0.000092404581879341" calcext:value-type="float">
            <text:p>9.2404581879341E-05</text:p>
          </table:table-cell>
          <table:table-cell table:formula="of:=0.5*[.MU12]*(([.MU6]-[.MT6])/([.MU1]-[.MT1]))^2" office:value-type="float" office:value="0.00000357748706921544" calcext:value-type="float">
            <text:p>3.57748706921544E-06</text:p>
          </table:table-cell>
          <table:table-cell table:formula="of:=0.5*[.MV12]*(([.MV6]-[.MU6])/([.MV1]-[.MU1]))^2" office:value-type="float" office:value="0.0000111048318319617" calcext:value-type="float">
            <text:p>1.11048318319617E-05</text:p>
          </table:table-cell>
          <table:table-cell table:formula="of:=0.5*[.MW12]*(([.MW6]-[.MV6])/([.MW1]-[.MV1]))^2" office:value-type="float" office:value="0.00000485389479686547" calcext:value-type="float">
            <text:p>4.85389479686547E-06</text:p>
          </table:table-cell>
          <table:table-cell table:formula="of:=0.5*[.MX12]*(([.MX6]-[.MW6])/([.MX1]-[.MW1]))^2" office:value-type="float" office:value="0.00000352213738886062" calcext:value-type="float">
            <text:p>3.52213738886062E-06</text:p>
          </table:table-cell>
          <table:table-cell table:formula="of:=0.5*[.MY12]*(([.MY6]-[.MX6])/([.MY1]-[.MX1]))^2" office:value-type="float" office:value="0.000036126313999384" calcext:value-type="float">
            <text:p>3.6126313999384E-05</text:p>
          </table:table-cell>
          <table:table-cell table:formula="of:=0.5*[.MZ12]*(([.MZ6]-[.MY6])/([.MZ1]-[.MY1]))^2" office:value-type="float" office:value="0.000000647911025271178" calcext:value-type="float">
            <text:p>6.47911025271178E-07</text:p>
          </table:table-cell>
          <table:table-cell table:formula="of:=0.5*[.NA12]*(([.NA6]-[.MZ6])/([.NA1]-[.MZ1]))^2" office:value-type="float" office:value="0.00000162241086272488" calcext:value-type="float">
            <text:p>1.62241086272488E-06</text:p>
          </table:table-cell>
          <table:table-cell table:formula="of:=0.5*[.NB12]*(([.NB6]-[.NA6])/([.NB1]-[.NA1]))^2" office:value-type="float" office:value="0.0000266205255934033" calcext:value-type="float">
            <text:p>2.66205255934033E-05</text:p>
          </table:table-cell>
          <table:table-cell table:formula="of:=0.5*[.NC12]*(([.NC6]-[.NB6])/([.NC1]-[.NB1]))^2" office:value-type="float" office:value="0.000139726104148697" calcext:value-type="float">
            <text:p>0.000139726104149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4.58282630477833" calcext:value-type="float">
            <text:p>4.582826304778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1.03544140602445" calcext:value-type="float">
            <text:p>1.0354414060244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61826771080279" calcext:value-type="float">
            <text:p>5.61826771080279</text:p>
          </table:table-cell>
          <table:table-cell table:formula="of:=[.B17]+[.C9]" office:value-type="float" office:value="10.502396107752" calcext:value-type="float">
            <text:p>10.50239610775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8:18:47.081248036</dc:date>
    <meta:editing-duration>PT30S</meta:editing-duration>
    <meta:editing-cycles>1</meta:editing-cycles>
    <meta:generator>LibreOffice/6.4.7.2$Linux_X86_64 LibreOffice_project/40$Build-2</meta:generator>
    <meta:document-statistic meta:table-count="1" meta:cell-count="5468" meta:object-count="0"/>
  </office:meta>
</office:document-meta>
</file>